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59pt"/>
    </style:style>
    <style:style style:name="co2" style:family="table-column">
      <style:table-column-properties fo:break-before="auto" style:column-width="125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76.99pt"/>
    </style:style>
    <style:style style:name="co6" style:family="table-column">
      <style:table-column-properties fo:break-before="auto" style:column-width="74.64pt"/>
    </style:style>
    <style:style style:name="co7" style:family="table-column">
      <style:table-column-properties fo:break-before="auto" style:column-width="48.25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67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137.06pt"/>
    </style:style>
    <style:style style:name="co12" style:family="table-column">
      <style:table-column-properties fo:break-before="auto" style:column-width="95.05pt"/>
    </style:style>
    <style:style style:name="co13" style:family="table-column">
      <style:table-column-properties fo:break-before="auto" style:column-width="55.45pt"/>
    </style:style>
    <style:style style:name="co14" style:family="table-column">
      <style:table-column-properties fo:break-before="auto" style:column-width="64.35pt"/>
    </style:style>
    <style:style style:name="co15" style:family="table-column">
      <style:table-column-properties fo:break-before="auto" style:column-width="59.56pt"/>
    </style:style>
    <style:style style:name="co16" style:family="table-column">
      <style:table-column-properties fo:break-before="auto" style:column-width="53.55pt"/>
    </style:style>
    <style:style style:name="co17" style:family="table-column">
      <style:table-column-properties fo:break-before="auto" style:column-width="50.06pt"/>
    </style:style>
    <style:style style:name="co18" style:family="table-column">
      <style:table-column-properties fo:break-before="auto" style:column-width="43.46pt"/>
    </style:style>
    <style:style style:name="co19" style:family="table-column">
      <style:table-column-properties fo:break-before="auto" style:column-width="29.06pt"/>
    </style:style>
    <style:style style:name="co20" style:family="table-column">
      <style:table-column-properties fo:break-before="auto" style:column-width="23.64pt"/>
    </style:style>
    <style:style style:name="co21" style:family="table-column">
      <style:table-column-properties fo:break-before="auto" style:column-width="75.26pt"/>
    </style:style>
    <style:style style:name="co22" style:family="table-column">
      <style:table-column-properties fo:break-before="auto" style:column-width="53.66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75.2pt"/>
    </style:style>
    <style:style style:name="co25" style:family="table-column">
      <style:table-column-properties fo:break-before="auto" style:column-width="70.95pt"/>
    </style:style>
    <style:style style:name="co26" style:family="table-column">
      <style:table-column-properties fo:break-before="auto" style:column-width="5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</style:style>
    <style:style style:name="ce4" style:family="table-cell" style:parent-style-name="Default">
      <style:table-cell-properties fo:background-color="#c2e0ae" fo:border="0.06pt solid #000000"/>
    </style:style>
    <style:style style:name="ce2" style:family="table-cell" style:parent-style-name="Default">
      <style:table-cell-properties fo:background-color="#dfcce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100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LACES:cores|BIND:close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opt no mavx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peedup 128</text:p>
          </table:table-cell>
          <table:table-cell office:value-type="string" calcext:value-type="string">
            <text:p>Speedup 256</text:p>
          </table:table-cell>
          <table:table-cell office:value-type="string" calcext:value-type="string">
            <text:p>Speedup 512</text:p>
          </table:table-cell>
        </table:table-row>
        <table:table-row table:style-name="ro1">
          <table:table-cell office:value-type="string" calcext:value-type="string">
            <text:p>Secuencial</text:p>
          </table:table-cell>
          <table:table-cell office:value-type="float" office:value="0.329565" calcext:value-type="float">
            <text:p>0.329565</text:p>
          </table:table-cell>
          <table:table-cell office:value-type="float" office:value="0.3092962" calcext:value-type="float">
            <text:p>0.3092962</text:p>
          </table:table-cell>
          <table:table-cell office:value-type="float" office:value="0.2842876" calcext:value-type="float">
            <text:p>0.2842876</text:p>
          </table:table-cell>
          <table:table-cell table:formula="of:=[.B$6]/[.B6]" office:value-type="float" office:value="1" calcext:value-type="float">
            <text:p>1</text:p>
          </table:table-cell>
          <table:table-cell table:formula="of:=[.C$6]/[.C6]" office:value-type="float" office:value="1" calcext:value-type="float">
            <text:p>1</text:p>
          </table:table-cell>
          <table:table-cell table:formula="of:=[.D$6]/[.D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241086" calcext:value-type="float">
            <text:p>0.241086</text:p>
          </table:table-cell>
          <table:table-cell office:value-type="float" office:value="0.2258234" calcext:value-type="float">
            <text:p>0.2258234</text:p>
          </table:table-cell>
          <table:table-cell office:value-type="float" office:value="0.209601" calcext:value-type="float">
            <text:p>0.209601</text:p>
          </table:table-cell>
          <table:table-cell table:formula="of:=[.B$6]/[.B7]" office:value-type="float" office:value="1.36700181677907" calcext:value-type="float">
            <text:p>1.36700181677907</text:p>
          </table:table-cell>
          <table:table-cell table:formula="of:=[.C$6]/[.C7]" office:value-type="float" office:value="1.36963751320722" calcext:value-type="float">
            <text:p>1.36963751320722</text:p>
          </table:table-cell>
          <table:table-cell table:formula="of:=[.D$6]/[.D7]" office:value-type="float" office:value="1.35632749843751" calcext:value-type="float">
            <text:p>1.35632749843751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167009" calcext:value-type="float">
            <text:p>0.167009</text:p>
          </table:table-cell>
          <table:table-cell office:value-type="float" office:value="0.1408996" calcext:value-type="float">
            <text:p>0.1408996</text:p>
          </table:table-cell>
          <table:table-cell office:value-type="float" office:value="0.2356256" calcext:value-type="float">
            <text:p>0.2356256</text:p>
          </table:table-cell>
          <table:table-cell table:formula="of:=[.B$6]/[.B8]" office:value-type="float" office:value="1.97333676628206" calcext:value-type="float">
            <text:p>1.97333676628206</text:p>
          </table:table-cell>
          <table:table-cell table:formula="of:=[.C$6]/[.C8]" office:value-type="float" office:value="2.19515314450857" calcext:value-type="float">
            <text:p>2.19515314450857</text:p>
          </table:table-cell>
          <table:table-cell table:formula="of:=[.D$6]/[.D8]" office:value-type="float" office:value="1.20652255103011" calcext:value-type="float">
            <text:p>1.20652255103011</text:p>
          </table:table-cell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0.1641686" calcext:value-type="float">
            <text:p>0.1641686</text:p>
          </table:table-cell>
          <table:table-cell office:value-type="float" office:value="0.152616" calcext:value-type="float">
            <text:p>0.152616</text:p>
          </table:table-cell>
          <table:table-cell office:value-type="float" office:value="0.2483826" calcext:value-type="float">
            <text:p>0.2483826</text:p>
          </table:table-cell>
          <table:table-cell table:formula="of:=[.B$6]/[.B9]" office:value-type="float" office:value="2.00747889669523" calcext:value-type="float">
            <text:p>2.00747889669523</text:p>
          </table:table-cell>
          <table:table-cell table:formula="of:=[.C$6]/[.C9]" office:value-type="float" office:value="2.02663023536195" calcext:value-type="float">
            <text:p>2.02663023536195</text:p>
          </table:table-cell>
          <table:table-cell table:formula="of:=[.D$6]/[.D9]" office:value-type="float" office:value="1.14455521441518" calcext:value-type="float">
            <text:p>1.14455521441518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1118442" calcext:value-type="float">
            <text:p>0.1118442</text:p>
          </table:table-cell>
          <table:table-cell office:value-type="float" office:value="0.1656744" calcext:value-type="float">
            <text:p>0.1656744</text:p>
          </table:table-cell>
          <table:table-cell office:value-type="float" office:value="0.255045" calcext:value-type="float">
            <text:p>0.255045</text:p>
          </table:table-cell>
          <table:table-cell table:formula="of:=[.B$6]/[.B10]" office:value-type="float" office:value="2.94664363462746" calcext:value-type="float">
            <text:p>2.94664363462746</text:p>
          </table:table-cell>
          <table:table-cell table:formula="of:=[.C$6]/[.C10]" office:value-type="float" office:value="1.86689192778124" calcext:value-type="float">
            <text:p>1.86689192778124</text:p>
          </table:table-cell>
          <table:table-cell table:formula="of:=[.D$6]/[.D10]" office:value-type="float" office:value="1.11465662922229" calcext:value-type="float">
            <text:p>1.11465662922229</text:p>
          </table:table-cell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0.1132782" calcext:value-type="float">
            <text:p>0.1132782</text:p>
          </table:table-cell>
          <table:table-cell office:value-type="float" office:value="0.1654396" calcext:value-type="float">
            <text:p>0.1654396</text:p>
          </table:table-cell>
          <table:table-cell office:value-type="float" office:value="0.25607" calcext:value-type="float">
            <text:p>0.25607</text:p>
          </table:table-cell>
          <table:table-cell table:formula="of:=[.B$6]/[.B11]" office:value-type="float" office:value="2.90934177979523" calcext:value-type="float">
            <text:p>2.90934177979523</text:p>
          </table:table-cell>
          <table:table-cell table:formula="of:=[.C$6]/[.C11]" office:value-type="float" office:value="1.86954151243112" calcext:value-type="float">
            <text:p>1.86954151243112</text:p>
          </table:table-cell>
          <table:table-cell table:formula="of:=[.D$6]/[.D11]" office:value-type="float" office:value="1.11019486859062" calcext:value-type="float">
            <text:p>1.11019486859062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0.1126558" calcext:value-type="float">
            <text:p>0.1126558</text:p>
          </table:table-cell>
          <table:table-cell office:value-type="float" office:value="0.1636972" calcext:value-type="float">
            <text:p>0.1636972</text:p>
          </table:table-cell>
          <table:table-cell office:value-type="float" office:value="0.2583236" calcext:value-type="float">
            <text:p>0.2583236</text:p>
          </table:table-cell>
          <table:table-cell table:formula="of:=[.B$6]/[.B12]" office:value-type="float" office:value="2.92541529153404" calcext:value-type="float">
            <text:p>2.92541529153404</text:p>
          </table:table-cell>
          <table:table-cell table:formula="of:=[.C$6]/[.C12]" office:value-type="float" office:value="1.8894409922711" calcext:value-type="float">
            <text:p>1.8894409922711</text:p>
          </table:table-cell>
          <table:table-cell table:formula="of:=[.D$6]/[.D12]" office:value-type="float" office:value="1.10050959339371" calcext:value-type="float">
            <text:p>1.10050959339371</text:p>
          </table:table-cell>
        </table:table-row>
      </table:table>
      <table:table table:name="Afinidad" table:style-name="ta1">
        <office:forms form:automatic-focus="false" form:apply-design-mode="false"/>
        <table:table-column table:style-name="co4" table:default-cell-style-name="ce1"/>
        <table:table-column table:style-name="co3" table:number-columns-repeated="4" table:default-cell-style-name="ce1"/>
        <table:table-column table:style-name="co3" table:number-columns-repeated="6" table:default-cell-style-name="Default"/>
        <table:table-row table:style-name="ro1">
          <table:table-cell table:style-name="Default" office:value-type="string" calcext:value-type="string">
            <text:p>2000-256</text:p>
          </table:table-cell>
          <table:table-cell table:style-name="Default" table:number-columns-repeated="4"/>
          <table:table-cell/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O OPT-NO MAVX</text:p>
          </table:table-cell>
          <table:table-cell table:number-columns-repeated="5"/>
          <table:table-cell table:style-name="ce1" office:value-type="string" calcext:value-type="string">
            <text:p>OPT, MAVX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cores, close</text:p>
          </table:table-cell>
          <table:table-cell office:value-type="string" calcext:value-type="string">
            <text:p>cores, spread</text:p>
          </table:table-cell>
          <table:table-cell office:value-type="string" calcext:value-type="string">
            <text:p>threads, close</text:p>
          </table:table-cell>
          <table:table-cell office:value-type="string" calcext:value-type="string">
            <text:p>threads, false</text:p>
          </table:table-cell>
          <table:table-cell/>
          <table:table-cell table:style-name="ce1"/>
          <table:table-cell table:style-name="ce1" office:value-type="string" calcext:value-type="string">
            <text:p>cores, close</text:p>
          </table:table-cell>
          <table:table-cell table:style-name="ce1" office:value-type="string" calcext:value-type="string">
            <text:p>cores, spread</text:p>
          </table:table-cell>
          <table:table-cell table:style-name="ce1" office:value-type="string" calcext:value-type="string">
            <text:p>threads, close</text:p>
          </table:table-cell>
          <table:table-cell table:style-name="ce1" office:value-type="string" calcext:value-type="string">
            <text:p>threads, false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28.6093084" calcext:value-type="float">
            <text:p>28.6093084</text:p>
          </table:table-cell>
          <table:table-cell office:value-type="float" office:value="28.663629" calcext:value-type="float">
            <text:p>28.663629</text:p>
          </table:table-cell>
          <table:table-cell office:value-type="float" office:value="28.8513796" calcext:value-type="float">
            <text:p>28.8513796</text:p>
          </table:table-cell>
          <table:table-cell office:value-type="float" office:value="28.6793584" calcext:value-type="float">
            <text:p>28.6793584</text:p>
          </table:table-cell>
          <table:table-cell/>
          <table:table-cell table:style-name="ce1" office:value-type="string" calcext:value-type="string">
            <text:p>2 threads</text:p>
          </table:table-cell>
          <table:table-cell table:style-name="ce1" office:value-type="float" office:value="11.4186892" calcext:value-type="float">
            <text:p>11.4186892</text:p>
          </table:table-cell>
          <table:table-cell table:style-name="ce1" office:value-type="float" office:value="11.815281" calcext:value-type="float">
            <text:p>11.815281</text:p>
          </table:table-cell>
          <table:table-cell table:style-name="ce1" office:value-type="float" office:value="11.4795284" calcext:value-type="float">
            <text:p>11.4795284</text:p>
          </table:table-cell>
          <table:table-cell table:style-name="ce1" office:value-type="float" office:value="12.06729" calcext:value-type="float">
            <text:p>12.06729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14.8966492" calcext:value-type="float">
            <text:p>14.8966492</text:p>
          </table:table-cell>
          <table:table-cell office:value-type="float" office:value="14.541887" calcext:value-type="float">
            <text:p>14.541887</text:p>
          </table:table-cell>
          <table:table-cell office:value-type="float" office:value="14.9916582" calcext:value-type="float">
            <text:p>14.9916582</text:p>
          </table:table-cell>
          <table:table-cell office:value-type="float" office:value="14.6413516" calcext:value-type="float">
            <text:p>14.6413516</text:p>
          </table:table-cell>
          <table:table-cell/>
          <table:table-cell table:style-name="ce1" office:value-type="string" calcext:value-type="string">
            <text:p>4 threads</text:p>
          </table:table-cell>
          <table:table-cell table:style-name="ce1" office:value-type="float" office:value="6.036821" calcext:value-type="float">
            <text:p>6.036821</text:p>
          </table:table-cell>
          <table:table-cell table:style-name="ce1" office:value-type="float" office:value="5.9824018" calcext:value-type="float">
            <text:p>5.9824018</text:p>
          </table:table-cell>
          <table:table-cell table:style-name="ce1" office:value-type="float" office:value="6.0454302" calcext:value-type="float">
            <text:p>6.0454302</text:p>
          </table:table-cell>
          <table:table-cell table:style-name="ce1" office:value-type="float" office:value="5.9874282" calcext:value-type="float">
            <text:p>5.9874282</text:p>
          </table:table-cell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14.95824" calcext:value-type="float">
            <text:p>14.95824</text:p>
          </table:table-cell>
          <table:table-cell office:value-type="float" office:value="14.7043848" calcext:value-type="float">
            <text:p>14.7043848</text:p>
          </table:table-cell>
          <table:table-cell office:value-type="float" office:value="15.215082" calcext:value-type="float">
            <text:p>15.215082</text:p>
          </table:table-cell>
          <table:table-cell office:value-type="float" office:value="14.7155926" calcext:value-type="float">
            <text:p>14.7155926</text:p>
          </table:table-cell>
          <table:table-cell/>
          <table:table-cell table:style-name="ce1" office:value-type="string" calcext:value-type="string">
            <text:p>6 threads</text:p>
          </table:table-cell>
          <table:table-cell table:style-name="ce1" office:value-type="float" office:value="4.7883886" calcext:value-type="float">
            <text:p>4.7883886</text:p>
          </table:table-cell>
          <table:table-cell table:style-name="ce1" office:value-type="float" office:value="4.6701586" calcext:value-type="float">
            <text:p>4.6701586</text:p>
          </table:table-cell>
          <table:table-cell table:style-name="ce1" office:value-type="float" office:value="4.7783504" calcext:value-type="float">
            <text:p>4.7783504</text:p>
          </table:table-cell>
          <table:table-cell table:style-name="ce1" office:value-type="float" office:value="4.675512" calcext:value-type="float">
            <text:p>4.67551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7.8108586" calcext:value-type="float">
            <text:p>7.8108586</text:p>
          </table:table-cell>
          <table:table-cell office:value-type="float" office:value="7.7906348" calcext:value-type="float">
            <text:p>7.7906348</text:p>
          </table:table-cell>
          <table:table-cell office:value-type="float" office:value="7.8038118" calcext:value-type="float">
            <text:p>7.8038118</text:p>
          </table:table-cell>
          <table:table-cell office:value-type="float" office:value="7.5908494" calcext:value-type="float">
            <text:p>7.5908494</text:p>
          </table:table-cell>
          <table:table-cell/>
          <table:table-cell table:style-name="ce1" office:value-type="string" calcext:value-type="string">
            <text:p>8 threads</text:p>
          </table:table-cell>
          <table:table-cell table:style-name="ce1" office:value-type="float" office:value="3.2846972" calcext:value-type="float">
            <text:p>3.2846972</text:p>
          </table:table-cell>
          <table:table-cell table:style-name="ce1" office:value-type="float" office:value="3.3322692" calcext:value-type="float">
            <text:p>3.3322692</text:p>
          </table:table-cell>
          <table:table-cell table:style-name="ce1" office:value-type="float" office:value="3.2772764" calcext:value-type="float">
            <text:p>3.2772764</text:p>
          </table:table-cell>
          <table:table-cell table:style-name="ce1" office:value-type="float" office:value="3.2053252" calcext:value-type="float">
            <text:p>3.2053252</text:p>
          </table:table-cell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7.8090434" calcext:value-type="float">
            <text:p>7.8090434</text:p>
          </table:table-cell>
          <table:table-cell office:value-type="float" office:value="7.7389872" calcext:value-type="float">
            <text:p>7.7389872</text:p>
          </table:table-cell>
          <table:table-cell office:value-type="float" office:value="7.8026286" calcext:value-type="float">
            <text:p>7.8026286</text:p>
          </table:table-cell>
          <table:table-cell office:value-type="float" office:value="7.5613104" calcext:value-type="float">
            <text:p>7.5613104</text:p>
          </table:table-cell>
          <table:table-cell/>
          <table:table-cell table:style-name="ce1" office:value-type="string" calcext:value-type="string">
            <text:p>10 threads</text:p>
          </table:table-cell>
          <table:table-cell table:style-name="ce1" office:value-type="float" office:value="3.3014698" calcext:value-type="float">
            <text:p>3.3014698</text:p>
          </table:table-cell>
          <table:table-cell table:style-name="ce1" office:value-type="float" office:value="3.2041644" calcext:value-type="float">
            <text:p>3.2041644</text:p>
          </table:table-cell>
          <table:table-cell table:style-name="ce1" office:value-type="float" office:value="3.2795352" calcext:value-type="float">
            <text:p>3.2795352</text:p>
          </table:table-cell>
          <table:table-cell table:style-name="ce1" office:value-type="float" office:value="3.3201132" calcext:value-type="float">
            <text:p>3.3201132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7.8037238" calcext:value-type="float">
            <text:p>7.8037238</text:p>
          </table:table-cell>
          <table:table-cell office:value-type="float" office:value="7.8148992" calcext:value-type="float">
            <text:p>7.8148992</text:p>
          </table:table-cell>
          <table:table-cell office:value-type="float" office:value="7.805315" calcext:value-type="float">
            <text:p>7.805315</text:p>
          </table:table-cell>
          <table:table-cell office:value-type="float" office:value="7.671415" calcext:value-type="float">
            <text:p>7.671415</text:p>
          </table:table-cell>
          <table:table-cell/>
          <table:table-cell table:style-name="ce1" office:value-type="string" calcext:value-type="string">
            <text:p>12 threads</text:p>
          </table:table-cell>
          <table:table-cell table:style-name="ce1" office:value-type="float" office:value="2.5364866" calcext:value-type="float">
            <text:p>2.5364866</text:p>
          </table:table-cell>
          <table:table-cell table:style-name="ce1" office:value-type="float" office:value="2.5330012" calcext:value-type="float">
            <text:p>2.5330012</text:p>
          </table:table-cell>
          <table:table-cell table:style-name="ce1" office:value-type="float" office:value="2.5164462" calcext:value-type="float">
            <text:p>2.5164462</text:p>
          </table:table-cell>
          <table:table-cell table:style-name="ce1" office:value-type="float" office:value="2.5333224" calcext:value-type="float">
            <text:p>2.5333224</text:p>
          </table:table-cell>
        </table:table-row>
        <table:table-row table:style-name="ro1" table:number-rows-repeated="3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4000-256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NO OPT-NO MAV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res, close</text:p>
          </table:table-cell>
          <table:table-cell office:value-type="string" calcext:value-type="string">
            <text:p>cores, spread</text:p>
          </table:table-cell>
          <table:table-cell office:value-type="string" calcext:value-type="string">
            <text:p>threads, close</text:p>
          </table:table-cell>
          <table:table-cell office:value-type="string" calcext:value-type="string">
            <text:p>threads, 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229.127389" calcext:value-type="float">
            <text:p>229.127389</text:p>
          </table:table-cell>
          <table:table-cell office:value-type="float" office:value="229.2365186" calcext:value-type="float">
            <text:p>229.2365186</text:p>
          </table:table-cell>
          <table:table-cell office:value-type="float" office:value="229.8332602" calcext:value-type="float">
            <text:p>229.8332602</text:p>
          </table:table-cell>
          <table:table-cell office:value-type="float" office:value="229.9066336" calcext:value-type="float">
            <text:p>229.9066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119.716658" calcext:value-type="float">
            <text:p>119.716658</text:p>
          </table:table-cell>
          <table:table-cell office:value-type="float" office:value="117.0170438" calcext:value-type="float">
            <text:p>117.0170438</text:p>
          </table:table-cell>
          <table:table-cell office:value-type="float" office:value="119.0055248" calcext:value-type="float">
            <text:p>119.0055248</text:p>
          </table:table-cell>
          <table:table-cell office:value-type="float" office:value="116.2899706" calcext:value-type="float">
            <text:p>116.2899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91.9220734" calcext:value-type="float">
            <text:p>91.9220734</text:p>
          </table:table-cell>
          <table:table-cell office:value-type="float" office:value="89.2516886" calcext:value-type="float">
            <text:p>89.2516886</text:p>
          </table:table-cell>
          <table:table-cell office:value-type="float" office:value="91.7938444" calcext:value-type="float">
            <text:p>91.7938444</text:p>
          </table:table-cell>
          <table:table-cell office:value-type="float" office:value="88.3689532" calcext:value-type="float">
            <text:p>88.3689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61.776725" calcext:value-type="float">
            <text:p>61.776725</text:p>
          </table:table-cell>
          <table:table-cell office:value-type="float" office:value="61.6043754" calcext:value-type="float">
            <text:p>61.6043754</text:p>
          </table:table-cell>
          <table:table-cell office:value-type="float" office:value="61.7905692" calcext:value-type="float">
            <text:p>61.7905692</text:p>
          </table:table-cell>
          <table:table-cell office:value-type="float" office:value="59.7776412" calcext:value-type="float">
            <text:p>59.7776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threads</text:p>
          </table:table-cell>
          <table:table-cell office:value-type="float" office:value="61.8370652" calcext:value-type="float">
            <text:p>61.8370652</text:p>
          </table:table-cell>
          <table:table-cell office:value-type="float" office:value="60.1248154" calcext:value-type="float">
            <text:p>60.1248154</text:p>
          </table:table-cell>
          <table:table-cell office:value-type="float" office:value="61.783539" calcext:value-type="float">
            <text:p>61.783539</text:p>
          </table:table-cell>
          <table:table-cell office:value-type="float" office:value="60.6293822" calcext:value-type="float">
            <text:p>60.6293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60.8054252" calcext:value-type="float">
            <text:p>60.8054252</text:p>
          </table:table-cell>
          <table:table-cell office:value-type="float" office:value="60.694425" calcext:value-type="float">
            <text:p>60.694425</text:p>
          </table:table-cell>
          <table:table-cell office:value-type="float" office:value="60.660801" calcext:value-type="float">
            <text:p>60.660801</text:p>
          </table:table-cell>
          <table:table-cell office:value-type="float" office:value="60.238109" calcext:value-type="float">
            <text:p>60.238109</text:p>
          </table:table-cell>
          <table:table-cell table:number-columns-repeated="6"/>
        </table:table-row>
      </table:table>
      <table:table table:name="R4000" table:style-name="ta1">
        <office:forms form:automatic-focus="false" form:apply-design-mode="false"/>
        <table:shapes>
          <draw:frame draw:z-index="0" draw:style-name="gr1" draw:text-style-name="P1" svg:width="453.46pt" svg:height="254.78pt" svg:x="391.83pt" svg:y="12.81pt">
            <loext:p/>
            <draw:object draw:notify-on-update-of-ranges="R4000.B14:R4000.E14 R4000.A15:R4000.A15 R4000.B15:R4000.E15 R4000.A16:R4000.A16 R4000.B16:R4000.E16 R4000.A17:R4000.A17 R4000.B17:R4000.E17 R4000.A18:R4000.A18 R4000.B18:R4000.E18 R4000.A19:R4000.A19 R4000.B19:R4000.E19 R4000.A20:R4000.A20 R4000.B20:R4000.E2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NO OPT-NO MAVX</text:p>
          </table:table-cell>
          <table:table-cell table:style-name="ce1" office:value-type="string" calcext:value-type="string">
            <text:p>NO OPT-MAVX</text:p>
          </table:table-cell>
          <table:table-cell table:style-name="ce1" office:value-type="string" calcext:value-type="string">
            <text:p>OPT-NO MAVX</text:p>
          </table:table-cell>
          <table:table-cell table:style-name="ce1" office:value-type="string" calcext:value-type="string">
            <text:p>OPT-MAVX</text:p>
          </table:table-cell>
        </table:table-row>
        <table:table-row table:style-name="ro1">
          <table:table-cell table:style-name="ce1" office:value-type="string" calcext:value-type="string">
            <text:p>2 threads</text:p>
          </table:table-cell>
          <table:table-cell table:style-name="ce1" office:value-type="float" office:value="229.1872478" calcext:value-type="float">
            <text:p>229.1872478</text:p>
          </table:table-cell>
          <table:table-cell table:style-name="ce1" office:value-type="float" office:value="228.982343" calcext:value-type="float">
            <text:p>228.982343</text:p>
          </table:table-cell>
          <table:table-cell table:style-name="ce1" office:value-type="float" office:value="13.6812526" calcext:value-type="float">
            <text:p>13.6812526</text:p>
          </table:table-cell>
          <table:table-cell table:style-name="ce1" office:value-type="float" office:value="11.4186892" calcext:value-type="float">
            <text:p>11.4186892</text:p>
          </table:table-cell>
        </table:table-row>
        <table:table-row table:style-name="ro1">
          <table:table-cell table:style-name="ce1" office:value-type="string" calcext:value-type="string">
            <text:p>4 threads</text:p>
          </table:table-cell>
          <table:table-cell table:style-name="ce1" office:value-type="float" office:value="120.5169276" calcext:value-type="float">
            <text:p>120.5169276</text:p>
          </table:table-cell>
          <table:table-cell table:style-name="ce1" office:value-type="float" office:value="118.7724724" calcext:value-type="float">
            <text:p>118.7724724</text:p>
          </table:table-cell>
          <table:table-cell table:style-name="ce1" office:value-type="float" office:value="7.183581" calcext:value-type="float">
            <text:p>7.183581</text:p>
          </table:table-cell>
          <table:table-cell table:style-name="ce1" office:value-type="float" office:value="6.036821" calcext:value-type="float">
            <text:p>6.036821</text:p>
          </table:table-cell>
        </table:table-row>
        <table:table-row table:style-name="ro1">
          <table:table-cell table:style-name="ce1" office:value-type="string" calcext:value-type="string">
            <text:p>6 threads</text:p>
          </table:table-cell>
          <table:table-cell table:style-name="ce1" office:value-type="float" office:value="91.9488732" calcext:value-type="float">
            <text:p>91.9488732</text:p>
          </table:table-cell>
          <table:table-cell table:style-name="ce1" office:value-type="float" office:value="91.8259088" calcext:value-type="float">
            <text:p>91.8259088</text:p>
          </table:table-cell>
          <table:table-cell table:style-name="ce1" office:value-type="float" office:value="5.6827774" calcext:value-type="float">
            <text:p>5.6827774</text:p>
          </table:table-cell>
          <table:table-cell table:style-name="ce1" office:value-type="float" office:value="4.7883886" calcext:value-type="float">
            <text:p>4.7883886</text:p>
          </table:table-cell>
        </table:table-row>
        <table:table-row table:style-name="ro1">
          <table:table-cell table:style-name="ce1" office:value-type="string" calcext:value-type="string">
            <text:p>8 threads</text:p>
          </table:table-cell>
          <table:table-cell table:style-name="ce1" office:value-type="float" office:value="61.9870918" calcext:value-type="float">
            <text:p>61.9870918</text:p>
          </table:table-cell>
          <table:table-cell table:style-name="ce1" office:value-type="float" office:value="62.1922272" calcext:value-type="float">
            <text:p>62.1922272</text:p>
          </table:table-cell>
          <table:table-cell table:style-name="ce1" office:value-type="float" office:value="3.8888228" calcext:value-type="float">
            <text:p>3.8888228</text:p>
          </table:table-cell>
          <table:table-cell table:style-name="ce1" office:value-type="float" office:value="3.2846972" calcext:value-type="float">
            <text:p>3.2846972</text:p>
          </table:table-cell>
        </table:table-row>
        <table:table-row table:style-name="ro1">
          <table:table-cell table:style-name="ce1" office:value-type="string" calcext:value-type="string">
            <text:p>10 threads</text:p>
          </table:table-cell>
          <table:table-cell table:style-name="ce1" office:value-type="float" office:value="60.7767304" calcext:value-type="float">
            <text:p>60.7767304</text:p>
          </table:table-cell>
          <table:table-cell table:style-name="ce1" office:value-type="float" office:value="60.7233484" calcext:value-type="float">
            <text:p>60.7233484</text:p>
          </table:table-cell>
          <table:table-cell table:style-name="ce1" office:value-type="float" office:value="3.8783206" calcext:value-type="float">
            <text:p>3.8783206</text:p>
          </table:table-cell>
          <table:table-cell table:style-name="ce1" office:value-type="float" office:value="3.3014698" calcext:value-type="float">
            <text:p>3.3014698</text:p>
          </table:table-cell>
        </table:table-row>
        <table:table-row table:style-name="ro1">
          <table:table-cell table:style-name="ce1" office:value-type="string" calcext:value-type="string">
            <text:p>12 threads</text:p>
          </table:table-cell>
          <table:table-cell table:style-name="ce1" office:value-type="float" office:value="46.4618122" calcext:value-type="float">
            <text:p>46.4618122</text:p>
          </table:table-cell>
          <table:table-cell table:style-name="ce1" office:value-type="float" office:value="46.4490032" calcext:value-type="float">
            <text:p>46.4490032</text:p>
          </table:table-cell>
          <table:table-cell table:style-name="ce1" office:value-type="float" office:value="2.9720958" calcext:value-type="float">
            <text:p>2.9720958</text:p>
          </table:table-cell>
          <table:table-cell table:style-name="ce1" office:value-type="float" office:value="2.5364866" calcext:value-type="float">
            <text:p>2.536486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PT-MAV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Cores, close</text:p>
          </table:table-cell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Speedup</text:p>
          </table:table-cell>
          <table:table-cell/>
        </table:table-row>
        <table:table-row table:style-name="ro1">
          <table:table-cell table:style-name="ce1" office:value-type="string" calcext:value-type="string">
            <text:p>2 threads</text:p>
          </table:table-cell>
          <table:table-cell table:style-name="ce1" office:value-type="float" office:value="11.4186892" calcext:value-type="float">
            <text:p>11.4186892</text:p>
          </table:table-cell>
          <table:table-cell table:style-name="ce1" office:value-type="float" office:value="20.5158344" calcext:value-type="float">
            <text:p>20.5158344</text:p>
          </table:table-cell>
          <table:table-cell table:style-name="ce1" table:formula="of:=([.$C$25])/[.B25]" office:value-type="float" office:value="1.79668909807966" calcext:value-type="float">
            <text:p>1.79668909807966</text:p>
          </table:table-cell>
          <table:table-cell/>
        </table:table-row>
        <table:table-row table:style-name="ro1">
          <table:table-cell table:style-name="ce1" office:value-type="string" calcext:value-type="string">
            <text:p>4 threads</text:p>
          </table:table-cell>
          <table:table-cell table:style-name="ce1" office:value-type="float" office:value="6.036821" calcext:value-type="float">
            <text:p>6.036821</text:p>
          </table:table-cell>
          <table:table-cell table:style-name="ce1"/>
          <table:table-cell table:style-name="ce1" table:formula="of:=([.$C$25])/[.B26]" office:value-type="float" office:value="3.39845001201791" calcext:value-type="float">
            <text:p>3.39845001201791</text:p>
          </table:table-cell>
          <table:table-cell/>
        </table:table-row>
        <table:table-row table:style-name="ro1">
          <table:table-cell table:style-name="ce1" office:value-type="string" calcext:value-type="string">
            <text:p>6 threads</text:p>
          </table:table-cell>
          <table:table-cell table:style-name="ce1" office:value-type="float" office:value="4.7883886" calcext:value-type="float">
            <text:p>4.7883886</text:p>
          </table:table-cell>
          <table:table-cell table:style-name="ce1"/>
          <table:table-cell table:style-name="ce1" table:formula="of:=([.$C$25])/[.B27]" office:value-type="float" office:value="4.28449654232324" calcext:value-type="float">
            <text:p>4.28449654232324</text:p>
          </table:table-cell>
          <table:table-cell/>
        </table:table-row>
        <table:table-row table:style-name="ro1">
          <table:table-cell table:style-name="ce1" office:value-type="string" calcext:value-type="string">
            <text:p>8 threads</text:p>
          </table:table-cell>
          <table:table-cell table:style-name="ce1" office:value-type="float" office:value="3.2846972" calcext:value-type="float">
            <text:p>3.2846972</text:p>
          </table:table-cell>
          <table:table-cell table:style-name="ce1"/>
          <table:table-cell table:style-name="ce1" table:formula="of:=([.$C$25])/[.B28]" office:value-type="float" office:value="6.24588299950449" calcext:value-type="float">
            <text:p>6.24588299950449</text:p>
          </table:table-cell>
          <table:table-cell/>
        </table:table-row>
        <table:table-row table:style-name="ro1">
          <table:table-cell table:style-name="ce1" office:value-type="string" calcext:value-type="string">
            <text:p>10 threads</text:p>
          </table:table-cell>
          <table:table-cell table:style-name="ce1" office:value-type="float" office:value="3.3014698" calcext:value-type="float">
            <text:p>3.3014698</text:p>
          </table:table-cell>
          <table:table-cell table:style-name="ce1"/>
          <table:table-cell table:style-name="ce1" table:formula="of:=([.$C$25])/[.B29]" office:value-type="float" office:value="6.21415176961486" calcext:value-type="float">
            <text:p>6.21415176961486</text:p>
          </table:table-cell>
          <table:table-cell/>
        </table:table-row>
        <table:table-row table:style-name="ro1">
          <table:table-cell table:style-name="ce1" office:value-type="string" calcext:value-type="string">
            <text:p>12 threads</text:p>
          </table:table-cell>
          <table:table-cell table:style-name="ce1" office:value-type="float" office:value="2.5364866" calcext:value-type="float">
            <text:p>2.5364866</text:p>
          </table:table-cell>
          <table:table-cell table:style-name="ce1"/>
          <table:table-cell table:style-name="ce1" table:formula="of:=([.$C$25])/[.B30]" office:value-type="float" office:value="8.08828810686404" calcext:value-type="float">
            <text:p>8.08828810686404</text:p>
          </table:table-cell>
          <table:table-cell/>
        </table:table-row>
      </table:table>
      <table:table table:name="secuencial-1000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453.37pt" svg:height="254.78pt" svg:x="485.97pt" svg:y="292.59pt">
            <loext:p/>
            <draw:object draw:notify-on-update-of-ranges="'secuencial-1000'.I3:'secuencial-1000'.I6 'secuencial-1000'.J2:'secuencial-1000'.J2 'secuencial-1000'.J3:'secuencial-1000'.J6 'secuencial-1000'.K2:'secuencial-1000'.K2 'secuencial-1000'.K3:'secuencial-1000'.K6 'secuencial-1000'.L2:'secuencial-1000'.L2 'secuencial-1000'.L3:'secuencial-1000'.L6 'secuencial-1000'.M2:'secuencial-1000'.M2 'secuencial-1000'.M3:'secuencial-1000'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78pt" svg:x="0pt" svg:y="284.03pt">
            <loext:p/>
            <draw:object draw:notify-on-update-of-ranges="'secuencial-1000'.J2:'secuencial-1000'.M2 'secuencial-1000'.I3:'secuencial-1000'.I3 'secuencial-1000'.J3:'secuencial-1000'.M3 'secuencial-1000'.I4:'secuencial-1000'.I4 'secuencial-1000'.J4:'secuencial-1000'.M4 'secuencial-1000'.I5:'secuencial-1000'.I5 'secuencial-1000'.J5:'secuencial-1000'.M5 'secuencial-1000'.I6:'secuencial-1000'.I6 'secuencial-1000'.J6:'secuencial-1000'.M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3" table:default-cell-style-name="ce4"/>
        <table:table-column table:style-name="co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17119" calcext:value-type="float">
            <text:p>0.317119</text:p>
          </table:table-cell>
          <table:table-cell office:value-type="float" office:value="0.277232" calcext:value-type="float">
            <text:p>0.277232</text:p>
          </table:table-cell>
          <table:table-cell office:value-type="float" office:value="0.25408" calcext:value-type="float">
            <text:p>0.25408</text:p>
          </table:table-cell>
          <table:table-cell office:value-type="float" office:value="0.254592" calcext:value-type="float">
            <text:p>0.254592</text:p>
          </table:table-cell>
          <table:table-cell office:value-type="float" office:value="0.254757" calcext:value-type="float">
            <text:p>0.254757</text:p>
          </table:table-cell>
          <table:table-cell table:formula="of:=AVERAGE([.B3:.F3])" office:value-type="float" office:value="0.271556" calcext:value-type="float">
            <text:p>0.271556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table:formula="of:=AVERAGE([.B3:.F3])" office:value-type="float" office:value="0.271556" calcext:value-type="float">
            <text:p>0.271556</text:p>
          </table:table-cell>
          <table:table-cell table:style-name="ce4" table:formula="of:=AVERAGE([.B8:.F8])" office:value-type="float" office:value="0.329565" calcext:value-type="float">
            <text:p>0.329565</text:p>
          </table:table-cell>
          <table:table-cell table:style-name="ce4" table:formula="of:=AVERAGE([.B13:.F13])" office:value-type="float" office:value="0.2599588" calcext:value-type="float">
            <text:p>0.2599588</text:p>
          </table:table-cell>
          <table:table-cell table:style-name="ce4" table:formula="of:=AVERAGE([.B18:.F18])" office:value-type="float" office:value="0.3289586" calcext:value-type="float">
            <text:p>0.3289586</text:p>
          </table:table-cell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54385" calcext:value-type="float">
            <text:p>0.254385</text:p>
          </table:table-cell>
          <table:table-cell office:value-type="float" office:value="0.254924" calcext:value-type="float">
            <text:p>0.254924</text:p>
          </table:table-cell>
          <table:table-cell office:value-type="float" office:value="0.254444" calcext:value-type="float">
            <text:p>0.254444</text:p>
          </table:table-cell>
          <table:table-cell office:value-type="float" office:value="0.254248" calcext:value-type="float">
            <text:p>0.254248</text:p>
          </table:table-cell>
          <table:table-cell table:formula="of:=AVERAGE([.B4:.F4])" office:value-type="float" office:value="0.2545602" calcext:value-type="float">
            <text:p>0.2545602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table:formula="of:=AVERAGE([.B4:.F4])" office:value-type="float" office:value="0.2545602" calcext:value-type="float">
            <text:p>0.2545602</text:p>
          </table:table-cell>
          <table:table-cell table:style-name="ce4" table:formula="of:=AVERAGE([.B9:.F9])" office:value-type="float" office:value="0.3092962" calcext:value-type="float">
            <text:p>0.3092962</text:p>
          </table:table-cell>
          <table:table-cell table:style-name="ce4" table:formula="of:=AVERAGE([.B14:.F14])" office:value-type="float" office:value="0.2553318" calcext:value-type="float">
            <text:p>0.2553318</text:p>
          </table:table-cell>
          <table:table-cell table:style-name="ce4" table:formula="of:=AVERAGE([.B19:.F19])" office:value-type="float" office:value="0.3096696" calcext:value-type="float">
            <text:p>0.3096696</text:p>
          </table:table-cell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4666" calcext:value-type="float">
            <text:p>0.254666</text:p>
          </table:table-cell>
          <table:table-cell office:value-type="float" office:value="0.286181" calcext:value-type="float">
            <text:p>0.286181</text:p>
          </table:table-cell>
          <table:table-cell office:value-type="float" office:value="0.262904" calcext:value-type="float">
            <text:p>0.262904</text:p>
          </table:table-cell>
          <table:table-cell office:value-type="float" office:value="0.255469" calcext:value-type="float">
            <text:p>0.255469</text:p>
          </table:table-cell>
          <table:table-cell office:value-type="float" office:value="0.255377" calcext:value-type="float">
            <text:p>0.255377</text:p>
          </table:table-cell>
          <table:table-cell table:formula="of:=AVERAGE([.B5:.F5])" office:value-type="float" office:value="0.2629194" calcext:value-type="float">
            <text:p>0.2629194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table:formula="of:=AVERAGE([.B5:.F5])" office:value-type="float" office:value="0.2629194" calcext:value-type="float">
            <text:p>0.2629194</text:p>
          </table:table-cell>
          <table:table-cell table:style-name="ce4" table:formula="of:=AVERAGE([.B10:.F10])" office:value-type="float" office:value="0.2842876" calcext:value-type="float">
            <text:p>0.2842876</text:p>
          </table:table-cell>
          <table:table-cell table:style-name="ce4" table:formula="of:=AVERAGE([.B15:.F15])" office:value-type="float" office:value="0.261969" calcext:value-type="float">
            <text:p>0.261969</text:p>
          </table:table-cell>
          <table:table-cell table:style-name="ce4" table:formula="of:=AVERAGE([.B20:.F20])" office:value-type="float" office:value="0.2906554" calcext:value-type="float">
            <text:p>0.2906554</text:p>
          </table:table-cell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0.258824" calcext:value-type="float">
            <text:p>0.258824</text:p>
          </table:table-cell>
          <table:table-cell office:value-type="float" office:value="0.255163" calcext:value-type="float">
            <text:p>0.255163</text:p>
          </table:table-cell>
          <table:table-cell office:value-type="float" office:value="0.255383" calcext:value-type="float">
            <text:p>0.255383</text:p>
          </table:table-cell>
          <table:table-cell table:formula="of:=AVERAGE([.B6:.F6])" office:value-type="float" office:value="0.25655" calcext:value-type="float">
            <text:p>0.25655</text:p>
          </table:table-cell>
          <table:table-cell/>
          <table:table-cell table:style-name="ce2" office:value-type="string" calcext:value-type="string">
            <text:p>M:1000|B:1024</text:p>
          </table:table-cell>
          <table:table-cell table:style-name="ce4" table:formula="of:=AVERAGE([.B6:.F6])" office:value-type="float" office:value="0.25655" calcext:value-type="float">
            <text:p>0.25655</text:p>
          </table:table-cell>
          <table:table-cell table:style-name="ce4" table:formula="of:=AVERAGE([.B11:.F11])" office:value-type="float" office:value="0.2617716" calcext:value-type="float">
            <text:p>0.2617716</text:p>
          </table:table-cell>
          <table:table-cell table:style-name="ce4" table:formula="of:=AVERAGE([.B16:.F16])" office:value-type="float" office:value="0.2559136" calcext:value-type="float">
            <text:p>0.2559136</text:p>
          </table:table-cell>
          <table:table-cell table:style-name="ce4" table:formula="of:=AVERAGE([.B21:.F21])" office:value-type="float" office:value="0.258938" calcext:value-type="float">
            <text:p>0.25893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51763" calcext:value-type="float">
            <text:p>0.351763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4057" calcext:value-type="float">
            <text:p>0.324057</text:p>
          </table:table-cell>
          <table:table-cell office:value-type="float" office:value="0.323931" calcext:value-type="float">
            <text:p>0.323931</text:p>
          </table:table-cell>
          <table:table-cell office:value-type="float" office:value="0.323909" calcext:value-type="float">
            <text:p>0.323909</text:p>
          </table:table-cell>
          <table:table-cell table:formula="of:=AVERAGE([.B8:.F8])" office:value-type="float" office:value="0.329565" calcext:value-type="float">
            <text:p>0.329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57" calcext:value-type="float">
            <text:p>0.309257</text:p>
          </table:table-cell>
          <table:table-cell office:value-type="float" office:value="0.309185" calcext:value-type="float">
            <text:p>0.309185</text:p>
          </table:table-cell>
          <table:table-cell office:value-type="float" office:value="0.309432" calcext:value-type="float">
            <text:p>0.309432</text:p>
          </table:table-cell>
          <table:table-cell office:value-type="float" office:value="0.309202" calcext:value-type="float">
            <text:p>0.309202</text:p>
          </table:table-cell>
          <table:table-cell office:value-type="float" office:value="0.309405" calcext:value-type="float">
            <text:p>0.309405</text:p>
          </table:table-cell>
          <table:table-cell table:formula="of:=AVERAGE([.B9:.F9])" office:value-type="float" office:value="0.3092962" calcext:value-type="float">
            <text:p>0.309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426" calcext:value-type="float">
            <text:p>0.28426</text:p>
          </table:table-cell>
          <table:table-cell office:value-type="float" office:value="0.284153" calcext:value-type="float">
            <text:p>0.284153</text:p>
          </table:table-cell>
          <table:table-cell office:value-type="float" office:value="0.284595" calcext:value-type="float">
            <text:p>0.284595</text:p>
          </table:table-cell>
          <table:table-cell office:value-type="float" office:value="0.284288" calcext:value-type="float">
            <text:p>0.284288</text:p>
          </table:table-cell>
          <table:table-cell office:value-type="float" office:value="0.284142" calcext:value-type="float">
            <text:p>0.284142</text:p>
          </table:table-cell>
          <table:table-cell table:formula="of:=AVERAGE([.B10:.F10])" office:value-type="float" office:value="0.2842876" calcext:value-type="float">
            <text:p>0.2842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48" calcext:value-type="float">
            <text:p>0.26048</text:p>
          </table:table-cell>
          <table:table-cell office:value-type="float" office:value="0.267662" calcext:value-type="float">
            <text:p>0.267662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0.260251" calcext:value-type="float">
            <text:p>0.260251</text:p>
          </table:table-cell>
          <table:table-cell office:value-type="float" office:value="0.260239" calcext:value-type="float">
            <text:p>0.260239</text:p>
          </table:table-cell>
          <table:table-cell table:formula="of:=AVERAGE([.B11:.F11])" office:value-type="float" office:value="0.2617716" calcext:value-type="float">
            <text:p>0.2617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278051" calcext:value-type="float">
            <text:p>0.278051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55684" calcext:value-type="float">
            <text:p>0.255684</text:p>
          </table:table-cell>
          <table:table-cell office:value-type="float" office:value="0.255221" calcext:value-type="float">
            <text:p>0.255221</text:p>
          </table:table-cell>
          <table:table-cell office:value-type="float" office:value="0.255507" calcext:value-type="float">
            <text:p>0.255507</text:p>
          </table:table-cell>
          <table:table-cell table:formula="of:=AVERAGE([.B13:.F13])" office:value-type="float" office:value="0.2599588" calcext:value-type="float">
            <text:p>0.2599588</text:p>
          </table:table-cell>
          <table:table-cell/>
          <table:table-cell table:style-name="ce2"/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5422" calcext:value-type="float">
            <text:p>0.255422</text:p>
          </table:table-cell>
          <table:table-cell office:value-type="float" office:value="0.25518" calcext:value-type="float">
            <text:p>0.25518</text:p>
          </table:table-cell>
          <table:table-cell office:value-type="float" office:value="0.255328" calcext:value-type="float">
            <text:p>0.255328</text:p>
          </table:table-cell>
          <table:table-cell office:value-type="float" office:value="0.255407" calcext:value-type="float">
            <text:p>0.255407</text:p>
          </table:table-cell>
          <table:table-cell office:value-type="float" office:value="0.255322" calcext:value-type="float">
            <text:p>0.255322</text:p>
          </table:table-cell>
          <table:table-cell table:formula="of:=AVERAGE([.B14:.F14])" office:value-type="float" office:value="0.2553318" calcext:value-type="float">
            <text:p>0.2553318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office:value-type="float" office:value="0.2599588" calcext:value-type="float">
            <text:p>0.2599588</text:p>
          </table:table-cell>
          <table:table-cell table:style-name="ce4" office:value-type="float" office:value="0.3289586" calcext:value-type="float">
            <text:p>0.3289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5297" calcext:value-type="float">
            <text:p>0.255297</text:p>
          </table:table-cell>
          <table:table-cell office:value-type="float" office:value="0.255388" calcext:value-type="float">
            <text:p>0.255388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0.255403" calcext:value-type="float">
            <text:p>0.255403</text:p>
          </table:table-cell>
          <table:table-cell office:value-type="float" office:value="0.288276" calcext:value-type="float">
            <text:p>0.288276</text:p>
          </table:table-cell>
          <table:table-cell table:formula="of:=AVERAGE([.B15:.F15])" office:value-type="float" office:value="0.261969" calcext:value-type="float">
            <text:p>0.261969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office:value-type="float" office:value="0.2553318" calcext:value-type="float">
            <text:p>0.2553318</text:p>
          </table:table-cell>
          <table:table-cell table:style-name="ce4" office:value-type="float" office:value="0.3096696" calcext:value-type="float">
            <text:p>0.3096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632" calcext:value-type="float">
            <text:p>0.260632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0.254674" calcext:value-type="float">
            <text:p>0.254674</text:p>
          </table:table-cell>
          <table:table-cell office:value-type="float" office:value="0.255339" calcext:value-type="float">
            <text:p>0.255339</text:p>
          </table:table-cell>
          <table:table-cell office:value-type="float" office:value="0.254197" calcext:value-type="float">
            <text:p>0.254197</text:p>
          </table:table-cell>
          <table:table-cell table:formula="of:=AVERAGE([.B16:.F16])" office:value-type="float" office:value="0.2559136" calcext:value-type="float">
            <text:p>0.2559136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office:value-type="float" office:value="0.261969" calcext:value-type="float">
            <text:p>0.261969</text:p>
          </table:table-cell>
          <table:table-cell table:style-name="ce4" office:value-type="float" office:value="0.2906554" calcext:value-type="float">
            <text:p>0.2906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7"/>
          <table:table-cell table:style-name="ce2" office:value-type="string" calcext:value-type="string">
            <text:p>M:1000|B:1024</text:p>
          </table:table-cell>
          <table:table-cell table:style-name="ce4" office:value-type="float" office:value="0.2559136" calcext:value-type="float">
            <text:p>0.2559136</text:p>
          </table:table-cell>
          <table:table-cell table:style-name="ce4" office:value-type="float" office:value="0.258938" calcext:value-type="float">
            <text:p>0.258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49686" calcext:value-type="float">
            <text:p>0.349686</text:p>
          </table:table-cell>
          <table:table-cell office:value-type="float" office:value="0.323698" calcext:value-type="float">
            <text:p>0.323698</text:p>
          </table:table-cell>
          <table:table-cell office:value-type="float" office:value="0.323679" calcext:value-type="float">
            <text:p>0.323679</text:p>
          </table:table-cell>
          <table:table-cell office:value-type="float" office:value="0.323876" calcext:value-type="float">
            <text:p>0.323876</text:p>
          </table:table-cell>
          <table:table-cell office:value-type="float" office:value="0.323854" calcext:value-type="float">
            <text:p>0.323854</text:p>
          </table:table-cell>
          <table:table-cell table:formula="of:=AVERAGE([.B18:.F18])" office:value-type="float" office:value="0.3289586" calcext:value-type="float">
            <text:p>0.3289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11" calcext:value-type="float">
            <text:p>0.309211</text:p>
          </table:table-cell>
          <table:table-cell office:value-type="float" office:value="0.310632" calcext:value-type="float">
            <text:p>0.310632</text:p>
          </table:table-cell>
          <table:table-cell office:value-type="float" office:value="0.310194" calcext:value-type="float">
            <text:p>0.310194</text:p>
          </table:table-cell>
          <table:table-cell office:value-type="float" office:value="0.308997" calcext:value-type="float">
            <text:p>0.308997</text:p>
          </table:table-cell>
          <table:table-cell office:value-type="float" office:value="0.309314" calcext:value-type="float">
            <text:p>0.309314</text:p>
          </table:table-cell>
          <table:table-cell table:formula="of:=AVERAGE([.B19:.F19])" office:value-type="float" office:value="0.3096696" calcext:value-type="float">
            <text:p>0.3096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3225" calcext:value-type="float">
            <text:p>0.283225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0.319163" calcext:value-type="float">
            <text:p>0.319163</text:p>
          </table:table-cell>
          <table:table-cell office:value-type="float" office:value="0.285091" calcext:value-type="float">
            <text:p>0.285091</text:p>
          </table:table-cell>
          <table:table-cell office:value-type="float" office:value="0.282474" calcext:value-type="float">
            <text:p>0.282474</text:p>
          </table:table-cell>
          <table:table-cell table:formula="of:=AVERAGE([.B20:.F20])" office:value-type="float" office:value="0.2906554" calcext:value-type="float">
            <text:p>0.2906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9089" calcext:value-type="float">
            <text:p>0.259089</text:p>
          </table:table-cell>
          <table:table-cell office:value-type="float" office:value="0.258698" calcext:value-type="float">
            <text:p>0.258698</text:p>
          </table:table-cell>
          <table:table-cell office:value-type="float" office:value="0.25885" calcext:value-type="float">
            <text:p>0.25885</text:p>
          </table:table-cell>
          <table:table-cell office:value-type="float" office:value="0.259037" calcext:value-type="float">
            <text:p>0.259037</text:p>
          </table:table-cell>
          <table:table-cell office:value-type="float" office:value="0.259016" calcext:value-type="float">
            <text:p>0.259016</text:p>
          </table:table-cell>
          <table:table-cell table:formula="of:=AVERAGE([.B21:.F21])" office:value-type="float" office:value="0.258938" calcext:value-type="float">
            <text:p>0.258938</text:p>
          </table:table-cell>
          <table:table-cell table:number-columns-repeated="6"/>
        </table:table-row>
      </table:table>
      <table:table table:name="secuencial-2000" table:style-name="ta1">
        <table:shapes>
          <draw:frame draw:z-index="0" draw:style-name="gr1" draw:text-style-name="P1" svg:width="453.43pt" svg:height="254.78pt" svg:x="476.39pt" svg:y="95.7pt">
            <loext:p/>
            <draw:object draw:notify-on-update-of-ranges="'secuencial-2000'.I3:'secuencial-2000'.I6 'secuencial-2000'.J2:'secuencial-2000'.J2 'secuencial-2000'.J3:'secuencial-2000'.J6 'secuencial-2000'.K2:'secuencial-2000'.K2 'secuencial-2000'.K3:'secuencial-2000'.K6 'secuencial-2000'.L2:'secuencial-2000'.L2 'secuencial-2000'.L3:'secuencial-2000'.L6 'secuencial-2000'.M2:'secuencial-2000'.M2 'secuencial-2000'.M3:'secuencial-2000'.M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3pt" svg:height="254.78pt" svg:x="25.37pt" svg:y="343.79pt">
            <loext:p/>
            <draw:object draw:notify-on-update-of-ranges="'secuencial-2000'.J2:'secuencial-2000'.M2 'secuencial-2000'.I3:'secuencial-2000'.I3 'secuencial-2000'.J3:'secuencial-2000'.M3 'secuencial-2000'.I4:'secuencial-2000'.I4 'secuencial-2000'.J4:'secuencial-2000'.M4 'secuencial-2000'.I5:'secuencial-2000'.I5 'secuencial-2000'.J5:'secuencial-2000'.M5 'secuencial-2000'.I6:'secuencial-2000'.I6 'secuencial-2000'.J6:'secuencial-2000'.M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6" table:default-cell-style-name="Default"/>
        <table:table-column table:style-name="co3" table:default-cell-style-name="ce4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270576" calcext:value-type="float">
            <text:p>3.270576</text:p>
          </table:table-cell>
          <table:table-cell office:value-type="float" office:value="3.267845" calcext:value-type="float">
            <text:p>3.267845</text:p>
          </table:table-cell>
          <table:table-cell office:value-type="float" office:value="3.303728" calcext:value-type="float">
            <text:p>3.303728</text:p>
          </table:table-cell>
          <table:table-cell office:value-type="float" office:value="3.29283" calcext:value-type="float">
            <text:p>3.29283</text:p>
          </table:table-cell>
          <table:table-cell office:value-type="float" office:value="3.297048" calcext:value-type="float">
            <text:p>3.297048</text:p>
          </table:table-cell>
          <table:table-cell table:formula="of:=AVERAGE([.B3:.F3])" office:value-type="float" office:value="3.2864054" calcext:value-type="float">
            <text:p>3.2864054</text:p>
          </table:table-cell>
          <table:table-cell/>
          <table:table-cell table:style-name="ce2" office:value-type="string" calcext:value-type="string">
            <text:p>M:2000|B:128</text:p>
          </table:table-cell>
          <table:table-cell table:style-name="ce4" table:formula="of:=AVERAGE([.B3:.F3])" office:value-type="float" office:value="3.2864054" calcext:value-type="float">
            <text:p>3.2864054</text:p>
          </table:table-cell>
          <table:table-cell table:style-name="ce4" table:formula="of:=AVERAGE([.B8:.F8])" office:value-type="float" office:value="2.6199194" calcext:value-type="float">
            <text:p>2.6199194</text:p>
          </table:table-cell>
          <table:table-cell table:style-name="ce4" table:formula="of:=AVERAGE([.B13:.F13])" office:value-type="float" office:value="3.300675" calcext:value-type="float">
            <text:p>3.300675</text:p>
          </table:table-cell>
          <table:table-cell table:style-name="ce4" table:formula="of:=AVERAGE([.B18:.F18])" office:value-type="float" office:value="2.6229972" calcext:value-type="float">
            <text:p>2.6229972</text:p>
          </table:table-cell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01277" calcext:value-type="float">
            <text:p>3.301277</text:p>
          </table:table-cell>
          <table:table-cell office:value-type="float" office:value="3.315626" calcext:value-type="float">
            <text:p>3.315626</text:p>
          </table:table-cell>
          <table:table-cell office:value-type="float" office:value="3.299378" calcext:value-type="float">
            <text:p>3.299378</text:p>
          </table:table-cell>
          <table:table-cell office:value-type="float" office:value="3.305665" calcext:value-type="float">
            <text:p>3.305665</text:p>
          </table:table-cell>
          <table:table-cell office:value-type="float" office:value="3.301066" calcext:value-type="float">
            <text:p>3.301066</text:p>
          </table:table-cell>
          <table:table-cell table:formula="of:=AVERAGE([.B4:.F4])" office:value-type="float" office:value="3.3046024" calcext:value-type="float">
            <text:p>3.3046024</text:p>
          </table:table-cell>
          <table:table-cell/>
          <table:table-cell table:style-name="ce2" office:value-type="string" calcext:value-type="string">
            <text:p>M:2000|B:256</text:p>
          </table:table-cell>
          <table:table-cell table:style-name="ce4" table:formula="of:=AVERAGE([.B4:.F4])" office:value-type="float" office:value="3.3046024" calcext:value-type="float">
            <text:p>3.3046024</text:p>
          </table:table-cell>
          <table:table-cell table:style-name="ce4" table:formula="of:=AVERAGE([.B9:.F9])" office:value-type="float" office:value="2.4567848" calcext:value-type="float">
            <text:p>2.4567848</text:p>
          </table:table-cell>
          <table:table-cell table:style-name="ce4" table:formula="of:=AVERAGE([.B14:.F14])" office:value-type="float" office:value="3.3051092" calcext:value-type="float">
            <text:p>3.3051092</text:p>
          </table:table-cell>
          <table:table-cell table:style-name="ce4" table:formula="of:=AVERAGE([.B19:.F19])" office:value-type="float" office:value="2.4581136" calcext:value-type="float">
            <text:p>2.4581136</text:p>
          </table:table-cell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2488" calcext:value-type="float">
            <text:p>3.302488</text:p>
          </table:table-cell>
          <table:table-cell office:value-type="float" office:value="3.297723" calcext:value-type="float">
            <text:p>3.297723</text:p>
          </table:table-cell>
          <table:table-cell office:value-type="float" office:value="3.302447" calcext:value-type="float">
            <text:p>3.302447</text:p>
          </table:table-cell>
          <table:table-cell office:value-type="float" office:value="3.286286" calcext:value-type="float">
            <text:p>3.286286</text:p>
          </table:table-cell>
          <table:table-cell office:value-type="float" office:value="3.302289" calcext:value-type="float">
            <text:p>3.302289</text:p>
          </table:table-cell>
          <table:table-cell table:formula="of:=AVERAGE([.B5:.F5])" office:value-type="float" office:value="3.2982466" calcext:value-type="float">
            <text:p>3.2982466</text:p>
          </table:table-cell>
          <table:table-cell/>
          <table:table-cell table:style-name="ce2" office:value-type="string" calcext:value-type="string">
            <text:p>M:2000|B:512</text:p>
          </table:table-cell>
          <table:table-cell table:style-name="ce4" table:formula="of:=AVERAGE([.B5:.F5])" office:value-type="float" office:value="3.2982466" calcext:value-type="float">
            <text:p>3.2982466</text:p>
          </table:table-cell>
          <table:table-cell table:style-name="ce4" table:formula="of:=AVERAGE([.B10:.F10])" office:value-type="float" office:value="2.2534212" calcext:value-type="float">
            <text:p>2.2534212</text:p>
          </table:table-cell>
          <table:table-cell table:style-name="ce4" table:formula="of:=AVERAGE([.B15:.F15])" office:value-type="float" office:value="3.301164" calcext:value-type="float">
            <text:p>3.301164</text:p>
          </table:table-cell>
          <table:table-cell table:style-name="ce4" table:formula="of:=AVERAGE([.B20:.F20])" office:value-type="float" office:value="2.252792" calcext:value-type="float">
            <text:p>2.252792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8275" calcext:value-type="float">
            <text:p>3.308275</text:p>
          </table:table-cell>
          <table:table-cell office:value-type="float" office:value="3.272204" calcext:value-type="float">
            <text:p>3.272204</text:p>
          </table:table-cell>
          <table:table-cell office:value-type="float" office:value="3.31784" calcext:value-type="float">
            <text:p>3.31784</text:p>
          </table:table-cell>
          <table:table-cell office:value-type="float" office:value="3.304592" calcext:value-type="float">
            <text:p>3.304592</text:p>
          </table:table-cell>
          <table:table-cell office:value-type="float" office:value="3.275765" calcext:value-type="float">
            <text:p>3.275765</text:p>
          </table:table-cell>
          <table:table-cell table:formula="of:=AVERAGE([.B6:.F6])" office:value-type="float" office:value="3.2957352" calcext:value-type="float">
            <text:p>3.2957352</text:p>
          </table:table-cell>
          <table:table-cell/>
          <table:table-cell table:style-name="ce2" office:value-type="string" calcext:value-type="string">
            <text:p>M:2000|B:1024</text:p>
          </table:table-cell>
          <table:table-cell table:style-name="ce4" table:formula="of:=AVERAGE([.B6:.F6])" office:value-type="float" office:value="3.2957352" calcext:value-type="float">
            <text:p>3.2957352</text:p>
          </table:table-cell>
          <table:table-cell table:style-name="ce4" table:formula="of:=AVERAGE([.B11:.F11])" office:value-type="float" office:value="2.0752168" calcext:value-type="float">
            <text:p>2.0752168</text:p>
          </table:table-cell>
          <table:table-cell table:style-name="ce4" table:formula="of:=AVERAGE([.B16:.F16])" office:value-type="float" office:value="3.304052" calcext:value-type="float">
            <text:p>3.304052</text:p>
          </table:table-cell>
          <table:table-cell table:style-name="ce4" table:formula="of:=AVERAGE([.B21:.F21])" office:value-type="float" office:value="2.0745986" calcext:value-type="float">
            <text:p>2.0745986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02222" calcext:value-type="float">
            <text:p>2.602222</text:p>
          </table:table-cell>
          <table:table-cell office:value-type="float" office:value="2.622794" calcext:value-type="float">
            <text:p>2.622794</text:p>
          </table:table-cell>
          <table:table-cell office:value-type="float" office:value="2.62037" calcext:value-type="float">
            <text:p>2.62037</text:p>
          </table:table-cell>
          <table:table-cell office:value-type="float" office:value="2.650516" calcext:value-type="float">
            <text:p>2.650516</text:p>
          </table:table-cell>
          <table:table-cell office:value-type="float" office:value="2.603695" calcext:value-type="float">
            <text:p>2.603695</text:p>
          </table:table-cell>
          <table:table-cell table:formula="of:=AVERAGE([.B8:.F8])" office:value-type="float" office:value="2.6199194" calcext:value-type="float">
            <text:p>2.6199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6067" calcext:value-type="float">
            <text:p>2.46067</text:p>
          </table:table-cell>
          <table:table-cell office:value-type="float" office:value="2.457329" calcext:value-type="float">
            <text:p>2.457329</text:p>
          </table:table-cell>
          <table:table-cell office:value-type="float" office:value="2.460046" calcext:value-type="float">
            <text:p>2.460046</text:p>
          </table:table-cell>
          <table:table-cell office:value-type="float" office:value="2.446737" calcext:value-type="float">
            <text:p>2.446737</text:p>
          </table:table-cell>
          <table:table-cell office:value-type="float" office:value="2.459142" calcext:value-type="float">
            <text:p>2.459142</text:p>
          </table:table-cell>
          <table:table-cell table:formula="of:=AVERAGE([.B9:.F9])" office:value-type="float" office:value="2.4567848" calcext:value-type="float">
            <text:p>2.4567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60877" calcext:value-type="float">
            <text:p>2.260877</text:p>
          </table:table-cell>
          <table:table-cell office:value-type="float" office:value="2.26111" calcext:value-type="float">
            <text:p>2.26111</text:p>
          </table:table-cell>
          <table:table-cell office:value-type="float" office:value="2.22822" calcext:value-type="float">
            <text:p>2.22822</text:p>
          </table:table-cell>
          <table:table-cell office:value-type="float" office:value="2.2585" calcext:value-type="float">
            <text:p>2.2585</text:p>
          </table:table-cell>
          <table:table-cell office:value-type="float" office:value="2.258399" calcext:value-type="float">
            <text:p>2.258399</text:p>
          </table:table-cell>
          <table:table-cell table:formula="of:=AVERAGE([.B10:.F10])" office:value-type="float" office:value="2.2534212" calcext:value-type="float">
            <text:p>2.2534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77175" calcext:value-type="float">
            <text:p>2.077175</text:p>
          </table:table-cell>
          <table:table-cell office:value-type="float" office:value="2.074198" calcext:value-type="float">
            <text:p>2.074198</text:p>
          </table:table-cell>
          <table:table-cell office:value-type="float" office:value="2.054922" calcext:value-type="float">
            <text:p>2.054922</text:p>
          </table:table-cell>
          <table:table-cell office:value-type="float" office:value="2.075741" calcext:value-type="float">
            <text:p>2.075741</text:p>
          </table:table-cell>
          <table:table-cell office:value-type="float" office:value="2.094048" calcext:value-type="float">
            <text:p>2.094048</text:p>
          </table:table-cell>
          <table:table-cell table:formula="of:=AVERAGE([.B11:.F11])" office:value-type="float" office:value="2.0752168" calcext:value-type="float">
            <text:p>2.07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303735" calcext:value-type="float">
            <text:p>3.303735</text:p>
          </table:table-cell>
          <table:table-cell office:value-type="float" office:value="3.297326" calcext:value-type="float">
            <text:p>3.297326</text:p>
          </table:table-cell>
          <table:table-cell office:value-type="float" office:value="3.300581" calcext:value-type="float">
            <text:p>3.300581</text:p>
          </table:table-cell>
          <table:table-cell office:value-type="float" office:value="3.30161" calcext:value-type="float">
            <text:p>3.30161</text:p>
          </table:table-cell>
          <table:table-cell office:value-type="float" office:value="3.300123" calcext:value-type="float">
            <text:p>3.300123</text:p>
          </table:table-cell>
          <table:table-cell table:formula="of:=AVERAGE([.B13:.F13])" office:value-type="float" office:value="3.300675" calcext:value-type="float">
            <text:p>3.300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14929" calcext:value-type="float">
            <text:p>3.314929</text:p>
          </table:table-cell>
          <table:table-cell office:value-type="float" office:value="3.303955" calcext:value-type="float">
            <text:p>3.303955</text:p>
          </table:table-cell>
          <table:table-cell office:value-type="float" office:value="3.301311" calcext:value-type="float">
            <text:p>3.301311</text:p>
          </table:table-cell>
          <table:table-cell office:value-type="float" office:value="3.303887" calcext:value-type="float">
            <text:p>3.303887</text:p>
          </table:table-cell>
          <table:table-cell office:value-type="float" office:value="3.301464" calcext:value-type="float">
            <text:p>3.301464</text:p>
          </table:table-cell>
          <table:table-cell table:formula="of:=AVERAGE([.B14:.F14])" office:value-type="float" office:value="3.3051092" calcext:value-type="float">
            <text:p>3.3051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6448" calcext:value-type="float">
            <text:p>3.306448</text:p>
          </table:table-cell>
          <table:table-cell office:value-type="float" office:value="3.303439" calcext:value-type="float">
            <text:p>3.303439</text:p>
          </table:table-cell>
          <table:table-cell office:value-type="float" office:value="3.298586" calcext:value-type="float">
            <text:p>3.298586</text:p>
          </table:table-cell>
          <table:table-cell office:value-type="float" office:value="3.295979" calcext:value-type="float">
            <text:p>3.295979</text:p>
          </table:table-cell>
          <table:table-cell office:value-type="float" office:value="3.301368" calcext:value-type="float">
            <text:p>3.301368</text:p>
          </table:table-cell>
          <table:table-cell table:formula="of:=AVERAGE([.B15:.F15])" office:value-type="float" office:value="3.301164" calcext:value-type="float">
            <text:p>3.301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3206" calcext:value-type="float">
            <text:p>3.303206</text:p>
          </table:table-cell>
          <table:table-cell office:value-type="float" office:value="3.316589" calcext:value-type="float">
            <text:p>3.316589</text:p>
          </table:table-cell>
          <table:table-cell office:value-type="float" office:value="3.304899" calcext:value-type="float">
            <text:p>3.304899</text:p>
          </table:table-cell>
          <table:table-cell office:value-type="float" office:value="3.302189" calcext:value-type="float">
            <text:p>3.302189</text:p>
          </table:table-cell>
          <table:table-cell office:value-type="float" office:value="3.293377" calcext:value-type="float">
            <text:p>3.293377</text:p>
          </table:table-cell>
          <table:table-cell table:formula="of:=AVERAGE([.B16:.F16])" office:value-type="float" office:value="3.304052" calcext:value-type="float">
            <text:p>3.304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12934" calcext:value-type="float">
            <text:p>2.612934</text:p>
          </table:table-cell>
          <table:table-cell office:value-type="float" office:value="2.639756" calcext:value-type="float">
            <text:p>2.639756</text:p>
          </table:table-cell>
          <table:table-cell office:value-type="float" office:value="2.629289" calcext:value-type="float">
            <text:p>2.629289</text:p>
          </table:table-cell>
          <table:table-cell office:value-type="float" office:value="2.618788" calcext:value-type="float">
            <text:p>2.618788</text:p>
          </table:table-cell>
          <table:table-cell office:value-type="float" office:value="2.614219" calcext:value-type="float">
            <text:p>2.614219</text:p>
          </table:table-cell>
          <table:table-cell table:formula="of:=AVERAGE([.B18:.F18])" office:value-type="float" office:value="2.6229972" calcext:value-type="float">
            <text:p>2.6229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57257" calcext:value-type="float">
            <text:p>2.457257</text:p>
          </table:table-cell>
          <table:table-cell office:value-type="float" office:value="2.457289" calcext:value-type="float">
            <text:p>2.457289</text:p>
          </table:table-cell>
          <table:table-cell office:value-type="float" office:value="2.460897" calcext:value-type="float">
            <text:p>2.460897</text:p>
          </table:table-cell>
          <table:table-cell office:value-type="float" office:value="2.458115" calcext:value-type="float">
            <text:p>2.458115</text:p>
          </table:table-cell>
          <table:table-cell office:value-type="float" office:value="2.45701" calcext:value-type="float">
            <text:p>2.45701</text:p>
          </table:table-cell>
          <table:table-cell table:formula="of:=AVERAGE([.B19:.F19])" office:value-type="float" office:value="2.4581136" calcext:value-type="float">
            <text:p>2.4581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51496" calcext:value-type="float">
            <text:p>2.251496</text:p>
          </table:table-cell>
          <table:table-cell office:value-type="float" office:value="2.254415" calcext:value-type="float">
            <text:p>2.254415</text:p>
          </table:table-cell>
          <table:table-cell office:value-type="float" office:value="2.253673" calcext:value-type="float">
            <text:p>2.253673</text:p>
          </table:table-cell>
          <table:table-cell office:value-type="float" office:value="2.251967" calcext:value-type="float">
            <text:p>2.251967</text:p>
          </table:table-cell>
          <table:table-cell office:value-type="float" office:value="2.252409" calcext:value-type="float">
            <text:p>2.252409</text:p>
          </table:table-cell>
          <table:table-cell table:formula="of:=AVERAGE([.B20:.F20])" office:value-type="float" office:value="2.252792" calcext:value-type="float">
            <text:p>2.25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69406" calcext:value-type="float">
            <text:p>2.069406</text:p>
          </table:table-cell>
          <table:table-cell office:value-type="float" office:value="2.070235" calcext:value-type="float">
            <text:p>2.070235</text:p>
          </table:table-cell>
          <table:table-cell office:value-type="float" office:value="2.090123" calcext:value-type="float">
            <text:p>2.090123</text:p>
          </table:table-cell>
          <table:table-cell office:value-type="float" office:value="2.074161" calcext:value-type="float">
            <text:p>2.074161</text:p>
          </table:table-cell>
          <table:table-cell office:value-type="float" office:value="2.069068" calcext:value-type="float">
            <text:p>2.069068</text:p>
          </table:table-cell>
          <table:table-cell table:formula="of:=AVERAGE([.B21:.F21])" office:value-type="float" office:value="2.0745986" calcext:value-type="float">
            <text:p>2.0745986</text:p>
          </table:table-cell>
          <table:table-cell table:number-columns-repeated="6"/>
        </table:table-row>
      </table:table>
      <table:table table:name="secuencial-4000" table:style-name="ta1">
        <table:shapes>
          <draw:frame draw:z-index="0" draw:style-name="gr1" draw:text-style-name="P1" svg:width="453.8pt" svg:height="254.78pt" svg:x="499.66pt" svg:y="117.64pt">
            <loext:p/>
            <draw:object draw:notify-on-update-of-ranges="'secuencial-4000'.I3:'secuencial-4000'.I6 'secuencial-4000'.J2:'secuencial-4000'.J2 'secuencial-4000'.J3:'secuencial-4000'.J6 'secuencial-4000'.K2:'secuencial-4000'.K2 'secuencial-4000'.K3:'secuencial-4000'.K6 'secuencial-4000'.L2:'secuencial-4000'.L2 'secuencial-4000'.L3:'secuencial-4000'.L6 'secuencial-4000'.M2:'secuencial-4000'.M2 'secuencial-4000'.M3:'secuencial-4000'.M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77pt" svg:height="254.78pt" svg:x="46.49pt" svg:y="258.46pt">
            <loext:p/>
            <draw:object draw:notify-on-update-of-ranges="'secuencial-4000'.J2:'secuencial-4000'.M2 'secuencial-4000'.I3:'secuencial-4000'.I3 'secuencial-4000'.J3:'secuencial-4000'.M3 'secuencial-4000'.I4:'secuencial-4000'.I4 'secuencial-4000'.J4:'secuencial-4000'.M4 'secuencial-4000'.I5:'secuencial-4000'.I5 'secuencial-4000'.J5:'secuencial-4000'.M5 'secuencial-4000'.I6:'secuencial-4000'.I6 'secuencial-4000'.J6:'secuencial-4000'.M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10" table:number-columns-repeated="5" table:default-cell-style-name="Default"/>
        <table:table-column table:style-name="co3" table:default-cell-style-name="ce4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7.044732" calcext:value-type="float">
            <text:p>27.044732</text:p>
          </table:table-cell>
          <table:table-cell office:value-type="float" office:value="26.968665" calcext:value-type="float">
            <text:p>26.968665</text:p>
          </table:table-cell>
          <table:table-cell office:value-type="float" office:value="26.865335" calcext:value-type="float">
            <text:p>26.865335</text:p>
          </table:table-cell>
          <table:table-cell office:value-type="float" office:value="26.900088" calcext:value-type="float">
            <text:p>26.900088</text:p>
          </table:table-cell>
          <table:table-cell office:value-type="float" office:value="26.932028" calcext:value-type="float">
            <text:p>26.932028</text:p>
          </table:table-cell>
          <table:table-cell table:formula="of:=AVERAGE([.B3:.F3])" office:value-type="float" office:value="26.9421696" calcext:value-type="float">
            <text:p>26.9421696</text:p>
          </table:table-cell>
          <table:table-cell/>
          <table:table-cell table:style-name="ce2" office:value-type="string" calcext:value-type="string">
            <text:p>M:4000|B:128</text:p>
          </table:table-cell>
          <table:table-cell table:style-name="ce4" table:formula="of:=AVERAGE([.B3:.F3])" office:value-type="float" office:value="26.9421696" calcext:value-type="float">
            <text:p>26.9421696</text:p>
          </table:table-cell>
          <table:table-cell table:style-name="ce4" table:formula="of:=AVERAGE([.B8:.F8])" office:value-type="float" office:value="20.5456632" calcext:value-type="float">
            <text:p>20.5456632</text:p>
          </table:table-cell>
          <table:table-cell table:style-name="ce4" table:formula="of:=AVERAGE([.B13:.F13])" office:value-type="float" office:value="26.9113202" calcext:value-type="float">
            <text:p>26.9113202</text:p>
          </table:table-cell>
          <table:table-cell table:style-name="ce4" table:formula="of:=AVERAGE([.B18:.F18])" office:value-type="float" office:value="20.5158344" calcext:value-type="float">
            <text:p>20.5158344</text:p>
          </table:table-cell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26099" calcext:value-type="float">
            <text:p>26.926099</text:p>
          </table:table-cell>
          <table:table-cell office:value-type="float" office:value="26.930623" calcext:value-type="float">
            <text:p>26.930623</text:p>
          </table:table-cell>
          <table:table-cell office:value-type="float" office:value="26.939647" calcext:value-type="float">
            <text:p>26.939647</text:p>
          </table:table-cell>
          <table:table-cell office:value-type="float" office:value="26.916359" calcext:value-type="float">
            <text:p>26.916359</text:p>
          </table:table-cell>
          <table:table-cell office:value-type="float" office:value="26.942843" calcext:value-type="float">
            <text:p>26.942843</text:p>
          </table:table-cell>
          <table:table-cell table:formula="of:=AVERAGE([.B4:.F4])" office:value-type="float" office:value="26.9311142" calcext:value-type="float">
            <text:p>26.9311142</text:p>
          </table:table-cell>
          <table:table-cell/>
          <table:table-cell table:style-name="ce2" office:value-type="string" calcext:value-type="string">
            <text:p>M:4000|B:256</text:p>
          </table:table-cell>
          <table:table-cell table:style-name="ce4" table:formula="of:=AVERAGE([.B4:.F4])" office:value-type="float" office:value="26.9311142" calcext:value-type="float">
            <text:p>26.9311142</text:p>
          </table:table-cell>
          <table:table-cell table:style-name="ce4" table:formula="of:=AVERAGE([.B9:.F9])" office:value-type="float" office:value="19.4800994" calcext:value-type="float">
            <text:p>19.4800994</text:p>
          </table:table-cell>
          <table:table-cell table:style-name="ce4" table:formula="of:=AVERAGE([.B14:.F14])" office:value-type="float" office:value="27.0604694" calcext:value-type="float">
            <text:p>27.0604694</text:p>
          </table:table-cell>
          <table:table-cell table:style-name="ce4" table:formula="of:=AVERAGE([.B19:.F19])" office:value-type="float" office:value="19.5237794" calcext:value-type="float">
            <text:p>19.5237794</text:p>
          </table:table-cell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51114" calcext:value-type="float">
            <text:p>26.951114</text:p>
          </table:table-cell>
          <table:table-cell office:value-type="float" office:value="26.889734" calcext:value-type="float">
            <text:p>26.889734</text:p>
          </table:table-cell>
          <table:table-cell office:value-type="float" office:value="26.926831" calcext:value-type="float">
            <text:p>26.926831</text:p>
          </table:table-cell>
          <table:table-cell office:value-type="float" office:value="26.939339" calcext:value-type="float">
            <text:p>26.939339</text:p>
          </table:table-cell>
          <table:table-cell office:value-type="float" office:value="26.934652" calcext:value-type="float">
            <text:p>26.934652</text:p>
          </table:table-cell>
          <table:table-cell table:formula="of:=AVERAGE([.B5:.F5])" office:value-type="float" office:value="26.928334" calcext:value-type="float">
            <text:p>26.928334</text:p>
          </table:table-cell>
          <table:table-cell/>
          <table:table-cell table:style-name="ce2" office:value-type="string" calcext:value-type="string">
            <text:p>M:4000|B:512</text:p>
          </table:table-cell>
          <table:table-cell table:style-name="ce4" table:formula="of:=AVERAGE([.B5:.F5])" office:value-type="float" office:value="26.928334" calcext:value-type="float">
            <text:p>26.928334</text:p>
          </table:table-cell>
          <table:table-cell table:style-name="ce4" table:formula="of:=AVERAGE([.B10:.F10])" office:value-type="float" office:value="18.1999274" calcext:value-type="float">
            <text:p>18.1999274</text:p>
          </table:table-cell>
          <table:table-cell table:style-name="ce4" table:formula="of:=AVERAGE([.B15:.F15])" office:value-type="float" office:value="26.911861" calcext:value-type="float">
            <text:p>26.911861</text:p>
          </table:table-cell>
          <table:table-cell table:style-name="ce4" table:formula="of:=AVERAGE([.B20:.F20])" office:value-type="float" office:value="18.1488244" calcext:value-type="float">
            <text:p>18.1488244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78916" calcext:value-type="float">
            <text:p>26.978916</text:p>
          </table:table-cell>
          <table:table-cell office:value-type="float" office:value="26.915822" calcext:value-type="float">
            <text:p>26.915822</text:p>
          </table:table-cell>
          <table:table-cell office:value-type="float" office:value="26.920522" calcext:value-type="float">
            <text:p>26.920522</text:p>
          </table:table-cell>
          <table:table-cell office:value-type="float" office:value="26.969798" calcext:value-type="float">
            <text:p>26.969798</text:p>
          </table:table-cell>
          <table:table-cell office:value-type="float" office:value="26.93046" calcext:value-type="float">
            <text:p>26.93046</text:p>
          </table:table-cell>
          <table:table-cell table:formula="of:=AVERAGE([.B6:.F6])" office:value-type="float" office:value="26.9431036" calcext:value-type="float">
            <text:p>26.9431036</text:p>
          </table:table-cell>
          <table:table-cell/>
          <table:table-cell table:style-name="ce2" office:value-type="string" calcext:value-type="string">
            <text:p>M:4000|B:1024</text:p>
          </table:table-cell>
          <table:table-cell table:style-name="ce4" table:formula="of:=AVERAGE([.B6:.F6])" office:value-type="float" office:value="26.9431036" calcext:value-type="float">
            <text:p>26.9431036</text:p>
          </table:table-cell>
          <table:table-cell table:style-name="ce4" table:formula="of:=AVERAGE([.B11:.F11])" office:value-type="float" office:value="16.6028362" calcext:value-type="float">
            <text:p>16.6028362</text:p>
          </table:table-cell>
          <table:table-cell table:style-name="ce4" table:formula="of:=AVERAGE([.B16:.F16])" office:value-type="float" office:value="26.9506446" calcext:value-type="float">
            <text:p>26.9506446</text:p>
          </table:table-cell>
          <table:table-cell table:style-name="ce4" table:formula="of:=AVERAGE([.B21:.F21])" office:value-type="float" office:value="16.5891448" calcext:value-type="float">
            <text:p>16.589144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56721" calcext:value-type="float">
            <text:p>20.556721</text:p>
          </table:table-cell>
          <table:table-cell office:value-type="float" office:value="20.561303" calcext:value-type="float">
            <text:p>20.561303</text:p>
          </table:table-cell>
          <table:table-cell office:value-type="float" office:value="20.537589" calcext:value-type="float">
            <text:p>20.537589</text:p>
          </table:table-cell>
          <table:table-cell office:value-type="float" office:value="20.538483" calcext:value-type="float">
            <text:p>20.538483</text:p>
          </table:table-cell>
          <table:table-cell office:value-type="float" office:value="20.53422" calcext:value-type="float">
            <text:p>20.53422</text:p>
          </table:table-cell>
          <table:table-cell table:formula="of:=AVERAGE([.B8:.F8])" office:value-type="float" office:value="20.5456632" calcext:value-type="float">
            <text:p>20.5456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2168" calcext:value-type="float">
            <text:p>19.52168</text:p>
          </table:table-cell>
          <table:table-cell office:value-type="float" office:value="19.393927" calcext:value-type="float">
            <text:p>19.393927</text:p>
          </table:table-cell>
          <table:table-cell office:value-type="float" office:value="19.389242" calcext:value-type="float">
            <text:p>19.389242</text:p>
          </table:table-cell>
          <table:table-cell office:value-type="float" office:value="19.532811" calcext:value-type="float">
            <text:p>19.532811</text:p>
          </table:table-cell>
          <table:table-cell office:value-type="float" office:value="19.562837" calcext:value-type="float">
            <text:p>19.562837</text:p>
          </table:table-cell>
          <table:table-cell table:formula="of:=AVERAGE([.B9:.F9])" office:value-type="float" office:value="19.4800994" calcext:value-type="float">
            <text:p>19.4800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18211" calcext:value-type="float">
            <text:p>18.18211</text:p>
          </table:table-cell>
          <table:table-cell office:value-type="float" office:value="18.162452" calcext:value-type="float">
            <text:p>18.162452</text:p>
          </table:table-cell>
          <table:table-cell office:value-type="float" office:value="18.336475" calcext:value-type="float">
            <text:p>18.336475</text:p>
          </table:table-cell>
          <table:table-cell office:value-type="float" office:value="18.227355" calcext:value-type="float">
            <text:p>18.227355</text:p>
          </table:table-cell>
          <table:table-cell office:value-type="float" office:value="18.091245" calcext:value-type="float">
            <text:p>18.091245</text:p>
          </table:table-cell>
          <table:table-cell table:formula="of:=AVERAGE([.B10:.F10])" office:value-type="float" office:value="18.1999274" calcext:value-type="float">
            <text:p>18.1999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18792" calcext:value-type="float">
            <text:p>16.518792</text:p>
          </table:table-cell>
          <table:table-cell office:value-type="float" office:value="16.710004" calcext:value-type="float">
            <text:p>16.710004</text:p>
          </table:table-cell>
          <table:table-cell office:value-type="float" office:value="16.671074" calcext:value-type="float">
            <text:p>16.671074</text:p>
          </table:table-cell>
          <table:table-cell office:value-type="float" office:value="16.548322" calcext:value-type="float">
            <text:p>16.548322</text:p>
          </table:table-cell>
          <table:table-cell office:value-type="float" office:value="16.565989" calcext:value-type="float">
            <text:p>16.565989</text:p>
          </table:table-cell>
          <table:table-cell table:formula="of:=AVERAGE([.B11:.F11])" office:value-type="float" office:value="16.6028362" calcext:value-type="float">
            <text:p>16.6028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6.914745" calcext:value-type="float">
            <text:p>26.914745</text:p>
          </table:table-cell>
          <table:table-cell office:value-type="float" office:value="26.908808" calcext:value-type="float">
            <text:p>26.908808</text:p>
          </table:table-cell>
          <table:table-cell office:value-type="float" office:value="26.900213" calcext:value-type="float">
            <text:p>26.900213</text:p>
          </table:table-cell>
          <table:table-cell office:value-type="float" office:value="26.916526" calcext:value-type="float">
            <text:p>26.916526</text:p>
          </table:table-cell>
          <table:table-cell office:value-type="float" office:value="26.916309" calcext:value-type="float">
            <text:p>26.916309</text:p>
          </table:table-cell>
          <table:table-cell table:formula="of:=AVERAGE([.B13:.F13])" office:value-type="float" office:value="26.9113202" calcext:value-type="float">
            <text:p>26.911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12832" calcext:value-type="float">
            <text:p>26.912832</text:p>
          </table:table-cell>
          <table:table-cell office:value-type="float" office:value="26.965205" calcext:value-type="float">
            <text:p>26.965205</text:p>
          </table:table-cell>
          <table:table-cell office:value-type="float" office:value="26.940445" calcext:value-type="float">
            <text:p>26.940445</text:p>
          </table:table-cell>
          <table:table-cell office:value-type="float" office:value="26.903453" calcext:value-type="float">
            <text:p>26.903453</text:p>
          </table:table-cell>
          <table:table-cell office:value-type="float" office:value="27.580412" calcext:value-type="float">
            <text:p>27.580412</text:p>
          </table:table-cell>
          <table:table-cell table:formula="of:=AVERAGE([.B14:.F14])" office:value-type="float" office:value="27.0604694" calcext:value-type="float">
            <text:p>27.0604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4635" calcext:value-type="float">
            <text:p>26.94635</text:p>
          </table:table-cell>
          <table:table-cell office:value-type="float" office:value="26.877424" calcext:value-type="float">
            <text:p>26.877424</text:p>
          </table:table-cell>
          <table:table-cell office:value-type="float" office:value="26.951921" calcext:value-type="float">
            <text:p>26.951921</text:p>
          </table:table-cell>
          <table:table-cell office:value-type="float" office:value="26.909189" calcext:value-type="float">
            <text:p>26.909189</text:p>
          </table:table-cell>
          <table:table-cell office:value-type="float" office:value="26.874421" calcext:value-type="float">
            <text:p>26.874421</text:p>
          </table:table-cell>
          <table:table-cell table:formula="of:=AVERAGE([.B15:.F15])" office:value-type="float" office:value="26.911861" calcext:value-type="float">
            <text:p>26.911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56243" calcext:value-type="float">
            <text:p>26.956243</text:p>
          </table:table-cell>
          <table:table-cell office:value-type="float" office:value="26.955049" calcext:value-type="float">
            <text:p>26.955049</text:p>
          </table:table-cell>
          <table:table-cell office:value-type="float" office:value="26.887605" calcext:value-type="float">
            <text:p>26.887605</text:p>
          </table:table-cell>
          <table:table-cell office:value-type="float" office:value="26.960202" calcext:value-type="float">
            <text:p>26.960202</text:p>
          </table:table-cell>
          <table:table-cell office:value-type="float" office:value="26.994124" calcext:value-type="float">
            <text:p>26.994124</text:p>
          </table:table-cell>
          <table:table-cell table:formula="of:=AVERAGE([.B16:.F16])" office:value-type="float" office:value="26.9506446" calcext:value-type="float">
            <text:p>26.9506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18114" calcext:value-type="float">
            <text:p>20.518114</text:p>
          </table:table-cell>
          <table:table-cell office:value-type="float" office:value="20.530398" calcext:value-type="float">
            <text:p>20.530398</text:p>
          </table:table-cell>
          <table:table-cell office:value-type="float" office:value="20.494315" calcext:value-type="float">
            <text:p>20.494315</text:p>
          </table:table-cell>
          <table:table-cell office:value-type="float" office:value="20.490839" calcext:value-type="float">
            <text:p>20.490839</text:p>
          </table:table-cell>
          <table:table-cell office:value-type="float" office:value="20.545506" calcext:value-type="float">
            <text:p>20.545506</text:p>
          </table:table-cell>
          <table:table-cell table:formula="of:=AVERAGE([.B18:.F18])" office:value-type="float" office:value="20.5158344" calcext:value-type="float">
            <text:p>20.5158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87463" calcext:value-type="float">
            <text:p>19.587463</text:p>
          </table:table-cell>
          <table:table-cell office:value-type="float" office:value="19.453131" calcext:value-type="float">
            <text:p>19.453131</text:p>
          </table:table-cell>
          <table:table-cell office:value-type="float" office:value="19.429222" calcext:value-type="float">
            <text:p>19.429222</text:p>
          </table:table-cell>
          <table:table-cell office:value-type="float" office:value="19.563119" calcext:value-type="float">
            <text:p>19.563119</text:p>
          </table:table-cell>
          <table:table-cell office:value-type="float" office:value="19.585962" calcext:value-type="float">
            <text:p>19.585962</text:p>
          </table:table-cell>
          <table:table-cell table:formula="of:=AVERAGE([.B19:.F19])" office:value-type="float" office:value="19.5237794" calcext:value-type="float">
            <text:p>19.5237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041825" calcext:value-type="float">
            <text:p>18.041825</text:p>
          </table:table-cell>
          <table:table-cell office:value-type="float" office:value="18.066505" calcext:value-type="float">
            <text:p>18.066505</text:p>
          </table:table-cell>
          <table:table-cell office:value-type="float" office:value="18.238498" calcext:value-type="float">
            <text:p>18.238498</text:p>
          </table:table-cell>
          <table:table-cell office:value-type="float" office:value="18.267845" calcext:value-type="float">
            <text:p>18.267845</text:p>
          </table:table-cell>
          <table:table-cell office:value-type="float" office:value="18.129449" calcext:value-type="float">
            <text:p>18.129449</text:p>
          </table:table-cell>
          <table:table-cell table:formula="of:=AVERAGE([.B20:.F20])" office:value-type="float" office:value="18.1488244" calcext:value-type="float">
            <text:p>18.1488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90311" calcext:value-type="float">
            <text:p>16.590311</text:p>
          </table:table-cell>
          <table:table-cell office:value-type="float" office:value="16.683831" calcext:value-type="float">
            <text:p>16.683831</text:p>
          </table:table-cell>
          <table:table-cell office:value-type="float" office:value="16.664715" calcext:value-type="float">
            <text:p>16.664715</text:p>
          </table:table-cell>
          <table:table-cell office:value-type="float" office:value="16.49718" calcext:value-type="float">
            <text:p>16.49718</text:p>
          </table:table-cell>
          <table:table-cell office:value-type="float" office:value="16.509687" calcext:value-type="float">
            <text:p>16.509687</text:p>
          </table:table-cell>
          <table:table-cell table:formula="of:=AVERAGE([.B21:.F21])" office:value-type="float" office:value="16.5891448" calcext:value-type="float">
            <text:p>16.5891448</text:p>
          </table:table-cell>
          <table:table-cell table:number-columns-repeated="6"/>
        </table:table-row>
      </table:table>
      <table:table table:name="1000-128" table:style-name="ta1">
        <table:table-column table:style-name="co3" table:number-columns-repeated="9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1000-128</text:p>
          </table:table-cell>
          <table:table-cell table:number-columns-repeated="8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0025" calcext:value-type="float">
            <text:p>3.660025</text:p>
          </table:table-cell>
          <table:table-cell office:value-type="float" office:value="3.611461" calcext:value-type="float">
            <text:p>3.611461</text:p>
          </table:table-cell>
          <table:table-cell office:value-type="float" office:value="3.603093" calcext:value-type="float">
            <text:p>3.603093</text:p>
          </table:table-cell>
          <table:table-cell office:value-type="float" office:value="3.622182" calcext:value-type="float">
            <text:p>3.622182</text:p>
          </table:table-cell>
          <table:table-cell office:value-type="float" office:value="3.625066" calcext:value-type="float">
            <text:p>3.625066</text:p>
          </table:table-cell>
          <table:table-cell office:value-type="float" office:value="3.6243654" calcext:value-type="float">
            <text:p>3.6243654</text:p>
          </table:table-cell>
          <table:table-cell table:formula="of:=AVERAGE([.D2:.I2])" office:value-type="float" office:value="3.6243654" calcext:value-type="float">
            <text:p>3.6243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093" calcext:value-type="float">
            <text:p>1.893093</text:p>
          </table:table-cell>
          <table:table-cell office:value-type="float" office:value="1.895556" calcext:value-type="float">
            <text:p>1.895556</text:p>
          </table:table-cell>
          <table:table-cell office:value-type="float" office:value="1.885479" calcext:value-type="float">
            <text:p>1.885479</text:p>
          </table:table-cell>
          <table:table-cell office:value-type="float" office:value="1.891043" calcext:value-type="float">
            <text:p>1.891043</text:p>
          </table:table-cell>
          <table:table-cell office:value-type="float" office:value="1.890764" calcext:value-type="float">
            <text:p>1.890764</text:p>
          </table:table-cell>
          <table:table-cell office:value-type="float" office:value="1.891187" calcext:value-type="float">
            <text:p>1.891187</text:p>
          </table:table-cell>
          <table:table-cell table:formula="of:=AVERAGE([.D3:.I3])" office:value-type="float" office:value="1.891187" calcext:value-type="float">
            <text:p>1.8911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324" calcext:value-type="float">
            <text:p>1.964324</text:p>
          </table:table-cell>
          <table:table-cell office:value-type="float" office:value="1.897012" calcext:value-type="float">
            <text:p>1.897012</text:p>
          </table:table-cell>
          <table:table-cell office:value-type="float" office:value="1.901356" calcext:value-type="float">
            <text:p>1.901356</text:p>
          </table:table-cell>
          <table:table-cell office:value-type="float" office:value="1.906971" calcext:value-type="float">
            <text:p>1.906971</text:p>
          </table:table-cell>
          <table:table-cell office:value-type="float" office:value="1.916536" calcext:value-type="float">
            <text:p>1.916536</text:p>
          </table:table-cell>
          <table:table-cell office:value-type="float" office:value="1.9172398" calcext:value-type="float">
            <text:p>1.9172398</text:p>
          </table:table-cell>
          <table:table-cell table:formula="of:=AVERAGE([.D4:.I4])" office:value-type="float" office:value="1.9172398" calcext:value-type="float">
            <text:p>1.9172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2898" calcext:value-type="float">
            <text:p>1.012898</text:p>
          </table:table-cell>
          <table:table-cell office:value-type="float" office:value="1.011449" calcext:value-type="float">
            <text:p>1.011449</text:p>
          </table:table-cell>
          <table:table-cell office:value-type="float" office:value="1.009553" calcext:value-type="float">
            <text:p>1.009553</text:p>
          </table:table-cell>
          <table:table-cell office:value-type="float" office:value="1.012094" calcext:value-type="float">
            <text:p>1.012094</text:p>
          </table:table-cell>
          <table:table-cell office:value-type="float" office:value="1.009748" calcext:value-type="float">
            <text:p>1.009748</text:p>
          </table:table-cell>
          <table:table-cell office:value-type="float" office:value="1.0111484" calcext:value-type="float">
            <text:p>1.0111484</text:p>
          </table:table-cell>
          <table:table-cell table:formula="of:=AVERAGE([.D5:.I5])" office:value-type="float" office:value="1.0111484" calcext:value-type="float">
            <text:p>1.011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2483" calcext:value-type="float">
            <text:p>1.01248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1.013049" calcext:value-type="float">
            <text:p>1.013049</text:p>
          </table:table-cell>
          <table:table-cell office:value-type="float" office:value="1.014113" calcext:value-type="float">
            <text:p>1.014113</text:p>
          </table:table-cell>
          <table:table-cell office:value-type="float" office:value="1.006376" calcext:value-type="float">
            <text:p>1.006376</text:p>
          </table:table-cell>
          <table:table-cell office:value-type="float" office:value="1.010946" calcext:value-type="float">
            <text:p>1.010946</text:p>
          </table:table-cell>
          <table:table-cell table:formula="of:=AVERAGE([.D6:.I6])" office:value-type="float" office:value="1.010946" calcext:value-type="float">
            <text:p>1.010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3273" calcext:value-type="float">
            <text:p>1.003273</text:p>
          </table:table-cell>
          <table:table-cell office:value-type="float" office:value="1.003272" calcext:value-type="float">
            <text:p>1.003272</text:p>
          </table:table-cell>
          <table:table-cell office:value-type="float" office:value="1.005535" calcext:value-type="float">
            <text:p>1.005535</text:p>
          </table:table-cell>
          <table:table-cell office:value-type="float" office:value="1.008602" calcext:value-type="float">
            <text:p>1.008602</text:p>
          </table:table-cell>
          <table:table-cell office:value-type="float" office:value="1.006032" calcext:value-type="float">
            <text:p>1.006032</text:p>
          </table:table-cell>
          <table:table-cell office:value-type="float" office:value="1.0053428" calcext:value-type="float">
            <text:p>1.0053428</text:p>
          </table:table-cell>
          <table:table-cell table:formula="of:=AVERAGE([.D7:.I7])" office:value-type="float" office:value="1.0053428" calcext:value-type="float">
            <text:p>1.005342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04788" calcext:value-type="float">
            <text:p>3.604788</text:p>
          </table:table-cell>
          <table:table-cell office:value-type="float" office:value="3.590793" calcext:value-type="float">
            <text:p>3.590793</text:p>
          </table:table-cell>
          <table:table-cell office:value-type="float" office:value="3.590524" calcext:value-type="float">
            <text:p>3.590524</text:p>
          </table:table-cell>
          <table:table-cell office:value-type="float" office:value="3.586951" calcext:value-type="float">
            <text:p>3.586951</text:p>
          </table:table-cell>
          <table:table-cell office:value-type="float" office:value="3.590507" calcext:value-type="float">
            <text:p>3.590507</text:p>
          </table:table-cell>
          <table:table-cell office:value-type="float" office:value="3.5927126" calcext:value-type="float">
            <text:p>3.5927126</text:p>
          </table:table-cell>
          <table:table-cell table:formula="of:=AVERAGE([.D8:.I8])" office:value-type="float" office:value="3.5927126" calcext:value-type="float">
            <text:p>3.592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4742" calcext:value-type="float">
            <text:p>1.884742</text:p>
          </table:table-cell>
          <table:table-cell office:value-type="float" office:value="1.892076" calcext:value-type="float">
            <text:p>1.892076</text:p>
          </table:table-cell>
          <table:table-cell office:value-type="float" office:value="1.886577" calcext:value-type="float">
            <text:p>1.886577</text:p>
          </table:table-cell>
          <table:table-cell office:value-type="float" office:value="1.893131" calcext:value-type="float">
            <text:p>1.893131</text:p>
          </table:table-cell>
          <table:table-cell office:value-type="float" office:value="1.89657" calcext:value-type="float">
            <text:p>1.89657</text:p>
          </table:table-cell>
          <table:table-cell office:value-type="float" office:value="1.8906192" calcext:value-type="float">
            <text:p>1.8906192</text:p>
          </table:table-cell>
          <table:table-cell table:formula="of:=AVERAGE([.D9:.I9])" office:value-type="float" office:value="1.8906192" calcext:value-type="float">
            <text:p>1.8906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168" calcext:value-type="float">
            <text:p>1.964168</text:p>
          </table:table-cell>
          <table:table-cell office:value-type="float" office:value="1.959081" calcext:value-type="float">
            <text:p>1.959081</text:p>
          </table:table-cell>
          <table:table-cell office:value-type="float" office:value="1.927499" calcext:value-type="float">
            <text:p>1.927499</text:p>
          </table:table-cell>
          <table:table-cell office:value-type="float" office:value="1.945081" calcext:value-type="float">
            <text:p>1.945081</text:p>
          </table:table-cell>
          <table:table-cell office:value-type="float" office:value="1.945389" calcext:value-type="float">
            <text:p>1.945389</text:p>
          </table:table-cell>
          <table:table-cell office:value-type="float" office:value="1.9482436" calcext:value-type="float">
            <text:p>1.9482436</text:p>
          </table:table-cell>
          <table:table-cell table:formula="of:=AVERAGE([.D10:.I10])" office:value-type="float" office:value="1.9482436" calcext:value-type="float">
            <text:p>1.9482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0993" calcext:value-type="float">
            <text:p>1.010993</text:p>
          </table:table-cell>
          <table:table-cell office:value-type="float" office:value="1.012694" calcext:value-type="float">
            <text:p>1.012694</text:p>
          </table:table-cell>
          <table:table-cell office:value-type="float" office:value="1.008487" calcext:value-type="float">
            <text:p>1.008487</text:p>
          </table:table-cell>
          <table:table-cell office:value-type="float" office:value="1.012954" calcext:value-type="float">
            <text:p>1.012954</text:p>
          </table:table-cell>
          <table:table-cell office:value-type="float" office:value="1.006191" calcext:value-type="float">
            <text:p>1.006191</text:p>
          </table:table-cell>
          <table:table-cell office:value-type="float" office:value="1.0102638" calcext:value-type="float">
            <text:p>1.0102638</text:p>
          </table:table-cell>
          <table:table-cell table:formula="of:=AVERAGE([.D11:.I11])" office:value-type="float" office:value="1.0102638" calcext:value-type="float">
            <text:p>1.0102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284" calcext:value-type="float">
            <text:p>1.014284</text:p>
          </table:table-cell>
          <table:table-cell office:value-type="float" office:value="1.005422" calcext:value-type="float">
            <text:p>1.005422</text:p>
          </table:table-cell>
          <table:table-cell office:value-type="float" office:value="1.012516" calcext:value-type="float">
            <text:p>1.012516</text:p>
          </table:table-cell>
          <table:table-cell office:value-type="float" office:value="1.009675" calcext:value-type="float">
            <text:p>1.009675</text:p>
          </table:table-cell>
          <table:table-cell office:value-type="float" office:value="1.007915" calcext:value-type="float">
            <text:p>1.007915</text:p>
          </table:table-cell>
          <table:table-cell office:value-type="float" office:value="1.0099624" calcext:value-type="float">
            <text:p>1.0099624</text:p>
          </table:table-cell>
          <table:table-cell table:formula="of:=AVERAGE([.D12:.I12])" office:value-type="float" office:value="1.0099624" calcext:value-type="float">
            <text:p>1.009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.014367" calcext:value-type="float">
            <text:p>1.014367</text:p>
          </table:table-cell>
          <table:table-cell office:value-type="float" office:value="1.012466" calcext:value-type="float">
            <text:p>1.012466</text:p>
          </table:table-cell>
          <table:table-cell office:value-type="float" office:value="1.006263" calcext:value-type="float">
            <text:p>1.006263</text:p>
          </table:table-cell>
          <table:table-cell office:value-type="float" office:value="1.007464" calcext:value-type="float">
            <text:p>1.007464</text:p>
          </table:table-cell>
          <table:table-cell office:value-type="float" office:value="1.0095898" calcext:value-type="float">
            <text:p>1.0095898</text:p>
          </table:table-cell>
          <table:table-cell table:formula="of:=AVERAGE([.D13:.I13])" office:value-type="float" office:value="1.0095898" calcext:value-type="float">
            <text:p>1.009589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8223" calcext:value-type="float">
            <text:p>0.248223</text:p>
          </table:table-cell>
          <table:table-cell office:value-type="float" office:value="0.261528" calcext:value-type="float">
            <text:p>0.261528</text:p>
          </table:table-cell>
          <table:table-cell office:value-type="float" office:value="0.243939" calcext:value-type="float">
            <text:p>0.243939</text:p>
          </table:table-cell>
          <table:table-cell office:value-type="float" office:value="0.22642" calcext:value-type="float">
            <text:p>0.22642</text:p>
          </table:table-cell>
          <table:table-cell office:value-type="float" office:value="0.22532" calcext:value-type="float">
            <text:p>0.22532</text:p>
          </table:table-cell>
          <table:table-cell office:value-type="float" office:value="0.241086" calcext:value-type="float">
            <text:p>0.241086</text:p>
          </table:table-cell>
          <table:table-cell table:formula="of:=AVERAGE([.D14:.I14])" office:value-type="float" office:value="0.241086" calcext:value-type="float">
            <text:p>0.241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9691" calcext:value-type="float">
            <text:p>0.189691</text:p>
          </table:table-cell>
          <table:table-cell office:value-type="float" office:value="0.159504" calcext:value-type="float">
            <text:p>0.159504</text:p>
          </table:table-cell>
          <table:table-cell office:value-type="float" office:value="0.16438" calcext:value-type="float">
            <text:p>0.16438</text:p>
          </table:table-cell>
          <table:table-cell office:value-type="float" office:value="0.157652" calcext:value-type="float">
            <text:p>0.157652</text:p>
          </table:table-cell>
          <table:table-cell office:value-type="float" office:value="0.163818" calcext:value-type="float">
            <text:p>0.163818</text:p>
          </table:table-cell>
          <table:table-cell office:value-type="float" office:value="0.167009" calcext:value-type="float">
            <text:p>0.167009</text:p>
          </table:table-cell>
          <table:table-cell table:formula="of:=AVERAGE([.D15:.I15])" office:value-type="float" office:value="0.167009" calcext:value-type="float">
            <text:p>0.167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1797" calcext:value-type="float">
            <text:p>0.161797</text:p>
          </table:table-cell>
          <table:table-cell office:value-type="float" office:value="0.164144" calcext:value-type="float">
            <text:p>0.164144</text:p>
          </table:table-cell>
          <table:table-cell office:value-type="float" office:value="0.163081" calcext:value-type="float">
            <text:p>0.163081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66441" calcext:value-type="float">
            <text:p>0.166441</text:p>
          </table:table-cell>
          <table:table-cell office:value-type="float" office:value="0.1641686" calcext:value-type="float">
            <text:p>0.1641686</text:p>
          </table:table-cell>
          <table:table-cell table:formula="of:=AVERAGE([.D16:.I16])" office:value-type="float" office:value="0.1641686" calcext:value-type="float">
            <text:p>0.1641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246" calcext:value-type="float">
            <text:p>0.112246</text:p>
          </table:table-cell>
          <table:table-cell office:value-type="float" office:value="0.112082" calcext:value-type="float">
            <text:p>0.112082</text:p>
          </table:table-cell>
          <table:table-cell office:value-type="float" office:value="0.109887" calcext:value-type="float">
            <text:p>0.109887</text:p>
          </table:table-cell>
          <table:table-cell office:value-type="float" office:value="0.111823" calcext:value-type="float">
            <text:p>0.111823</text:p>
          </table:table-cell>
          <table:table-cell office:value-type="float" office:value="0.113183" calcext:value-type="float">
            <text:p>0.113183</text:p>
          </table:table-cell>
          <table:table-cell office:value-type="float" office:value="0.1118442" calcext:value-type="float">
            <text:p>0.1118442</text:p>
          </table:table-cell>
          <table:table-cell table:formula="of:=AVERAGE([.D17:.I17])" office:value-type="float" office:value="0.1118442" calcext:value-type="float">
            <text:p>0.1118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395" calcext:value-type="float">
            <text:p>0.116395</text:p>
          </table:table-cell>
          <table:table-cell office:value-type="float" office:value="0.114839" calcext:value-type="float">
            <text:p>0.114839</text:p>
          </table:table-cell>
          <table:table-cell office:value-type="float" office:value="0.111197" calcext:value-type="float">
            <text:p>0.111197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110429" calcext:value-type="float">
            <text:p>0.110429</text:p>
          </table:table-cell>
          <table:table-cell office:value-type="float" office:value="0.1132782" calcext:value-type="float">
            <text:p>0.1132782</text:p>
          </table:table-cell>
          <table:table-cell table:formula="of:=AVERAGE([.D18:.I18])" office:value-type="float" office:value="0.1132782" calcext:value-type="float">
            <text:p>0.1132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0809" calcext:value-type="float">
            <text:p>0.110809</text:p>
          </table:table-cell>
          <table:table-cell office:value-type="float" office:value="0.109475" calcext:value-type="float">
            <text:p>0.109475</text:p>
          </table:table-cell>
          <table:table-cell office:value-type="float" office:value="0.114292" calcext:value-type="float">
            <text:p>0.114292</text:p>
          </table:table-cell>
          <table:table-cell office:value-type="float" office:value="0.119283" calcext:value-type="float">
            <text:p>0.119283</text:p>
          </table:table-cell>
          <table:table-cell office:value-type="float" office:value="0.10942" calcext:value-type="float">
            <text:p>0.10942</text:p>
          </table:table-cell>
          <table:table-cell office:value-type="float" office:value="0.1126558" calcext:value-type="float">
            <text:p>0.1126558</text:p>
          </table:table-cell>
          <table:table-cell table:formula="of:=AVERAGE([.D19:.I19])" office:value-type="float" office:value="0.1126558" calcext:value-type="float">
            <text:p>0.11265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27019" calcext:value-type="float">
            <text:p>0.227019</text:p>
          </table:table-cell>
          <table:table-cell office:value-type="float" office:value="0.198288" calcext:value-type="float">
            <text:p>0.198288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187001" calcext:value-type="float">
            <text:p>0.187001</text:p>
          </table:table-cell>
          <table:table-cell office:value-type="float" office:value="0.187651" calcext:value-type="float">
            <text:p>0.187651</text:p>
          </table:table-cell>
          <table:table-cell office:value-type="float" office:value="0.1973422" calcext:value-type="float">
            <text:p>0.1973422</text:p>
          </table:table-cell>
          <table:table-cell table:formula="of:=AVERAGE([.D20:.I20])" office:value-type="float" office:value="0.1973422" calcext:value-type="float">
            <text:p>0.1973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9465" calcext:value-type="float">
            <text:p>0.119465</text:p>
          </table:table-cell>
          <table:table-cell office:value-type="float" office:value="0.122399" calcext:value-type="float">
            <text:p>0.122399</text:p>
          </table:table-cell>
          <table:table-cell office:value-type="float" office:value="0.114833" calcext:value-type="float">
            <text:p>0.114833</text:p>
          </table:table-cell>
          <table:table-cell office:value-type="float" office:value="0.114946" calcext:value-type="float">
            <text:p>0.114946</text:p>
          </table:table-cell>
          <table:table-cell office:value-type="float" office:value="0.116664" calcext:value-type="float">
            <text:p>0.116664</text:p>
          </table:table-cell>
          <table:table-cell office:value-type="float" office:value="0.1176614" calcext:value-type="float">
            <text:p>0.1176614</text:p>
          </table:table-cell>
          <table:table-cell table:formula="of:=AVERAGE([.D21:.I21])" office:value-type="float" office:value="0.1176614" calcext:value-type="float">
            <text:p>0.1176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8996" calcext:value-type="float">
            <text:p>0.128996</text:p>
          </table:table-cell>
          <table:table-cell office:value-type="float" office:value="0.127981" calcext:value-type="float">
            <text:p>0.127981</text:p>
          </table:table-cell>
          <table:table-cell office:value-type="float" office:value="0.133174" calcext:value-type="float">
            <text:p>0.133174</text:p>
          </table:table-cell>
          <table:table-cell office:value-type="float" office:value="0.128266" calcext:value-type="float">
            <text:p>0.128266</text:p>
          </table:table-cell>
          <table:table-cell office:value-type="float" office:value="0.130785" calcext:value-type="float">
            <text:p>0.130785</text:p>
          </table:table-cell>
          <table:table-cell office:value-type="float" office:value="0.1298404" calcext:value-type="float">
            <text:p>0.1298404</text:p>
          </table:table-cell>
          <table:table-cell table:formula="of:=AVERAGE([.D22:.I22])" office:value-type="float" office:value="0.1298404" calcext:value-type="float">
            <text:p>0.1298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096776" calcext:value-type="float">
            <text:p>0.096776</text:p>
          </table:table-cell>
          <table:table-cell office:value-type="float" office:value="0.102812" calcext:value-type="float">
            <text:p>0.102812</text:p>
          </table:table-cell>
          <table:table-cell office:value-type="float" office:value="0.098715" calcext:value-type="float">
            <text:p>0.098715</text:p>
          </table:table-cell>
          <table:table-cell office:value-type="float" office:value="0.102484" calcext:value-type="float">
            <text:p>0.102484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999074" calcext:value-type="float">
            <text:p>0.0999074</text:p>
          </table:table-cell>
          <table:table-cell table:formula="of:=AVERAGE([.D23:.I23])" office:value-type="float" office:value="0.0999074" calcext:value-type="float">
            <text:p>0.0999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3291" calcext:value-type="float">
            <text:p>0.103291</text:p>
          </table:table-cell>
          <table:table-cell office:value-type="float" office:value="0.105458" calcext:value-type="float">
            <text:p>0.105458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5497" calcext:value-type="float">
            <text:p>0.105497</text:p>
          </table:table-cell>
          <table:table-cell office:value-type="float" office:value="0.104902" calcext:value-type="float">
            <text:p>0.104902</text:p>
          </table:table-cell>
          <table:table-cell office:value-type="float" office:value="0.1044644" calcext:value-type="float">
            <text:p>0.1044644</text:p>
          </table:table-cell>
          <table:table-cell table:formula="of:=AVERAGE([.D24:.I24])" office:value-type="float" office:value="0.1044644" calcext:value-type="float">
            <text:p>0.1044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1511" calcext:value-type="float">
            <text:p>0.101511</text:p>
          </table:table-cell>
          <table:table-cell office:value-type="float" office:value="0.102765" calcext:value-type="float">
            <text:p>0.102765</text:p>
          </table:table-cell>
          <table:table-cell office:value-type="float" office:value="0.105565" calcext:value-type="float">
            <text:p>0.105565</text:p>
          </table:table-cell>
          <table:table-cell office:value-type="float" office:value="0.102724" calcext:value-type="float">
            <text:p>0.102724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1037316" calcext:value-type="float">
            <text:p>0.1037316</text:p>
          </table:table-cell>
          <table:table-cell table:formula="of:=AVERAGE([.D25:.I25])" office:value-type="float" office:value="0.1037316" calcext:value-type="float">
            <text:p>0.103731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901" calcext:value-type="float">
            <text:p>3.612901</text:p>
          </table:table-cell>
          <table:table-cell office:value-type="float" office:value="3.605462" calcext:value-type="float">
            <text:p>3.605462</text:p>
          </table:table-cell>
          <table:table-cell office:value-type="float" office:value="3.609267" calcext:value-type="float">
            <text:p>3.609267</text:p>
          </table:table-cell>
          <table:table-cell office:value-type="float" office:value="3.606661" calcext:value-type="float">
            <text:p>3.606661</text:p>
          </table:table-cell>
          <table:table-cell office:value-type="float" office:value="3.603042" calcext:value-type="float">
            <text:p>3.603042</text:p>
          </table:table-cell>
          <table:table-cell office:value-type="float" office:value="3.6074666" calcext:value-type="float">
            <text:p>3.6074666</text:p>
          </table:table-cell>
          <table:table-cell table:formula="of:=AVERAGE([.D26:.I26])" office:value-type="float" office:value="3.6074666" calcext:value-type="float">
            <text:p>3.607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2991" calcext:value-type="float">
            <text:p>1.872991</text:p>
          </table:table-cell>
          <table:table-cell office:value-type="float" office:value="1.841015" calcext:value-type="float">
            <text:p>1.841015</text:p>
          </table:table-cell>
          <table:table-cell office:value-type="float" office:value="1.834606" calcext:value-type="float">
            <text:p>1.834606</text:p>
          </table:table-cell>
          <table:table-cell office:value-type="float" office:value="1.845543" calcext:value-type="float">
            <text:p>1.845543</text:p>
          </table:table-cell>
          <table:table-cell office:value-type="float" office:value="1.844231" calcext:value-type="float">
            <text:p>1.844231</text:p>
          </table:table-cell>
          <table:table-cell office:value-type="float" office:value="1.8476772" calcext:value-type="float">
            <text:p>1.8476772</text:p>
          </table:table-cell>
          <table:table-cell table:formula="of:=AVERAGE([.D27:.I27])" office:value-type="float" office:value="1.8476772" calcext:value-type="float">
            <text:p>1.8476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83481" calcext:value-type="float">
            <text:p>1.883481</text:p>
          </table:table-cell>
          <table:table-cell office:value-type="float" office:value="1.879287" calcext:value-type="float">
            <text:p>1.879287</text:p>
          </table:table-cell>
          <table:table-cell office:value-type="float" office:value="1.883083" calcext:value-type="float">
            <text:p>1.883083</text:p>
          </table:table-cell>
          <table:table-cell office:value-type="float" office:value="1.879499" calcext:value-type="float">
            <text:p>1.879499</text:p>
          </table:table-cell>
          <table:table-cell office:value-type="float" office:value="1.897407" calcext:value-type="float">
            <text:p>1.897407</text:p>
          </table:table-cell>
          <table:table-cell office:value-type="float" office:value="1.8845514" calcext:value-type="float">
            <text:p>1.8845514</text:p>
          </table:table-cell>
          <table:table-cell table:formula="of:=AVERAGE([.D28:.I28])" office:value-type="float" office:value="1.8845514" calcext:value-type="float">
            <text:p>1.8845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9003" calcext:value-type="float">
            <text:p>1.029003</text:p>
          </table:table-cell>
          <table:table-cell office:value-type="float" office:value="1.008842" calcext:value-type="float">
            <text:p>1.008842</text:p>
          </table:table-cell>
          <table:table-cell office:value-type="float" office:value="1.017944" calcext:value-type="float">
            <text:p>1.017944</text:p>
          </table:table-cell>
          <table:table-cell office:value-type="float" office:value="1.015188" calcext:value-type="float">
            <text:p>1.015188</text:p>
          </table:table-cell>
          <table:table-cell office:value-type="float" office:value="1.013966" calcext:value-type="float">
            <text:p>1.013966</text:p>
          </table:table-cell>
          <table:table-cell office:value-type="float" office:value="1.0169886" calcext:value-type="float">
            <text:p>1.0169886</text:p>
          </table:table-cell>
          <table:table-cell table:formula="of:=AVERAGE([.D29:.I29])" office:value-type="float" office:value="1.0169886" calcext:value-type="float">
            <text:p>1.0169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1.010892" calcext:value-type="float">
            <text:p>1.010892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1.035802" calcext:value-type="float">
            <text:p>1.035802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1.0038728" calcext:value-type="float">
            <text:p>1.0038728</text:p>
          </table:table-cell>
          <table:table-cell table:formula="of:=AVERAGE([.D30:.I30])" office:value-type="float" office:value="1.0038728" calcext:value-type="float">
            <text:p>1.0038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93" calcext:value-type="float">
            <text:p>1.01793</text:p>
          </table:table-cell>
          <table:table-cell office:value-type="float" office:value="1.005326" calcext:value-type="float">
            <text:p>1.005326</text:p>
          </table:table-cell>
          <table:table-cell office:value-type="float" office:value="1.003003" calcext:value-type="float">
            <text:p>1.003003</text:p>
          </table:table-cell>
          <table:table-cell office:value-type="float" office:value="1.006345" calcext:value-type="float">
            <text:p>1.006345</text:p>
          </table:table-cell>
          <table:table-cell office:value-type="float" office:value="1.005444" calcext:value-type="float">
            <text:p>1.005444</text:p>
          </table:table-cell>
          <table:table-cell office:value-type="float" office:value="1.0076096" calcext:value-type="float">
            <text:p>1.0076096</text:p>
          </table:table-cell>
          <table:table-cell table:formula="of:=AVERAGE([.D31:.I31])" office:value-type="float" office:value="1.0076096" calcext:value-type="float">
            <text:p>1.00760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55953" calcext:value-type="float">
            <text:p>3.655953</text:p>
          </table:table-cell>
          <table:table-cell office:value-type="float" office:value="3.655619" calcext:value-type="float">
            <text:p>3.655619</text:p>
          </table:table-cell>
          <table:table-cell office:value-type="float" office:value="3.604823" calcext:value-type="float">
            <text:p>3.604823</text:p>
          </table:table-cell>
          <table:table-cell office:value-type="float" office:value="3.6096" calcext:value-type="float">
            <text:p>3.6096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3.627857" calcext:value-type="float">
            <text:p>3.627857</text:p>
          </table:table-cell>
          <table:table-cell table:formula="of:=AVERAGE([.D32:.I32])" office:value-type="float" office:value="3.627857" calcext:value-type="float">
            <text:p>3.627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2017" calcext:value-type="float">
            <text:p>1.842017</text:p>
          </table:table-cell>
          <table:table-cell office:value-type="float" office:value="1.864116" calcext:value-type="float">
            <text:p>1.864116</text:p>
          </table:table-cell>
          <table:table-cell office:value-type="float" office:value="1.842953" calcext:value-type="float">
            <text:p>1.842953</text:p>
          </table:table-cell>
          <table:table-cell office:value-type="float" office:value="1.841366" calcext:value-type="float">
            <text:p>1.841366</text:p>
          </table:table-cell>
          <table:table-cell office:value-type="float" office:value="1.841046" calcext:value-type="float">
            <text:p>1.841046</text:p>
          </table:table-cell>
          <table:table-cell office:value-type="float" office:value="1.8462996" calcext:value-type="float">
            <text:p>1.8462996</text:p>
          </table:table-cell>
          <table:table-cell table:formula="of:=AVERAGE([.D33:.I33])" office:value-type="float" office:value="1.8462996" calcext:value-type="float">
            <text:p>1.8462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12353" calcext:value-type="float">
            <text:p>1.912353</text:p>
          </table:table-cell>
          <table:table-cell office:value-type="float" office:value="1.877557" calcext:value-type="float">
            <text:p>1.877557</text:p>
          </table:table-cell>
          <table:table-cell office:value-type="float" office:value="1.883972" calcext:value-type="float">
            <text:p>1.883972</text:p>
          </table:table-cell>
          <table:table-cell office:value-type="float" office:value="1.890557" calcext:value-type="float">
            <text:p>1.890557</text:p>
          </table:table-cell>
          <table:table-cell office:value-type="float" office:value="1.889833" calcext:value-type="float">
            <text:p>1.889833</text:p>
          </table:table-cell>
          <table:table-cell office:value-type="float" office:value="1.8908544" calcext:value-type="float">
            <text:p>1.8908544</text:p>
          </table:table-cell>
          <table:table-cell table:formula="of:=AVERAGE([.D34:.I34])" office:value-type="float" office:value="1.8908544" calcext:value-type="float">
            <text:p>1.8908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4492" calcext:value-type="float">
            <text:p>1.024492</text:p>
          </table:table-cell>
          <table:table-cell office:value-type="float" office:value="1.008452" calcext:value-type="float">
            <text:p>1.008452</text:p>
          </table:table-cell>
          <table:table-cell office:value-type="float" office:value="1.012088" calcext:value-type="float">
            <text:p>1.012088</text:p>
          </table:table-cell>
          <table:table-cell office:value-type="float" office:value="1.008454" calcext:value-type="float">
            <text:p>1.008454</text:p>
          </table:table-cell>
          <table:table-cell office:value-type="float" office:value="1.008344" calcext:value-type="float">
            <text:p>1.008344</text:p>
          </table:table-cell>
          <table:table-cell office:value-type="float" office:value="1.012366" calcext:value-type="float">
            <text:p>1.012366</text:p>
          </table:table-cell>
          <table:table-cell table:formula="of:=AVERAGE([.D35:.I35])" office:value-type="float" office:value="1.012366" calcext:value-type="float">
            <text:p>1.012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86076" calcext:value-type="float">
            <text:p>0.986076</text:p>
          </table:table-cell>
          <table:table-cell office:value-type="float" office:value="0.985518" calcext:value-type="float">
            <text:p>0.985518</text:p>
          </table:table-cell>
          <table:table-cell office:value-type="float" office:value="0.975384" calcext:value-type="float">
            <text:p>0.975384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79454" calcext:value-type="float">
            <text:p>0.979454</text:p>
          </table:table-cell>
          <table:table-cell office:value-type="float" office:value="0.9809502" calcext:value-type="float">
            <text:p>0.9809502</text:p>
          </table:table-cell>
          <table:table-cell table:formula="of:=AVERAGE([.D36:.I36])" office:value-type="float" office:value="0.9809502" calcext:value-type="float">
            <text:p>0.98095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262" calcext:value-type="float">
            <text:p>1.017262</text:p>
          </table:table-cell>
          <table:table-cell office:value-type="float" office:value="1.012916" calcext:value-type="float">
            <text:p>1.012916</text:p>
          </table:table-cell>
          <table:table-cell office:value-type="float" office:value="1.014831" calcext:value-type="float">
            <text:p>1.014831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.013746" calcext:value-type="float">
            <text:p>1.013746</text:p>
          </table:table-cell>
          <table:table-cell table:formula="of:=AVERAGE([.D37:.I37])" office:value-type="float" office:value="1.013746" calcext:value-type="float">
            <text:p>1.01374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5295" calcext:value-type="float">
            <text:p>0.245295</text:p>
          </table:table-cell>
          <table:table-cell office:value-type="float" office:value="0.235963" calcext:value-type="float">
            <text:p>0.235963</text:p>
          </table:table-cell>
          <table:table-cell office:value-type="float" office:value="0.242944" calcext:value-type="float">
            <text:p>0.242944</text:p>
          </table:table-cell>
          <table:table-cell office:value-type="float" office:value="0.239814" calcext:value-type="float">
            <text:p>0.239814</text:p>
          </table:table-cell>
          <table:table-cell office:value-type="float" office:value="0.241987" calcext:value-type="float">
            <text:p>0.241987</text:p>
          </table:table-cell>
          <table:table-cell office:value-type="float" office:value="0.2412006" calcext:value-type="float">
            <text:p>0.2412006</text:p>
          </table:table-cell>
          <table:table-cell table:formula="of:=AVERAGE([.D38:.I38])" office:value-type="float" office:value="0.2412006" calcext:value-type="float">
            <text:p>0.2412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466" calcext:value-type="float">
            <text:p>0.151466</text:p>
          </table:table-cell>
          <table:table-cell office:value-type="float" office:value="0.154696" calcext:value-type="float">
            <text:p>0.154696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0.153839" calcext:value-type="float">
            <text:p>0.153839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1543534" calcext:value-type="float">
            <text:p>0.1543534</text:p>
          </table:table-cell>
          <table:table-cell table:formula="of:=AVERAGE([.D39:.I39])" office:value-type="float" office:value="0.1543534" calcext:value-type="float">
            <text:p>0.15435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025" calcext:value-type="float">
            <text:p>0.16025</text:p>
          </table:table-cell>
          <table:table-cell office:value-type="float" office:value="0.157124" calcext:value-type="float">
            <text:p>0.157124</text:p>
          </table:table-cell>
          <table:table-cell office:value-type="float" office:value="0.158054" calcext:value-type="float">
            <text:p>0.158054</text:p>
          </table:table-cell>
          <table:table-cell office:value-type="float" office:value="0.155003" calcext:value-type="float">
            <text:p>0.155003</text:p>
          </table:table-cell>
          <table:table-cell office:value-type="float" office:value="0.154152" calcext:value-type="float">
            <text:p>0.154152</text:p>
          </table:table-cell>
          <table:table-cell office:value-type="float" office:value="0.1569166" calcext:value-type="float">
            <text:p>0.1569166</text:p>
          </table:table-cell>
          <table:table-cell table:formula="of:=AVERAGE([.D40:.I40])" office:value-type="float" office:value="0.1569166" calcext:value-type="float">
            <text:p>0.1569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5368" calcext:value-type="float">
            <text:p>0.115368</text:p>
          </table:table-cell>
          <table:table-cell office:value-type="float" office:value="0.110084" calcext:value-type="float">
            <text:p>0.110084</text:p>
          </table:table-cell>
          <table:table-cell office:value-type="float" office:value="0.107241" calcext:value-type="float">
            <text:p>0.107241</text:p>
          </table:table-cell>
          <table:table-cell office:value-type="float" office:value="0.112737" calcext:value-type="float">
            <text:p>0.112737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11077" calcext:value-type="float">
            <text:p>0.11077</text:p>
          </table:table-cell>
          <table:table-cell table:formula="of:=AVERAGE([.D41:.I41])" office:value-type="float" office:value="0.11077" calcext:value-type="float">
            <text:p>0.11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3114" calcext:value-type="float">
            <text:p>0.113114</text:p>
          </table:table-cell>
          <table:table-cell office:value-type="float" office:value="0.112642" calcext:value-type="float">
            <text:p>0.112642</text:p>
          </table:table-cell>
          <table:table-cell office:value-type="float" office:value="0.114406" calcext:value-type="float">
            <text:p>0.114406</text:p>
          </table:table-cell>
          <table:table-cell office:value-type="float" office:value="0.11424" calcext:value-type="float">
            <text:p>0.11424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1129444" calcext:value-type="float">
            <text:p>0.1129444</text:p>
          </table:table-cell>
          <table:table-cell table:formula="of:=AVERAGE([.D42:.I42])" office:value-type="float" office:value="0.1129444" calcext:value-type="float">
            <text:p>0.112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6873" calcext:value-type="float">
            <text:p>0.116873</text:p>
          </table:table-cell>
          <table:table-cell office:value-type="float" office:value="0.114258" calcext:value-type="float">
            <text:p>0.114258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115332" calcext:value-type="float">
            <text:p>0.115332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14855" calcext:value-type="float">
            <text:p>0.114855</text:p>
          </table:table-cell>
          <table:table-cell table:formula="of:=AVERAGE([.D43:.I43])" office:value-type="float" office:value="0.114855" calcext:value-type="float">
            <text:p>0.114855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38463" calcext:value-type="float">
            <text:p>0.238463</text:p>
          </table:table-cell>
          <table:table-cell office:value-type="float" office:value="0.235954" calcext:value-type="float">
            <text:p>0.23595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23477" calcext:value-type="float">
            <text:p>0.23477</text:p>
          </table:table-cell>
          <table:table-cell office:value-type="float" office:value="0.23564" calcext:value-type="float">
            <text:p>0.23564</text:p>
          </table:table-cell>
          <table:table-cell office:value-type="float" office:value="0.2362254" calcext:value-type="float">
            <text:p>0.2362254</text:p>
          </table:table-cell>
          <table:table-cell table:formula="of:=AVERAGE([.D44:.I44])" office:value-type="float" office:value="0.2362254" calcext:value-type="float">
            <text:p>0.236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42" calcext:value-type="float">
            <text:p>0.154642</text:p>
          </table:table-cell>
          <table:table-cell office:value-type="float" office:value="0.152762" calcext:value-type="float">
            <text:p>0.152762</text:p>
          </table:table-cell>
          <table:table-cell office:value-type="float" office:value="0.156328" calcext:value-type="float">
            <text:p>0.156328</text:p>
          </table:table-cell>
          <table:table-cell office:value-type="float" office:value="0.157024" calcext:value-type="float">
            <text:p>0.157024</text:p>
          </table:table-cell>
          <table:table-cell office:value-type="float" office:value="0.154844" calcext:value-type="float">
            <text:p>0.154844</text:p>
          </table:table-cell>
          <table:table-cell office:value-type="float" office:value="0.15512" calcext:value-type="float">
            <text:p>0.15512</text:p>
          </table:table-cell>
          <table:table-cell table:formula="of:=AVERAGE([.D45:.I45])" office:value-type="float" office:value="0.15512" calcext:value-type="float">
            <text:p>0.1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3665" calcext:value-type="float">
            <text:p>0.143665</text:p>
          </table:table-cell>
          <table:table-cell office:value-type="float" office:value="0.136352" calcext:value-type="float">
            <text:p>0.136352</text:p>
          </table:table-cell>
          <table:table-cell office:value-type="float" office:value="0.137436" calcext:value-type="float">
            <text:p>0.137436</text:p>
          </table:table-cell>
          <table:table-cell office:value-type="float" office:value="0.141461" calcext:value-type="float">
            <text:p>0.141461</text:p>
          </table:table-cell>
          <table:table-cell office:value-type="float" office:value="0.137185" calcext:value-type="float">
            <text:p>0.137185</text:p>
          </table:table-cell>
          <table:table-cell office:value-type="float" office:value="0.1392198" calcext:value-type="float">
            <text:p>0.1392198</text:p>
          </table:table-cell>
          <table:table-cell table:formula="of:=AVERAGE([.D46:.I46])" office:value-type="float" office:value="0.1392198" calcext:value-type="float">
            <text:p>0.1392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4021" calcext:value-type="float">
            <text:p>0.104021</text:p>
          </table:table-cell>
          <table:table-cell office:value-type="float" office:value="0.104018" calcext:value-type="float">
            <text:p>0.104018</text:p>
          </table:table-cell>
          <table:table-cell office:value-type="float" office:value="0.100766" calcext:value-type="float">
            <text:p>0.100766</text:p>
          </table:table-cell>
          <table:table-cell office:value-type="float" office:value="0.100743" calcext:value-type="float">
            <text:p>0.100743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0.1017578" calcext:value-type="float">
            <text:p>0.1017578</text:p>
          </table:table-cell>
          <table:table-cell table:formula="of:=AVERAGE([.D47:.I47])" office:value-type="float" office:value="0.1017578" calcext:value-type="float">
            <text:p>0.1017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096403" calcext:value-type="float">
            <text:p>0.096403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097609" calcext:value-type="float">
            <text:p>0.097609</text:p>
          </table:table-cell>
          <table:table-cell office:value-type="float" office:value="0.097681" calcext:value-type="float">
            <text:p>0.097681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.097884" calcext:value-type="float">
            <text:p>0.097884</text:p>
          </table:table-cell>
          <table:table-cell table:formula="of:=AVERAGE([.D48:.I48])" office:value-type="float" office:value="0.097884" calcext:value-type="float">
            <text:p>0.097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0.105561" calcext:value-type="float">
            <text:p>0.105561</text:p>
          </table:table-cell>
          <table:table-cell office:value-type="float" office:value="0.107086" calcext:value-type="float">
            <text:p>0.107086</text:p>
          </table:table-cell>
          <table:table-cell office:value-type="float" office:value="0.096496" calcext:value-type="float">
            <text:p>0.096496</text:p>
          </table:table-cell>
          <table:table-cell office:value-type="float" office:value="0.105619" calcext:value-type="float">
            <text:p>0.105619</text:p>
          </table:table-cell>
          <table:table-cell office:value-type="float" office:value="0.103021" calcext:value-type="float">
            <text:p>0.103021</text:p>
          </table:table-cell>
          <table:table-cell table:formula="of:=AVERAGE([.D49:.I49])" office:value-type="float" office:value="0.103021" calcext:value-type="float">
            <text:p>0.103021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9675" calcext:value-type="float">
            <text:p>3.619675</text:p>
          </table:table-cell>
          <table:table-cell office:value-type="float" office:value="3.597344" calcext:value-type="float">
            <text:p>3.597344</text:p>
          </table:table-cell>
          <table:table-cell office:value-type="float" office:value="3.592525" calcext:value-type="float">
            <text:p>3.592525</text:p>
          </table:table-cell>
          <table:table-cell office:value-type="float" office:value="3.583969" calcext:value-type="float">
            <text:p>3.583969</text:p>
          </table:table-cell>
          <table:table-cell office:value-type="float" office:value="3.585971" calcext:value-type="float">
            <text:p>3.585971</text:p>
          </table:table-cell>
          <table:table-cell office:value-type="float" office:value="3.5958968" calcext:value-type="float">
            <text:p>3.5958968</text:p>
          </table:table-cell>
          <table:table-cell table:formula="of:=AVERAGE([.D50:.I50])" office:value-type="float" office:value="3.5958968" calcext:value-type="float">
            <text:p>3.5958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9754" calcext:value-type="float">
            <text:p>1.889754</text:p>
          </table:table-cell>
          <table:table-cell office:value-type="float" office:value="1.898662" calcext:value-type="float">
            <text:p>1.898662</text:p>
          </table:table-cell>
          <table:table-cell office:value-type="float" office:value="1.883762" calcext:value-type="float">
            <text:p>1.883762</text:p>
          </table:table-cell>
          <table:table-cell office:value-type="float" office:value="1.882776" calcext:value-type="float">
            <text:p>1.882776</text:p>
          </table:table-cell>
          <table:table-cell office:value-type="float" office:value="1.897642" calcext:value-type="float">
            <text:p>1.897642</text:p>
          </table:table-cell>
          <table:table-cell office:value-type="float" office:value="1.8905192" calcext:value-type="float">
            <text:p>1.8905192</text:p>
          </table:table-cell>
          <table:table-cell table:formula="of:=AVERAGE([.D51:.I51])" office:value-type="float" office:value="1.8905192" calcext:value-type="float">
            <text:p>1.8905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0333" calcext:value-type="float">
            <text:p>1.920333</text:p>
          </table:table-cell>
          <table:table-cell office:value-type="float" office:value="1.926818" calcext:value-type="float">
            <text:p>1.926818</text:p>
          </table:table-cell>
          <table:table-cell office:value-type="float" office:value="1.9388" calcext:value-type="float">
            <text:p>1.9388</text:p>
          </table:table-cell>
          <table:table-cell office:value-type="float" office:value="1.941834" calcext:value-type="float">
            <text:p>1.941834</text:p>
          </table:table-cell>
          <table:table-cell office:value-type="float" office:value="1.942934" calcext:value-type="float">
            <text:p>1.942934</text:p>
          </table:table-cell>
          <table:table-cell office:value-type="float" office:value="1.9341438" calcext:value-type="float">
            <text:p>1.9341438</text:p>
          </table:table-cell>
          <table:table-cell table:formula="of:=AVERAGE([.D52:.I52])" office:value-type="float" office:value="1.9341438" calcext:value-type="float">
            <text:p>1.9341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3329" calcext:value-type="float">
            <text:p>1.013329</text:p>
          </table:table-cell>
          <table:table-cell office:value-type="float" office:value="1.008698" calcext:value-type="float">
            <text:p>1.008698</text:p>
          </table:table-cell>
          <table:table-cell office:value-type="float" office:value="1.007607" calcext:value-type="float">
            <text:p>1.007607</text:p>
          </table:table-cell>
          <table:table-cell office:value-type="float" office:value="1.006339" calcext:value-type="float">
            <text:p>1.006339</text:p>
          </table:table-cell>
          <table:table-cell office:value-type="float" office:value="1.014724" calcext:value-type="float">
            <text:p>1.014724</text:p>
          </table:table-cell>
          <table:table-cell office:value-type="float" office:value="1.0101394" calcext:value-type="float">
            <text:p>1.0101394</text:p>
          </table:table-cell>
          <table:table-cell table:formula="of:=AVERAGE([.D53:.I53])" office:value-type="float" office:value="1.0101394" calcext:value-type="float">
            <text:p>1.0101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083" calcext:value-type="float">
            <text:p>1.014083</text:p>
          </table:table-cell>
          <table:table-cell office:value-type="float" office:value="1.008002" calcext:value-type="float">
            <text:p>1.008002</text:p>
          </table:table-cell>
          <table:table-cell office:value-type="float" office:value="1.010533" calcext:value-type="float">
            <text:p>1.010533</text:p>
          </table:table-cell>
          <table:table-cell office:value-type="float" office:value="1.010254" calcext:value-type="float">
            <text:p>1.010254</text:p>
          </table:table-cell>
          <table:table-cell office:value-type="float" office:value="1.007489" calcext:value-type="float">
            <text:p>1.007489</text:p>
          </table:table-cell>
          <table:table-cell office:value-type="float" office:value="1.0100722" calcext:value-type="float">
            <text:p>1.0100722</text:p>
          </table:table-cell>
          <table:table-cell table:formula="of:=AVERAGE([.D54:.I54])" office:value-type="float" office:value="1.0100722" calcext:value-type="float">
            <text:p>1.0100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423" calcext:value-type="float">
            <text:p>1.007423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1.013261" calcext:value-type="float">
            <text:p>1.013261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.003254" calcext:value-type="float">
            <text:p>1.003254</text:p>
          </table:table-cell>
          <table:table-cell office:value-type="float" office:value="1.007396" calcext:value-type="float">
            <text:p>1.007396</text:p>
          </table:table-cell>
          <table:table-cell table:formula="of:=AVERAGE([.D55:.I55])" office:value-type="float" office:value="1.007396" calcext:value-type="float">
            <text:p>1.0073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472" calcext:value-type="float">
            <text:p>3.616472</text:p>
          </table:table-cell>
          <table:table-cell office:value-type="float" office:value="3.584301" calcext:value-type="float">
            <text:p>3.584301</text:p>
          </table:table-cell>
          <table:table-cell office:value-type="float" office:value="3.591877" calcext:value-type="float">
            <text:p>3.591877</text:p>
          </table:table-cell>
          <table:table-cell office:value-type="float" office:value="3.589274" calcext:value-type="float">
            <text:p>3.589274</text:p>
          </table:table-cell>
          <table:table-cell office:value-type="float" office:value="3.58847" calcext:value-type="float">
            <text:p>3.58847</text:p>
          </table:table-cell>
          <table:table-cell office:value-type="float" office:value="3.5940788" calcext:value-type="float">
            <text:p>3.5940788</text:p>
          </table:table-cell>
          <table:table-cell table:formula="of:=AVERAGE([.D56:.I56])" office:value-type="float" office:value="3.5940788" calcext:value-type="float">
            <text:p>3.5940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1658" calcext:value-type="float">
            <text:p>1.891658</text:p>
          </table:table-cell>
          <table:table-cell office:value-type="float" office:value="1.883197" calcext:value-type="float">
            <text:p>1.883197</text:p>
          </table:table-cell>
          <table:table-cell office:value-type="float" office:value="1.884163" calcext:value-type="float">
            <text:p>1.884163</text:p>
          </table:table-cell>
          <table:table-cell office:value-type="float" office:value="1.894945" calcext:value-type="float">
            <text:p>1.894945</text:p>
          </table:table-cell>
          <table:table-cell office:value-type="float" office:value="1.894585" calcext:value-type="float">
            <text:p>1.894585</text:p>
          </table:table-cell>
          <table:table-cell office:value-type="float" office:value="1.8897096" calcext:value-type="float">
            <text:p>1.8897096</text:p>
          </table:table-cell>
          <table:table-cell table:formula="of:=AVERAGE([.D57:.I57])" office:value-type="float" office:value="1.8897096" calcext:value-type="float">
            <text:p>1.8897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5715" calcext:value-type="float">
            <text:p>1.965715</text:p>
          </table:table-cell>
          <table:table-cell office:value-type="float" office:value="1.966171" calcext:value-type="float">
            <text:p>1.966171</text:p>
          </table:table-cell>
          <table:table-cell office:value-type="float" office:value="1.960579" calcext:value-type="float">
            <text:p>1.960579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1.900551" calcext:value-type="float">
            <text:p>1.900551</text:p>
          </table:table-cell>
          <table:table-cell office:value-type="float" office:value="1.9380902" calcext:value-type="float">
            <text:p>1.9380902</text:p>
          </table:table-cell>
          <table:table-cell table:formula="of:=AVERAGE([.D58:.I58])" office:value-type="float" office:value="1.9380902" calcext:value-type="float">
            <text:p>1.9380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08188" calcext:value-type="float">
            <text:p>1.008188</text:p>
          </table:table-cell>
          <table:table-cell office:value-type="float" office:value="1.009672" calcext:value-type="float">
            <text:p>1.009672</text:p>
          </table:table-cell>
          <table:table-cell office:value-type="float" office:value="1.010202" calcext:value-type="float">
            <text:p>1.010202</text:p>
          </table:table-cell>
          <table:table-cell office:value-type="float" office:value="1.011367" calcext:value-type="float">
            <text:p>1.011367</text:p>
          </table:table-cell>
          <table:table-cell office:value-type="float" office:value="1.009283" calcext:value-type="float">
            <text:p>1.009283</text:p>
          </table:table-cell>
          <table:table-cell office:value-type="float" office:value="1.0097424" calcext:value-type="float">
            <text:p>1.0097424</text:p>
          </table:table-cell>
          <table:table-cell table:formula="of:=AVERAGE([.D59:.I59])" office:value-type="float" office:value="1.0097424" calcext:value-type="float">
            <text:p>1.0097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519" calcext:value-type="float">
            <text:p>1.014519</text:p>
          </table:table-cell>
          <table:table-cell office:value-type="float" office:value="1.014017" calcext:value-type="float">
            <text:p>1.014017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.013637" calcext:value-type="float">
            <text:p>1.013637</text:p>
          </table:table-cell>
          <table:table-cell office:value-type="float" office:value="1.00968" calcext:value-type="float">
            <text:p>1.00968</text:p>
          </table:table-cell>
          <table:table-cell office:value-type="float" office:value="1.0118492" calcext:value-type="float">
            <text:p>1.0118492</text:p>
          </table:table-cell>
          <table:table-cell table:formula="of:=AVERAGE([.D60:.I60])" office:value-type="float" office:value="1.0118492" calcext:value-type="float">
            <text:p>1.0118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6301" calcext:value-type="float">
            <text:p>1.006301</text:p>
          </table:table-cell>
          <table:table-cell office:value-type="float" office:value="1.010388" calcext:value-type="float">
            <text:p>1.010388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1.01282" calcext:value-type="float">
            <text:p>1.01282</text:p>
          </table:table-cell>
          <table:table-cell office:value-type="float" office:value="1.007781" calcext:value-type="float">
            <text:p>1.007781</text:p>
          </table:table-cell>
          <table:table-cell office:value-type="float" office:value="1.0097424" calcext:value-type="float">
            <text:p>1.0097424</text:p>
          </table:table-cell>
          <table:table-cell table:formula="of:=AVERAGE([.D61:.I61])" office:value-type="float" office:value="1.0097424" calcext:value-type="float">
            <text:p>1.009742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6421" calcext:value-type="float">
            <text:p>0.236421</text:p>
          </table:table-cell>
          <table:table-cell office:value-type="float" office:value="0.220522" calcext:value-type="float">
            <text:p>0.220522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221093" calcext:value-type="float">
            <text:p>0.221093</text:p>
          </table:table-cell>
          <table:table-cell office:value-type="float" office:value="0.220142" calcext:value-type="float">
            <text:p>0.220142</text:p>
          </table:table-cell>
          <table:table-cell office:value-type="float" office:value="0.2231854" calcext:value-type="float">
            <text:p>0.2231854</text:p>
          </table:table-cell>
          <table:table-cell table:formula="of:=AVERAGE([.D62:.I62])" office:value-type="float" office:value="0.2231854" calcext:value-type="float">
            <text:p>0.2231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1628" calcext:value-type="float">
            <text:p>0.141628</text:p>
          </table:table-cell>
          <table:table-cell office:value-type="float" office:value="0.135963" calcext:value-type="float">
            <text:p>0.135963</text:p>
          </table:table-cell>
          <table:table-cell office:value-type="float" office:value="0.134676" calcext:value-type="float">
            <text:p>0.134676</text:p>
          </table:table-cell>
          <table:table-cell office:value-type="float" office:value="0.143213" calcext:value-type="float">
            <text:p>0.143213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0.140004" calcext:value-type="float">
            <text:p>0.140004</text:p>
          </table:table-cell>
          <table:table-cell table:formula="of:=AVERAGE([.D63:.I63])" office:value-type="float" office:value="0.140004" calcext:value-type="float">
            <text:p>0.140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6485" calcext:value-type="float">
            <text:p>0.146485</text:p>
          </table:table-cell>
          <table:table-cell office:value-type="float" office:value="0.150821" calcext:value-type="float">
            <text:p>0.150821</text:p>
          </table:table-cell>
          <table:table-cell office:value-type="float" office:value="0.147217" calcext:value-type="float">
            <text:p>0.147217</text:p>
          </table:table-cell>
          <table:table-cell office:value-type="float" office:value="0.147816" calcext:value-type="float">
            <text:p>0.147816</text:p>
          </table:table-cell>
          <table:table-cell office:value-type="float" office:value="0.145839" calcext:value-type="float">
            <text:p>0.145839</text:p>
          </table:table-cell>
          <table:table-cell office:value-type="float" office:value="0.1476356" calcext:value-type="float">
            <text:p>0.1476356</text:p>
          </table:table-cell>
          <table:table-cell table:formula="of:=AVERAGE([.D64:.I64])" office:value-type="float" office:value="0.1476356" calcext:value-type="float">
            <text:p>0.1476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419" calcext:value-type="float">
            <text:p>0.112419</text:p>
          </table:table-cell>
          <table:table-cell office:value-type="float" office:value="0.123785" calcext:value-type="float">
            <text:p>0.123785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0.108764" calcext:value-type="float">
            <text:p>0.108764</text:p>
          </table:table-cell>
          <table:table-cell office:value-type="float" office:value="0.112151" calcext:value-type="float">
            <text:p>0.112151</text:p>
          </table:table-cell>
          <table:table-cell office:value-type="float" office:value="0.1132778" calcext:value-type="float">
            <text:p>0.1132778</text:p>
          </table:table-cell>
          <table:table-cell table:formula="of:=AVERAGE([.D65:.I65])" office:value-type="float" office:value="0.1132778" calcext:value-type="float">
            <text:p>0.113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14" calcext:value-type="float">
            <text:p>0.11614</text:p>
          </table:table-cell>
          <table:table-cell office:value-type="float" office:value="0.110313" calcext:value-type="float">
            <text:p>0.110313</text:p>
          </table:table-cell>
          <table:table-cell office:value-type="float" office:value="0.113146" calcext:value-type="float">
            <text:p>0.113146</text:p>
          </table:table-cell>
          <table:table-cell office:value-type="float" office:value="0.114166" calcext:value-type="float">
            <text:p>0.114166</text:p>
          </table:table-cell>
          <table:table-cell office:value-type="float" office:value="0.115626" calcext:value-type="float">
            <text:p>0.115626</text:p>
          </table:table-cell>
          <table:table-cell office:value-type="float" office:value="0.1138782" calcext:value-type="float">
            <text:p>0.1138782</text:p>
          </table:table-cell>
          <table:table-cell table:formula="of:=AVERAGE([.D66:.I66])" office:value-type="float" office:value="0.1138782" calcext:value-type="float">
            <text:p>0.1138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5614" calcext:value-type="float">
            <text:p>0.115614</text:p>
          </table:table-cell>
          <table:table-cell office:value-type="float" office:value="0.10937" calcext:value-type="float">
            <text:p>0.10937</text:p>
          </table:table-cell>
          <table:table-cell office:value-type="float" office:value="0.118936" calcext:value-type="float">
            <text:p>0.118936</text:p>
          </table:table-cell>
          <table:table-cell office:value-type="float" office:value="0.111802" calcext:value-type="float">
            <text:p>0.111802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1138364" calcext:value-type="float">
            <text:p>0.1138364</text:p>
          </table:table-cell>
          <table:table-cell table:formula="of:=AVERAGE([.D67:.I67])" office:value-type="float" office:value="0.1138364" calcext:value-type="float">
            <text:p>0.11383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6692" calcext:value-type="float">
            <text:p>0.206692</text:p>
          </table:table-cell>
          <table:table-cell office:value-type="float" office:value="0.18613" calcext:value-type="float">
            <text:p>0.18613</text:p>
          </table:table-cell>
          <table:table-cell office:value-type="float" office:value="0.187244" calcext:value-type="float">
            <text:p>0.187244</text:p>
          </table:table-cell>
          <table:table-cell office:value-type="float" office:value="0.18652" calcext:value-type="float">
            <text:p>0.18652</text:p>
          </table:table-cell>
          <table:table-cell office:value-type="float" office:value="0.190392" calcext:value-type="float">
            <text:p>0.190392</text:p>
          </table:table-cell>
          <table:table-cell office:value-type="float" office:value="0.1913956" calcext:value-type="float">
            <text:p>0.1913956</text:p>
          </table:table-cell>
          <table:table-cell table:formula="of:=AVERAGE([.D68:.I68])" office:value-type="float" office:value="0.1913956" calcext:value-type="float">
            <text:p>0.1913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27781" calcext:value-type="float">
            <text:p>0.127781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0.123122" calcext:value-type="float">
            <text:p>0.123122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0.123399" calcext:value-type="float">
            <text:p>0.123399</text:p>
          </table:table-cell>
          <table:table-cell office:value-type="float" office:value="0.123275" calcext:value-type="float">
            <text:p>0.123275</text:p>
          </table:table-cell>
          <table:table-cell table:formula="of:=AVERAGE([.D69:.I69])" office:value-type="float" office:value="0.123275" calcext:value-type="float">
            <text:p>0.123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225" calcext:value-type="float">
            <text:p>0.133225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128929" calcext:value-type="float">
            <text:p>0.128929</text:p>
          </table:table-cell>
          <table:table-cell office:value-type="float" office:value="0.1302602" calcext:value-type="float">
            <text:p>0.1302602</text:p>
          </table:table-cell>
          <table:table-cell table:formula="of:=AVERAGE([.D70:.I70])" office:value-type="float" office:value="0.1302602" calcext:value-type="float">
            <text:p>0.130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1558" calcext:value-type="float">
            <text:p>0.101558</text:p>
          </table:table-cell>
          <table:table-cell office:value-type="float" office:value="0.102747" calcext:value-type="float">
            <text:p>0.102747</text:p>
          </table:table-cell>
          <table:table-cell office:value-type="float" office:value="0.104214" calcext:value-type="float">
            <text:p>0.104214</text:p>
          </table:table-cell>
          <table:table-cell office:value-type="float" office:value="0.099575" calcext:value-type="float">
            <text:p>0.099575</text:p>
          </table:table-cell>
          <table:table-cell office:value-type="float" office:value="0.101876" calcext:value-type="float">
            <text:p>0.101876</text:p>
          </table:table-cell>
          <table:table-cell office:value-type="float" office:value="0.101994" calcext:value-type="float">
            <text:p>0.101994</text:p>
          </table:table-cell>
          <table:table-cell table:formula="of:=AVERAGE([.D71:.I71])" office:value-type="float" office:value="0.101994" calcext:value-type="float">
            <text:p>0.101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103051" calcext:value-type="float">
            <text:p>0.103051</text:p>
          </table:table-cell>
          <table:table-cell office:value-type="float" office:value="0.10536" calcext:value-type="float">
            <text:p>0.10536</text:p>
          </table:table-cell>
          <table:table-cell office:value-type="float" office:value="0.105146" calcext:value-type="float">
            <text:p>0.105146</text:p>
          </table:table-cell>
          <table:table-cell office:value-type="float" office:value="0.139305" calcext:value-type="float">
            <text:p>0.139305</text:p>
          </table:table-cell>
          <table:table-cell office:value-type="float" office:value="0.1110396" calcext:value-type="float">
            <text:p>0.1110396</text:p>
          </table:table-cell>
          <table:table-cell table:formula="of:=AVERAGE([.D72:.I72])" office:value-type="float" office:value="0.1110396" calcext:value-type="float">
            <text:p>0.111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2598" calcext:value-type="float">
            <text:p>0.112598</text:p>
          </table:table-cell>
          <table:table-cell office:value-type="float" office:value="0.099955" calcext:value-type="float">
            <text:p>0.099955</text:p>
          </table:table-cell>
          <table:table-cell office:value-type="float" office:value="0.103491" calcext:value-type="float">
            <text:p>0.103491</text:p>
          </table:table-cell>
          <table:table-cell office:value-type="float" office:value="0.105236" calcext:value-type="float">
            <text:p>0.105236</text:p>
          </table:table-cell>
          <table:table-cell office:value-type="float" office:value="0.104288" calcext:value-type="float">
            <text:p>0.104288</text:p>
          </table:table-cell>
          <table:table-cell office:value-type="float" office:value="0.1051136" calcext:value-type="float">
            <text:p>0.1051136</text:p>
          </table:table-cell>
          <table:table-cell table:formula="of:=AVERAGE([.D73:.I73])" office:value-type="float" office:value="0.1051136" calcext:value-type="float">
            <text:p>0.1051136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3011" calcext:value-type="float">
            <text:p>3.713011</text:p>
          </table:table-cell>
          <table:table-cell office:value-type="float" office:value="3.609225" calcext:value-type="float">
            <text:p>3.609225</text:p>
          </table:table-cell>
          <table:table-cell office:value-type="float" office:value="3.604355" calcext:value-type="float">
            <text:p>3.604355</text:p>
          </table:table-cell>
          <table:table-cell office:value-type="float" office:value="3.608597" calcext:value-type="float">
            <text:p>3.608597</text:p>
          </table:table-cell>
          <table:table-cell office:value-type="float" office:value="3.618444" calcext:value-type="float">
            <text:p>3.618444</text:p>
          </table:table-cell>
          <table:table-cell office:value-type="float" office:value="3.6307264" calcext:value-type="float">
            <text:p>3.6307264</text:p>
          </table:table-cell>
          <table:table-cell table:formula="of:=AVERAGE([.D74:.I74])" office:value-type="float" office:value="3.6307264" calcext:value-type="float">
            <text:p>3.6307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7195" calcext:value-type="float">
            <text:p>1.877195</text:p>
          </table:table-cell>
          <table:table-cell office:value-type="float" office:value="1.837653" calcext:value-type="float">
            <text:p>1.837653</text:p>
          </table:table-cell>
          <table:table-cell office:value-type="float" office:value="1.832428" calcext:value-type="float">
            <text:p>1.832428</text:p>
          </table:table-cell>
          <table:table-cell office:value-type="float" office:value="1.833546" calcext:value-type="float">
            <text:p>1.833546</text:p>
          </table:table-cell>
          <table:table-cell office:value-type="float" office:value="1.838908" calcext:value-type="float">
            <text:p>1.838908</text:p>
          </table:table-cell>
          <table:table-cell office:value-type="float" office:value="1.843946" calcext:value-type="float">
            <text:p>1.843946</text:p>
          </table:table-cell>
          <table:table-cell table:formula="of:=AVERAGE([.D75:.I75])" office:value-type="float" office:value="1.843946" calcext:value-type="float">
            <text:p>1.843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3938" calcext:value-type="float">
            <text:p>1.903938</text:p>
          </table:table-cell>
          <table:table-cell office:value-type="float" office:value="1.878599" calcext:value-type="float">
            <text:p>1.878599</text:p>
          </table:table-cell>
          <table:table-cell office:value-type="float" office:value="1.909649" calcext:value-type="float">
            <text:p>1.909649</text:p>
          </table:table-cell>
          <table:table-cell office:value-type="float" office:value="1.899545" calcext:value-type="float">
            <text:p>1.899545</text:p>
          </table:table-cell>
          <table:table-cell office:value-type="float" office:value="1.875146" calcext:value-type="float">
            <text:p>1.875146</text:p>
          </table:table-cell>
          <table:table-cell office:value-type="float" office:value="1.8933754" calcext:value-type="float">
            <text:p>1.8933754</text:p>
          </table:table-cell>
          <table:table-cell table:formula="of:=AVERAGE([.D76:.I76])" office:value-type="float" office:value="1.8933754" calcext:value-type="float">
            <text:p>1.893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87725" calcext:value-type="float">
            <text:p>0.987725</text:p>
          </table:table-cell>
          <table:table-cell office:value-type="float" office:value="0.98614" calcext:value-type="float">
            <text:p>0.98614</text:p>
          </table:table-cell>
          <table:table-cell office:value-type="float" office:value="1.008314" calcext:value-type="float">
            <text:p>1.008314</text:p>
          </table:table-cell>
          <table:table-cell office:value-type="float" office:value="1.009841" calcext:value-type="float">
            <text:p>1.009841</text:p>
          </table:table-cell>
          <table:table-cell office:value-type="float" office:value="0.982556" calcext:value-type="float">
            <text:p>0.982556</text:p>
          </table:table-cell>
          <table:table-cell office:value-type="float" office:value="0.9949152" calcext:value-type="float">
            <text:p>0.9949152</text:p>
          </table:table-cell>
          <table:table-cell table:formula="of:=AVERAGE([.D77:.I77])" office:value-type="float" office:value="0.9949152" calcext:value-type="float">
            <text:p>0.9949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04301" calcext:value-type="float">
            <text:p>1.004301</text:p>
          </table:table-cell>
          <table:table-cell office:value-type="float" office:value="0.984385" calcext:value-type="float">
            <text:p>0.984385</text:p>
          </table:table-cell>
          <table:table-cell office:value-type="float" office:value="0.99796" calcext:value-type="float">
            <text:p>0.99796</text:p>
          </table:table-cell>
          <table:table-cell office:value-type="float" office:value="0.983293" calcext:value-type="float">
            <text:p>0.983293</text:p>
          </table:table-cell>
          <table:table-cell office:value-type="float" office:value="1.016277" calcext:value-type="float">
            <text:p>1.016277</text:p>
          </table:table-cell>
          <table:table-cell office:value-type="float" office:value="0.9972432" calcext:value-type="float">
            <text:p>0.9972432</text:p>
          </table:table-cell>
          <table:table-cell table:formula="of:=AVERAGE([.D78:.I78])" office:value-type="float" office:value="0.9972432" calcext:value-type="float">
            <text:p>0.997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85266" calcext:value-type="float">
            <text:p>0.985266</text:p>
          </table:table-cell>
          <table:table-cell office:value-type="float" office:value="1.021161" calcext:value-type="float">
            <text:p>1.021161</text:p>
          </table:table-cell>
          <table:table-cell office:value-type="float" office:value="0.98298" calcext:value-type="float">
            <text:p>0.98298</text:p>
          </table:table-cell>
          <table:table-cell office:value-type="float" office:value="1.017656" calcext:value-type="float">
            <text:p>1.017656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0.9985654" calcext:value-type="float">
            <text:p>0.9985654</text:p>
          </table:table-cell>
          <table:table-cell table:formula="of:=AVERAGE([.D79:.I79])" office:value-type="float" office:value="0.9985654" calcext:value-type="float">
            <text:p>0.998565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998" calcext:value-type="float">
            <text:p>3.616998</text:p>
          </table:table-cell>
          <table:table-cell office:value-type="float" office:value="3.630509" calcext:value-type="float">
            <text:p>3.630509</text:p>
          </table:table-cell>
          <table:table-cell office:value-type="float" office:value="3.622248" calcext:value-type="float">
            <text:p>3.622248</text:p>
          </table:table-cell>
          <table:table-cell office:value-type="float" office:value="3.614189" calcext:value-type="float">
            <text:p>3.614189</text:p>
          </table:table-cell>
          <table:table-cell office:value-type="float" office:value="3.628344" calcext:value-type="float">
            <text:p>3.628344</text:p>
          </table:table-cell>
          <table:table-cell office:value-type="float" office:value="3.6224576" calcext:value-type="float">
            <text:p>3.6224576</text:p>
          </table:table-cell>
          <table:table-cell table:formula="of:=AVERAGE([.D80:.I80])" office:value-type="float" office:value="3.6224576" calcext:value-type="float">
            <text:p>3.6224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23087" calcext:value-type="float">
            <text:p>1.923087</text:p>
          </table:table-cell>
          <table:table-cell office:value-type="float" office:value="1.843562" calcext:value-type="float">
            <text:p>1.843562</text:p>
          </table:table-cell>
          <table:table-cell office:value-type="float" office:value="1.842118" calcext:value-type="float">
            <text:p>1.842118</text:p>
          </table:table-cell>
          <table:table-cell office:value-type="float" office:value="1.83205" calcext:value-type="float">
            <text:p>1.83205</text:p>
          </table:table-cell>
          <table:table-cell office:value-type="float" office:value="1.844516" calcext:value-type="float">
            <text:p>1.844516</text:p>
          </table:table-cell>
          <table:table-cell office:value-type="float" office:value="1.8570666" calcext:value-type="float">
            <text:p>1.8570666</text:p>
          </table:table-cell>
          <table:table-cell table:formula="of:=AVERAGE([.D81:.I81])" office:value-type="float" office:value="1.8570666" calcext:value-type="float">
            <text:p>1.8570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9073" calcext:value-type="float">
            <text:p>1.899073</text:p>
          </table:table-cell>
          <table:table-cell office:value-type="float" office:value="1.896145" calcext:value-type="float">
            <text:p>1.896145</text:p>
          </table:table-cell>
          <table:table-cell office:value-type="float" office:value="1.899697" calcext:value-type="float">
            <text:p>1.899697</text:p>
          </table:table-cell>
          <table:table-cell office:value-type="float" office:value="1.901246" calcext:value-type="float">
            <text:p>1.901246</text:p>
          </table:table-cell>
          <table:table-cell office:value-type="float" office:value="1.884189" calcext:value-type="float">
            <text:p>1.884189</text:p>
          </table:table-cell>
          <table:table-cell office:value-type="float" office:value="1.89607" calcext:value-type="float">
            <text:p>1.89607</text:p>
          </table:table-cell>
          <table:table-cell table:formula="of:=AVERAGE([.D82:.I82])" office:value-type="float" office:value="1.89607" calcext:value-type="float">
            <text:p>1.89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92708" calcext:value-type="float">
            <text:p>0.992708</text:p>
          </table:table-cell>
          <table:table-cell office:value-type="float" office:value="0.98403" calcext:value-type="float">
            <text:p>0.98403</text:p>
          </table:table-cell>
          <table:table-cell office:value-type="float" office:value="1.007197" calcext:value-type="float">
            <text:p>1.007197</text:p>
          </table:table-cell>
          <table:table-cell office:value-type="float" office:value="0.996562" calcext:value-type="float">
            <text:p>0.996562</text:p>
          </table:table-cell>
          <table:table-cell office:value-type="float" office:value="1.003878" calcext:value-type="float">
            <text:p>1.003878</text:p>
          </table:table-cell>
          <table:table-cell office:value-type="float" office:value="0.996875" calcext:value-type="float">
            <text:p>0.996875</text:p>
          </table:table-cell>
          <table:table-cell table:formula="of:=AVERAGE([.D83:.I83])" office:value-type="float" office:value="0.996875" calcext:value-type="float">
            <text:p>0.9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7894" calcext:value-type="float">
            <text:p>1.017894</text:p>
          </table:table-cell>
          <table:table-cell office:value-type="float" office:value="1.014763" calcext:value-type="float">
            <text:p>1.014763</text:p>
          </table:table-cell>
          <table:table-cell office:value-type="float" office:value="1.014874" calcext:value-type="float">
            <text:p>1.014874</text:p>
          </table:table-cell>
          <table:table-cell office:value-type="float" office:value="1.018991" calcext:value-type="float">
            <text:p>1.018991</text:p>
          </table:table-cell>
          <table:table-cell office:value-type="float" office:value="1.016724" calcext:value-type="float">
            <text:p>1.016724</text:p>
          </table:table-cell>
          <table:table-cell office:value-type="float" office:value="1.0166492" calcext:value-type="float">
            <text:p>1.0166492</text:p>
          </table:table-cell>
          <table:table-cell table:formula="of:=AVERAGE([.D84:.I84])" office:value-type="float" office:value="1.0166492" calcext:value-type="float">
            <text:p>1.01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5051" calcext:value-type="float">
            <text:p>1.015051</text:p>
          </table:table-cell>
          <table:table-cell office:value-type="float" office:value="1.00848" calcext:value-type="float">
            <text:p>1.00848</text:p>
          </table:table-cell>
          <table:table-cell office:value-type="float" office:value="1.013378" calcext:value-type="float">
            <text:p>1.013378</text:p>
          </table:table-cell>
          <table:table-cell office:value-type="float" office:value="0.992352" calcext:value-type="float">
            <text:p>0.992352</text:p>
          </table:table-cell>
          <table:table-cell office:value-type="float" office:value="1.013104" calcext:value-type="float">
            <text:p>1.013104</text:p>
          </table:table-cell>
          <table:table-cell office:value-type="float" office:value="1.008473" calcext:value-type="float">
            <text:p>1.008473</text:p>
          </table:table-cell>
          <table:table-cell table:formula="of:=AVERAGE([.D85:.I85])" office:value-type="float" office:value="1.008473" calcext:value-type="float">
            <text:p>1.00847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1141" calcext:value-type="float">
            <text:p>0.241141</text:p>
          </table:table-cell>
          <table:table-cell office:value-type="float" office:value="0.242259" calcext:value-type="float">
            <text:p>0.242259</text:p>
          </table:table-cell>
          <table:table-cell office:value-type="float" office:value="0.244801" calcext:value-type="float">
            <text:p>0.244801</text:p>
          </table:table-cell>
          <table:table-cell office:value-type="float" office:value="0.239637" calcext:value-type="float">
            <text:p>0.239637</text:p>
          </table:table-cell>
          <table:table-cell office:value-type="float" office:value="0.243734" calcext:value-type="float">
            <text:p>0.243734</text:p>
          </table:table-cell>
          <table:table-cell office:value-type="float" office:value="0.2423144" calcext:value-type="float">
            <text:p>0.2423144</text:p>
          </table:table-cell>
          <table:table-cell table:formula="of:=AVERAGE([.D86:.I86])" office:value-type="float" office:value="0.2423144" calcext:value-type="float">
            <text:p>0.2423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54" calcext:value-type="float">
            <text:p>0.154654</text:p>
          </table:table-cell>
          <table:table-cell office:value-type="float" office:value="0.164156" calcext:value-type="float">
            <text:p>0.164156</text:p>
          </table:table-cell>
          <table:table-cell office:value-type="float" office:value="0.160689" calcext:value-type="float">
            <text:p>0.160689</text:p>
          </table:table-cell>
          <table:table-cell office:value-type="float" office:value="0.159096" calcext:value-type="float">
            <text:p>0.159096</text:p>
          </table:table-cell>
          <table:table-cell office:value-type="float" office:value="0.152466" calcext:value-type="float">
            <text:p>0.152466</text:p>
          </table:table-cell>
          <table:table-cell office:value-type="float" office:value="0.1582122" calcext:value-type="float">
            <text:p>0.1582122</text:p>
          </table:table-cell>
          <table:table-cell table:formula="of:=AVERAGE([.D87:.I87])" office:value-type="float" office:value="0.1582122" calcext:value-type="float">
            <text:p>0.1582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5532" calcext:value-type="float">
            <text:p>0.165532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0.163423" calcext:value-type="float">
            <text:p>0.163423</text:p>
          </table:table-cell>
          <table:table-cell office:value-type="float" office:value="0.165447" calcext:value-type="float">
            <text:p>0.165447</text:p>
          </table:table-cell>
          <table:table-cell office:value-type="float" office:value="0.161209" calcext:value-type="float">
            <text:p>0.161209</text:p>
          </table:table-cell>
          <table:table-cell office:value-type="float" office:value="0.1629922" calcext:value-type="float">
            <text:p>0.1629922</text:p>
          </table:table-cell>
          <table:table-cell table:formula="of:=AVERAGE([.D88:.I88])" office:value-type="float" office:value="0.1629922" calcext:value-type="float">
            <text:p>0.1629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8789" calcext:value-type="float">
            <text:p>0.108789</text:p>
          </table:table-cell>
          <table:table-cell office:value-type="float" office:value="0.100439" calcext:value-type="float">
            <text:p>0.100439</text:p>
          </table:table-cell>
          <table:table-cell office:value-type="float" office:value="0.105047" calcext:value-type="float">
            <text:p>0.105047</text:p>
          </table:table-cell>
          <table:table-cell office:value-type="float" office:value="0.108198" calcext:value-type="float">
            <text:p>0.108198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1060814" calcext:value-type="float">
            <text:p>0.1060814</text:p>
          </table:table-cell>
          <table:table-cell table:formula="of:=AVERAGE([.D89:.I89])" office:value-type="float" office:value="0.1060814" calcext:value-type="float">
            <text:p>0.1060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111563" calcext:value-type="float">
            <text:p>0.111563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106879" calcext:value-type="float">
            <text:p>0.106879</text:p>
          </table:table-cell>
          <table:table-cell office:value-type="float" office:value="0.106086" calcext:value-type="float">
            <text:p>0.106086</text:p>
          </table:table-cell>
          <table:table-cell office:value-type="float" office:value="0.1088882" calcext:value-type="float">
            <text:p>0.1088882</text:p>
          </table:table-cell>
          <table:table-cell table:formula="of:=AVERAGE([.D90:.I90])" office:value-type="float" office:value="0.1088882" calcext:value-type="float">
            <text:p>0.1088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7384" calcext:value-type="float">
            <text:p>0.107384</text:p>
          </table:table-cell>
          <table:table-cell office:value-type="float" office:value="0.113738" calcext:value-type="float">
            <text:p>0.113738</text:p>
          </table:table-cell>
          <table:table-cell office:value-type="float" office:value="0.148832" calcext:value-type="float">
            <text:p>0.148832</text:p>
          </table:table-cell>
          <table:table-cell office:value-type="float" office:value="0.106925" calcext:value-type="float">
            <text:p>0.106925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1179612" calcext:value-type="float">
            <text:p>0.1179612</text:p>
          </table:table-cell>
          <table:table-cell table:formula="of:=AVERAGE([.D91:.I91])" office:value-type="float" office:value="0.1179612" calcext:value-type="float">
            <text:p>0.117961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0533" calcext:value-type="float">
            <text:p>0.210533</text:p>
          </table:table-cell>
          <table:table-cell office:value-type="float" office:value="0.207198" calcext:value-type="float">
            <text:p>0.207198</text:p>
          </table:table-cell>
          <table:table-cell office:value-type="float" office:value="0.205367" calcext:value-type="float">
            <text:p>0.205367</text:p>
          </table:table-cell>
          <table:table-cell office:value-type="float" office:value="0.207657" calcext:value-type="float">
            <text:p>0.207657</text:p>
          </table:table-cell>
          <table:table-cell office:value-type="float" office:value="0.204948" calcext:value-type="float">
            <text:p>0.204948</text:p>
          </table:table-cell>
          <table:table-cell office:value-type="float" office:value="0.2071406" calcext:value-type="float">
            <text:p>0.2071406</text:p>
          </table:table-cell>
          <table:table-cell table:formula="of:=AVERAGE([.D92:.I92])" office:value-type="float" office:value="0.2071406" calcext:value-type="float">
            <text:p>0.207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9159" calcext:value-type="float">
            <text:p>0.139159</text:p>
          </table:table-cell>
          <table:table-cell office:value-type="float" office:value="0.134449" calcext:value-type="float">
            <text:p>0.134449</text:p>
          </table:table-cell>
          <table:table-cell office:value-type="float" office:value="0.137275" calcext:value-type="float">
            <text:p>0.137275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.145661" calcext:value-type="float">
            <text:p>0.145661</text:p>
          </table:table-cell>
          <table:table-cell office:value-type="float" office:value="0.1392036" calcext:value-type="float">
            <text:p>0.1392036</text:p>
          </table:table-cell>
          <table:table-cell table:formula="of:=AVERAGE([.D93:.I93])" office:value-type="float" office:value="0.1392036" calcext:value-type="float">
            <text:p>0.1392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2959" calcext:value-type="float">
            <text:p>0.142959</text:p>
          </table:table-cell>
          <table:table-cell office:value-type="float" office:value="0.143372" calcext:value-type="float">
            <text:p>0.143372</text:p>
          </table:table-cell>
          <table:table-cell office:value-type="float" office:value="0.142871" calcext:value-type="float">
            <text:p>0.142871</text:p>
          </table:table-cell>
          <table:table-cell office:value-type="float" office:value="0.145503" calcext:value-type="float">
            <text:p>0.145503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441098" calcext:value-type="float">
            <text:p>0.1441098</text:p>
          </table:table-cell>
          <table:table-cell table:formula="of:=AVERAGE([.D94:.I94])" office:value-type="float" office:value="0.1441098" calcext:value-type="float">
            <text:p>0.1441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7965" calcext:value-type="float">
            <text:p>0.107965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0.102827" calcext:value-type="float">
            <text:p>0.102827</text:p>
          </table:table-cell>
          <table:table-cell office:value-type="float" office:value="0.107838" calcext:value-type="float">
            <text:p>0.107838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0.1046208" calcext:value-type="float">
            <text:p>0.1046208</text:p>
          </table:table-cell>
          <table:table-cell table:formula="of:=AVERAGE([.D95:.I95])" office:value-type="float" office:value="0.1046208" calcext:value-type="float">
            <text:p>0.1046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4541" calcext:value-type="float">
            <text:p>0.104541</text:p>
          </table:table-cell>
          <table:table-cell office:value-type="float" office:value="0.109661" calcext:value-type="float">
            <text:p>0.109661</text:p>
          </table:table-cell>
          <table:table-cell office:value-type="float" office:value="0.102247" calcext:value-type="float">
            <text:p>0.102247</text:p>
          </table:table-cell>
          <table:table-cell office:value-type="float" office:value="0.103654" calcext:value-type="float">
            <text:p>0.103654</text:p>
          </table:table-cell>
          <table:table-cell office:value-type="float" office:value="0.098731" calcext:value-type="float">
            <text:p>0.098731</text:p>
          </table:table-cell>
          <table:table-cell office:value-type="float" office:value="0.1037668" calcext:value-type="float">
            <text:p>0.1037668</text:p>
          </table:table-cell>
          <table:table-cell table:formula="of:=AVERAGE([.D96:.I96])" office:value-type="float" office:value="0.1037668" calcext:value-type="float">
            <text:p>0.103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097788" calcext:value-type="float">
            <text:p>0.097788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151442" calcext:value-type="float">
            <text:p>0.151442</text:p>
          </table:table-cell>
          <table:table-cell office:value-type="float" office:value="0.1130376" calcext:value-type="float">
            <text:p>0.1130376</text:p>
          </table:table-cell>
          <table:table-cell table:formula="of:=AVERAGE([.D97:.I97])" office:value-type="float" office:value="0.1130376" calcext:value-type="float">
            <text:p>0.1130376</text:p>
          </table:table-cell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000-256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1000-256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582621" calcext:value-type="float">
            <text:p>3.582621</text:p>
          </table:table-cell>
          <table:table-cell office:value-type="float" office:value="3.586693" calcext:value-type="float">
            <text:p>3.586693</text:p>
          </table:table-cell>
          <table:table-cell office:value-type="float" office:value="3.584136" calcext:value-type="float">
            <text:p>3.584136</text:p>
          </table:table-cell>
          <table:table-cell office:value-type="float" office:value="3.585876" calcext:value-type="float">
            <text:p>3.585876</text:p>
          </table:table-cell>
          <table:table-cell table:formula="of:=AVERAGE([.D2:.H2])" office:value-type="float" office:value="3.6007488" calcext:value-type="float">
            <text:p>3.6007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4042" calcext:value-type="float">
            <text:p>1.894042</text:p>
          </table:table-cell>
          <table:table-cell office:value-type="float" office:value="1.888542" calcext:value-type="float">
            <text:p>1.888542</text:p>
          </table:table-cell>
          <table:table-cell office:value-type="float" office:value="1.886" calcext:value-type="float">
            <text:p>1.886</text:p>
          </table:table-cell>
          <table:table-cell office:value-type="float" office:value="1.884287" calcext:value-type="float">
            <text:p>1.884287</text:p>
          </table:table-cell>
          <table:table-cell office:value-type="float" office:value="1.889795" calcext:value-type="float">
            <text:p>1.889795</text:p>
          </table:table-cell>
          <table:table-cell table:formula="of:=AVERAGE([.D3:.H3])" office:value-type="float" office:value="1.8885332" calcext:value-type="float">
            <text:p>1.88853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331" calcext:value-type="float">
            <text:p>1.906331</text:p>
          </table:table-cell>
          <table:table-cell office:value-type="float" office:value="1.896428" calcext:value-type="float">
            <text:p>1.896428</text:p>
          </table:table-cell>
          <table:table-cell office:value-type="float" office:value="1.915788" calcext:value-type="float">
            <text:p>1.915788</text:p>
          </table:table-cell>
          <table:table-cell office:value-type="float" office:value="1.917864" calcext:value-type="float">
            <text:p>1.917864</text:p>
          </table:table-cell>
          <table:table-cell office:value-type="float" office:value="1.918832" calcext:value-type="float">
            <text:p>1.918832</text:p>
          </table:table-cell>
          <table:table-cell table:formula="of:=AVERAGE([.D4:.H4])" office:value-type="float" office:value="1.9110486" calcext:value-type="float">
            <text:p>1.9110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21074" calcext:value-type="float">
            <text:p>1.921074</text:p>
          </table:table-cell>
          <table:table-cell office:value-type="float" office:value="1.939231" calcext:value-type="float">
            <text:p>1.939231</text:p>
          </table:table-cell>
          <table:table-cell office:value-type="float" office:value="1.936472" calcext:value-type="float">
            <text:p>1.936472</text:p>
          </table:table-cell>
          <table:table-cell office:value-type="float" office:value="1.948349" calcext:value-type="float">
            <text:p>1.948349</text:p>
          </table:table-cell>
          <table:table-cell office:value-type="float" office:value="1.946892" calcext:value-type="float">
            <text:p>1.946892</text:p>
          </table:table-cell>
          <table:table-cell table:formula="of:=AVERAGE([.D5:.H5])" office:value-type="float" office:value="1.9384036" calcext:value-type="float">
            <text:p>1.93840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2241" calcext:value-type="float">
            <text:p>1.952241</text:p>
          </table:table-cell>
          <table:table-cell office:value-type="float" office:value="1.918924" calcext:value-type="float">
            <text:p>1.918924</text:p>
          </table:table-cell>
          <table:table-cell office:value-type="float" office:value="1.956503" calcext:value-type="float">
            <text:p>1.956503</text:p>
          </table:table-cell>
          <table:table-cell office:value-type="float" office:value="1.947451" calcext:value-type="float">
            <text:p>1.947451</text:p>
          </table:table-cell>
          <table:table-cell office:value-type="float" office:value="1.952113" calcext:value-type="float">
            <text:p>1.952113</text:p>
          </table:table-cell>
          <table:table-cell table:formula="of:=AVERAGE([.D6:.H6])" office:value-type="float" office:value="1.9454464" calcext:value-type="float">
            <text:p>1.9454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6026" calcext:value-type="float">
            <text:p>1.956026</text:p>
          </table:table-cell>
          <table:table-cell office:value-type="float" office:value="1.962347" calcext:value-type="float">
            <text:p>1.962347</text:p>
          </table:table-cell>
          <table:table-cell office:value-type="float" office:value="1.981899" calcext:value-type="float">
            <text:p>1.981899</text:p>
          </table:table-cell>
          <table:table-cell office:value-type="float" office:value="1.95664" calcext:value-type="float">
            <text:p>1.95664</text:p>
          </table:table-cell>
          <table:table-cell office:value-type="float" office:value="1.971845" calcext:value-type="float">
            <text:p>1.971845</text:p>
          </table:table-cell>
          <table:table-cell table:formula="of:=AVERAGE([.D7:.H7])" office:value-type="float" office:value="1.9657514" calcext:value-type="float">
            <text:p>1.96575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90037" calcext:value-type="float">
            <text:p>3.690037</text:p>
          </table:table-cell>
          <table:table-cell office:value-type="float" office:value="3.614249" calcext:value-type="float">
            <text:p>3.614249</text:p>
          </table:table-cell>
          <table:table-cell office:value-type="float" office:value="3.651407" calcext:value-type="float">
            <text:p>3.651407</text:p>
          </table:table-cell>
          <table:table-cell office:value-type="float" office:value="3.663188" calcext:value-type="float">
            <text:p>3.663188</text:p>
          </table:table-cell>
          <table:table-cell office:value-type="float" office:value="3.672044" calcext:value-type="float">
            <text:p>3.672044</text:p>
          </table:table-cell>
          <table:table-cell table:formula="of:=AVERAGE([.D8:.H8])" office:value-type="float" office:value="3.658185" calcext:value-type="float">
            <text:p>3.6581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48792" calcext:value-type="float">
            <text:p>1.948792</text:p>
          </table:table-cell>
          <table:table-cell office:value-type="float" office:value="1.923145" calcext:value-type="float">
            <text:p>1.923145</text:p>
          </table:table-cell>
          <table:table-cell office:value-type="float" office:value="1.952927" calcext:value-type="float">
            <text:p>1.952927</text:p>
          </table:table-cell>
          <table:table-cell office:value-type="float" office:value="1.931948" calcext:value-type="float">
            <text:p>1.931948</text:p>
          </table:table-cell>
          <table:table-cell office:value-type="float" office:value="1.896685" calcext:value-type="float">
            <text:p>1.896685</text:p>
          </table:table-cell>
          <table:table-cell table:formula="of:=AVERAGE([.D9:.H9])" office:value-type="float" office:value="1.9306994" calcext:value-type="float">
            <text:p>1.9306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302" calcext:value-type="float">
            <text:p>1.96302</text:p>
          </table:table-cell>
          <table:table-cell office:value-type="float" office:value="1.942649" calcext:value-type="float">
            <text:p>1.942649</text:p>
          </table:table-cell>
          <table:table-cell office:value-type="float" office:value="1.959907" calcext:value-type="float">
            <text:p>1.959907</text:p>
          </table:table-cell>
          <table:table-cell office:value-type="float" office:value="1.942246" calcext:value-type="float">
            <text:p>1.942246</text:p>
          </table:table-cell>
          <table:table-cell office:value-type="float" office:value="1.95966" calcext:value-type="float">
            <text:p>1.95966</text:p>
          </table:table-cell>
          <table:table-cell table:formula="of:=AVERAGE([.D10:.H10])" office:value-type="float" office:value="1.9534964" calcext:value-type="float">
            <text:p>1.95349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66125" calcext:value-type="float">
            <text:p>1.966125</text:p>
          </table:table-cell>
          <table:table-cell office:value-type="float" office:value="1.96396" calcext:value-type="float">
            <text:p>1.96396</text:p>
          </table:table-cell>
          <table:table-cell office:value-type="float" office:value="1.949292" calcext:value-type="float">
            <text:p>1.949292</text:p>
          </table:table-cell>
          <table:table-cell office:value-type="float" office:value="1.967613" calcext:value-type="float">
            <text:p>1.967613</text:p>
          </table:table-cell>
          <table:table-cell office:value-type="float" office:value="1.965568" calcext:value-type="float">
            <text:p>1.965568</text:p>
          </table:table-cell>
          <table:table-cell table:formula="of:=AVERAGE([.D11:.H11])" office:value-type="float" office:value="1.9625116" calcext:value-type="float">
            <text:p>1.96251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65135" calcext:value-type="float">
            <text:p>1.965135</text:p>
          </table:table-cell>
          <table:table-cell office:value-type="float" office:value="1.970372" calcext:value-type="float">
            <text:p>1.970372</text:p>
          </table:table-cell>
          <table:table-cell office:value-type="float" office:value="1.975955" calcext:value-type="float">
            <text:p>1.975955</text:p>
          </table:table-cell>
          <table:table-cell office:value-type="float" office:value="1.95833" calcext:value-type="float">
            <text:p>1.95833</text:p>
          </table:table-cell>
          <table:table-cell office:value-type="float" office:value="1.976372" calcext:value-type="float">
            <text:p>1.976372</text:p>
          </table:table-cell>
          <table:table-cell table:formula="of:=AVERAGE([.D12:.H12])" office:value-type="float" office:value="1.9692328" calcext:value-type="float">
            <text:p>1.96923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7697" calcext:value-type="float">
            <text:p>1.957697</text:p>
          </table:table-cell>
          <table:table-cell office:value-type="float" office:value="1.975853" calcext:value-type="float">
            <text:p>1.975853</text:p>
          </table:table-cell>
          <table:table-cell office:value-type="float" office:value="1.970619" calcext:value-type="float">
            <text:p>1.970619</text:p>
          </table:table-cell>
          <table:table-cell office:value-type="float" office:value="1.970144" calcext:value-type="float">
            <text:p>1.970144</text:p>
          </table:table-cell>
          <table:table-cell office:value-type="float" office:value="1.935454" calcext:value-type="float">
            <text:p>1.935454</text:p>
          </table:table-cell>
          <table:table-cell table:formula="of:=AVERAGE([.D13:.H13])" office:value-type="float" office:value="1.9619534" calcext:value-type="float">
            <text:p>1.96195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7262" calcext:value-type="float">
            <text:p>0.237262</text:p>
          </table:table-cell>
          <table:table-cell office:value-type="float" office:value="0.220886" calcext:value-type="float">
            <text:p>0.220886</text:p>
          </table:table-cell>
          <table:table-cell office:value-type="float" office:value="0.223082" calcext:value-type="float">
            <text:p>0.223082</text:p>
          </table:table-cell>
          <table:table-cell office:value-type="float" office:value="0.224103" calcext:value-type="float">
            <text:p>0.224103</text:p>
          </table:table-cell>
          <table:table-cell office:value-type="float" office:value="0.223784" calcext:value-type="float">
            <text:p>0.223784</text:p>
          </table:table-cell>
          <table:table-cell table:formula="of:=AVERAGE([.D14:.H14])" office:value-type="float" office:value="0.2258234" calcext:value-type="float">
            <text:p>0.22582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767" calcext:value-type="float">
            <text:p>0.151767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136149" calcext:value-type="float">
            <text:p>0.136149</text:p>
          </table:table-cell>
          <table:table-cell office:value-type="float" office:value="0.136614" calcext:value-type="float">
            <text:p>0.136614</text:p>
          </table:table-cell>
          <table:table-cell office:value-type="float" office:value="0.142518" calcext:value-type="float">
            <text:p>0.142518</text:p>
          </table:table-cell>
          <table:table-cell table:formula="of:=AVERAGE([.D15:.H15])" office:value-type="float" office:value="0.1408996" calcext:value-type="float">
            <text:p>0.14089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1304" calcext:value-type="float">
            <text:p>0.151304</text:p>
          </table:table-cell>
          <table:table-cell office:value-type="float" office:value="0.153148" calcext:value-type="float">
            <text:p>0.153148</text:p>
          </table:table-cell>
          <table:table-cell office:value-type="float" office:value="0.148029" calcext:value-type="float">
            <text:p>0.148029</text:p>
          </table:table-cell>
          <table:table-cell office:value-type="float" office:value="0.154868" calcext:value-type="float">
            <text:p>0.154868</text:p>
          </table:table-cell>
          <table:table-cell office:value-type="float" office:value="0.155731" calcext:value-type="float">
            <text:p>0.155731</text:p>
          </table:table-cell>
          <table:table-cell table:formula="of:=AVERAGE([.D16:.H16])" office:value-type="float" office:value="0.152616" calcext:value-type="float">
            <text:p>0.1526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5655" calcext:value-type="float">
            <text:p>0.165655</text:p>
          </table:table-cell>
          <table:table-cell office:value-type="float" office:value="0.165864" calcext:value-type="float">
            <text:p>0.165864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165559" calcext:value-type="float">
            <text:p>0.165559</text:p>
          </table:table-cell>
          <table:table-cell office:value-type="float" office:value="0.166356" calcext:value-type="float">
            <text:p>0.166356</text:p>
          </table:table-cell>
          <table:table-cell table:formula="of:=AVERAGE([.D17:.H17])" office:value-type="float" office:value="0.1656744" calcext:value-type="float">
            <text:p>0.16567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5934" calcext:value-type="float">
            <text:p>0.165934</text:p>
          </table:table-cell>
          <table:table-cell office:value-type="float" office:value="0.164908" calcext:value-type="float">
            <text:p>0.164908</text:p>
          </table:table-cell>
          <table:table-cell office:value-type="float" office:value="0.167859" calcext:value-type="float">
            <text:p>0.167859</text:p>
          </table:table-cell>
          <table:table-cell office:value-type="float" office:value="0.164285" calcext:value-type="float">
            <text:p>0.164285</text:p>
          </table:table-cell>
          <table:table-cell office:value-type="float" office:value="0.164212" calcext:value-type="float">
            <text:p>0.164212</text:p>
          </table:table-cell>
          <table:table-cell table:formula="of:=AVERAGE([.D18:.H18])" office:value-type="float" office:value="0.1654396" calcext:value-type="float">
            <text:p>0.16543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8125" calcext:value-type="float">
            <text:p>0.158125</text:p>
          </table:table-cell>
          <table:table-cell office:value-type="float" office:value="0.162772" calcext:value-type="float">
            <text:p>0.162772</text:p>
          </table:table-cell>
          <table:table-cell office:value-type="float" office:value="0.16416" calcext:value-type="float">
            <text:p>0.16416</text:p>
          </table:table-cell>
          <table:table-cell office:value-type="float" office:value="0.166878" calcext:value-type="float">
            <text:p>0.166878</text:p>
          </table:table-cell>
          <table:table-cell office:value-type="float" office:value="0.166551" calcext:value-type="float">
            <text:p>0.166551</text:p>
          </table:table-cell>
          <table:table-cell table:formula="of:=AVERAGE([.D19:.H19])" office:value-type="float" office:value="0.1636972" calcext:value-type="float">
            <text:p>0.16369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9843" calcext:value-type="float">
            <text:p>0.189843</text:p>
          </table:table-cell>
          <table:table-cell office:value-type="float" office:value="0.172011" calcext:value-type="float">
            <text:p>0.172011</text:p>
          </table:table-cell>
          <table:table-cell office:value-type="float" office:value="0.170224" calcext:value-type="float">
            <text:p>0.170224</text:p>
          </table:table-cell>
          <table:table-cell office:value-type="float" office:value="0.16944" calcext:value-type="float">
            <text:p>0.16944</text:p>
          </table:table-cell>
          <table:table-cell office:value-type="float" office:value="0.168916" calcext:value-type="float">
            <text:p>0.168916</text:p>
          </table:table-cell>
          <table:table-cell table:formula="of:=AVERAGE([.D20:.H20])" office:value-type="float" office:value="0.1740868" calcext:value-type="float">
            <text:p>0.1740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7803" calcext:value-type="float">
            <text:p>0.117803</text:p>
          </table:table-cell>
          <table:table-cell office:value-type="float" office:value="0.112533" calcext:value-type="float">
            <text:p>0.112533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108224" calcext:value-type="float">
            <text:p>0.108224</text:p>
          </table:table-cell>
          <table:table-cell table:formula="of:=AVERAGE([.D21:.H21])" office:value-type="float" office:value="0.1140226" calcext:value-type="float">
            <text:p>0.11402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24176" calcext:value-type="float">
            <text:p>0.124176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122858" calcext:value-type="float">
            <text:p>0.122858</text:p>
          </table:table-cell>
          <table:table-cell office:value-type="float" office:value="0.11911" calcext:value-type="float">
            <text:p>0.11911</text:p>
          </table:table-cell>
          <table:table-cell table:formula="of:=AVERAGE([.D22:.H22])" office:value-type="float" office:value="0.1224648" calcext:value-type="float">
            <text:p>0.12246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3465" calcext:value-type="float">
            <text:p>0.133465</text:p>
          </table:table-cell>
          <table:table-cell office:value-type="float" office:value="0.135648" calcext:value-type="float">
            <text:p>0.135648</text:p>
          </table:table-cell>
          <table:table-cell office:value-type="float" office:value="0.136145" calcext:value-type="float">
            <text:p>0.136145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0.135003" calcext:value-type="float">
            <text:p>0.135003</text:p>
          </table:table-cell>
          <table:table-cell table:formula="of:=AVERAGE([.D23:.H23])" office:value-type="float" office:value="0.1349018" calcext:value-type="float">
            <text:p>0.1349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6412" calcext:value-type="float">
            <text:p>0.136412</text:p>
          </table:table-cell>
          <table:table-cell office:value-type="float" office:value="0.136122" calcext:value-type="float">
            <text:p>0.136122</text:p>
          </table:table-cell>
          <table:table-cell office:value-type="float" office:value="0.133987" calcext:value-type="float">
            <text:p>0.133987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0.13529" calcext:value-type="float">
            <text:p>0.13529</text:p>
          </table:table-cell>
          <table:table-cell table:formula="of:=AVERAGE([.D24:.H24])" office:value-type="float" office:value="0.1342122" calcext:value-type="float">
            <text:p>0.1342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34088" calcext:value-type="float">
            <text:p>0.134088</text:p>
          </table:table-cell>
          <table:table-cell office:value-type="float" office:value="0.13385" calcext:value-type="float">
            <text:p>0.13385</text:p>
          </table:table-cell>
          <table:table-cell office:value-type="float" office:value="0.128913" calcext:value-type="float">
            <text:p>0.128913</text:p>
          </table:table-cell>
          <table:table-cell office:value-type="float" office:value="0.132091" calcext:value-type="float">
            <text:p>0.132091</text:p>
          </table:table-cell>
          <table:table-cell office:value-type="float" office:value="0.130545" calcext:value-type="float">
            <text:p>0.130545</text:p>
          </table:table-cell>
          <table:table-cell table:formula="of:=AVERAGE([.D25:.H25])" office:value-type="float" office:value="0.1318974" calcext:value-type="float">
            <text:p>0.1318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8306" calcext:value-type="float">
            <text:p>3.718306</text:p>
          </table:table-cell>
          <table:table-cell office:value-type="float" office:value="3.601765" calcext:value-type="float">
            <text:p>3.601765</text:p>
          </table:table-cell>
          <table:table-cell office:value-type="float" office:value="3.597987" calcext:value-type="float">
            <text:p>3.597987</text:p>
          </table:table-cell>
          <table:table-cell office:value-type="float" office:value="3.599972" calcext:value-type="float">
            <text:p>3.599972</text:p>
          </table:table-cell>
          <table:table-cell office:value-type="float" office:value="3.599829" calcext:value-type="float">
            <text:p>3.599829</text:p>
          </table:table-cell>
          <table:table-cell table:formula="of:=AVERAGE([.D26:.H26])" office:value-type="float" office:value="3.6235718" calcext:value-type="float">
            <text:p>3.62357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67682" calcext:value-type="float">
            <text:p>1.867682</text:p>
          </table:table-cell>
          <table:table-cell office:value-type="float" office:value="1.828142" calcext:value-type="float">
            <text:p>1.828142</text:p>
          </table:table-cell>
          <table:table-cell office:value-type="float" office:value="1.830981" calcext:value-type="float">
            <text:p>1.830981</text:p>
          </table:table-cell>
          <table:table-cell office:value-type="float" office:value="1.831817" calcext:value-type="float">
            <text:p>1.831817</text:p>
          </table:table-cell>
          <table:table-cell office:value-type="float" office:value="1.84742" calcext:value-type="float">
            <text:p>1.84742</text:p>
          </table:table-cell>
          <table:table-cell table:formula="of:=AVERAGE([.D27:.H27])" office:value-type="float" office:value="1.8412084" calcext:value-type="float">
            <text:p>1.84120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634" calcext:value-type="float">
            <text:p>1.906634</text:p>
          </table:table-cell>
          <table:table-cell office:value-type="float" office:value="1.900057" calcext:value-type="float">
            <text:p>1.900057</text:p>
          </table:table-cell>
          <table:table-cell office:value-type="float" office:value="1.900799" calcext:value-type="float">
            <text:p>1.900799</text:p>
          </table:table-cell>
          <table:table-cell office:value-type="float" office:value="1.906132" calcext:value-type="float">
            <text:p>1.906132</text:p>
          </table:table-cell>
          <table:table-cell office:value-type="float" office:value="1.897361" calcext:value-type="float">
            <text:p>1.897361</text:p>
          </table:table-cell>
          <table:table-cell table:formula="of:=AVERAGE([.D28:.H28])" office:value-type="float" office:value="1.9021966" calcext:value-type="float">
            <text:p>1.90219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0949" calcext:value-type="float">
            <text:p>1.900949</text:p>
          </table:table-cell>
          <table:table-cell office:value-type="float" office:value="1.90217" calcext:value-type="float">
            <text:p>1.90217</text:p>
          </table:table-cell>
          <table:table-cell office:value-type="float" office:value="1.901581" calcext:value-type="float">
            <text:p>1.901581</text:p>
          </table:table-cell>
          <table:table-cell office:value-type="float" office:value="1.902417" calcext:value-type="float">
            <text:p>1.902417</text:p>
          </table:table-cell>
          <table:table-cell office:value-type="float" office:value="1.900484" calcext:value-type="float">
            <text:p>1.900484</text:p>
          </table:table-cell>
          <table:table-cell table:formula="of:=AVERAGE([.D29:.H29])" office:value-type="float" office:value="1.9015202" calcext:value-type="float">
            <text:p>1.90152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062" calcext:value-type="float">
            <text:p>1.905062</text:p>
          </table:table-cell>
          <table:table-cell office:value-type="float" office:value="1.912919" calcext:value-type="float">
            <text:p>1.912919</text:p>
          </table:table-cell>
          <table:table-cell office:value-type="float" office:value="1.909133" calcext:value-type="float">
            <text:p>1.909133</text:p>
          </table:table-cell>
          <table:table-cell office:value-type="float" office:value="1.906853" calcext:value-type="float">
            <text:p>1.906853</text:p>
          </table:table-cell>
          <table:table-cell office:value-type="float" office:value="1.903894" calcext:value-type="float">
            <text:p>1.903894</text:p>
          </table:table-cell>
          <table:table-cell table:formula="of:=AVERAGE([.D30:.H30])" office:value-type="float" office:value="1.9075722" calcext:value-type="float">
            <text:p>1.90757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06034" calcext:value-type="float">
            <text:p>1.906034</text:p>
          </table:table-cell>
          <table:table-cell office:value-type="float" office:value="1.903647" calcext:value-type="float">
            <text:p>1.903647</text:p>
          </table:table-cell>
          <table:table-cell office:value-type="float" office:value="1.908712" calcext:value-type="float">
            <text:p>1.908712</text:p>
          </table:table-cell>
          <table:table-cell office:value-type="float" office:value="1.903447" calcext:value-type="float">
            <text:p>1.903447</text:p>
          </table:table-cell>
          <table:table-cell office:value-type="float" office:value="1.914385" calcext:value-type="float">
            <text:p>1.914385</text:p>
          </table:table-cell>
          <table:table-cell table:formula="of:=AVERAGE([.D31:.H31])" office:value-type="float" office:value="1.907245" calcext:value-type="float">
            <text:p>1.9072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24813" calcext:value-type="float">
            <text:p>3.624813</text:p>
          </table:table-cell>
          <table:table-cell office:value-type="float" office:value="3.597029" calcext:value-type="float">
            <text:p>3.597029</text:p>
          </table:table-cell>
          <table:table-cell office:value-type="float" office:value="3.596385" calcext:value-type="float">
            <text:p>3.596385</text:p>
          </table:table-cell>
          <table:table-cell office:value-type="float" office:value="3.596079" calcext:value-type="float">
            <text:p>3.596079</text:p>
          </table:table-cell>
          <table:table-cell office:value-type="float" office:value="3.607194" calcext:value-type="float">
            <text:p>3.607194</text:p>
          </table:table-cell>
          <table:table-cell table:formula="of:=AVERAGE([.D32:.H32])" office:value-type="float" office:value="3.6043" calcext:value-type="float">
            <text:p>3.6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9527" calcext:value-type="float">
            <text:p>1.849527</text:p>
          </table:table-cell>
          <table:table-cell office:value-type="float" office:value="1.85105" calcext:value-type="float">
            <text:p>1.85105</text:p>
          </table:table-cell>
          <table:table-cell office:value-type="float" office:value="1.875512" calcext:value-type="float">
            <text:p>1.875512</text:p>
          </table:table-cell>
          <table:table-cell office:value-type="float" office:value="1.846394" calcext:value-type="float">
            <text:p>1.846394</text:p>
          </table:table-cell>
          <table:table-cell office:value-type="float" office:value="1.892732" calcext:value-type="float">
            <text:p>1.892732</text:p>
          </table:table-cell>
          <table:table-cell table:formula="of:=AVERAGE([.D33:.H33])" office:value-type="float" office:value="1.863043" calcext:value-type="float">
            <text:p>1.863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1.904744" calcext:value-type="float">
            <text:p>1.904744</text:p>
          </table:table-cell>
          <table:table-cell office:value-type="float" office:value="1.901051" calcext:value-type="float">
            <text:p>1.901051</text:p>
          </table:table-cell>
          <table:table-cell office:value-type="float" office:value="1.909592" calcext:value-type="float">
            <text:p>1.909592</text:p>
          </table:table-cell>
          <table:table-cell office:value-type="float" office:value="1.905969" calcext:value-type="float">
            <text:p>1.905969</text:p>
          </table:table-cell>
          <table:table-cell table:formula="of:=AVERAGE([.D34:.H34])" office:value-type="float" office:value="1.9038792" calcext:value-type="float">
            <text:p>1.90387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4915" calcext:value-type="float">
            <text:p>1.904915</text:p>
          </table:table-cell>
          <table:table-cell office:value-type="float" office:value="1.902882" calcext:value-type="float">
            <text:p>1.902882</text:p>
          </table:table-cell>
          <table:table-cell office:value-type="float" office:value="1.909274" calcext:value-type="float">
            <text:p>1.909274</text:p>
          </table:table-cell>
          <table:table-cell office:value-type="float" office:value="1.897441" calcext:value-type="float">
            <text:p>1.897441</text:p>
          </table:table-cell>
          <table:table-cell office:value-type="float" office:value="1.913721" calcext:value-type="float">
            <text:p>1.913721</text:p>
          </table:table-cell>
          <table:table-cell table:formula="of:=AVERAGE([.D35:.H35])" office:value-type="float" office:value="1.9056466" calcext:value-type="float">
            <text:p>1.9056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89896" calcext:value-type="float">
            <text:p>1.89896</text:p>
          </table:table-cell>
          <table:table-cell office:value-type="float" office:value="1.984213" calcext:value-type="float">
            <text:p>1.984213</text:p>
          </table:table-cell>
          <table:table-cell office:value-type="float" office:value="1.910354" calcext:value-type="float">
            <text:p>1.910354</text:p>
          </table:table-cell>
          <table:table-cell office:value-type="float" office:value="1.910007" calcext:value-type="float">
            <text:p>1.910007</text:p>
          </table:table-cell>
          <table:table-cell office:value-type="float" office:value="1.910613" calcext:value-type="float">
            <text:p>1.910613</text:p>
          </table:table-cell>
          <table:table-cell table:formula="of:=AVERAGE([.D36:.H36])" office:value-type="float" office:value="1.9228294" calcext:value-type="float">
            <text:p>1.92282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2438" calcext:value-type="float">
            <text:p>1.912438</text:p>
          </table:table-cell>
          <table:table-cell office:value-type="float" office:value="1.91058" calcext:value-type="float">
            <text:p>1.91058</text:p>
          </table:table-cell>
          <table:table-cell office:value-type="float" office:value="1.905919" calcext:value-type="float">
            <text:p>1.905919</text:p>
          </table:table-cell>
          <table:table-cell office:value-type="float" office:value="1.946464" calcext:value-type="float">
            <text:p>1.946464</text:p>
          </table:table-cell>
          <table:table-cell office:value-type="float" office:value="1.927197" calcext:value-type="float">
            <text:p>1.927197</text:p>
          </table:table-cell>
          <table:table-cell table:formula="of:=AVERAGE([.D37:.H37])" office:value-type="float" office:value="1.9205196" calcext:value-type="float">
            <text:p>1.920519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7916" calcext:value-type="float">
            <text:p>0.267916</text:p>
          </table:table-cell>
          <table:table-cell office:value-type="float" office:value="0.267571" calcext:value-type="float">
            <text:p>0.267571</text:p>
          </table:table-cell>
          <table:table-cell office:value-type="float" office:value="0.251646" calcext:value-type="float">
            <text:p>0.251646</text:p>
          </table:table-cell>
          <table:table-cell office:value-type="float" office:value="0.24593" calcext:value-type="float">
            <text:p>0.24593</text:p>
          </table:table-cell>
          <table:table-cell office:value-type="float" office:value="0.241707" calcext:value-type="float">
            <text:p>0.241707</text:p>
          </table:table-cell>
          <table:table-cell table:formula="of:=AVERAGE([.D38:.H38])" office:value-type="float" office:value="0.254954" calcext:value-type="float">
            <text:p>0.2549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329" calcext:value-type="float">
            <text:p>0.154329</text:p>
          </table:table-cell>
          <table:table-cell office:value-type="float" office:value="0.155601" calcext:value-type="float">
            <text:p>0.155601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160237" calcext:value-type="float">
            <text:p>0.160237</text:p>
          </table:table-cell>
          <table:table-cell table:formula="of:=AVERAGE([.D39:.H39])" office:value-type="float" office:value="0.1551342" calcext:value-type="float">
            <text:p>0.1551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8455" calcext:value-type="float">
            <text:p>0.158455</text:p>
          </table:table-cell>
          <table:table-cell office:value-type="float" office:value="0.162294" calcext:value-type="float">
            <text:p>0.162294</text:p>
          </table:table-cell>
          <table:table-cell office:value-type="float" office:value="0.16878" calcext:value-type="float">
            <text:p>0.16878</text:p>
          </table:table-cell>
          <table:table-cell office:value-type="float" office:value="0.165834" calcext:value-type="float">
            <text:p>0.165834</text:p>
          </table:table-cell>
          <table:table-cell office:value-type="float" office:value="0.16553" calcext:value-type="float">
            <text:p>0.16553</text:p>
          </table:table-cell>
          <table:table-cell table:formula="of:=AVERAGE([.D40:.H40])" office:value-type="float" office:value="0.1641786" calcext:value-type="float">
            <text:p>0.16417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357" calcext:value-type="float">
            <text:p>0.167357</text:p>
          </table:table-cell>
          <table:table-cell office:value-type="float" office:value="0.170746" calcext:value-type="float">
            <text:p>0.170746</text:p>
          </table:table-cell>
          <table:table-cell office:value-type="float" office:value="0.168278" calcext:value-type="float">
            <text:p>0.168278</text:p>
          </table:table-cell>
          <table:table-cell office:value-type="float" office:value="0.173365" calcext:value-type="float">
            <text:p>0.173365</text:p>
          </table:table-cell>
          <table:table-cell office:value-type="float" office:value="0.168329" calcext:value-type="float">
            <text:p>0.168329</text:p>
          </table:table-cell>
          <table:table-cell table:formula="of:=AVERAGE([.D41:.H41])" office:value-type="float" office:value="0.169615" calcext:value-type="float">
            <text:p>0.1696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3674" calcext:value-type="float">
            <text:p>0.163674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0.164917" calcext:value-type="float">
            <text:p>0.164917</text:p>
          </table:table-cell>
          <table:table-cell office:value-type="float" office:value="0.160004" calcext:value-type="float">
            <text:p>0.160004</text:p>
          </table:table-cell>
          <table:table-cell office:value-type="float" office:value="0.163761" calcext:value-type="float">
            <text:p>0.163761</text:p>
          </table:table-cell>
          <table:table-cell table:formula="of:=AVERAGE([.D42:.H42])" office:value-type="float" office:value="0.1633168" calcext:value-type="float">
            <text:p>0.16331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9672" calcext:value-type="float">
            <text:p>0.159672</text:p>
          </table:table-cell>
          <table:table-cell office:value-type="float" office:value="0.162218" calcext:value-type="float">
            <text:p>0.162218</text:p>
          </table:table-cell>
          <table:table-cell office:value-type="float" office:value="0.163339" calcext:value-type="float">
            <text:p>0.163339</text:p>
          </table:table-cell>
          <table:table-cell office:value-type="float" office:value="0.159822" calcext:value-type="float">
            <text:p>0.159822</text:p>
          </table:table-cell>
          <table:table-cell office:value-type="float" office:value="0.163193" calcext:value-type="float">
            <text:p>0.163193</text:p>
          </table:table-cell>
          <table:table-cell table:formula="of:=AVERAGE([.D43:.H43])" office:value-type="float" office:value="0.1616488" calcext:value-type="float">
            <text:p>0.16164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213879" calcext:value-type="float">
            <text:p>0.213879</text:p>
          </table:table-cell>
          <table:table-cell office:value-type="float" office:value="0.216432" calcext:value-type="float">
            <text:p>0.216432</text:p>
          </table:table-cell>
          <table:table-cell office:value-type="float" office:value="0.215642" calcext:value-type="float">
            <text:p>0.215642</text:p>
          </table:table-cell>
          <table:table-cell table:formula="of:=AVERAGE([.D44:.H44])" office:value-type="float" office:value="0.2159078" calcext:value-type="float">
            <text:p>0.2159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5772" calcext:value-type="float">
            <text:p>0.145772</text:p>
          </table:table-cell>
          <table:table-cell office:value-type="float" office:value="0.144977" calcext:value-type="float">
            <text:p>0.144977</text:p>
          </table:table-cell>
          <table:table-cell office:value-type="float" office:value="0.146177" calcext:value-type="float">
            <text:p>0.146177</text:p>
          </table:table-cell>
          <table:table-cell office:value-type="float" office:value="0.147193" calcext:value-type="float">
            <text:p>0.147193</text:p>
          </table:table-cell>
          <table:table-cell office:value-type="float" office:value="0.145479" calcext:value-type="float">
            <text:p>0.145479</text:p>
          </table:table-cell>
          <table:table-cell table:formula="of:=AVERAGE([.D45:.H45])" office:value-type="float" office:value="0.1459196" calcext:value-type="float">
            <text:p>0.1459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142" calcext:value-type="float">
            <text:p>0.133142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0.13285" calcext:value-type="float">
            <text:p>0.13285</text:p>
          </table:table-cell>
          <table:table-cell office:value-type="float" office:value="0.138521" calcext:value-type="float">
            <text:p>0.138521</text:p>
          </table:table-cell>
          <table:table-cell office:value-type="float" office:value="0.137308" calcext:value-type="float">
            <text:p>0.137308</text:p>
          </table:table-cell>
          <table:table-cell table:formula="of:=AVERAGE([.D46:.H46])" office:value-type="float" office:value="0.1359598" calcext:value-type="float">
            <text:p>0.135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15" calcext:value-type="float">
            <text:p>0.13615</text:p>
          </table:table-cell>
          <table:table-cell office:value-type="float" office:value="0.142682" calcext:value-type="float">
            <text:p>0.142682</text:p>
          </table:table-cell>
          <table:table-cell office:value-type="float" office:value="0.137988" calcext:value-type="float">
            <text:p>0.137988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0.135301" calcext:value-type="float">
            <text:p>0.135301</text:p>
          </table:table-cell>
          <table:table-cell table:formula="of:=AVERAGE([.D47:.H47])" office:value-type="float" office:value="0.1376384" calcext:value-type="float">
            <text:p>0.13763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1714" calcext:value-type="float">
            <text:p>0.131714</text:p>
          </table:table-cell>
          <table:table-cell office:value-type="float" office:value="0.136438" calcext:value-type="float">
            <text:p>0.136438</text:p>
          </table:table-cell>
          <table:table-cell office:value-type="float" office:value="0.175254" calcext:value-type="float">
            <text:p>0.175254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0.146003" calcext:value-type="float">
            <text:p>0.146003</text:p>
          </table:table-cell>
          <table:table-cell table:formula="of:=AVERAGE([.D48:.H48])" office:value-type="float" office:value="0.1478554" calcext:value-type="float">
            <text:p>0.14785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5618" calcext:value-type="float">
            <text:p>0.145618</text:p>
          </table:table-cell>
          <table:table-cell office:value-type="float" office:value="0.143467" calcext:value-type="float">
            <text:p>0.143467</text:p>
          </table:table-cell>
          <table:table-cell office:value-type="float" office:value="0.14638" calcext:value-type="float">
            <text:p>0.14638</text:p>
          </table:table-cell>
          <table:table-cell office:value-type="float" office:value="0.144661" calcext:value-type="float">
            <text:p>0.144661</text:p>
          </table:table-cell>
          <table:table-cell office:value-type="float" office:value="0.144162" calcext:value-type="float">
            <text:p>0.144162</text:p>
          </table:table-cell>
          <table:table-cell table:formula="of:=AVERAGE([.D49:.H49])" office:value-type="float" office:value="0.1448576" calcext:value-type="float">
            <text:p>0.1448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631" calcext:value-type="float">
            <text:p>3.66631</text:p>
          </table:table-cell>
          <table:table-cell office:value-type="float" office:value="3.634182" calcext:value-type="float">
            <text:p>3.634182</text:p>
          </table:table-cell>
          <table:table-cell office:value-type="float" office:value="3.667711" calcext:value-type="float">
            <text:p>3.667711</text:p>
          </table:table-cell>
          <table:table-cell office:value-type="float" office:value="3.688598" calcext:value-type="float">
            <text:p>3.688598</text:p>
          </table:table-cell>
          <table:table-cell office:value-type="float" office:value="3.632701" calcext:value-type="float">
            <text:p>3.632701</text:p>
          </table:table-cell>
          <table:table-cell table:formula="of:=AVERAGE([.D50:.H50])" office:value-type="float" office:value="3.6579004" calcext:value-type="float">
            <text:p>3.65790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5526" calcext:value-type="float">
            <text:p>1.95526</text:p>
          </table:table-cell>
          <table:table-cell office:value-type="float" office:value="1.925284" calcext:value-type="float">
            <text:p>1.925284</text:p>
          </table:table-cell>
          <table:table-cell office:value-type="float" office:value="1.956111" calcext:value-type="float">
            <text:p>1.956111</text:p>
          </table:table-cell>
          <table:table-cell office:value-type="float" office:value="1.959661" calcext:value-type="float">
            <text:p>1.959661</text:p>
          </table:table-cell>
          <table:table-cell office:value-type="float" office:value="1.92268" calcext:value-type="float">
            <text:p>1.92268</text:p>
          </table:table-cell>
          <table:table-cell table:formula="of:=AVERAGE([.D51:.H51])" office:value-type="float" office:value="1.9437992" calcext:value-type="float">
            <text:p>1.94379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6919" calcext:value-type="float">
            <text:p>1.966919</text:p>
          </table:table-cell>
          <table:table-cell office:value-type="float" office:value="1.947107" calcext:value-type="float">
            <text:p>1.947107</text:p>
          </table:table-cell>
          <table:table-cell office:value-type="float" office:value="1.957146" calcext:value-type="float">
            <text:p>1.957146</text:p>
          </table:table-cell>
          <table:table-cell office:value-type="float" office:value="1.958833" calcext:value-type="float">
            <text:p>1.958833</text:p>
          </table:table-cell>
          <table:table-cell office:value-type="float" office:value="1.96188" calcext:value-type="float">
            <text:p>1.96188</text:p>
          </table:table-cell>
          <table:table-cell table:formula="of:=AVERAGE([.D52:.H52])" office:value-type="float" office:value="1.958377" calcext:value-type="float">
            <text:p>1.9583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54986" calcext:value-type="float">
            <text:p>1.954986</text:p>
          </table:table-cell>
          <table:table-cell office:value-type="float" office:value="1.969856" calcext:value-type="float">
            <text:p>1.969856</text:p>
          </table:table-cell>
          <table:table-cell office:value-type="float" office:value="1.972774" calcext:value-type="float">
            <text:p>1.972774</text:p>
          </table:table-cell>
          <table:table-cell office:value-type="float" office:value="1.965066" calcext:value-type="float">
            <text:p>1.965066</text:p>
          </table:table-cell>
          <table:table-cell office:value-type="float" office:value="1.900489" calcext:value-type="float">
            <text:p>1.900489</text:p>
          </table:table-cell>
          <table:table-cell table:formula="of:=AVERAGE([.D53:.H53])" office:value-type="float" office:value="1.9526342" calcext:value-type="float">
            <text:p>1.9526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532" calcext:value-type="float">
            <text:p>1.905532</text:p>
          </table:table-cell>
          <table:table-cell office:value-type="float" office:value="1.900989" calcext:value-type="float">
            <text:p>1.900989</text:p>
          </table:table-cell>
          <table:table-cell office:value-type="float" office:value="1.908757" calcext:value-type="float">
            <text:p>1.908757</text:p>
          </table:table-cell>
          <table:table-cell office:value-type="float" office:value="1.918202" calcext:value-type="float">
            <text:p>1.918202</text:p>
          </table:table-cell>
          <table:table-cell office:value-type="float" office:value="1.909609" calcext:value-type="float">
            <text:p>1.909609</text:p>
          </table:table-cell>
          <table:table-cell table:formula="of:=AVERAGE([.D54:.H54])" office:value-type="float" office:value="1.9086178" calcext:value-type="float">
            <text:p>1.90861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2206" calcext:value-type="float">
            <text:p>1.92206</text:p>
          </table:table-cell>
          <table:table-cell office:value-type="float" office:value="1.956304" calcext:value-type="float">
            <text:p>1.956304</text:p>
          </table:table-cell>
          <table:table-cell office:value-type="float" office:value="1.925064" calcext:value-type="float">
            <text:p>1.925064</text:p>
          </table:table-cell>
          <table:table-cell office:value-type="float" office:value="1.91157" calcext:value-type="float">
            <text:p>1.91157</text:p>
          </table:table-cell>
          <table:table-cell office:value-type="float" office:value="1.930811" calcext:value-type="float">
            <text:p>1.930811</text:p>
          </table:table-cell>
          <table:table-cell table:formula="of:=AVERAGE([.D55:.H55])" office:value-type="float" office:value="1.9291618" calcext:value-type="float">
            <text:p>1.92916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81166" calcext:value-type="float">
            <text:p>3.681166</text:p>
          </table:table-cell>
          <table:table-cell office:value-type="float" office:value="3.63423" calcext:value-type="float">
            <text:p>3.63423</text:p>
          </table:table-cell>
          <table:table-cell office:value-type="float" office:value="3.662295" calcext:value-type="float">
            <text:p>3.662295</text:p>
          </table:table-cell>
          <table:table-cell office:value-type="float" office:value="3.624853" calcext:value-type="float">
            <text:p>3.624853</text:p>
          </table:table-cell>
          <table:table-cell office:value-type="float" office:value="3.662107" calcext:value-type="float">
            <text:p>3.662107</text:p>
          </table:table-cell>
          <table:table-cell table:formula="of:=AVERAGE([.D56:.H56])" office:value-type="float" office:value="3.6529302" calcext:value-type="float">
            <text:p>3.65293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902" calcext:value-type="float">
            <text:p>1.893902</text:p>
          </table:table-cell>
          <table:table-cell office:value-type="float" office:value="1.884599" calcext:value-type="float">
            <text:p>1.884599</text:p>
          </table:table-cell>
          <table:table-cell office:value-type="float" office:value="1.892225" calcext:value-type="float">
            <text:p>1.892225</text:p>
          </table:table-cell>
          <table:table-cell office:value-type="float" office:value="1.889571" calcext:value-type="float">
            <text:p>1.889571</text:p>
          </table:table-cell>
          <table:table-cell office:value-type="float" office:value="1.892483" calcext:value-type="float">
            <text:p>1.892483</text:p>
          </table:table-cell>
          <table:table-cell table:formula="of:=AVERAGE([.D57:.H57])" office:value-type="float" office:value="1.890556" calcext:value-type="float">
            <text:p>1.890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7788" calcext:value-type="float">
            <text:p>1.927788</text:p>
          </table:table-cell>
          <table:table-cell office:value-type="float" office:value="1.93104" calcext:value-type="float">
            <text:p>1.93104</text:p>
          </table:table-cell>
          <table:table-cell office:value-type="float" office:value="1.903293" calcext:value-type="float">
            <text:p>1.903293</text:p>
          </table:table-cell>
          <table:table-cell office:value-type="float" office:value="1.934265" calcext:value-type="float">
            <text:p>1.934265</text:p>
          </table:table-cell>
          <table:table-cell office:value-type="float" office:value="1.927086" calcext:value-type="float">
            <text:p>1.927086</text:p>
          </table:table-cell>
          <table:table-cell table:formula="of:=AVERAGE([.D58:.H58])" office:value-type="float" office:value="1.9246944" calcext:value-type="float">
            <text:p>1.92469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47145" calcext:value-type="float">
            <text:p>1.947145</text:p>
          </table:table-cell>
          <table:table-cell office:value-type="float" office:value="1.948522" calcext:value-type="float">
            <text:p>1.948522</text:p>
          </table:table-cell>
          <table:table-cell office:value-type="float" office:value="1.956461" calcext:value-type="float">
            <text:p>1.956461</text:p>
          </table:table-cell>
          <table:table-cell office:value-type="float" office:value="1.937253" calcext:value-type="float">
            <text:p>1.937253</text:p>
          </table:table-cell>
          <table:table-cell office:value-type="float" office:value="2.079138" calcext:value-type="float">
            <text:p>2.079138</text:p>
          </table:table-cell>
          <table:table-cell table:formula="of:=AVERAGE([.D59:.H59])" office:value-type="float" office:value="1.9737038" calcext:value-type="float">
            <text:p>1.9737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0885" calcext:value-type="float">
            <text:p>1.950885</text:p>
          </table:table-cell>
          <table:table-cell office:value-type="float" office:value="1.955332" calcext:value-type="float">
            <text:p>1.955332</text:p>
          </table:table-cell>
          <table:table-cell office:value-type="float" office:value="1.957013" calcext:value-type="float">
            <text:p>1.957013</text:p>
          </table:table-cell>
          <table:table-cell office:value-type="float" office:value="1.961447" calcext:value-type="float">
            <text:p>1.961447</text:p>
          </table:table-cell>
          <table:table-cell office:value-type="float" office:value="1.939266" calcext:value-type="float">
            <text:p>1.939266</text:p>
          </table:table-cell>
          <table:table-cell table:formula="of:=AVERAGE([.D60:.H60])" office:value-type="float" office:value="1.9527886" calcext:value-type="float">
            <text:p>1.95278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8832" calcext:value-type="float">
            <text:p>1.958832</text:p>
          </table:table-cell>
          <table:table-cell office:value-type="float" office:value="1.958787" calcext:value-type="float">
            <text:p>1.958787</text:p>
          </table:table-cell>
          <table:table-cell office:value-type="float" office:value="1.95967" calcext:value-type="float">
            <text:p>1.95967</text:p>
          </table:table-cell>
          <table:table-cell office:value-type="float" office:value="1.961676" calcext:value-type="float">
            <text:p>1.961676</text:p>
          </table:table-cell>
          <table:table-cell office:value-type="float" office:value="1.968522" calcext:value-type="float">
            <text:p>1.968522</text:p>
          </table:table-cell>
          <table:table-cell table:formula="of:=AVERAGE([.D61:.H61])" office:value-type="float" office:value="1.9614974" calcext:value-type="float">
            <text:p>1.961497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4748" calcext:value-type="float">
            <text:p>0.244748</text:p>
          </table:table-cell>
          <table:table-cell office:value-type="float" office:value="0.230468" calcext:value-type="float">
            <text:p>0.230468</text:p>
          </table:table-cell>
          <table:table-cell office:value-type="float" office:value="0.232669" calcext:value-type="float">
            <text:p>0.232669</text:p>
          </table:table-cell>
          <table:table-cell office:value-type="float" office:value="0.229109" calcext:value-type="float">
            <text:p>0.229109</text:p>
          </table:table-cell>
          <table:table-cell office:value-type="float" office:value="0.22871" calcext:value-type="float">
            <text:p>0.22871</text:p>
          </table:table-cell>
          <table:table-cell table:formula="of:=AVERAGE([.D62:.H62])" office:value-type="float" office:value="0.2331408" calcext:value-type="float">
            <text:p>0.23314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0211" calcext:value-type="float">
            <text:p>0.150211</text:p>
          </table:table-cell>
          <table:table-cell office:value-type="float" office:value="0.14359" calcext:value-type="float">
            <text:p>0.14359</text:p>
          </table:table-cell>
          <table:table-cell office:value-type="float" office:value="0.137557" calcext:value-type="float">
            <text:p>0.137557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146592" calcext:value-type="float">
            <text:p>0.146592</text:p>
          </table:table-cell>
          <table:table-cell table:formula="of:=AVERAGE([.D63:.H63])" office:value-type="float" office:value="0.1440018" calcext:value-type="float">
            <text:p>0.1440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4591" calcext:value-type="float">
            <text:p>0.154591</text:p>
          </table:table-cell>
          <table:table-cell office:value-type="float" office:value="0.153541" calcext:value-type="float">
            <text:p>0.153541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5161" calcext:value-type="float">
            <text:p>0.155161</text:p>
          </table:table-cell>
          <table:table-cell office:value-type="float" office:value="0.149091" calcext:value-type="float">
            <text:p>0.149091</text:p>
          </table:table-cell>
          <table:table-cell table:formula="of:=AVERAGE([.D64:.H64])" office:value-type="float" office:value="0.1536468" calcext:value-type="float">
            <text:p>0.15364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4813" calcext:value-type="float">
            <text:p>0.164813</text:p>
          </table:table-cell>
          <table:table-cell office:value-type="float" office:value="0.164933" calcext:value-type="float">
            <text:p>0.164933</text:p>
          </table:table-cell>
          <table:table-cell office:value-type="float" office:value="0.165461" calcext:value-type="float">
            <text:p>0.165461</text:p>
          </table:table-cell>
          <table:table-cell office:value-type="float" office:value="0.165074" calcext:value-type="float">
            <text:p>0.165074</text:p>
          </table:table-cell>
          <table:table-cell office:value-type="float" office:value="0.159807" calcext:value-type="float">
            <text:p>0.159807</text:p>
          </table:table-cell>
          <table:table-cell table:formula="of:=AVERAGE([.D65:.H65])" office:value-type="float" office:value="0.1640176" calcext:value-type="float">
            <text:p>0.16401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59656" calcext:value-type="float">
            <text:p>0.159656</text:p>
          </table:table-cell>
          <table:table-cell office:value-type="float" office:value="0.162676" calcext:value-type="float">
            <text:p>0.162676</text:p>
          </table:table-cell>
          <table:table-cell office:value-type="float" office:value="0.164753" calcext:value-type="float">
            <text:p>0.164753</text:p>
          </table:table-cell>
          <table:table-cell office:value-type="float" office:value="0.166994" calcext:value-type="float">
            <text:p>0.166994</text:p>
          </table:table-cell>
          <table:table-cell office:value-type="float" office:value="0.162415" calcext:value-type="float">
            <text:p>0.162415</text:p>
          </table:table-cell>
          <table:table-cell table:formula="of:=AVERAGE([.D66:.H66])" office:value-type="float" office:value="0.1632988" calcext:value-type="float">
            <text:p>0.16329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5239" calcext:value-type="float">
            <text:p>0.165239</text:p>
          </table:table-cell>
          <table:table-cell office:value-type="float" office:value="0.167082" calcext:value-type="float">
            <text:p>0.167082</text:p>
          </table:table-cell>
          <table:table-cell office:value-type="float" office:value="0.165008" calcext:value-type="float">
            <text:p>0.165008</text:p>
          </table:table-cell>
          <table:table-cell office:value-type="float" office:value="0.163399" calcext:value-type="float">
            <text:p>0.163399</text:p>
          </table:table-cell>
          <table:table-cell office:value-type="float" office:value="0.159797" calcext:value-type="float">
            <text:p>0.159797</text:p>
          </table:table-cell>
          <table:table-cell table:formula="of:=AVERAGE([.D67:.H67])" office:value-type="float" office:value="0.164105" calcext:value-type="float">
            <text:p>0.1641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6175" calcext:value-type="float">
            <text:p>0.186175</text:p>
          </table:table-cell>
          <table:table-cell office:value-type="float" office:value="0.172056" calcext:value-type="float">
            <text:p>0.172056</text:p>
          </table:table-cell>
          <table:table-cell office:value-type="float" office:value="0.170419" calcext:value-type="float">
            <text:p>0.170419</text:p>
          </table:table-cell>
          <table:table-cell office:value-type="float" office:value="0.174009" calcext:value-type="float">
            <text:p>0.174009</text:p>
          </table:table-cell>
          <table:table-cell office:value-type="float" office:value="0.175195" calcext:value-type="float">
            <text:p>0.175195</text:p>
          </table:table-cell>
          <table:table-cell table:formula="of:=AVERAGE([.D68:.H68])" office:value-type="float" office:value="0.1755708" calcext:value-type="float">
            <text:p>0.1755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634" calcext:value-type="float">
            <text:p>0.11634</text:p>
          </table:table-cell>
          <table:table-cell office:value-type="float" office:value="0.118342" calcext:value-type="float">
            <text:p>0.118342</text:p>
          </table:table-cell>
          <table:table-cell office:value-type="float" office:value="0.113746" calcext:value-type="float">
            <text:p>0.113746</text:p>
          </table:table-cell>
          <table:table-cell office:value-type="float" office:value="0.118809" calcext:value-type="float">
            <text:p>0.118809</text:p>
          </table:table-cell>
          <table:table-cell office:value-type="float" office:value="0.119488" calcext:value-type="float">
            <text:p>0.119488</text:p>
          </table:table-cell>
          <table:table-cell table:formula="of:=AVERAGE([.D69:.H69])" office:value-type="float" office:value="0.117345" calcext:value-type="float">
            <text:p>0.1173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0024" calcext:value-type="float">
            <text:p>0.120024</text:p>
          </table:table-cell>
          <table:table-cell office:value-type="float" office:value="0.125329" calcext:value-type="float">
            <text:p>0.125329</text:p>
          </table:table-cell>
          <table:table-cell office:value-type="float" office:value="0.124598" calcext:value-type="float">
            <text:p>0.124598</text:p>
          </table:table-cell>
          <table:table-cell office:value-type="float" office:value="0.124324" calcext:value-type="float">
            <text:p>0.124324</text:p>
          </table:table-cell>
          <table:table-cell office:value-type="float" office:value="0.118835" calcext:value-type="float">
            <text:p>0.118835</text:p>
          </table:table-cell>
          <table:table-cell table:formula="of:=AVERAGE([.D70:.H70])" office:value-type="float" office:value="0.122622" calcext:value-type="float">
            <text:p>0.122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324" calcext:value-type="float">
            <text:p>0.136324</text:p>
          </table:table-cell>
          <table:table-cell office:value-type="float" office:value="0.132941" calcext:value-type="float">
            <text:p>0.132941</text:p>
          </table:table-cell>
          <table:table-cell office:value-type="float" office:value="0.136565" calcext:value-type="float">
            <text:p>0.136565</text:p>
          </table:table-cell>
          <table:table-cell office:value-type="float" office:value="0.135971" calcext:value-type="float">
            <text:p>0.135971</text:p>
          </table:table-cell>
          <table:table-cell office:value-type="float" office:value="0.135797" calcext:value-type="float">
            <text:p>0.135797</text:p>
          </table:table-cell>
          <table:table-cell table:formula="of:=AVERAGE([.D71:.H71])" office:value-type="float" office:value="0.1355196" calcext:value-type="float">
            <text:p>0.1355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5475" calcext:value-type="float">
            <text:p>0.135475</text:p>
          </table:table-cell>
          <table:table-cell office:value-type="float" office:value="0.137164" calcext:value-type="float">
            <text:p>0.137164</text:p>
          </table:table-cell>
          <table:table-cell office:value-type="float" office:value="0.136432" calcext:value-type="float">
            <text:p>0.136432</text:p>
          </table:table-cell>
          <table:table-cell office:value-type="float" office:value="0.137033" calcext:value-type="float">
            <text:p>0.137033</text:p>
          </table:table-cell>
          <table:table-cell office:value-type="float" office:value="0.142239" calcext:value-type="float">
            <text:p>0.142239</text:p>
          </table:table-cell>
          <table:table-cell table:formula="of:=AVERAGE([.D72:.H72])" office:value-type="float" office:value="0.1376686" calcext:value-type="float">
            <text:p>0.13766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0.133246" calcext:value-type="float">
            <text:p>0.133246</text:p>
          </table:table-cell>
          <table:table-cell office:value-type="float" office:value="0.129519" calcext:value-type="float">
            <text:p>0.129519</text:p>
          </table:table-cell>
          <table:table-cell office:value-type="float" office:value="0.13257" calcext:value-type="float">
            <text:p>0.13257</text:p>
          </table:table-cell>
          <table:table-cell office:value-type="float" office:value="0.134577" calcext:value-type="float">
            <text:p>0.134577</text:p>
          </table:table-cell>
          <table:table-cell table:formula="of:=AVERAGE([.D73:.H73])" office:value-type="float" office:value="0.1316476" calcext:value-type="float">
            <text:p>0.1316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525" calcext:value-type="float">
            <text:p>3.612525</text:p>
          </table:table-cell>
          <table:table-cell office:value-type="float" office:value="3.611509" calcext:value-type="float">
            <text:p>3.611509</text:p>
          </table:table-cell>
          <table:table-cell office:value-type="float" office:value="3.610239" calcext:value-type="float">
            <text:p>3.610239</text:p>
          </table:table-cell>
          <table:table-cell office:value-type="float" office:value="3.603922" calcext:value-type="float">
            <text:p>3.603922</text:p>
          </table:table-cell>
          <table:table-cell office:value-type="float" office:value="3.609993" calcext:value-type="float">
            <text:p>3.609993</text:p>
          </table:table-cell>
          <table:table-cell table:formula="of:=AVERAGE([.D74:.H74])" office:value-type="float" office:value="3.6096376" calcext:value-type="float">
            <text:p>3.60963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7938" calcext:value-type="float">
            <text:p>1.887938</text:p>
          </table:table-cell>
          <table:table-cell office:value-type="float" office:value="1.871803" calcext:value-type="float">
            <text:p>1.871803</text:p>
          </table:table-cell>
          <table:table-cell office:value-type="float" office:value="1.879522" calcext:value-type="float">
            <text:p>1.879522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1.846368" calcext:value-type="float">
            <text:p>1.846368</text:p>
          </table:table-cell>
          <table:table-cell table:formula="of:=AVERAGE([.D75:.H75])" office:value-type="float" office:value="1.8744442" calcext:value-type="float">
            <text:p>1.8744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3591" calcext:value-type="float">
            <text:p>1.873591</text:p>
          </table:table-cell>
          <table:table-cell office:value-type="float" office:value="1.876038" calcext:value-type="float">
            <text:p>1.876038</text:p>
          </table:table-cell>
          <table:table-cell office:value-type="float" office:value="1.855367" calcext:value-type="float">
            <text:p>1.855367</text:p>
          </table:table-cell>
          <table:table-cell office:value-type="float" office:value="1.888836" calcext:value-type="float">
            <text:p>1.888836</text:p>
          </table:table-cell>
          <table:table-cell office:value-type="float" office:value="1.896487" calcext:value-type="float">
            <text:p>1.896487</text:p>
          </table:table-cell>
          <table:table-cell table:formula="of:=AVERAGE([.D76:.H76])" office:value-type="float" office:value="1.8780638" calcext:value-type="float">
            <text:p>1.8780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65442" calcext:value-type="float">
            <text:p>1.865442</text:p>
          </table:table-cell>
          <table:table-cell office:value-type="float" office:value="1.870565" calcext:value-type="float">
            <text:p>1.870565</text:p>
          </table:table-cell>
          <table:table-cell office:value-type="float" office:value="1.897425" calcext:value-type="float">
            <text:p>1.897425</text:p>
          </table:table-cell>
          <table:table-cell office:value-type="float" office:value="1.891948" calcext:value-type="float">
            <text:p>1.891948</text:p>
          </table:table-cell>
          <table:table-cell office:value-type="float" office:value="1.896791" calcext:value-type="float">
            <text:p>1.896791</text:p>
          </table:table-cell>
          <table:table-cell table:formula="of:=AVERAGE([.D77:.H77])" office:value-type="float" office:value="1.8844342" calcext:value-type="float">
            <text:p>1.8844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131" calcext:value-type="float">
            <text:p>1.95131</text:p>
          </table:table-cell>
          <table:table-cell office:value-type="float" office:value="1.917356" calcext:value-type="float">
            <text:p>1.917356</text:p>
          </table:table-cell>
          <table:table-cell office:value-type="float" office:value="1.932364" calcext:value-type="float">
            <text:p>1.932364</text:p>
          </table:table-cell>
          <table:table-cell office:value-type="float" office:value="1.959026" calcext:value-type="float">
            <text:p>1.959026</text:p>
          </table:table-cell>
          <table:table-cell office:value-type="float" office:value="1.900012" calcext:value-type="float">
            <text:p>1.900012</text:p>
          </table:table-cell>
          <table:table-cell table:formula="of:=AVERAGE([.D78:.H78])" office:value-type="float" office:value="1.9320136" calcext:value-type="float">
            <text:p>1.9320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7629" calcext:value-type="float">
            <text:p>1.97629</text:p>
          </table:table-cell>
          <table:table-cell office:value-type="float" office:value="1.9334" calcext:value-type="float">
            <text:p>1.9334</text:p>
          </table:table-cell>
          <table:table-cell office:value-type="float" office:value="2.044807" calcext:value-type="float">
            <text:p>2.044807</text:p>
          </table:table-cell>
          <table:table-cell office:value-type="float" office:value="1.906708" calcext:value-type="float">
            <text:p>1.906708</text:p>
          </table:table-cell>
          <table:table-cell office:value-type="float" office:value="1.979834" calcext:value-type="float">
            <text:p>1.979834</text:p>
          </table:table-cell>
          <table:table-cell table:formula="of:=AVERAGE([.D79:.H79])" office:value-type="float" office:value="1.9682078" calcext:value-type="float">
            <text:p>1.96820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4896" calcext:value-type="float">
            <text:p>3.614896</text:p>
          </table:table-cell>
          <table:table-cell office:value-type="float" office:value="3.611027" calcext:value-type="float">
            <text:p>3.611027</text:p>
          </table:table-cell>
          <table:table-cell office:value-type="float" office:value="3.610492" calcext:value-type="float">
            <text:p>3.610492</text:p>
          </table:table-cell>
          <table:table-cell office:value-type="float" office:value="3.604041" calcext:value-type="float">
            <text:p>3.604041</text:p>
          </table:table-cell>
          <table:table-cell office:value-type="float" office:value="3.612605" calcext:value-type="float">
            <text:p>3.612605</text:p>
          </table:table-cell>
          <table:table-cell table:formula="of:=AVERAGE([.D80:.H80])" office:value-type="float" office:value="3.6106122" calcext:value-type="float">
            <text:p>3.6106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52269" calcext:value-type="float">
            <text:p>1.852269</text:p>
          </table:table-cell>
          <table:table-cell office:value-type="float" office:value="1.875676" calcext:value-type="float">
            <text:p>1.875676</text:p>
          </table:table-cell>
          <table:table-cell office:value-type="float" office:value="1.860144" calcext:value-type="float">
            <text:p>1.860144</text:p>
          </table:table-cell>
          <table:table-cell office:value-type="float" office:value="1.854582" calcext:value-type="float">
            <text:p>1.854582</text:p>
          </table:table-cell>
          <table:table-cell office:value-type="float" office:value="1.858322" calcext:value-type="float">
            <text:p>1.858322</text:p>
          </table:table-cell>
          <table:table-cell table:formula="of:=AVERAGE([.D81:.H81])" office:value-type="float" office:value="1.8601986" calcext:value-type="float">
            <text:p>1.86019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1099" calcext:value-type="float">
            <text:p>1.871099</text:p>
          </table:table-cell>
          <table:table-cell office:value-type="float" office:value="1.888092" calcext:value-type="float">
            <text:p>1.888092</text:p>
          </table:table-cell>
          <table:table-cell office:value-type="float" office:value="1.884789" calcext:value-type="float">
            <text:p>1.884789</text:p>
          </table:table-cell>
          <table:table-cell office:value-type="float" office:value="1.856598" calcext:value-type="float">
            <text:p>1.856598</text:p>
          </table:table-cell>
          <table:table-cell office:value-type="float" office:value="1.871192" calcext:value-type="float">
            <text:p>1.871192</text:p>
          </table:table-cell>
          <table:table-cell table:formula="of:=AVERAGE([.D82:.H82])" office:value-type="float" office:value="1.874354" calcext:value-type="float">
            <text:p>1.8743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96032" calcext:value-type="float">
            <text:p>1.896032</text:p>
          </table:table-cell>
          <table:table-cell office:value-type="float" office:value="1.896242" calcext:value-type="float">
            <text:p>1.896242</text:p>
          </table:table-cell>
          <table:table-cell office:value-type="float" office:value="1.88235" calcext:value-type="float">
            <text:p>1.88235</text:p>
          </table:table-cell>
          <table:table-cell office:value-type="float" office:value="2.000815" calcext:value-type="float">
            <text:p>2.000815</text:p>
          </table:table-cell>
          <table:table-cell office:value-type="float" office:value="1.864607" calcext:value-type="float">
            <text:p>1.864607</text:p>
          </table:table-cell>
          <table:table-cell table:formula="of:=AVERAGE([.D83:.H83])" office:value-type="float" office:value="1.9080092" calcext:value-type="float">
            <text:p>1.90800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8213" calcext:value-type="float">
            <text:p>1.908213</text:p>
          </table:table-cell>
          <table:table-cell office:value-type="float" office:value="1.935509" calcext:value-type="float">
            <text:p>1.935509</text:p>
          </table:table-cell>
          <table:table-cell office:value-type="float" office:value="1.912731" calcext:value-type="float">
            <text:p>1.912731</text:p>
          </table:table-cell>
          <table:table-cell office:value-type="float" office:value="1.922474" calcext:value-type="float">
            <text:p>1.922474</text:p>
          </table:table-cell>
          <table:table-cell office:value-type="float" office:value="1.917695" calcext:value-type="float">
            <text:p>1.917695</text:p>
          </table:table-cell>
          <table:table-cell table:formula="of:=AVERAGE([.D84:.H84])" office:value-type="float" office:value="1.9193244" calcext:value-type="float">
            <text:p>1.91932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5304" calcext:value-type="float">
            <text:p>1.915304</text:p>
          </table:table-cell>
          <table:table-cell office:value-type="float" office:value="1.911024" calcext:value-type="float">
            <text:p>1.911024</text:p>
          </table:table-cell>
          <table:table-cell office:value-type="float" office:value="1.851951" calcext:value-type="float">
            <text:p>1.851951</text:p>
          </table:table-cell>
          <table:table-cell office:value-type="float" office:value="1.881674" calcext:value-type="float">
            <text:p>1.881674</text:p>
          </table:table-cell>
          <table:table-cell office:value-type="float" office:value="1.911028" calcext:value-type="float">
            <text:p>1.911028</text:p>
          </table:table-cell>
          <table:table-cell table:formula="of:=AVERAGE([.D85:.H85])" office:value-type="float" office:value="1.8941962" calcext:value-type="float">
            <text:p>1.894196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9375" calcext:value-type="float">
            <text:p>0.249375</text:p>
          </table:table-cell>
          <table:table-cell office:value-type="float" office:value="0.244322" calcext:value-type="float">
            <text:p>0.244322</text:p>
          </table:table-cell>
          <table:table-cell office:value-type="float" office:value="0.246738" calcext:value-type="float">
            <text:p>0.246738</text:p>
          </table:table-cell>
          <table:table-cell office:value-type="float" office:value="0.244766" calcext:value-type="float">
            <text:p>0.244766</text:p>
          </table:table-cell>
          <table:table-cell office:value-type="float" office:value="0.246775" calcext:value-type="float">
            <text:p>0.246775</text:p>
          </table:table-cell>
          <table:table-cell table:formula="of:=AVERAGE([.D86:.H86])" office:value-type="float" office:value="0.2463952" calcext:value-type="float">
            <text:p>0.2463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6217" calcext:value-type="float">
            <text:p>0.16217</text:p>
          </table:table-cell>
          <table:table-cell office:value-type="float" office:value="0.157513" calcext:value-type="float">
            <text:p>0.157513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0.152511" calcext:value-type="float">
            <text:p>0.152511</text:p>
          </table:table-cell>
          <table:table-cell office:value-type="float" office:value="0.161539" calcext:value-type="float">
            <text:p>0.161539</text:p>
          </table:table-cell>
          <table:table-cell table:formula="of:=AVERAGE([.D87:.H87])" office:value-type="float" office:value="0.1579486" calcext:value-type="float">
            <text:p>0.1579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4974" calcext:value-type="float">
            <text:p>0.164974</text:p>
          </table:table-cell>
          <table:table-cell office:value-type="float" office:value="0.163398" calcext:value-type="float">
            <text:p>0.163398</text:p>
          </table:table-cell>
          <table:table-cell office:value-type="float" office:value="0.163524" calcext:value-type="float">
            <text:p>0.163524</text:p>
          </table:table-cell>
          <table:table-cell office:value-type="float" office:value="0.163487" calcext:value-type="float">
            <text:p>0.163487</text:p>
          </table:table-cell>
          <table:table-cell table:formula="of:=AVERAGE([.D88:.H88])" office:value-type="float" office:value="0.1640762" calcext:value-type="float">
            <text:p>0.16407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747" calcext:value-type="float">
            <text:p>0.167747</text:p>
          </table:table-cell>
          <table:table-cell office:value-type="float" office:value="0.163834" calcext:value-type="float">
            <text:p>0.163834</text:p>
          </table:table-cell>
          <table:table-cell office:value-type="float" office:value="0.172934" calcext:value-type="float">
            <text:p>0.172934</text:p>
          </table:table-cell>
          <table:table-cell office:value-type="float" office:value="0.163743" calcext:value-type="float">
            <text:p>0.163743</text:p>
          </table:table-cell>
          <table:table-cell office:value-type="float" office:value="0.159308" calcext:value-type="float">
            <text:p>0.159308</text:p>
          </table:table-cell>
          <table:table-cell table:formula="of:=AVERAGE([.D89:.H89])" office:value-type="float" office:value="0.1655132" calcext:value-type="float">
            <text:p>0.16551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70133" calcext:value-type="float">
            <text:p>0.170133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74947" calcext:value-type="float">
            <text:p>0.174947</text:p>
          </table:table-cell>
          <table:table-cell office:value-type="float" office:value="0.169967" calcext:value-type="float">
            <text:p>0.169967</text:p>
          </table:table-cell>
          <table:table-cell table:formula="of:=AVERAGE([.D90:.H90])" office:value-type="float" office:value="0.1718392" calcext:value-type="float">
            <text:p>0.17183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6391" calcext:value-type="float">
            <text:p>0.166391</text:p>
          </table:table-cell>
          <table:table-cell office:value-type="float" office:value="0.172404" calcext:value-type="float">
            <text:p>0.172404</text:p>
          </table:table-cell>
          <table:table-cell office:value-type="float" office:value="0.169134" calcext:value-type="float">
            <text:p>0.169134</text:p>
          </table:table-cell>
          <table:table-cell office:value-type="float" office:value="0.168146" calcext:value-type="float">
            <text:p>0.168146</text:p>
          </table:table-cell>
          <table:table-cell office:value-type="float" office:value="0.171091" calcext:value-type="float">
            <text:p>0.171091</text:p>
          </table:table-cell>
          <table:table-cell table:formula="of:=AVERAGE([.D91:.H91])" office:value-type="float" office:value="0.1694332" calcext:value-type="float">
            <text:p>0.16943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94096" calcext:value-type="float">
            <text:p>0.194096</text:p>
          </table:table-cell>
          <table:table-cell office:value-type="float" office:value="0.18746" calcext:value-type="float">
            <text:p>0.18746</text:p>
          </table:table-cell>
          <table:table-cell office:value-type="float" office:value="0.18718" calcext:value-type="float">
            <text:p>0.18718</text:p>
          </table:table-cell>
          <table:table-cell office:value-type="float" office:value="0.19782" calcext:value-type="float">
            <text:p>0.19782</text:p>
          </table:table-cell>
          <table:table-cell office:value-type="float" office:value="0.191224" calcext:value-type="float">
            <text:p>0.191224</text:p>
          </table:table-cell>
          <table:table-cell table:formula="of:=AVERAGE([.D92:.H92])" office:value-type="float" office:value="0.191556" calcext:value-type="float">
            <text:p>0.191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0.133705" calcext:value-type="float">
            <text:p>0.133705</text:p>
          </table:table-cell>
          <table:table-cell office:value-type="float" office:value="0.12933" calcext:value-type="float">
            <text:p>0.12933</text:p>
          </table:table-cell>
          <table:table-cell office:value-type="float" office:value="0.125727" calcext:value-type="float">
            <text:p>0.125727</text:p>
          </table:table-cell>
          <table:table-cell office:value-type="float" office:value="0.128099" calcext:value-type="float">
            <text:p>0.128099</text:p>
          </table:table-cell>
          <table:table-cell table:formula="of:=AVERAGE([.D93:.H93])" office:value-type="float" office:value="0.129557" calcext:value-type="float">
            <text:p>0.1295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977" calcext:value-type="float">
            <text:p>0.133977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135097" calcext:value-type="float">
            <text:p>0.135097</text:p>
          </table:table-cell>
          <table:table-cell office:value-type="float" office:value="0.137237" calcext:value-type="float">
            <text:p>0.137237</text:p>
          </table:table-cell>
          <table:table-cell office:value-type="float" office:value="0.131865" calcext:value-type="float">
            <text:p>0.131865</text:p>
          </table:table-cell>
          <table:table-cell table:formula="of:=AVERAGE([.D94:.H94])" office:value-type="float" office:value="0.1350402" calcext:value-type="float">
            <text:p>0.13504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658" calcext:value-type="float">
            <text:p>0.136658</text:p>
          </table:table-cell>
          <table:table-cell office:value-type="float" office:value="0.136242" calcext:value-type="float">
            <text:p>0.136242</text:p>
          </table:table-cell>
          <table:table-cell office:value-type="float" office:value="0.134841" calcext:value-type="float">
            <text:p>0.134841</text:p>
          </table:table-cell>
          <table:table-cell office:value-type="float" office:value="0.138965" calcext:value-type="float">
            <text:p>0.138965</text:p>
          </table:table-cell>
          <table:table-cell office:value-type="float" office:value="0.139466" calcext:value-type="float">
            <text:p>0.139466</text:p>
          </table:table-cell>
          <table:table-cell table:formula="of:=AVERAGE([.D95:.H95])" office:value-type="float" office:value="0.1372344" calcext:value-type="float">
            <text:p>0.13723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8551" calcext:value-type="float">
            <text:p>0.138551</text:p>
          </table:table-cell>
          <table:table-cell office:value-type="float" office:value="0.137236" calcext:value-type="float">
            <text:p>0.137236</text:p>
          </table:table-cell>
          <table:table-cell office:value-type="float" office:value="0.136479" calcext:value-type="float">
            <text:p>0.136479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14178" calcext:value-type="float">
            <text:p>0.14178</text:p>
          </table:table-cell>
          <table:table-cell table:formula="of:=AVERAGE([.D96:.H96])" office:value-type="float" office:value="0.1385952" calcext:value-type="float">
            <text:p>0.1385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1104" calcext:value-type="float">
            <text:p>0.141104</text:p>
          </table:table-cell>
          <table:table-cell office:value-type="float" office:value="0.14052" calcext:value-type="float">
            <text:p>0.14052</text:p>
          </table:table-cell>
          <table:table-cell office:value-type="float" office:value="0.143087" calcext:value-type="float">
            <text:p>0.143087</text:p>
          </table:table-cell>
          <table:table-cell office:value-type="float" office:value="0.138379" calcext:value-type="float">
            <text:p>0.138379</text:p>
          </table:table-cell>
          <table:table-cell office:value-type="float" office:value="0.146409" calcext:value-type="float">
            <text:p>0.146409</text:p>
          </table:table-cell>
          <table:table-cell table:formula="of:=AVERAGE([.D97:.H97])" office:value-type="float" office:value="0.1418998" calcext:value-type="float">
            <text:p>0.141899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000-51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5" table:default-cell-style-name="Default"/>
        <table:table-column table:style-name="co14" table:default-cell-style-name="ce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1000-512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028" calcext:value-type="float">
            <text:p>3.590028</text:p>
          </table:table-cell>
          <table:table-cell office:value-type="float" office:value="3.561706" calcext:value-type="float">
            <text:p>3.561706</text:p>
          </table:table-cell>
          <table:table-cell office:value-type="float" office:value="3.564468" calcext:value-type="float">
            <text:p>3.564468</text:p>
          </table:table-cell>
          <table:table-cell office:value-type="float" office:value="3.564264" calcext:value-type="float">
            <text:p>3.564264</text:p>
          </table:table-cell>
          <table:table-cell office:value-type="float" office:value="3.566278" calcext:value-type="float">
            <text:p>3.566278</text:p>
          </table:table-cell>
          <table:table-cell table:formula="of:=AVERAGE([.D2:.H2])" office:value-type="float" office:value="3.5693488" calcext:value-type="float">
            <text:p>3.5693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4165" calcext:value-type="float">
            <text:p>3.594165</text:p>
          </table:table-cell>
          <table:table-cell office:value-type="float" office:value="3.610628" calcext:value-type="float">
            <text:p>3.610628</text:p>
          </table:table-cell>
          <table:table-cell office:value-type="float" office:value="3.665029" calcext:value-type="float">
            <text:p>3.665029</text:p>
          </table:table-cell>
          <table:table-cell office:value-type="float" office:value="3.592081" calcext:value-type="float">
            <text:p>3.592081</text:p>
          </table:table-cell>
          <table:table-cell office:value-type="float" office:value="3.649884" calcext:value-type="float">
            <text:p>3.649884</text:p>
          </table:table-cell>
          <table:table-cell table:formula="of:=AVERAGE([.D3:.H3])" office:value-type="float" office:value="3.6223574" calcext:value-type="float">
            <text:p>3.62235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599642" calcext:value-type="float">
            <text:p>3.599642</text:p>
          </table:table-cell>
          <table:table-cell office:value-type="float" office:value="3.620535" calcext:value-type="float">
            <text:p>3.620535</text:p>
          </table:table-cell>
          <table:table-cell office:value-type="float" office:value="3.606516" calcext:value-type="float">
            <text:p>3.606516</text:p>
          </table:table-cell>
          <table:table-cell office:value-type="float" office:value="3.646506" calcext:value-type="float">
            <text:p>3.646506</text:p>
          </table:table-cell>
          <table:table-cell office:value-type="float" office:value="3.710681" calcext:value-type="float">
            <text:p>3.710681</text:p>
          </table:table-cell>
          <table:table-cell table:formula="of:=AVERAGE([.D4:.H4])" office:value-type="float" office:value="3.636776" calcext:value-type="float">
            <text:p>3.6367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85493" calcext:value-type="float">
            <text:p>3.685493</text:p>
          </table:table-cell>
          <table:table-cell office:value-type="float" office:value="3.613855" calcext:value-type="float">
            <text:p>3.613855</text:p>
          </table:table-cell>
          <table:table-cell office:value-type="float" office:value="3.630464" calcext:value-type="float">
            <text:p>3.630464</text:p>
          </table:table-cell>
          <table:table-cell office:value-type="float" office:value="3.659212" calcext:value-type="float">
            <text:p>3.659212</text:p>
          </table:table-cell>
          <table:table-cell office:value-type="float" office:value="3.690561" calcext:value-type="float">
            <text:p>3.690561</text:p>
          </table:table-cell>
          <table:table-cell table:formula="of:=AVERAGE([.D5:.H5])" office:value-type="float" office:value="3.655917" calcext:value-type="float">
            <text:p>3.6559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20868" calcext:value-type="float">
            <text:p>3.720868</text:p>
          </table:table-cell>
          <table:table-cell office:value-type="float" office:value="3.734223" calcext:value-type="float">
            <text:p>3.734223</text:p>
          </table:table-cell>
          <table:table-cell office:value-type="float" office:value="3.606668" calcext:value-type="float">
            <text:p>3.606668</text:p>
          </table:table-cell>
          <table:table-cell office:value-type="float" office:value="3.618497" calcext:value-type="float">
            <text:p>3.618497</text:p>
          </table:table-cell>
          <table:table-cell office:value-type="float" office:value="3.713183" calcext:value-type="float">
            <text:p>3.713183</text:p>
          </table:table-cell>
          <table:table-cell table:formula="of:=AVERAGE([.D6:.H6])" office:value-type="float" office:value="3.6786878" calcext:value-type="float">
            <text:p>3.67868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674" calcext:value-type="float">
            <text:p>3.650674</text:p>
          </table:table-cell>
          <table:table-cell office:value-type="float" office:value="3.662712" calcext:value-type="float">
            <text:p>3.662712</text:p>
          </table:table-cell>
          <table:table-cell office:value-type="float" office:value="3.664301" calcext:value-type="float">
            <text:p>3.664301</text:p>
          </table:table-cell>
          <table:table-cell office:value-type="float" office:value="3.624101" calcext:value-type="float">
            <text:p>3.624101</text:p>
          </table:table-cell>
          <table:table-cell office:value-type="float" office:value="3.648489" calcext:value-type="float">
            <text:p>3.648489</text:p>
          </table:table-cell>
          <table:table-cell table:formula="of:=AVERAGE([.D7:.H7])" office:value-type="float" office:value="3.6500554" calcext:value-type="float">
            <text:p>3.65005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192" calcext:value-type="float">
            <text:p>3.592192</text:p>
          </table:table-cell>
          <table:table-cell office:value-type="float" office:value="3.565605" calcext:value-type="float">
            <text:p>3.565605</text:p>
          </table:table-cell>
          <table:table-cell office:value-type="float" office:value="3.566274" calcext:value-type="float">
            <text:p>3.566274</text:p>
          </table:table-cell>
          <table:table-cell office:value-type="float" office:value="3.567336" calcext:value-type="float">
            <text:p>3.567336</text:p>
          </table:table-cell>
          <table:table-cell office:value-type="float" office:value="3.563828" calcext:value-type="float">
            <text:p>3.563828</text:p>
          </table:table-cell>
          <table:table-cell table:formula="of:=AVERAGE([.D8:.H8])" office:value-type="float" office:value="3.571047" calcext:value-type="float">
            <text:p>3.5710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8693" calcext:value-type="float">
            <text:p>3.598693</text:p>
          </table:table-cell>
          <table:table-cell office:value-type="float" office:value="3.607318" calcext:value-type="float">
            <text:p>3.607318</text:p>
          </table:table-cell>
          <table:table-cell office:value-type="float" office:value="3.648759" calcext:value-type="float">
            <text:p>3.648759</text:p>
          </table:table-cell>
          <table:table-cell office:value-type="float" office:value="3.619342" calcext:value-type="float">
            <text:p>3.619342</text:p>
          </table:table-cell>
          <table:table-cell office:value-type="float" office:value="3.702634" calcext:value-type="float">
            <text:p>3.702634</text:p>
          </table:table-cell>
          <table:table-cell table:formula="of:=AVERAGE([.D9:.H9])" office:value-type="float" office:value="3.6353492" calcext:value-type="float">
            <text:p>3.63534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38137" calcext:value-type="float">
            <text:p>3.638137</text:p>
          </table:table-cell>
          <table:table-cell office:value-type="float" office:value="3.662308" calcext:value-type="float">
            <text:p>3.662308</text:p>
          </table:table-cell>
          <table:table-cell office:value-type="float" office:value="3.683244" calcext:value-type="float">
            <text:p>3.683244</text:p>
          </table:table-cell>
          <table:table-cell office:value-type="float" office:value="3.704497" calcext:value-type="float">
            <text:p>3.704497</text:p>
          </table:table-cell>
          <table:table-cell office:value-type="float" office:value="3.727703" calcext:value-type="float">
            <text:p>3.727703</text:p>
          </table:table-cell>
          <table:table-cell table:formula="of:=AVERAGE([.D10:.H10])" office:value-type="float" office:value="3.6831778" calcext:value-type="float">
            <text:p>3.68317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8976" calcext:value-type="float">
            <text:p>3.608976</text:p>
          </table:table-cell>
          <table:table-cell office:value-type="float" office:value="3.632476" calcext:value-type="float">
            <text:p>3.632476</text:p>
          </table:table-cell>
          <table:table-cell office:value-type="float" office:value="3.667519" calcext:value-type="float">
            <text:p>3.667519</text:p>
          </table:table-cell>
          <table:table-cell office:value-type="float" office:value="3.643656" calcext:value-type="float">
            <text:p>3.643656</text:p>
          </table:table-cell>
          <table:table-cell office:value-type="float" office:value="3.668095" calcext:value-type="float">
            <text:p>3.668095</text:p>
          </table:table-cell>
          <table:table-cell table:formula="of:=AVERAGE([.D11:.H11])" office:value-type="float" office:value="3.6441444" calcext:value-type="float">
            <text:p>3.64414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396" calcext:value-type="float">
            <text:p>3.741396</text:p>
          </table:table-cell>
          <table:table-cell office:value-type="float" office:value="3.608518" calcext:value-type="float">
            <text:p>3.608518</text:p>
          </table:table-cell>
          <table:table-cell office:value-type="float" office:value="3.639699" calcext:value-type="float">
            <text:p>3.639699</text:p>
          </table:table-cell>
          <table:table-cell office:value-type="float" office:value="3.67099" calcext:value-type="float">
            <text:p>3.67099</text:p>
          </table:table-cell>
          <table:table-cell office:value-type="float" office:value="3.688751" calcext:value-type="float">
            <text:p>3.688751</text:p>
          </table:table-cell>
          <table:table-cell table:formula="of:=AVERAGE([.D12:.H12])" office:value-type="float" office:value="3.6698708" calcext:value-type="float">
            <text:p>3.6698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11223" calcext:value-type="float">
            <text:p>3.711223</text:p>
          </table:table-cell>
          <table:table-cell office:value-type="float" office:value="3.729332" calcext:value-type="float">
            <text:p>3.729332</text:p>
          </table:table-cell>
          <table:table-cell office:value-type="float" office:value="3.658296" calcext:value-type="float">
            <text:p>3.658296</text:p>
          </table:table-cell>
          <table:table-cell office:value-type="float" office:value="3.646908" calcext:value-type="float">
            <text:p>3.646908</text:p>
          </table:table-cell>
          <table:table-cell office:value-type="float" office:value="3.658869" calcext:value-type="float">
            <text:p>3.658869</text:p>
          </table:table-cell>
          <table:table-cell table:formula="of:=AVERAGE([.D13:.H13])" office:value-type="float" office:value="3.6809256" calcext:value-type="float">
            <text:p>3.68092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21243" calcext:value-type="float">
            <text:p>0.21243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208261" calcext:value-type="float">
            <text:p>0.208261</text:p>
          </table:table-cell>
          <table:table-cell office:value-type="float" office:value="0.20594" calcext:value-type="float">
            <text:p>0.20594</text:p>
          </table:table-cell>
          <table:table-cell table:formula="of:=AVERAGE([.D14:.H14])" office:value-type="float" office:value="0.209601" calcext:value-type="float">
            <text:p>0.2096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7814" calcext:value-type="float">
            <text:p>0.237814</text:p>
          </table:table-cell>
          <table:table-cell office:value-type="float" office:value="0.235571" calcext:value-type="float">
            <text:p>0.235571</text:p>
          </table:table-cell>
          <table:table-cell office:value-type="float" office:value="0.237249" calcext:value-type="float">
            <text:p>0.237249</text:p>
          </table:table-cell>
          <table:table-cell office:value-type="float" office:value="0.23566" calcext:value-type="float">
            <text:p>0.23566</text:p>
          </table:table-cell>
          <table:table-cell office:value-type="float" office:value="0.231834" calcext:value-type="float">
            <text:p>0.231834</text:p>
          </table:table-cell>
          <table:table-cell table:formula="of:=AVERAGE([.D15:.H15])" office:value-type="float" office:value="0.2356256" calcext:value-type="float">
            <text:p>0.23562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0103" calcext:value-type="float">
            <text:p>0.250103</text:p>
          </table:table-cell>
          <table:table-cell office:value-type="float" office:value="0.246214" calcext:value-type="float">
            <text:p>0.246214</text:p>
          </table:table-cell>
          <table:table-cell office:value-type="float" office:value="0.248062" calcext:value-type="float">
            <text:p>0.248062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0.247549" calcext:value-type="float">
            <text:p>0.247549</text:p>
          </table:table-cell>
          <table:table-cell table:formula="of:=AVERAGE([.D16:.H16])" office:value-type="float" office:value="0.2483826" calcext:value-type="float">
            <text:p>0.248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4916" calcext:value-type="float">
            <text:p>0.254916</text:p>
          </table:table-cell>
          <table:table-cell office:value-type="float" office:value="0.256385" calcext:value-type="float">
            <text:p>0.256385</text:p>
          </table:table-cell>
          <table:table-cell office:value-type="float" office:value="0.254553" calcext:value-type="float">
            <text:p>0.254553</text:p>
          </table:table-cell>
          <table:table-cell office:value-type="float" office:value="0.255122" calcext:value-type="float">
            <text:p>0.255122</text:p>
          </table:table-cell>
          <table:table-cell office:value-type="float" office:value="0.254249" calcext:value-type="float">
            <text:p>0.254249</text:p>
          </table:table-cell>
          <table:table-cell table:formula="of:=AVERAGE([.D17:.H17])" office:value-type="float" office:value="0.255045" calcext:value-type="float">
            <text:p>0.2550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8752" calcext:value-type="float">
            <text:p>0.248752</text:p>
          </table:table-cell>
          <table:table-cell office:value-type="float" office:value="0.257184" calcext:value-type="float">
            <text:p>0.257184</text:p>
          </table:table-cell>
          <table:table-cell office:value-type="float" office:value="0.262014" calcext:value-type="float">
            <text:p>0.262014</text:p>
          </table:table-cell>
          <table:table-cell office:value-type="float" office:value="0.256432" calcext:value-type="float">
            <text:p>0.256432</text:p>
          </table:table-cell>
          <table:table-cell office:value-type="float" office:value="0.255968" calcext:value-type="float">
            <text:p>0.255968</text:p>
          </table:table-cell>
          <table:table-cell table:formula="of:=AVERAGE([.D18:.H18])" office:value-type="float" office:value="0.25607" calcext:value-type="float">
            <text:p>0.256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56066" calcext:value-type="float">
            <text:p>0.256066</text:p>
          </table:table-cell>
          <table:table-cell office:value-type="float" office:value="0.255837" calcext:value-type="float">
            <text:p>0.255837</text:p>
          </table:table-cell>
          <table:table-cell office:value-type="float" office:value="0.261874" calcext:value-type="float">
            <text:p>0.261874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0.260265" calcext:value-type="float">
            <text:p>0.260265</text:p>
          </table:table-cell>
          <table:table-cell table:formula="of:=AVERAGE([.D19:.H19])" office:value-type="float" office:value="0.2583236" calcext:value-type="float">
            <text:p>0.25832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79" calcext:value-type="float">
            <text:p>0.16879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0.155731" calcext:value-type="float">
            <text:p>0.155731</text:p>
          </table:table-cell>
          <table:table-cell table:formula="of:=AVERAGE([.D20:.H20])" office:value-type="float" office:value="0.1582842" calcext:value-type="float">
            <text:p>0.15828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5784" calcext:value-type="float">
            <text:p>0.185784</text:p>
          </table:table-cell>
          <table:table-cell office:value-type="float" office:value="0.185004" calcext:value-type="float">
            <text:p>0.185004</text:p>
          </table:table-cell>
          <table:table-cell office:value-type="float" office:value="0.180095" calcext:value-type="float">
            <text:p>0.180095</text:p>
          </table:table-cell>
          <table:table-cell office:value-type="float" office:value="0.181946" calcext:value-type="float">
            <text:p>0.181946</text:p>
          </table:table-cell>
          <table:table-cell office:value-type="float" office:value="0.183722" calcext:value-type="float">
            <text:p>0.183722</text:p>
          </table:table-cell>
          <table:table-cell table:formula="of:=AVERAGE([.D21:.H21])" office:value-type="float" office:value="0.1833102" calcext:value-type="float">
            <text:p>0.1833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072" calcext:value-type="float">
            <text:p>0.194072</text:p>
          </table:table-cell>
          <table:table-cell office:value-type="float" office:value="0.195897" calcext:value-type="float">
            <text:p>0.195897</text:p>
          </table:table-cell>
          <table:table-cell office:value-type="float" office:value="0.188508" calcext:value-type="float">
            <text:p>0.188508</text:p>
          </table:table-cell>
          <table:table-cell office:value-type="float" office:value="0.192493" calcext:value-type="float">
            <text:p>0.192493</text:p>
          </table:table-cell>
          <table:table-cell office:value-type="float" office:value="0.188049" calcext:value-type="float">
            <text:p>0.188049</text:p>
          </table:table-cell>
          <table:table-cell table:formula="of:=AVERAGE([.D22:.H22])" office:value-type="float" office:value="0.1918038" calcext:value-type="float">
            <text:p>0.1918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00941" calcext:value-type="float">
            <text:p>0.200941</text:p>
          </table:table-cell>
          <table:table-cell office:value-type="float" office:value="0.197687" calcext:value-type="float">
            <text:p>0.197687</text:p>
          </table:table-cell>
          <table:table-cell office:value-type="float" office:value="0.193407" calcext:value-type="float">
            <text:p>0.193407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196785" calcext:value-type="float">
            <text:p>0.196785</text:p>
          </table:table-cell>
          <table:table-cell table:formula="of:=AVERAGE([.D23:.H23])" office:value-type="float" office:value="0.1972978" calcext:value-type="float">
            <text:p>0.19729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2191" calcext:value-type="float">
            <text:p>0.202191</text:p>
          </table:table-cell>
          <table:table-cell office:value-type="float" office:value="0.205843" calcext:value-type="float">
            <text:p>0.205843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202399" calcext:value-type="float">
            <text:p>0.202399</text:p>
          </table:table-cell>
          <table:table-cell office:value-type="float" office:value="0.204786" calcext:value-type="float">
            <text:p>0.204786</text:p>
          </table:table-cell>
          <table:table-cell table:formula="of:=AVERAGE([.D24:.H24])" office:value-type="float" office:value="0.2033526" calcext:value-type="float">
            <text:p>0.20335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3391" calcext:value-type="float">
            <text:p>0.203391</text:p>
          </table:table-cell>
          <table:table-cell office:value-type="float" office:value="0.195814" calcext:value-type="float">
            <text:p>0.195814</text:p>
          </table:table-cell>
          <table:table-cell office:value-type="float" office:value="0.194969" calcext:value-type="float">
            <text:p>0.194969</text:p>
          </table:table-cell>
          <table:table-cell office:value-type="float" office:value="0.206142" calcext:value-type="float">
            <text:p>0.206142</text:p>
          </table:table-cell>
          <table:table-cell office:value-type="float" office:value="0.204564" calcext:value-type="float">
            <text:p>0.204564</text:p>
          </table:table-cell>
          <table:table-cell table:formula="of:=AVERAGE([.D25:.H25])" office:value-type="float" office:value="0.200976" calcext:value-type="float">
            <text:p>0.200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3256" calcext:value-type="float">
            <text:p>3.593256</text:p>
          </table:table-cell>
          <table:table-cell office:value-type="float" office:value="3.587607" calcext:value-type="float">
            <text:p>3.587607</text:p>
          </table:table-cell>
          <table:table-cell office:value-type="float" office:value="3.57833" calcext:value-type="float">
            <text:p>3.57833</text:p>
          </table:table-cell>
          <table:table-cell office:value-type="float" office:value="3.578656" calcext:value-type="float">
            <text:p>3.578656</text:p>
          </table:table-cell>
          <table:table-cell office:value-type="float" office:value="3.58286" calcext:value-type="float">
            <text:p>3.58286</text:p>
          </table:table-cell>
          <table:table-cell table:formula="of:=AVERAGE([.D26:.H26])" office:value-type="float" office:value="3.5841418" calcext:value-type="float">
            <text:p>3.58414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9827" calcext:value-type="float">
            <text:p>3.599827</text:p>
          </table:table-cell>
          <table:table-cell office:value-type="float" office:value="3.601892" calcext:value-type="float">
            <text:p>3.601892</text:p>
          </table:table-cell>
          <table:table-cell office:value-type="float" office:value="3.605094" calcext:value-type="float">
            <text:p>3.605094</text:p>
          </table:table-cell>
          <table:table-cell office:value-type="float" office:value="3.596325" calcext:value-type="float">
            <text:p>3.596325</text:p>
          </table:table-cell>
          <table:table-cell office:value-type="float" office:value="3.607101" calcext:value-type="float">
            <text:p>3.607101</text:p>
          </table:table-cell>
          <table:table-cell table:formula="of:=AVERAGE([.D27:.H27])" office:value-type="float" office:value="3.6020478" calcext:value-type="float">
            <text:p>3.60204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59336" calcext:value-type="float">
            <text:p>3.659336</text:p>
          </table:table-cell>
          <table:table-cell office:value-type="float" office:value="3.664999" calcext:value-type="float">
            <text:p>3.664999</text:p>
          </table:table-cell>
          <table:table-cell office:value-type="float" office:value="3.682844" calcext:value-type="float">
            <text:p>3.682844</text:p>
          </table:table-cell>
          <table:table-cell office:value-type="float" office:value="3.626439" calcext:value-type="float">
            <text:p>3.626439</text:p>
          </table:table-cell>
          <table:table-cell office:value-type="float" office:value="3.612356" calcext:value-type="float">
            <text:p>3.612356</text:p>
          </table:table-cell>
          <table:table-cell table:formula="of:=AVERAGE([.D28:.H28])" office:value-type="float" office:value="3.6491948" calcext:value-type="float">
            <text:p>3.64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1146" calcext:value-type="float">
            <text:p>3.61146</text:p>
          </table:table-cell>
          <table:table-cell office:value-type="float" office:value="3.656517" calcext:value-type="float">
            <text:p>3.656517</text:p>
          </table:table-cell>
          <table:table-cell office:value-type="float" office:value="3.656837" calcext:value-type="float">
            <text:p>3.656837</text:p>
          </table:table-cell>
          <table:table-cell office:value-type="float" office:value="3.638375" calcext:value-type="float">
            <text:p>3.638375</text:p>
          </table:table-cell>
          <table:table-cell office:value-type="float" office:value="3.616032" calcext:value-type="float">
            <text:p>3.616032</text:p>
          </table:table-cell>
          <table:table-cell table:formula="of:=AVERAGE([.D29:.H29])" office:value-type="float" office:value="3.6358442" calcext:value-type="float">
            <text:p>3.6358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43768" calcext:value-type="float">
            <text:p>3.643768</text:p>
          </table:table-cell>
          <table:table-cell office:value-type="float" office:value="3.662995" calcext:value-type="float">
            <text:p>3.662995</text:p>
          </table:table-cell>
          <table:table-cell office:value-type="float" office:value="3.665434" calcext:value-type="float">
            <text:p>3.665434</text:p>
          </table:table-cell>
          <table:table-cell office:value-type="float" office:value="3.677911" calcext:value-type="float">
            <text:p>3.677911</text:p>
          </table:table-cell>
          <table:table-cell office:value-type="float" office:value="3.628916" calcext:value-type="float">
            <text:p>3.628916</text:p>
          </table:table-cell>
          <table:table-cell table:formula="of:=AVERAGE([.D30:.H30])" office:value-type="float" office:value="3.6558048" calcext:value-type="float">
            <text:p>3.6558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3851" calcext:value-type="float">
            <text:p>3.643851</text:p>
          </table:table-cell>
          <table:table-cell office:value-type="float" office:value="3.65924" calcext:value-type="float">
            <text:p>3.65924</text:p>
          </table:table-cell>
          <table:table-cell office:value-type="float" office:value="3.643113" calcext:value-type="float">
            <text:p>3.643113</text:p>
          </table:table-cell>
          <table:table-cell office:value-type="float" office:value="3.67312" calcext:value-type="float">
            <text:p>3.67312</text:p>
          </table:table-cell>
          <table:table-cell office:value-type="float" office:value="3.905768" calcext:value-type="float">
            <text:p>3.905768</text:p>
          </table:table-cell>
          <table:table-cell table:formula="of:=AVERAGE([.D31:.H31])" office:value-type="float" office:value="3.7050184" calcext:value-type="float">
            <text:p>3.70501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9195" calcext:value-type="float">
            <text:p>3.589195</text:p>
          </table:table-cell>
          <table:table-cell office:value-type="float" office:value="3.585024" calcext:value-type="float">
            <text:p>3.585024</text:p>
          </table:table-cell>
          <table:table-cell office:value-type="float" office:value="3.577462" calcext:value-type="float">
            <text:p>3.577462</text:p>
          </table:table-cell>
          <table:table-cell office:value-type="float" office:value="3.582475" calcext:value-type="float">
            <text:p>3.582475</text:p>
          </table:table-cell>
          <table:table-cell office:value-type="float" office:value="3.579893" calcext:value-type="float">
            <text:p>3.579893</text:p>
          </table:table-cell>
          <table:table-cell table:formula="of:=AVERAGE([.D32:.H32])" office:value-type="float" office:value="3.5828098" calcext:value-type="float">
            <text:p>3.58280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1039" calcext:value-type="float">
            <text:p>3.601039</text:p>
          </table:table-cell>
          <table:table-cell office:value-type="float" office:value="3.596982" calcext:value-type="float">
            <text:p>3.596982</text:p>
          </table:table-cell>
          <table:table-cell office:value-type="float" office:value="3.594299" calcext:value-type="float">
            <text:p>3.594299</text:p>
          </table:table-cell>
          <table:table-cell office:value-type="float" office:value="3.597386" calcext:value-type="float">
            <text:p>3.597386</text:p>
          </table:table-cell>
          <table:table-cell office:value-type="float" office:value="3.602527" calcext:value-type="float">
            <text:p>3.602527</text:p>
          </table:table-cell>
          <table:table-cell table:formula="of:=AVERAGE([.D33:.H33])" office:value-type="float" office:value="3.5984466" calcext:value-type="float">
            <text:p>3.5984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91142" calcext:value-type="float">
            <text:p>3.691142</text:p>
          </table:table-cell>
          <table:table-cell office:value-type="float" office:value="3.622222" calcext:value-type="float">
            <text:p>3.622222</text:p>
          </table:table-cell>
          <table:table-cell office:value-type="float" office:value="3.628844" calcext:value-type="float">
            <text:p>3.628844</text:p>
          </table:table-cell>
          <table:table-cell office:value-type="float" office:value="3.640992" calcext:value-type="float">
            <text:p>3.640992</text:p>
          </table:table-cell>
          <table:table-cell office:value-type="float" office:value="3.660244" calcext:value-type="float">
            <text:p>3.660244</text:p>
          </table:table-cell>
          <table:table-cell table:formula="of:=AVERAGE([.D34:.H34])" office:value-type="float" office:value="3.6486888" calcext:value-type="float">
            <text:p>3.64868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78372" calcext:value-type="float">
            <text:p>3.678372</text:p>
          </table:table-cell>
          <table:table-cell office:value-type="float" office:value="3.684522" calcext:value-type="float">
            <text:p>3.684522</text:p>
          </table:table-cell>
          <table:table-cell office:value-type="float" office:value="3.615697" calcext:value-type="float">
            <text:p>3.615697</text:p>
          </table:table-cell>
          <table:table-cell office:value-type="float" office:value="3.629738" calcext:value-type="float">
            <text:p>3.629738</text:p>
          </table:table-cell>
          <table:table-cell office:value-type="float" office:value="3.607656" calcext:value-type="float">
            <text:p>3.607656</text:p>
          </table:table-cell>
          <table:table-cell table:formula="of:=AVERAGE([.D35:.H35])" office:value-type="float" office:value="3.643197" calcext:value-type="float">
            <text:p>3.6431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74649" calcext:value-type="float">
            <text:p>3.674649</text:p>
          </table:table-cell>
          <table:table-cell office:value-type="float" office:value="3.647189" calcext:value-type="float">
            <text:p>3.647189</text:p>
          </table:table-cell>
          <table:table-cell office:value-type="float" office:value="3.604716" calcext:value-type="float">
            <text:p>3.604716</text:p>
          </table:table-cell>
          <table:table-cell office:value-type="float" office:value="3.618295" calcext:value-type="float">
            <text:p>3.618295</text:p>
          </table:table-cell>
          <table:table-cell office:value-type="float" office:value="3.62887" calcext:value-type="float">
            <text:p>3.62887</text:p>
          </table:table-cell>
          <table:table-cell table:formula="of:=AVERAGE([.D36:.H36])" office:value-type="float" office:value="3.6347438" calcext:value-type="float">
            <text:p>3.6347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3988" calcext:value-type="float">
            <text:p>3.773988</text:p>
          </table:table-cell>
          <table:table-cell office:value-type="float" office:value="3.715559" calcext:value-type="float">
            <text:p>3.715559</text:p>
          </table:table-cell>
          <table:table-cell office:value-type="float" office:value="3.751483" calcext:value-type="float">
            <text:p>3.751483</text:p>
          </table:table-cell>
          <table:table-cell office:value-type="float" office:value="3.753012" calcext:value-type="float">
            <text:p>3.753012</text:p>
          </table:table-cell>
          <table:table-cell office:value-type="float" office:value="3.622226" calcext:value-type="float">
            <text:p>3.622226</text:p>
          </table:table-cell>
          <table:table-cell table:formula="of:=AVERAGE([.D37:.H37])" office:value-type="float" office:value="3.7232536" calcext:value-type="float">
            <text:p>3.7232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0655" calcext:value-type="float">
            <text:p>0.260655</text:p>
          </table:table-cell>
          <table:table-cell office:value-type="float" office:value="0.257411" calcext:value-type="float">
            <text:p>0.257411</text:p>
          </table:table-cell>
          <table:table-cell office:value-type="float" office:value="0.261456" calcext:value-type="float">
            <text:p>0.2614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224487" calcext:value-type="float">
            <text:p>0.224487</text:p>
          </table:table-cell>
          <table:table-cell table:formula="of:=AVERAGE([.D38:.H38])" office:value-type="float" office:value="0.250759" calcext:value-type="float">
            <text:p>0.250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2828" calcext:value-type="float">
            <text:p>0.242828</text:p>
          </table:table-cell>
          <table:table-cell office:value-type="float" office:value="0.236948" calcext:value-type="float">
            <text:p>0.236948</text:p>
          </table:table-cell>
          <table:table-cell office:value-type="float" office:value="0.237385" calcext:value-type="float">
            <text:p>0.237385</text:p>
          </table:table-cell>
          <table:table-cell office:value-type="float" office:value="0.235026" calcext:value-type="float">
            <text:p>0.235026</text:p>
          </table:table-cell>
          <table:table-cell office:value-type="float" office:value="0.244408" calcext:value-type="float">
            <text:p>0.244408</text:p>
          </table:table-cell>
          <table:table-cell table:formula="of:=AVERAGE([.D39:.H39])" office:value-type="float" office:value="0.239319" calcext:value-type="float">
            <text:p>0.2393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2627" calcext:value-type="float">
            <text:p>0.252627</text:p>
          </table:table-cell>
          <table:table-cell office:value-type="float" office:value="0.247561" calcext:value-type="float">
            <text:p>0.247561</text:p>
          </table:table-cell>
          <table:table-cell office:value-type="float" office:value="0.252213" calcext:value-type="float">
            <text:p>0.252213</text:p>
          </table:table-cell>
          <table:table-cell office:value-type="float" office:value="0.248772" calcext:value-type="float">
            <text:p>0.248772</text:p>
          </table:table-cell>
          <table:table-cell office:value-type="float" office:value="0.240496" calcext:value-type="float">
            <text:p>0.240496</text:p>
          </table:table-cell>
          <table:table-cell table:formula="of:=AVERAGE([.D40:.H40])" office:value-type="float" office:value="0.2483338" calcext:value-type="float">
            <text:p>0.24833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48389" calcext:value-type="float">
            <text:p>0.248389</text:p>
          </table:table-cell>
          <table:table-cell office:value-type="float" office:value="0.246514" calcext:value-type="float">
            <text:p>0.246514</text:p>
          </table:table-cell>
          <table:table-cell office:value-type="float" office:value="0.244313" calcext:value-type="float">
            <text:p>0.244313</text:p>
          </table:table-cell>
          <table:table-cell office:value-type="float" office:value="0.250387" calcext:value-type="float">
            <text:p>0.250387</text:p>
          </table:table-cell>
          <table:table-cell office:value-type="float" office:value="0.248948" calcext:value-type="float">
            <text:p>0.248948</text:p>
          </table:table-cell>
          <table:table-cell table:formula="of:=AVERAGE([.D41:.H41])" office:value-type="float" office:value="0.2477102" calcext:value-type="float">
            <text:p>0.2477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6841" calcext:value-type="float">
            <text:p>0.246841</text:p>
          </table:table-cell>
          <table:table-cell office:value-type="float" office:value="0.250586" calcext:value-type="float">
            <text:p>0.250586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3824" calcext:value-type="float">
            <text:p>0.253824</text:p>
          </table:table-cell>
          <table:table-cell office:value-type="float" office:value="0.253934" calcext:value-type="float">
            <text:p>0.253934</text:p>
          </table:table-cell>
          <table:table-cell table:formula="of:=AVERAGE([.D42:.H42])" office:value-type="float" office:value="0.2514638" calcext:value-type="float">
            <text:p>0.2514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4052" calcext:value-type="float">
            <text:p>0.264052</text:p>
          </table:table-cell>
          <table:table-cell office:value-type="float" office:value="0.263282" calcext:value-type="float">
            <text:p>0.263282</text:p>
          </table:table-cell>
          <table:table-cell office:value-type="float" office:value="0.260416" calcext:value-type="float">
            <text:p>0.260416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0.263209" calcext:value-type="float">
            <text:p>0.263209</text:p>
          </table:table-cell>
          <table:table-cell table:formula="of:=AVERAGE([.D43:.H43])" office:value-type="float" office:value="0.2608688" calcext:value-type="float">
            <text:p>0.26086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3018" calcext:value-type="float">
            <text:p>0.203018</text:p>
          </table:table-cell>
          <table:table-cell office:value-type="float" office:value="0.19874" calcext:value-type="float">
            <text:p>0.19874</text:p>
          </table:table-cell>
          <table:table-cell office:value-type="float" office:value="0.195002" calcext:value-type="float">
            <text:p>0.195002</text:p>
          </table:table-cell>
          <table:table-cell office:value-type="float" office:value="0.201153" calcext:value-type="float">
            <text:p>0.201153</text:p>
          </table:table-cell>
          <table:table-cell office:value-type="float" office:value="0.197467" calcext:value-type="float">
            <text:p>0.197467</text:p>
          </table:table-cell>
          <table:table-cell table:formula="of:=AVERAGE([.D44:.H44])" office:value-type="float" office:value="0.199076" calcext:value-type="float">
            <text:p>0.1990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0.186547" calcext:value-type="float">
            <text:p>0.186547</text:p>
          </table:table-cell>
          <table:table-cell office:value-type="float" office:value="0.187169" calcext:value-type="float">
            <text:p>0.187169</text:p>
          </table:table-cell>
          <table:table-cell office:value-type="float" office:value="0.18549" calcext:value-type="float">
            <text:p>0.18549</text:p>
          </table:table-cell>
          <table:table-cell table:formula="of:=AVERAGE([.D45:.H45])" office:value-type="float" office:value="0.1891948" calcext:value-type="float">
            <text:p>0.18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8664" calcext:value-type="float">
            <text:p>0.198664</text:p>
          </table:table-cell>
          <table:table-cell office:value-type="float" office:value="0.196387" calcext:value-type="float">
            <text:p>0.196387</text:p>
          </table:table-cell>
          <table:table-cell office:value-type="float" office:value="0.19218" calcext:value-type="float">
            <text:p>0.19218</text:p>
          </table:table-cell>
          <table:table-cell office:value-type="float" office:value="0.197068" calcext:value-type="float">
            <text:p>0.197068</text:p>
          </table:table-cell>
          <table:table-cell office:value-type="float" office:value="0.196434" calcext:value-type="float">
            <text:p>0.196434</text:p>
          </table:table-cell>
          <table:table-cell table:formula="of:=AVERAGE([.D46:.H46])" office:value-type="float" office:value="0.1961466" calcext:value-type="float">
            <text:p>0.1961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5999" calcext:value-type="float">
            <text:p>0.195999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0.191154" calcext:value-type="float">
            <text:p>0.191154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91386" calcext:value-type="float">
            <text:p>0.191386</text:p>
          </table:table-cell>
          <table:table-cell table:formula="of:=AVERAGE([.D47:.H47])" office:value-type="float" office:value="0.1941622" calcext:value-type="float">
            <text:p>0.1941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0791" calcext:value-type="float">
            <text:p>0.200791</text:p>
          </table:table-cell>
          <table:table-cell office:value-type="float" office:value="0.197257" calcext:value-type="float">
            <text:p>0.197257</text:p>
          </table:table-cell>
          <table:table-cell office:value-type="float" office:value="0.193898" calcext:value-type="float">
            <text:p>0.193898</text:p>
          </table:table-cell>
          <table:table-cell office:value-type="float" office:value="0.196351" calcext:value-type="float">
            <text:p>0.196351</text:p>
          </table:table-cell>
          <table:table-cell office:value-type="float" office:value="0.194771" calcext:value-type="float">
            <text:p>0.194771</text:p>
          </table:table-cell>
          <table:table-cell table:formula="of:=AVERAGE([.D48:.H48])" office:value-type="float" office:value="0.1966136" calcext:value-type="float">
            <text:p>0.1966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2387" calcext:value-type="float">
            <text:p>0.202387</text:p>
          </table:table-cell>
          <table:table-cell office:value-type="float" office:value="0.20412" calcext:value-type="float">
            <text:p>0.20412</text:p>
          </table:table-cell>
          <table:table-cell office:value-type="float" office:value="0.199271" calcext:value-type="float">
            <text:p>0.199271</text:p>
          </table:table-cell>
          <table:table-cell office:value-type="float" office:value="0.195578" calcext:value-type="float">
            <text:p>0.195578</text:p>
          </table:table-cell>
          <table:table-cell office:value-type="float" office:value="0.201986" calcext:value-type="float">
            <text:p>0.201986</text:p>
          </table:table-cell>
          <table:table-cell table:formula="of:=AVERAGE([.D49:.H49])" office:value-type="float" office:value="0.2006684" calcext:value-type="float">
            <text:p>0.2006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82534" calcext:value-type="float">
            <text:p>3.582534</text:p>
          </table:table-cell>
          <table:table-cell office:value-type="float" office:value="3.566721" calcext:value-type="float">
            <text:p>3.566721</text:p>
          </table:table-cell>
          <table:table-cell office:value-type="float" office:value="3.566013" calcext:value-type="float">
            <text:p>3.566013</text:p>
          </table:table-cell>
          <table:table-cell office:value-type="float" office:value="3.568548" calcext:value-type="float">
            <text:p>3.568548</text:p>
          </table:table-cell>
          <table:table-cell office:value-type="float" office:value="3.564266" calcext:value-type="float">
            <text:p>3.564266</text:p>
          </table:table-cell>
          <table:table-cell table:formula="of:=AVERAGE([.D50:.H50])" office:value-type="float" office:value="3.5696164" calcext:value-type="float">
            <text:p>3.56961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3222" calcext:value-type="float">
            <text:p>3.603222</text:p>
          </table:table-cell>
          <table:table-cell office:value-type="float" office:value="3.591247" calcext:value-type="float">
            <text:p>3.591247</text:p>
          </table:table-cell>
          <table:table-cell office:value-type="float" office:value="3.638879" calcext:value-type="float">
            <text:p>3.638879</text:p>
          </table:table-cell>
          <table:table-cell office:value-type="float" office:value="3.646984" calcext:value-type="float">
            <text:p>3.646984</text:p>
          </table:table-cell>
          <table:table-cell office:value-type="float" office:value="3.621867" calcext:value-type="float">
            <text:p>3.621867</text:p>
          </table:table-cell>
          <table:table-cell table:formula="of:=AVERAGE([.D51:.H51])" office:value-type="float" office:value="3.6204398" calcext:value-type="float">
            <text:p>3.62043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1772" calcext:value-type="float">
            <text:p>3.611772</text:p>
          </table:table-cell>
          <table:table-cell office:value-type="float" office:value="3.636165" calcext:value-type="float">
            <text:p>3.636165</text:p>
          </table:table-cell>
          <table:table-cell office:value-type="float" office:value="3.665983" calcext:value-type="float">
            <text:p>3.665983</text:p>
          </table:table-cell>
          <table:table-cell office:value-type="float" office:value="3.685042" calcext:value-type="float">
            <text:p>3.685042</text:p>
          </table:table-cell>
          <table:table-cell office:value-type="float" office:value="3.710837" calcext:value-type="float">
            <text:p>3.710837</text:p>
          </table:table-cell>
          <table:table-cell table:formula="of:=AVERAGE([.D52:.H52])" office:value-type="float" office:value="3.6619598" calcext:value-type="float">
            <text:p>3.661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47965" calcext:value-type="float">
            <text:p>3.747965</text:p>
          </table:table-cell>
          <table:table-cell office:value-type="float" office:value="3.620539" calcext:value-type="float">
            <text:p>3.620539</text:p>
          </table:table-cell>
          <table:table-cell office:value-type="float" office:value="3.643213" calcext:value-type="float">
            <text:p>3.643213</text:p>
          </table:table-cell>
          <table:table-cell office:value-type="float" office:value="3.660282" calcext:value-type="float">
            <text:p>3.660282</text:p>
          </table:table-cell>
          <table:table-cell office:value-type="float" office:value="3.690923" calcext:value-type="float">
            <text:p>3.690923</text:p>
          </table:table-cell>
          <table:table-cell table:formula="of:=AVERAGE([.D53:.H53])" office:value-type="float" office:value="3.6725844" calcext:value-type="float">
            <text:p>3.67258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61241" calcext:value-type="float">
            <text:p>3.661241</text:p>
          </table:table-cell>
          <table:table-cell office:value-type="float" office:value="3.73919" calcext:value-type="float">
            <text:p>3.73919</text:p>
          </table:table-cell>
          <table:table-cell office:value-type="float" office:value="3.61321" calcext:value-type="float">
            <text:p>3.61321</text:p>
          </table:table-cell>
          <table:table-cell office:value-type="float" office:value="3.667413" calcext:value-type="float">
            <text:p>3.667413</text:p>
          </table:table-cell>
          <table:table-cell office:value-type="float" office:value="3.661362" calcext:value-type="float">
            <text:p>3.661362</text:p>
          </table:table-cell>
          <table:table-cell table:formula="of:=AVERAGE([.D54:.H54])" office:value-type="float" office:value="3.6684832" calcext:value-type="float">
            <text:p>3.66848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91406" calcext:value-type="float">
            <text:p>3.691406</text:p>
          </table:table-cell>
          <table:table-cell office:value-type="float" office:value="3.70751" calcext:value-type="float">
            <text:p>3.70751</text:p>
          </table:table-cell>
          <table:table-cell office:value-type="float" office:value="3.725628" calcext:value-type="float">
            <text:p>3.725628</text:p>
          </table:table-cell>
          <table:table-cell office:value-type="float" office:value="3.599634" calcext:value-type="float">
            <text:p>3.599634</text:p>
          </table:table-cell>
          <table:table-cell office:value-type="float" office:value="3.664601" calcext:value-type="float">
            <text:p>3.664601</text:p>
          </table:table-cell>
          <table:table-cell table:formula="of:=AVERAGE([.D55:.H55])" office:value-type="float" office:value="3.6777558" calcext:value-type="float">
            <text:p>3.677755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0564" calcext:value-type="float">
            <text:p>3.580564</text:p>
          </table:table-cell>
          <table:table-cell office:value-type="float" office:value="3.558051" calcext:value-type="float">
            <text:p>3.558051</text:p>
          </table:table-cell>
          <table:table-cell office:value-type="float" office:value="3.566665" calcext:value-type="float">
            <text:p>3.566665</text:p>
          </table:table-cell>
          <table:table-cell office:value-type="float" office:value="3.566148" calcext:value-type="float">
            <text:p>3.566148</text:p>
          </table:table-cell>
          <table:table-cell office:value-type="float" office:value="3.565611" calcext:value-type="float">
            <text:p>3.565611</text:p>
          </table:table-cell>
          <table:table-cell table:formula="of:=AVERAGE([.D56:.H56])" office:value-type="float" office:value="3.5674078" calcext:value-type="float">
            <text:p>3.5674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8868" calcext:value-type="float">
            <text:p>3.618868</text:p>
          </table:table-cell>
          <table:table-cell office:value-type="float" office:value="3.624804" calcext:value-type="float">
            <text:p>3.624804</text:p>
          </table:table-cell>
          <table:table-cell office:value-type="float" office:value="3.641078" calcext:value-type="float">
            <text:p>3.641078</text:p>
          </table:table-cell>
          <table:table-cell office:value-type="float" office:value="3.651418" calcext:value-type="float">
            <text:p>3.651418</text:p>
          </table:table-cell>
          <table:table-cell office:value-type="float" office:value="3.596322" calcext:value-type="float">
            <text:p>3.596322</text:p>
          </table:table-cell>
          <table:table-cell table:formula="of:=AVERAGE([.D57:.H57])" office:value-type="float" office:value="3.626498" calcext:value-type="float">
            <text:p>3.6264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27261" calcext:value-type="float">
            <text:p>3.627261</text:p>
          </table:table-cell>
          <table:table-cell office:value-type="float" office:value="3.659604" calcext:value-type="float">
            <text:p>3.659604</text:p>
          </table:table-cell>
          <table:table-cell office:value-type="float" office:value="3.715175" calcext:value-type="float">
            <text:p>3.715175</text:p>
          </table:table-cell>
          <table:table-cell office:value-type="float" office:value="3.654966" calcext:value-type="float">
            <text:p>3.654966</text:p>
          </table:table-cell>
          <table:table-cell office:value-type="float" office:value="3.733441" calcext:value-type="float">
            <text:p>3.733441</text:p>
          </table:table-cell>
          <table:table-cell table:formula="of:=AVERAGE([.D58:.H58])" office:value-type="float" office:value="3.6780894" calcext:value-type="float">
            <text:p>3.6780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44168" calcext:value-type="float">
            <text:p>3.644168</text:p>
          </table:table-cell>
          <table:table-cell office:value-type="float" office:value="3.700358" calcext:value-type="float">
            <text:p>3.700358</text:p>
          </table:table-cell>
          <table:table-cell office:value-type="float" office:value="3.6571" calcext:value-type="float">
            <text:p>3.6571</text:p>
          </table:table-cell>
          <table:table-cell office:value-type="float" office:value="3.685355" calcext:value-type="float">
            <text:p>3.685355</text:p>
          </table:table-cell>
          <table:table-cell office:value-type="float" office:value="3.747337" calcext:value-type="float">
            <text:p>3.747337</text:p>
          </table:table-cell>
          <table:table-cell table:formula="of:=AVERAGE([.D59:.H59])" office:value-type="float" office:value="3.6868636" calcext:value-type="float">
            <text:p>3.68686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136" calcext:value-type="float">
            <text:p>3.741136</text:p>
          </table:table-cell>
          <table:table-cell office:value-type="float" office:value="3.780324" calcext:value-type="float">
            <text:p>3.780324</text:p>
          </table:table-cell>
          <table:table-cell office:value-type="float" office:value="3.648046" calcext:value-type="float">
            <text:p>3.648046</text:p>
          </table:table-cell>
          <table:table-cell office:value-type="float" office:value="3.731416" calcext:value-type="float">
            <text:p>3.731416</text:p>
          </table:table-cell>
          <table:table-cell office:value-type="float" office:value="3.673655" calcext:value-type="float">
            <text:p>3.673655</text:p>
          </table:table-cell>
          <table:table-cell table:formula="of:=AVERAGE([.D60:.H60])" office:value-type="float" office:value="3.7149154" calcext:value-type="float">
            <text:p>3.71491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1964" calcext:value-type="float">
            <text:p>3.641964</text:p>
          </table:table-cell>
          <table:table-cell office:value-type="float" office:value="3.664422" calcext:value-type="float">
            <text:p>3.664422</text:p>
          </table:table-cell>
          <table:table-cell office:value-type="float" office:value="3.729047" calcext:value-type="float">
            <text:p>3.729047</text:p>
          </table:table-cell>
          <table:table-cell office:value-type="float" office:value="3.703149" calcext:value-type="float">
            <text:p>3.703149</text:p>
          </table:table-cell>
          <table:table-cell office:value-type="float" office:value="3.632604" calcext:value-type="float">
            <text:p>3.632604</text:p>
          </table:table-cell>
          <table:table-cell table:formula="of:=AVERAGE([.D61:.H61])" office:value-type="float" office:value="3.6742372" calcext:value-type="float">
            <text:p>3.67423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205919" calcext:value-type="float">
            <text:p>0.205919</text:p>
          </table:table-cell>
          <table:table-cell office:value-type="float" office:value="0.207176" calcext:value-type="float">
            <text:p>0.207176</text:p>
          </table:table-cell>
          <table:table-cell office:value-type="float" office:value="0.206969" calcext:value-type="float">
            <text:p>0.206969</text:p>
          </table:table-cell>
          <table:table-cell office:value-type="float" office:value="0.207022" calcext:value-type="float">
            <text:p>0.207022</text:p>
          </table:table-cell>
          <table:table-cell table:formula="of:=AVERAGE([.D62:.H62])" office:value-type="float" office:value="0.209521" calcext:value-type="float">
            <text:p>0.2095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843" calcext:value-type="float">
            <text:p>0.23843</text:p>
          </table:table-cell>
          <table:table-cell office:value-type="float" office:value="0.233852" calcext:value-type="float">
            <text:p>0.233852</text:p>
          </table:table-cell>
          <table:table-cell office:value-type="float" office:value="0.235176" calcext:value-type="float">
            <text:p>0.235176</text:p>
          </table:table-cell>
          <table:table-cell office:value-type="float" office:value="0.239708" calcext:value-type="float">
            <text:p>0.239708</text:p>
          </table:table-cell>
          <table:table-cell office:value-type="float" office:value="0.234419" calcext:value-type="float">
            <text:p>0.234419</text:p>
          </table:table-cell>
          <table:table-cell table:formula="of:=AVERAGE([.D63:.H63])" office:value-type="float" office:value="0.236317" calcext:value-type="float">
            <text:p>0.2363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65" calcext:value-type="float">
            <text:p>0.24565</text:p>
          </table:table-cell>
          <table:table-cell office:value-type="float" office:value="0.250461" calcext:value-type="float">
            <text:p>0.250461</text:p>
          </table:table-cell>
          <table:table-cell office:value-type="float" office:value="0.249394" calcext:value-type="float">
            <text:p>0.249394</text:p>
          </table:table-cell>
          <table:table-cell office:value-type="float" office:value="0.245907" calcext:value-type="float">
            <text:p>0.245907</text:p>
          </table:table-cell>
          <table:table-cell office:value-type="float" office:value="0.246349" calcext:value-type="float">
            <text:p>0.246349</text:p>
          </table:table-cell>
          <table:table-cell table:formula="of:=AVERAGE([.D64:.H64])" office:value-type="float" office:value="0.2475522" calcext:value-type="float">
            <text:p>0.24755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3043" calcext:value-type="float">
            <text:p>0.253043</text:p>
          </table:table-cell>
          <table:table-cell office:value-type="float" office:value="0.249866" calcext:value-type="float">
            <text:p>0.249866</text:p>
          </table:table-cell>
          <table:table-cell office:value-type="float" office:value="0.252118" calcext:value-type="float">
            <text:p>0.252118</text:p>
          </table:table-cell>
          <table:table-cell office:value-type="float" office:value="0.246244" calcext:value-type="float">
            <text:p>0.246244</text:p>
          </table:table-cell>
          <table:table-cell office:value-type="float" office:value="0.255058" calcext:value-type="float">
            <text:p>0.255058</text:p>
          </table:table-cell>
          <table:table-cell table:formula="of:=AVERAGE([.D65:.H65])" office:value-type="float" office:value="0.2512658" calcext:value-type="float">
            <text:p>0.251265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58672" calcext:value-type="float">
            <text:p>0.258672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0.289194" calcext:value-type="float">
            <text:p>0.289194</text:p>
          </table:table-cell>
          <table:table-cell office:value-type="float" office:value="0.288035" calcext:value-type="float">
            <text:p>0.288035</text:p>
          </table:table-cell>
          <table:table-cell office:value-type="float" office:value="0.28483" calcext:value-type="float">
            <text:p>0.28483</text:p>
          </table:table-cell>
          <table:table-cell table:formula="of:=AVERAGE([.D66:.H66])" office:value-type="float" office:value="0.2895868" calcext:value-type="float">
            <text:p>0.2895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87874" calcext:value-type="float">
            <text:p>0.287874</text:p>
          </table:table-cell>
          <table:table-cell office:value-type="float" office:value="0.283621" calcext:value-type="float">
            <text:p>0.283621</text:p>
          </table:table-cell>
          <table:table-cell office:value-type="float" office:value="0.286478" calcext:value-type="float">
            <text:p>0.286478</text:p>
          </table:table-cell>
          <table:table-cell office:value-type="float" office:value="0.256125" calcext:value-type="float">
            <text:p>0.256125</text:p>
          </table:table-cell>
          <table:table-cell office:value-type="float" office:value="0.260395" calcext:value-type="float">
            <text:p>0.260395</text:p>
          </table:table-cell>
          <table:table-cell table:formula="of:=AVERAGE([.D67:.H67])" office:value-type="float" office:value="0.2748986" calcext:value-type="float">
            <text:p>0.27489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322" calcext:value-type="float">
            <text:p>0.168322</text:p>
          </table:table-cell>
          <table:table-cell office:value-type="float" office:value="0.155619" calcext:value-type="float">
            <text:p>0.155619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5723" calcext:value-type="float">
            <text:p>0.155723</text:p>
          </table:table-cell>
          <table:table-cell office:value-type="float" office:value="0.15743" calcext:value-type="float">
            <text:p>0.15743</text:p>
          </table:table-cell>
          <table:table-cell table:formula="of:=AVERAGE([.D68:.H68])" office:value-type="float" office:value="0.1585916" calcext:value-type="float">
            <text:p>0.15859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7099" calcext:value-type="float">
            <text:p>0.187099</text:p>
          </table:table-cell>
          <table:table-cell office:value-type="float" office:value="0.180943" calcext:value-type="float">
            <text:p>0.180943</text:p>
          </table:table-cell>
          <table:table-cell office:value-type="float" office:value="0.181344" calcext:value-type="float">
            <text:p>0.181344</text:p>
          </table:table-cell>
          <table:table-cell office:value-type="float" office:value="0.179782" calcext:value-type="float">
            <text:p>0.179782</text:p>
          </table:table-cell>
          <table:table-cell office:value-type="float" office:value="0.182408" calcext:value-type="float">
            <text:p>0.182408</text:p>
          </table:table-cell>
          <table:table-cell table:formula="of:=AVERAGE([.D69:.H69])" office:value-type="float" office:value="0.1823152" calcext:value-type="float">
            <text:p>0.18231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269" calcext:value-type="float">
            <text:p>0.194269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0.195726" calcext:value-type="float">
            <text:p>0.195726</text:p>
          </table:table-cell>
          <table:table-cell office:value-type="float" office:value="0.191017" calcext:value-type="float">
            <text:p>0.191017</text:p>
          </table:table-cell>
          <table:table-cell office:value-type="float" office:value="0.189523" calcext:value-type="float">
            <text:p>0.189523</text:p>
          </table:table-cell>
          <table:table-cell table:formula="of:=AVERAGE([.D70:.H70])" office:value-type="float" office:value="0.192577" calcext:value-type="float">
            <text:p>0.1925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9153" calcext:value-type="float">
            <text:p>0.199153</text:p>
          </table:table-cell>
          <table:table-cell office:value-type="float" office:value="0.196816" calcext:value-type="float">
            <text:p>0.196816</text:p>
          </table:table-cell>
          <table:table-cell office:value-type="float" office:value="0.196075" calcext:value-type="float">
            <text:p>0.196075</text:p>
          </table:table-cell>
          <table:table-cell office:value-type="float" office:value="0.195497" calcext:value-type="float">
            <text:p>0.195497</text:p>
          </table:table-cell>
          <table:table-cell office:value-type="float" office:value="0.195923" calcext:value-type="float">
            <text:p>0.195923</text:p>
          </table:table-cell>
          <table:table-cell table:formula="of:=AVERAGE([.D71:.H71])" office:value-type="float" office:value="0.1966928" calcext:value-type="float">
            <text:p>0.19669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4646" calcext:value-type="float">
            <text:p>0.204646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199291" calcext:value-type="float">
            <text:p>0.199291</text:p>
          </table:table-cell>
          <table:table-cell office:value-type="float" office:value="0.203264" calcext:value-type="float">
            <text:p>0.203264</text:p>
          </table:table-cell>
          <table:table-cell office:value-type="float" office:value="0.197125" calcext:value-type="float">
            <text:p>0.197125</text:p>
          </table:table-cell>
          <table:table-cell table:formula="of:=AVERAGE([.D72:.H72])" office:value-type="float" office:value="0.2016452" calcext:value-type="float">
            <text:p>0.20164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9809" calcext:value-type="float">
            <text:p>0.19809</text:p>
          </table:table-cell>
          <table:table-cell office:value-type="float" office:value="0.195254" calcext:value-type="float">
            <text:p>0.195254</text:p>
          </table:table-cell>
          <table:table-cell office:value-type="float" office:value="0.203179" calcext:value-type="float">
            <text:p>0.203179</text:p>
          </table:table-cell>
          <table:table-cell office:value-type="float" office:value="0.19826" calcext:value-type="float">
            <text:p>0.19826</text:p>
          </table:table-cell>
          <table:table-cell office:value-type="float" office:value="0.196606" calcext:value-type="float">
            <text:p>0.196606</text:p>
          </table:table-cell>
          <table:table-cell table:formula="of:=AVERAGE([.D73:.H73])" office:value-type="float" office:value="0.1982778" calcext:value-type="float">
            <text:p>0.1982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388" calcext:value-type="float">
            <text:p>3.590388</text:p>
          </table:table-cell>
          <table:table-cell office:value-type="float" office:value="3.589477" calcext:value-type="float">
            <text:p>3.589477</text:p>
          </table:table-cell>
          <table:table-cell office:value-type="float" office:value="3.588402" calcext:value-type="float">
            <text:p>3.588402</text:p>
          </table:table-cell>
          <table:table-cell office:value-type="float" office:value="3.591889" calcext:value-type="float">
            <text:p>3.591889</text:p>
          </table:table-cell>
          <table:table-cell office:value-type="float" office:value="3.586081" calcext:value-type="float">
            <text:p>3.586081</text:p>
          </table:table-cell>
          <table:table-cell table:formula="of:=AVERAGE([.D74:.H74])" office:value-type="float" office:value="3.5892474" calcext:value-type="float">
            <text:p>3.58924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1302" calcext:value-type="float">
            <text:p>3.611302</text:p>
          </table:table-cell>
          <table:table-cell office:value-type="float" office:value="3.602138" calcext:value-type="float">
            <text:p>3.602138</text:p>
          </table:table-cell>
          <table:table-cell office:value-type="float" office:value="3.595935" calcext:value-type="float">
            <text:p>3.595935</text:p>
          </table:table-cell>
          <table:table-cell office:value-type="float" office:value="3.635804" calcext:value-type="float">
            <text:p>3.635804</text:p>
          </table:table-cell>
          <table:table-cell office:value-type="float" office:value="3.605893" calcext:value-type="float">
            <text:p>3.605893</text:p>
          </table:table-cell>
          <table:table-cell table:formula="of:=AVERAGE([.D75:.H75])" office:value-type="float" office:value="3.6102144" calcext:value-type="float">
            <text:p>3.61021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6318" calcext:value-type="float">
            <text:p>3.616318</text:p>
          </table:table-cell>
          <table:table-cell office:value-type="float" office:value="3.60229" calcext:value-type="float">
            <text:p>3.60229</text:p>
          </table:table-cell>
          <table:table-cell office:value-type="float" office:value="3.618215" calcext:value-type="float">
            <text:p>3.618215</text:p>
          </table:table-cell>
          <table:table-cell office:value-type="float" office:value="3.667107" calcext:value-type="float">
            <text:p>3.667107</text:p>
          </table:table-cell>
          <table:table-cell office:value-type="float" office:value="3.60288" calcext:value-type="float">
            <text:p>3.60288</text:p>
          </table:table-cell>
          <table:table-cell table:formula="of:=AVERAGE([.D76:.H76])" office:value-type="float" office:value="3.621362" calcext:value-type="float">
            <text:p>3.6213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33992" calcext:value-type="float">
            <text:p>3.733992</text:p>
          </table:table-cell>
          <table:table-cell office:value-type="float" office:value="3.64004" calcext:value-type="float">
            <text:p>3.64004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664189" calcext:value-type="float">
            <text:p>3.664189</text:p>
          </table:table-cell>
          <table:table-cell office:value-type="float" office:value="3.671984" calcext:value-type="float">
            <text:p>3.671984</text:p>
          </table:table-cell>
          <table:table-cell table:formula="of:=AVERAGE([.D77:.H77])" office:value-type="float" office:value="3.6749246" calcext:value-type="float">
            <text:p>3.67492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0793" calcext:value-type="float">
            <text:p>3.680793</text:p>
          </table:table-cell>
          <table:table-cell office:value-type="float" office:value="3.67348" calcext:value-type="float">
            <text:p>3.67348</text:p>
          </table:table-cell>
          <table:table-cell office:value-type="float" office:value="3.692937" calcext:value-type="float">
            <text:p>3.692937</text:p>
          </table:table-cell>
          <table:table-cell office:value-type="float" office:value="3.607747" calcext:value-type="float">
            <text:p>3.607747</text:p>
          </table:table-cell>
          <table:table-cell office:value-type="float" office:value="3.656325" calcext:value-type="float">
            <text:p>3.656325</text:p>
          </table:table-cell>
          <table:table-cell table:formula="of:=AVERAGE([.D78:.H78])" office:value-type="float" office:value="3.6622564" calcext:value-type="float">
            <text:p>3.66225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89704" calcext:value-type="float">
            <text:p>3.689704</text:p>
          </table:table-cell>
          <table:table-cell office:value-type="float" office:value="3.610787" calcext:value-type="float">
            <text:p>3.610787</text:p>
          </table:table-cell>
          <table:table-cell office:value-type="float" office:value="3.631573" calcext:value-type="float">
            <text:p>3.631573</text:p>
          </table:table-cell>
          <table:table-cell office:value-type="float" office:value="3.65448" calcext:value-type="float">
            <text:p>3.65448</text:p>
          </table:table-cell>
          <table:table-cell office:value-type="float" office:value="3.618648" calcext:value-type="float">
            <text:p>3.618648</text:p>
          </table:table-cell>
          <table:table-cell table:formula="of:=AVERAGE([.D79:.H79])" office:value-type="float" office:value="3.6410384" calcext:value-type="float">
            <text:p>3.64103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948" calcext:value-type="float">
            <text:p>3.592948</text:p>
          </table:table-cell>
          <table:table-cell office:value-type="float" office:value="3.590099" calcext:value-type="float">
            <text:p>3.590099</text:p>
          </table:table-cell>
          <table:table-cell office:value-type="float" office:value="3.607068" calcext:value-type="float">
            <text:p>3.607068</text:p>
          </table:table-cell>
          <table:table-cell office:value-type="float" office:value="3.588531" calcext:value-type="float">
            <text:p>3.588531</text:p>
          </table:table-cell>
          <table:table-cell office:value-type="float" office:value="3.588351" calcext:value-type="float">
            <text:p>3.588351</text:p>
          </table:table-cell>
          <table:table-cell table:formula="of:=AVERAGE([.D80:.H80])" office:value-type="float" office:value="3.5933994" calcext:value-type="float">
            <text:p>3.5933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7264" calcext:value-type="float">
            <text:p>3.607264</text:p>
          </table:table-cell>
          <table:table-cell office:value-type="float" office:value="3.60537" calcext:value-type="float">
            <text:p>3.60537</text:p>
          </table:table-cell>
          <table:table-cell office:value-type="float" office:value="3.602027" calcext:value-type="float">
            <text:p>3.602027</text:p>
          </table:table-cell>
          <table:table-cell office:value-type="float" office:value="3.595609" calcext:value-type="float">
            <text:p>3.595609</text:p>
          </table:table-cell>
          <table:table-cell office:value-type="float" office:value="3.597036" calcext:value-type="float">
            <text:p>3.597036</text:p>
          </table:table-cell>
          <table:table-cell table:formula="of:=AVERAGE([.D81:.H81])" office:value-type="float" office:value="3.6014612" calcext:value-type="float">
            <text:p>3.60146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07848" calcext:value-type="float">
            <text:p>3.607848</text:p>
          </table:table-cell>
          <table:table-cell office:value-type="float" office:value="3.629199" calcext:value-type="float">
            <text:p>3.629199</text:p>
          </table:table-cell>
          <table:table-cell office:value-type="float" office:value="3.665284" calcext:value-type="float">
            <text:p>3.665284</text:p>
          </table:table-cell>
          <table:table-cell office:value-type="float" office:value="3.658451" calcext:value-type="float">
            <text:p>3.658451</text:p>
          </table:table-cell>
          <table:table-cell office:value-type="float" office:value="3.619622" calcext:value-type="float">
            <text:p>3.619622</text:p>
          </table:table-cell>
          <table:table-cell table:formula="of:=AVERAGE([.D82:.H82])" office:value-type="float" office:value="3.6360808" calcext:value-type="float">
            <text:p>3.6360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4812" calcext:value-type="float">
            <text:p>3.604812</text:p>
          </table:table-cell>
          <table:table-cell office:value-type="float" office:value="3.673767" calcext:value-type="float">
            <text:p>3.673767</text:p>
          </table:table-cell>
          <table:table-cell office:value-type="float" office:value="3.637053" calcext:value-type="float">
            <text:p>3.637053</text:p>
          </table:table-cell>
          <table:table-cell office:value-type="float" office:value="3.616698" calcext:value-type="float">
            <text:p>3.616698</text:p>
          </table:table-cell>
          <table:table-cell office:value-type="float" office:value="3.677605" calcext:value-type="float">
            <text:p>3.677605</text:p>
          </table:table-cell>
          <table:table-cell table:formula="of:=AVERAGE([.D83:.H83])" office:value-type="float" office:value="3.641987" calcext:value-type="float">
            <text:p>3.6419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36076" calcext:value-type="float">
            <text:p>3.636076</text:p>
          </table:table-cell>
          <table:table-cell office:value-type="float" office:value="3.683836" calcext:value-type="float">
            <text:p>3.683836</text:p>
          </table:table-cell>
          <table:table-cell office:value-type="float" office:value="3.686409" calcext:value-type="float">
            <text:p>3.686409</text:p>
          </table:table-cell>
          <table:table-cell office:value-type="float" office:value="3.701834" calcext:value-type="float">
            <text:p>3.701834</text:p>
          </table:table-cell>
          <table:table-cell office:value-type="float" office:value="3.672085" calcext:value-type="float">
            <text:p>3.672085</text:p>
          </table:table-cell>
          <table:table-cell table:formula="of:=AVERAGE([.D84:.H84])" office:value-type="float" office:value="3.676048" calcext:value-type="float">
            <text:p>3.676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24275" calcext:value-type="float">
            <text:p>3.624275</text:p>
          </table:table-cell>
          <table:table-cell office:value-type="float" office:value="3.688168" calcext:value-type="float">
            <text:p>3.688168</text:p>
          </table:table-cell>
          <table:table-cell office:value-type="float" office:value="3.665588" calcext:value-type="float">
            <text:p>3.665588</text:p>
          </table:table-cell>
          <table:table-cell office:value-type="float" office:value="3.640772" calcext:value-type="float">
            <text:p>3.640772</text:p>
          </table:table-cell>
          <table:table-cell office:value-type="float" office:value="3.721096" calcext:value-type="float">
            <text:p>3.721096</text:p>
          </table:table-cell>
          <table:table-cell table:formula="of:=AVERAGE([.D85:.H85])" office:value-type="float" office:value="3.6679798" calcext:value-type="float">
            <text:p>3.66797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73495" calcext:value-type="float">
            <text:p>0.273495</text:p>
          </table:table-cell>
          <table:table-cell office:value-type="float" office:value="0.256866" calcext:value-type="float">
            <text:p>0.256866</text:p>
          </table:table-cell>
          <table:table-cell office:value-type="float" office:value="0.256024" calcext:value-type="float">
            <text:p>0.256024</text:p>
          </table:table-cell>
          <table:table-cell office:value-type="float" office:value="0.225651" calcext:value-type="float">
            <text:p>0.225651</text:p>
          </table:table-cell>
          <table:table-cell office:value-type="float" office:value="0.222355" calcext:value-type="float">
            <text:p>0.222355</text:p>
          </table:table-cell>
          <table:table-cell table:formula="of:=AVERAGE([.D86:.H86])" office:value-type="float" office:value="0.2468782" calcext:value-type="float">
            <text:p>0.24687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9778" calcext:value-type="float">
            <text:p>0.249778</text:p>
          </table:table-cell>
          <table:table-cell office:value-type="float" office:value="0.237138" calcext:value-type="float">
            <text:p>0.237138</text:p>
          </table:table-cell>
          <table:table-cell office:value-type="float" office:value="0.24198" calcext:value-type="float">
            <text:p>0.24198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244761" calcext:value-type="float">
            <text:p>0.244761</text:p>
          </table:table-cell>
          <table:table-cell table:formula="of:=AVERAGE([.D87:.H87])" office:value-type="float" office:value="0.244403" calcext:value-type="float">
            <text:p>0.2444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924" calcext:value-type="float">
            <text:p>0.245924</text:p>
          </table:table-cell>
          <table:table-cell office:value-type="float" office:value="0.251492" calcext:value-type="float">
            <text:p>0.251492</text:p>
          </table:table-cell>
          <table:table-cell office:value-type="float" office:value="0.259171" calcext:value-type="float">
            <text:p>0.259171</text:p>
          </table:table-cell>
          <table:table-cell office:value-type="float" office:value="0.254859" calcext:value-type="float">
            <text:p>0.254859</text:p>
          </table:table-cell>
          <table:table-cell office:value-type="float" office:value="0.250716" calcext:value-type="float">
            <text:p>0.250716</text:p>
          </table:table-cell>
          <table:table-cell table:formula="of:=AVERAGE([.D88:.H88])" office:value-type="float" office:value="0.2524324" calcext:value-type="float">
            <text:p>0.25243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5533" calcext:value-type="float">
            <text:p>0.255533</text:p>
          </table:table-cell>
          <table:table-cell office:value-type="float" office:value="0.248976" calcext:value-type="float">
            <text:p>0.248976</text:p>
          </table:table-cell>
          <table:table-cell office:value-type="float" office:value="0.251431" calcext:value-type="float">
            <text:p>0.251431</text:p>
          </table:table-cell>
          <table:table-cell office:value-type="float" office:value="0.259507" calcext:value-type="float">
            <text:p>0.259507</text:p>
          </table:table-cell>
          <table:table-cell office:value-type="float" office:value="0.246926" calcext:value-type="float">
            <text:p>0.246926</text:p>
          </table:table-cell>
          <table:table-cell table:formula="of:=AVERAGE([.D89:.H89])" office:value-type="float" office:value="0.2524746" calcext:value-type="float">
            <text:p>0.25247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61668" calcext:value-type="float">
            <text:p>0.261668</text:p>
          </table:table-cell>
          <table:table-cell office:value-type="float" office:value="0.265155" calcext:value-type="float">
            <text:p>0.265155</text:p>
          </table:table-cell>
          <table:table-cell office:value-type="float" office:value="0.266343" calcext:value-type="float">
            <text:p>0.266343</text:p>
          </table:table-cell>
          <table:table-cell office:value-type="float" office:value="0.253343" calcext:value-type="float">
            <text:p>0.253343</text:p>
          </table:table-cell>
          <table:table-cell office:value-type="float" office:value="0.268723" calcext:value-type="float">
            <text:p>0.268723</text:p>
          </table:table-cell>
          <table:table-cell table:formula="of:=AVERAGE([.D90:.H90])" office:value-type="float" office:value="0.2630464" calcext:value-type="float">
            <text:p>0.2630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0479" calcext:value-type="float">
            <text:p>0.260479</text:p>
          </table:table-cell>
          <table:table-cell office:value-type="float" office:value="0.259718" calcext:value-type="float">
            <text:p>0.259718</text:p>
          </table:table-cell>
          <table:table-cell office:value-type="float" office:value="0.284623" calcext:value-type="float">
            <text:p>0.284623</text:p>
          </table:table-cell>
          <table:table-cell office:value-type="float" office:value="0.261089" calcext:value-type="float">
            <text:p>0.261089</text:p>
          </table:table-cell>
          <table:table-cell office:value-type="float" office:value="0.282256" calcext:value-type="float">
            <text:p>0.282256</text:p>
          </table:table-cell>
          <table:table-cell table:formula="of:=AVERAGE([.D91:.H91])" office:value-type="float" office:value="0.269633" calcext:value-type="float">
            <text:p>0.2696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203533" calcext:value-type="float">
            <text:p>0.203533</text:p>
          </table:table-cell>
          <table:table-cell office:value-type="float" office:value="0.205281" calcext:value-type="float">
            <text:p>0.205281</text:p>
          </table:table-cell>
          <table:table-cell office:value-type="float" office:value="0.199588" calcext:value-type="float">
            <text:p>0.199588</text:p>
          </table:table-cell>
          <table:table-cell table:formula="of:=AVERAGE([.D92:.H92])" office:value-type="float" office:value="0.204352" calcext:value-type="float">
            <text:p>0.2043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21547" calcext:value-type="float">
            <text:p>0.221547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226178" calcext:value-type="float">
            <text:p>0.226178</text:p>
          </table:table-cell>
          <table:table-cell office:value-type="float" office:value="0.225548" calcext:value-type="float">
            <text:p>0.225548</text:p>
          </table:table-cell>
          <table:table-cell office:value-type="float" office:value="0.225031" calcext:value-type="float">
            <text:p>0.225031</text:p>
          </table:table-cell>
          <table:table-cell table:formula="of:=AVERAGE([.D93:.H93])" office:value-type="float" office:value="0.2234808" calcext:value-type="float">
            <text:p>0.2234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26662" calcext:value-type="float">
            <text:p>0.226662</text:p>
          </table:table-cell>
          <table:table-cell office:value-type="float" office:value="0.228736" calcext:value-type="float">
            <text:p>0.228736</text:p>
          </table:table-cell>
          <table:table-cell office:value-type="float" office:value="0.227353" calcext:value-type="float">
            <text:p>0.227353</text:p>
          </table:table-cell>
          <table:table-cell office:value-type="float" office:value="0.231432" calcext:value-type="float">
            <text:p>0.231432</text:p>
          </table:table-cell>
          <table:table-cell office:value-type="float" office:value="0.22982" calcext:value-type="float">
            <text:p>0.22982</text:p>
          </table:table-cell>
          <table:table-cell table:formula="of:=AVERAGE([.D94:.H94])" office:value-type="float" office:value="0.2288006" calcext:value-type="float">
            <text:p>0.2288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30342" calcext:value-type="float">
            <text:p>0.230342</text:p>
          </table:table-cell>
          <table:table-cell office:value-type="float" office:value="0.23221" calcext:value-type="float">
            <text:p>0.23221</text:p>
          </table:table-cell>
          <table:table-cell office:value-type="float" office:value="0.228254" calcext:value-type="float">
            <text:p>0.228254</text:p>
          </table:table-cell>
          <table:table-cell office:value-type="float" office:value="0.229829" calcext:value-type="float">
            <text:p>0.229829</text:p>
          </table:table-cell>
          <table:table-cell table:formula="of:=AVERAGE([.D95:.H95])" office:value-type="float" office:value="0.2301806" calcext:value-type="float">
            <text:p>0.23018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33005" calcext:value-type="float">
            <text:p>0.233005</text:p>
          </table:table-cell>
          <table:table-cell office:value-type="float" office:value="0.231335" calcext:value-type="float">
            <text:p>0.231335</text:p>
          </table:table-cell>
          <table:table-cell office:value-type="float" office:value="0.227974" calcext:value-type="float">
            <text:p>0.227974</text:p>
          </table:table-cell>
          <table:table-cell office:value-type="float" office:value="0.230091" calcext:value-type="float">
            <text:p>0.230091</text:p>
          </table:table-cell>
          <table:table-cell office:value-type="float" office:value="0.22747" calcext:value-type="float">
            <text:p>0.22747</text:p>
          </table:table-cell>
          <table:table-cell table:formula="of:=AVERAGE([.D96:.H96])" office:value-type="float" office:value="0.229975" calcext:value-type="float">
            <text:p>0.2299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32272" calcext:value-type="float">
            <text:p>0.232272</text:p>
          </table:table-cell>
          <table:table-cell office:value-type="float" office:value="0.236409" calcext:value-type="float">
            <text:p>0.236409</text:p>
          </table:table-cell>
          <table:table-cell office:value-type="float" office:value="0.232682" calcext:value-type="float">
            <text:p>0.232682</text:p>
          </table:table-cell>
          <table:table-cell office:value-type="float" office:value="0.232292" calcext:value-type="float">
            <text:p>0.232292</text:p>
          </table:table-cell>
          <table:table-cell office:value-type="float" office:value="0.235654" calcext:value-type="float">
            <text:p>0.235654</text:p>
          </table:table-cell>
          <table:table-cell table:formula="of:=AVERAGE([.D97:.H97])" office:value-type="float" office:value="0.2338618" calcext:value-type="float">
            <text:p>0.233861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2000-128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14" table:default-cell-style-name="ce4"/>
        <table:table-row table:style-name="ro1">
          <table:table-cell office:value-type="string" calcext:value-type="string">
            <text:p>2000-128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935299" calcext:value-type="float">
            <text:p>28.935299</text:p>
          </table:table-cell>
          <table:table-cell office:value-type="float" office:value="28.665089" calcext:value-type="float">
            <text:p>28.665089</text:p>
          </table:table-cell>
          <table:table-cell office:value-type="float" office:value="28.62595" calcext:value-type="float">
            <text:p>28.62595</text:p>
          </table:table-cell>
          <table:table-cell office:value-type="float" office:value="28.76109" calcext:value-type="float">
            <text:p>28.76109</text:p>
          </table:table-cell>
          <table:table-cell office:value-type="float" office:value="28.66649" calcext:value-type="float">
            <text:p>28.66649</text:p>
          </table:table-cell>
          <table:table-cell table:formula="of:=AVERAGE([.D2:.H2])" office:value-type="float" office:value="28.7307836" calcext:value-type="float">
            <text:p>28.7307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6779" calcext:value-type="float">
            <text:p>14.946779</text:p>
          </table:table-cell>
          <table:table-cell office:value-type="float" office:value="15.035476" calcext:value-type="float">
            <text:p>15.035476</text:p>
          </table:table-cell>
          <table:table-cell office:value-type="float" office:value="14.91734" calcext:value-type="float">
            <text:p>14.91734</text:p>
          </table:table-cell>
          <table:table-cell office:value-type="float" office:value="14.952572" calcext:value-type="float">
            <text:p>14.952572</text:p>
          </table:table-cell>
          <table:table-cell office:value-type="float" office:value="14.906225" calcext:value-type="float">
            <text:p>14.906225</text:p>
          </table:table-cell>
          <table:table-cell table:formula="of:=AVERAGE([.D3:.H3])" office:value-type="float" office:value="14.9516784" calcext:value-type="float">
            <text:p>14.951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01047" calcext:value-type="float">
            <text:p>11.501047</text:p>
          </table:table-cell>
          <table:table-cell office:value-type="float" office:value="11.527775" calcext:value-type="float">
            <text:p>11.527775</text:p>
          </table:table-cell>
          <table:table-cell office:value-type="float" office:value="11.532569" calcext:value-type="float">
            <text:p>11.532569</text:p>
          </table:table-cell>
          <table:table-cell office:value-type="float" office:value="11.489711" calcext:value-type="float">
            <text:p>11.489711</text:p>
          </table:table-cell>
          <table:table-cell office:value-type="float" office:value="11.529169" calcext:value-type="float">
            <text:p>11.529169</text:p>
          </table:table-cell>
          <table:table-cell table:formula="of:=AVERAGE([.D4:.H4])" office:value-type="float" office:value="11.5160542" calcext:value-type="float">
            <text:p>11.516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9154" calcext:value-type="float">
            <text:p>7.809154</text:p>
          </table:table-cell>
          <table:table-cell office:value-type="float" office:value="7.841795" calcext:value-type="float">
            <text:p>7.841795</text:p>
          </table:table-cell>
          <table:table-cell office:value-type="float" office:value="7.810023" calcext:value-type="float">
            <text:p>7.810023</text:p>
          </table:table-cell>
          <table:table-cell office:value-type="float" office:value="7.809754" calcext:value-type="float">
            <text:p>7.809754</text:p>
          </table:table-cell>
          <table:table-cell office:value-type="float" office:value="7.821016" calcext:value-type="float">
            <text:p>7.821016</text:p>
          </table:table-cell>
          <table:table-cell table:formula="of:=AVERAGE([.D5:.H5])" office:value-type="float" office:value="7.8183484" calcext:value-type="float">
            <text:p>7.818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7039" calcext:value-type="float">
            <text:p>7.817039</text:p>
          </table:table-cell>
          <table:table-cell office:value-type="float" office:value="7.817668" calcext:value-type="float">
            <text:p>7.817668</text:p>
          </table:table-cell>
          <table:table-cell office:value-type="float" office:value="7.8095" calcext:value-type="float">
            <text:p>7.8095</text:p>
          </table:table-cell>
          <table:table-cell office:value-type="float" office:value="7.813666" calcext:value-type="float">
            <text:p>7.813666</text:p>
          </table:table-cell>
          <table:table-cell office:value-type="float" office:value="7.820004" calcext:value-type="float">
            <text:p>7.820004</text:p>
          </table:table-cell>
          <table:table-cell table:formula="of:=AVERAGE([.D6:.H6])" office:value-type="float" office:value="7.8155754" calcext:value-type="float">
            <text:p>7.8155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4733" calcext:value-type="float">
            <text:p>7.684733</text:p>
          </table:table-cell>
          <table:table-cell office:value-type="float" office:value="7.679438" calcext:value-type="float">
            <text:p>7.679438</text:p>
          </table:table-cell>
          <table:table-cell office:value-type="float" office:value="7.728292" calcext:value-type="float">
            <text:p>7.728292</text:p>
          </table:table-cell>
          <table:table-cell office:value-type="float" office:value="7.736467" calcext:value-type="float">
            <text:p>7.736467</text:p>
          </table:table-cell>
          <table:table-cell office:value-type="float" office:value="7.671202" calcext:value-type="float">
            <text:p>7.671202</text:p>
          </table:table-cell>
          <table:table-cell table:formula="of:=AVERAGE([.D7:.H7])" office:value-type="float" office:value="7.7000264" calcext:value-type="float">
            <text:p>7.700026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59637" calcext:value-type="float">
            <text:p>28.659637</text:p>
          </table:table-cell>
          <table:table-cell office:value-type="float" office:value="28.64125" calcext:value-type="float">
            <text:p>28.64125</text:p>
          </table:table-cell>
          <table:table-cell office:value-type="float" office:value="28.623985" calcext:value-type="float">
            <text:p>28.623985</text:p>
          </table:table-cell>
          <table:table-cell office:value-type="float" office:value="28.636928" calcext:value-type="float">
            <text:p>28.636928</text:p>
          </table:table-cell>
          <table:table-cell office:value-type="float" office:value="28.632966" calcext:value-type="float">
            <text:p>28.632966</text:p>
          </table:table-cell>
          <table:table-cell table:formula="of:=AVERAGE([.D8:.H8])" office:value-type="float" office:value="28.6389532" calcext:value-type="float">
            <text:p>28.63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91749" calcext:value-type="float">
            <text:p>14.991749</text:p>
          </table:table-cell>
          <table:table-cell office:value-type="float" office:value="14.910576" calcext:value-type="float">
            <text:p>14.910576</text:p>
          </table:table-cell>
          <table:table-cell office:value-type="float" office:value="14.909244" calcext:value-type="float">
            <text:p>14.909244</text:p>
          </table:table-cell>
          <table:table-cell office:value-type="float" office:value="14.89368" calcext:value-type="float">
            <text:p>14.89368</text:p>
          </table:table-cell>
          <table:table-cell office:value-type="float" office:value="14.90615" calcext:value-type="float">
            <text:p>14.90615</text:p>
          </table:table-cell>
          <table:table-cell table:formula="of:=AVERAGE([.D9:.H9])" office:value-type="float" office:value="14.9222798" calcext:value-type="float">
            <text:p>14.9222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13424" calcext:value-type="float">
            <text:p>11.513424</text:p>
          </table:table-cell>
          <table:table-cell office:value-type="float" office:value="11.638203" calcext:value-type="float">
            <text:p>11.638203</text:p>
          </table:table-cell>
          <table:table-cell office:value-type="float" office:value="11.557877" calcext:value-type="float">
            <text:p>11.557877</text:p>
          </table:table-cell>
          <table:table-cell office:value-type="float" office:value="11.494522" calcext:value-type="float">
            <text:p>11.494522</text:p>
          </table:table-cell>
          <table:table-cell office:value-type="float" office:value="11.524302" calcext:value-type="float">
            <text:p>11.524302</text:p>
          </table:table-cell>
          <table:table-cell table:formula="of:=AVERAGE([.D10:.H10])" office:value-type="float" office:value="11.5456656" calcext:value-type="float">
            <text:p>11.5456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5492" calcext:value-type="float">
            <text:p>7.805492</text:p>
          </table:table-cell>
          <table:table-cell office:value-type="float" office:value="7.806802" calcext:value-type="float">
            <text:p>7.806802</text:p>
          </table:table-cell>
          <table:table-cell office:value-type="float" office:value="7.814131" calcext:value-type="float">
            <text:p>7.814131</text:p>
          </table:table-cell>
          <table:table-cell office:value-type="float" office:value="7.81785" calcext:value-type="float">
            <text:p>7.81785</text:p>
          </table:table-cell>
          <table:table-cell office:value-type="float" office:value="7.809784" calcext:value-type="float">
            <text:p>7.809784</text:p>
          </table:table-cell>
          <table:table-cell table:formula="of:=AVERAGE([.D11:.H11])" office:value-type="float" office:value="7.8108118" calcext:value-type="float">
            <text:p>7.810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9989" calcext:value-type="float">
            <text:p>7.829989</text:p>
          </table:table-cell>
          <table:table-cell office:value-type="float" office:value="7.809678" calcext:value-type="float">
            <text:p>7.809678</text:p>
          </table:table-cell>
          <table:table-cell office:value-type="float" office:value="7.812025" calcext:value-type="float">
            <text:p>7.812025</text:p>
          </table:table-cell>
          <table:table-cell office:value-type="float" office:value="7.830056" calcext:value-type="float">
            <text:p>7.830056</text:p>
          </table:table-cell>
          <table:table-cell office:value-type="float" office:value="7.812743" calcext:value-type="float">
            <text:p>7.812743</text:p>
          </table:table-cell>
          <table:table-cell table:formula="of:=AVERAGE([.D12:.H12])" office:value-type="float" office:value="7.8188982" calcext:value-type="float">
            <text:p>7.8188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2209" calcext:value-type="float">
            <text:p>7.692209</text:p>
          </table:table-cell>
          <table:table-cell office:value-type="float" office:value="7.687042" calcext:value-type="float">
            <text:p>7.687042</text:p>
          </table:table-cell>
          <table:table-cell office:value-type="float" office:value="7.805408" calcext:value-type="float">
            <text:p>7.805408</text:p>
          </table:table-cell>
          <table:table-cell office:value-type="float" office:value="7.796971" calcext:value-type="float">
            <text:p>7.796971</text:p>
          </table:table-cell>
          <table:table-cell office:value-type="float" office:value="7.741908" calcext:value-type="float">
            <text:p>7.741908</text:p>
          </table:table-cell>
          <table:table-cell table:formula="of:=AVERAGE([.D13:.H13])" office:value-type="float" office:value="7.7447076" calcext:value-type="float">
            <text:p>7.744707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2992" calcext:value-type="float">
            <text:p>1.792992</text:p>
          </table:table-cell>
          <table:table-cell office:value-type="float" office:value="1.780109" calcext:value-type="float">
            <text:p>1.780109</text:p>
          </table:table-cell>
          <table:table-cell office:value-type="float" office:value="1.77109" calcext:value-type="float">
            <text:p>1.77109</text:p>
          </table:table-cell>
          <table:table-cell office:value-type="float" office:value="1.797717" calcext:value-type="float">
            <text:p>1.797717</text:p>
          </table:table-cell>
          <table:table-cell office:value-type="float" office:value="1.769687" calcext:value-type="float">
            <text:p>1.769687</text:p>
          </table:table-cell>
          <table:table-cell table:formula="of:=AVERAGE([.D14:.H14])" office:value-type="float" office:value="1.782319" calcext:value-type="float">
            <text:p>1.782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57085" calcext:value-type="float">
            <text:p>0.957085</text:p>
          </table:table-cell>
          <table:table-cell office:value-type="float" office:value="0.945224" calcext:value-type="float">
            <text:p>0.945224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65688" calcext:value-type="float">
            <text:p>0.965688</text:p>
          </table:table-cell>
          <table:table-cell office:value-type="float" office:value="0.961309" calcext:value-type="float">
            <text:p>0.961309</text:p>
          </table:table-cell>
          <table:table-cell table:formula="of:=AVERAGE([.D15:.H15])" office:value-type="float" office:value="0.9559812" calcext:value-type="float">
            <text:p>0.9559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0507" calcext:value-type="float">
            <text:p>0.760507</text:p>
          </table:table-cell>
          <table:table-cell office:value-type="float" office:value="0.764693" calcext:value-type="float">
            <text:p>0.764693</text:p>
          </table:table-cell>
          <table:table-cell office:value-type="float" office:value="0.76532" calcext:value-type="float">
            <text:p>0.76532</text:p>
          </table:table-cell>
          <table:table-cell office:value-type="float" office:value="0.760034" calcext:value-type="float">
            <text:p>0.760034</text:p>
          </table:table-cell>
          <table:table-cell office:value-type="float" office:value="0.752067" calcext:value-type="float">
            <text:p>0.752067</text:p>
          </table:table-cell>
          <table:table-cell table:formula="of:=AVERAGE([.D16:.H16])" office:value-type="float" office:value="0.7605242" calcext:value-type="float">
            <text:p>0.760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5927" calcext:value-type="float">
            <text:p>0.575927</text:p>
          </table:table-cell>
          <table:table-cell office:value-type="float" office:value="0.561323" calcext:value-type="float">
            <text:p>0.561323</text:p>
          </table:table-cell>
          <table:table-cell office:value-type="float" office:value="0.555923" calcext:value-type="float">
            <text:p>0.555923</text:p>
          </table:table-cell>
          <table:table-cell office:value-type="float" office:value="0.558124" calcext:value-type="float">
            <text:p>0.558124</text:p>
          </table:table-cell>
          <table:table-cell office:value-type="float" office:value="0.555333" calcext:value-type="float">
            <text:p>0.555333</text:p>
          </table:table-cell>
          <table:table-cell table:formula="of:=AVERAGE([.D17:.H17])" office:value-type="float" office:value="0.561326" calcext:value-type="float">
            <text:p>0.561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5527" calcext:value-type="float">
            <text:p>0.55527</text:p>
          </table:table-cell>
          <table:table-cell office:value-type="float" office:value="0.556758" calcext:value-type="float">
            <text:p>0.556758</text:p>
          </table:table-cell>
          <table:table-cell office:value-type="float" office:value="0.561533" calcext:value-type="float">
            <text:p>0.561533</text:p>
          </table:table-cell>
          <table:table-cell office:value-type="float" office:value="0.554925" calcext:value-type="float">
            <text:p>0.554925</text:p>
          </table:table-cell>
          <table:table-cell office:value-type="float" office:value="0.562568" calcext:value-type="float">
            <text:p>0.562568</text:p>
          </table:table-cell>
          <table:table-cell table:formula="of:=AVERAGE([.D18:.H18])" office:value-type="float" office:value="0.5582108" calcext:value-type="float">
            <text:p>0.5582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4256" calcext:value-type="float">
            <text:p>0.564256</text:p>
          </table:table-cell>
          <table:table-cell office:value-type="float" office:value="0.566076" calcext:value-type="float">
            <text:p>0.566076</text:p>
          </table:table-cell>
          <table:table-cell office:value-type="float" office:value="0.55457" calcext:value-type="float">
            <text:p>0.55457</text:p>
          </table:table-cell>
          <table:table-cell office:value-type="float" office:value="0.566966" calcext:value-type="float">
            <text:p>0.566966</text:p>
          </table:table-cell>
          <table:table-cell office:value-type="float" office:value="0.566309" calcext:value-type="float">
            <text:p>0.566309</text:p>
          </table:table-cell>
          <table:table-cell table:formula="of:=AVERAGE([.D19:.H19])" office:value-type="float" office:value="0.5636354" calcext:value-type="float">
            <text:p>0.563635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2257" calcext:value-type="float">
            <text:p>1.52257</text:p>
          </table:table-cell>
          <table:table-cell office:value-type="float" office:value="1.450551" calcext:value-type="float">
            <text:p>1.450551</text:p>
          </table:table-cell>
          <table:table-cell office:value-type="float" office:value="1.45844" calcext:value-type="float">
            <text:p>1.45844</text:p>
          </table:table-cell>
          <table:table-cell office:value-type="float" office:value="1.448441" calcext:value-type="float">
            <text:p>1.448441</text:p>
          </table:table-cell>
          <table:table-cell office:value-type="float" office:value="1.474461" calcext:value-type="float">
            <text:p>1.474461</text:p>
          </table:table-cell>
          <table:table-cell table:formula="of:=AVERAGE([.D20:.H20])" office:value-type="float" office:value="1.4708926" calcext:value-type="float">
            <text:p>1.470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6332" calcext:value-type="float">
            <text:p>0.806332</text:p>
          </table:table-cell>
          <table:table-cell office:value-type="float" office:value="0.797539" calcext:value-type="float">
            <text:p>0.797539</text:p>
          </table:table-cell>
          <table:table-cell office:value-type="float" office:value="0.797953" calcext:value-type="float">
            <text:p>0.797953</text:p>
          </table:table-cell>
          <table:table-cell office:value-type="float" office:value="0.799816" calcext:value-type="float">
            <text:p>0.799816</text:p>
          </table:table-cell>
          <table:table-cell office:value-type="float" office:value="0.805222" calcext:value-type="float">
            <text:p>0.805222</text:p>
          </table:table-cell>
          <table:table-cell table:formula="of:=AVERAGE([.D21:.H21])" office:value-type="float" office:value="0.8013724" calcext:value-type="float">
            <text:p>0.8013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2022" calcext:value-type="float">
            <text:p>0.652022</text:p>
          </table:table-cell>
          <table:table-cell office:value-type="float" office:value="0.647388" calcext:value-type="float">
            <text:p>0.647388</text:p>
          </table:table-cell>
          <table:table-cell office:value-type="float" office:value="0.652765" calcext:value-type="float">
            <text:p>0.652765</text:p>
          </table:table-cell>
          <table:table-cell office:value-type="float" office:value="0.649208" calcext:value-type="float">
            <text:p>0.649208</text:p>
          </table:table-cell>
          <table:table-cell office:value-type="float" office:value="0.643989" calcext:value-type="float">
            <text:p>0.643989</text:p>
          </table:table-cell>
          <table:table-cell table:formula="of:=AVERAGE([.D22:.H22])" office:value-type="float" office:value="0.6490744" calcext:value-type="float">
            <text:p>0.6490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28544" calcext:value-type="float">
            <text:p>0.528544</text:p>
          </table:table-cell>
          <table:table-cell office:value-type="float" office:value="0.48516" calcext:value-type="float">
            <text:p>0.48516</text:p>
          </table:table-cell>
          <table:table-cell office:value-type="float" office:value="0.484519" calcext:value-type="float">
            <text:p>0.484519</text:p>
          </table:table-cell>
          <table:table-cell office:value-type="float" office:value="0.48511" calcext:value-type="float">
            <text:p>0.48511</text:p>
          </table:table-cell>
          <table:table-cell office:value-type="float" office:value="0.483715" calcext:value-type="float">
            <text:p>0.483715</text:p>
          </table:table-cell>
          <table:table-cell table:formula="of:=AVERAGE([.D23:.H23])" office:value-type="float" office:value="0.4934096" calcext:value-type="float">
            <text:p>0.493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8071" calcext:value-type="float">
            <text:p>0.488071</text:p>
          </table:table-cell>
          <table:table-cell office:value-type="float" office:value="0.501297" calcext:value-type="float">
            <text:p>0.501297</text:p>
          </table:table-cell>
          <table:table-cell office:value-type="float" office:value="0.488981" calcext:value-type="float">
            <text:p>0.488981</text:p>
          </table:table-cell>
          <table:table-cell office:value-type="float" office:value="0.580471" calcext:value-type="float">
            <text:p>0.580471</text:p>
          </table:table-cell>
          <table:table-cell office:value-type="float" office:value="0.488334" calcext:value-type="float">
            <text:p>0.488334</text:p>
          </table:table-cell>
          <table:table-cell table:formula="of:=AVERAGE([.D24:.H24])" office:value-type="float" office:value="0.5094308" calcext:value-type="float">
            <text:p>0.5094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617" calcext:value-type="float">
            <text:p>0.491617</text:p>
          </table:table-cell>
          <table:table-cell office:value-type="float" office:value="0.483517" calcext:value-type="float">
            <text:p>0.483517</text:p>
          </table:table-cell>
          <table:table-cell office:value-type="float" office:value="0.478681" calcext:value-type="float">
            <text:p>0.478681</text:p>
          </table:table-cell>
          <table:table-cell office:value-type="float" office:value="0.492304" calcext:value-type="float">
            <text:p>0.492304</text:p>
          </table:table-cell>
          <table:table-cell office:value-type="float" office:value="0.47268" calcext:value-type="float">
            <text:p>0.47268</text:p>
          </table:table-cell>
          <table:table-cell table:formula="of:=AVERAGE([.D25:.H25])" office:value-type="float" office:value="0.4837598" calcext:value-type="float">
            <text:p>0.483759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99392" calcext:value-type="float">
            <text:p>28.699392</text:p>
          </table:table-cell>
          <table:table-cell office:value-type="float" office:value="28.745871" calcext:value-type="float">
            <text:p>28.745871</text:p>
          </table:table-cell>
          <table:table-cell office:value-type="float" office:value="28.675029" calcext:value-type="float">
            <text:p>28.675029</text:p>
          </table:table-cell>
          <table:table-cell office:value-type="float" office:value="28.756145" calcext:value-type="float">
            <text:p>28.756145</text:p>
          </table:table-cell>
          <table:table-cell office:value-type="float" office:value="28.733026" calcext:value-type="float">
            <text:p>28.733026</text:p>
          </table:table-cell>
          <table:table-cell table:formula="of:=AVERAGE([.D26:.H26])" office:value-type="float" office:value="28.7218926" calcext:value-type="float">
            <text:p>28.721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04138" calcext:value-type="float">
            <text:p>14.404138</text:p>
          </table:table-cell>
          <table:table-cell office:value-type="float" office:value="14.422261" calcext:value-type="float">
            <text:p>14.422261</text:p>
          </table:table-cell>
          <table:table-cell office:value-type="float" office:value="14.755828" calcext:value-type="float">
            <text:p>14.755828</text:p>
          </table:table-cell>
          <table:table-cell office:value-type="float" office:value="14.68979" calcext:value-type="float">
            <text:p>14.68979</text:p>
          </table:table-cell>
          <table:table-cell office:value-type="float" office:value="14.735809" calcext:value-type="float">
            <text:p>14.735809</text:p>
          </table:table-cell>
          <table:table-cell table:formula="of:=AVERAGE([.D27:.H27])" office:value-type="float" office:value="14.6015652" calcext:value-type="float">
            <text:p>14.601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69109" calcext:value-type="float">
            <text:p>11.269109</text:p>
          </table:table-cell>
          <table:table-cell office:value-type="float" office:value="11.244759" calcext:value-type="float">
            <text:p>11.244759</text:p>
          </table:table-cell>
          <table:table-cell office:value-type="float" office:value="11.229221" calcext:value-type="float">
            <text:p>11.229221</text:p>
          </table:table-cell>
          <table:table-cell office:value-type="float" office:value="11.227823" calcext:value-type="float">
            <text:p>11.227823</text:p>
          </table:table-cell>
          <table:table-cell office:value-type="float" office:value="11.231915" calcext:value-type="float">
            <text:p>11.231915</text:p>
          </table:table-cell>
          <table:table-cell table:formula="of:=AVERAGE([.D28:.H28])" office:value-type="float" office:value="11.2405654" calcext:value-type="float">
            <text:p>11.2405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7369" calcext:value-type="float">
            <text:p>7.787369</text:p>
          </table:table-cell>
          <table:table-cell office:value-type="float" office:value="7.778278" calcext:value-type="float">
            <text:p>7.778278</text:p>
          </table:table-cell>
          <table:table-cell office:value-type="float" office:value="7.77714" calcext:value-type="float">
            <text:p>7.77714</text:p>
          </table:table-cell>
          <table:table-cell office:value-type="float" office:value="7.78567" calcext:value-type="float">
            <text:p>7.78567</text:p>
          </table:table-cell>
          <table:table-cell office:value-type="float" office:value="7.786188" calcext:value-type="float">
            <text:p>7.786188</text:p>
          </table:table-cell>
          <table:table-cell table:formula="of:=AVERAGE([.D29:.H29])" office:value-type="float" office:value="7.782929" calcext:value-type="float">
            <text:p>7.782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71697" calcext:value-type="float">
            <text:p>7.571697</text:p>
          </table:table-cell>
          <table:table-cell office:value-type="float" office:value="7.529897" calcext:value-type="float">
            <text:p>7.529897</text:p>
          </table:table-cell>
          <table:table-cell office:value-type="float" office:value="7.552641" calcext:value-type="float">
            <text:p>7.552641</text:p>
          </table:table-cell>
          <table:table-cell office:value-type="float" office:value="7.536938" calcext:value-type="float">
            <text:p>7.536938</text:p>
          </table:table-cell>
          <table:table-cell office:value-type="float" office:value="7.582222" calcext:value-type="float">
            <text:p>7.582222</text:p>
          </table:table-cell>
          <table:table-cell table:formula="of:=AVERAGE([.D30:.H30])" office:value-type="float" office:value="7.554679" calcext:value-type="float">
            <text:p>7.554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14415" calcext:value-type="float">
            <text:p>7.714415</text:p>
          </table:table-cell>
          <table:table-cell office:value-type="float" office:value="7.719161" calcext:value-type="float">
            <text:p>7.719161</text:p>
          </table:table-cell>
          <table:table-cell office:value-type="float" office:value="7.736305" calcext:value-type="float">
            <text:p>7.736305</text:p>
          </table:table-cell>
          <table:table-cell office:value-type="float" office:value="7.676959" calcext:value-type="float">
            <text:p>7.676959</text:p>
          </table:table-cell>
          <table:table-cell office:value-type="float" office:value="7.697228" calcext:value-type="float">
            <text:p>7.697228</text:p>
          </table:table-cell>
          <table:table-cell table:formula="of:=AVERAGE([.D31:.H31])" office:value-type="float" office:value="7.7088136" calcext:value-type="float">
            <text:p>7.708813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723227" calcext:value-type="float">
            <text:p>28.723227</text:p>
          </table:table-cell>
          <table:table-cell office:value-type="float" office:value="28.682415" calcext:value-type="float">
            <text:p>28.682415</text:p>
          </table:table-cell>
          <table:table-cell office:value-type="float" office:value="28.750762" calcext:value-type="float">
            <text:p>28.750762</text:p>
          </table:table-cell>
          <table:table-cell office:value-type="float" office:value="28.748554" calcext:value-type="float">
            <text:p>28.748554</text:p>
          </table:table-cell>
          <table:table-cell office:value-type="float" office:value="28.724495" calcext:value-type="float">
            <text:p>28.724495</text:p>
          </table:table-cell>
          <table:table-cell table:formula="of:=AVERAGE([.D32:.H32])" office:value-type="float" office:value="28.7258906" calcext:value-type="float">
            <text:p>28.7258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7091" calcext:value-type="float">
            <text:p>14.47091</text:p>
          </table:table-cell>
          <table:table-cell office:value-type="float" office:value="14.400742" calcext:value-type="float">
            <text:p>14.400742</text:p>
          </table:table-cell>
          <table:table-cell office:value-type="float" office:value="14.480183" calcext:value-type="float">
            <text:p>14.480183</text:p>
          </table:table-cell>
          <table:table-cell office:value-type="float" office:value="14.456713" calcext:value-type="float">
            <text:p>14.456713</text:p>
          </table:table-cell>
          <table:table-cell office:value-type="float" office:value="14.478835" calcext:value-type="float">
            <text:p>14.478835</text:p>
          </table:table-cell>
          <table:table-cell table:formula="of:=AVERAGE([.D33:.H33])" office:value-type="float" office:value="14.4574766" calcext:value-type="float">
            <text:p>14.4574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33606" calcext:value-type="float">
            <text:p>11.233606</text:p>
          </table:table-cell>
          <table:table-cell office:value-type="float" office:value="11.228394" calcext:value-type="float">
            <text:p>11.228394</text:p>
          </table:table-cell>
          <table:table-cell office:value-type="float" office:value="11.227153" calcext:value-type="float">
            <text:p>11.227153</text:p>
          </table:table-cell>
          <table:table-cell office:value-type="float" office:value="11.284355" calcext:value-type="float">
            <text:p>11.284355</text:p>
          </table:table-cell>
          <table:table-cell office:value-type="float" office:value="11.236404" calcext:value-type="float">
            <text:p>11.236404</text:p>
          </table:table-cell>
          <table:table-cell table:formula="of:=AVERAGE([.D34:.H34])" office:value-type="float" office:value="11.2419824" calcext:value-type="float">
            <text:p>11.2419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33" calcext:value-type="float">
            <text:p>7.81333</text:p>
          </table:table-cell>
          <table:table-cell office:value-type="float" office:value="7.729102" calcext:value-type="float">
            <text:p>7.729102</text:p>
          </table:table-cell>
          <table:table-cell office:value-type="float" office:value="7.741946" calcext:value-type="float">
            <text:p>7.741946</text:p>
          </table:table-cell>
          <table:table-cell office:value-type="float" office:value="7.744965" calcext:value-type="float">
            <text:p>7.744965</text:p>
          </table:table-cell>
          <table:table-cell office:value-type="float" office:value="7.802223" calcext:value-type="float">
            <text:p>7.802223</text:p>
          </table:table-cell>
          <table:table-cell table:formula="of:=AVERAGE([.D35:.H35])" office:value-type="float" office:value="7.7663132" calcext:value-type="float">
            <text:p>7.766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05455" calcext:value-type="float">
            <text:p>7.605455</text:p>
          </table:table-cell>
          <table:table-cell office:value-type="float" office:value="7.779544" calcext:value-type="float">
            <text:p>7.779544</text:p>
          </table:table-cell>
          <table:table-cell office:value-type="float" office:value="7.558519" calcext:value-type="float">
            <text:p>7.558519</text:p>
          </table:table-cell>
          <table:table-cell office:value-type="float" office:value="7.5382" calcext:value-type="float">
            <text:p>7.5382</text:p>
          </table:table-cell>
          <table:table-cell office:value-type="float" office:value="7.576624" calcext:value-type="float">
            <text:p>7.576624</text:p>
          </table:table-cell>
          <table:table-cell table:formula="of:=AVERAGE([.D36:.H36])" office:value-type="float" office:value="7.6116684" calcext:value-type="float">
            <text:p>7.6116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53579" calcext:value-type="float">
            <text:p>7.753579</text:p>
          </table:table-cell>
          <table:table-cell office:value-type="float" office:value="7.760026" calcext:value-type="float">
            <text:p>7.760026</text:p>
          </table:table-cell>
          <table:table-cell office:value-type="float" office:value="7.708367" calcext:value-type="float">
            <text:p>7.708367</text:p>
          </table:table-cell>
          <table:table-cell office:value-type="float" office:value="7.686462" calcext:value-type="float">
            <text:p>7.686462</text:p>
          </table:table-cell>
          <table:table-cell office:value-type="float" office:value="7.688193" calcext:value-type="float">
            <text:p>7.688193</text:p>
          </table:table-cell>
          <table:table-cell table:formula="of:=AVERAGE([.D37:.H37])" office:value-type="float" office:value="7.7193254" calcext:value-type="float">
            <text:p>7.719325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2722" calcext:value-type="float">
            <text:p>1.772722</text:p>
          </table:table-cell>
          <table:table-cell office:value-type="float" office:value="1.768225" calcext:value-type="float">
            <text:p>1.768225</text:p>
          </table:table-cell>
          <table:table-cell office:value-type="float" office:value="1.766603" calcext:value-type="float">
            <text:p>1.766603</text:p>
          </table:table-cell>
          <table:table-cell office:value-type="float" office:value="1.769258" calcext:value-type="float">
            <text:p>1.769258</text:p>
          </table:table-cell>
          <table:table-cell office:value-type="float" office:value="1.767051" calcext:value-type="float">
            <text:p>1.767051</text:p>
          </table:table-cell>
          <table:table-cell table:formula="of:=AVERAGE([.D38:.H38])" office:value-type="float" office:value="1.7687718" calcext:value-type="float">
            <text:p>1.768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90181" calcext:value-type="float">
            <text:p>0.990181</text:p>
          </table:table-cell>
          <table:table-cell office:value-type="float" office:value="0.947092" calcext:value-type="float">
            <text:p>0.947092</text:p>
          </table:table-cell>
          <table:table-cell office:value-type="float" office:value="0.945453" calcext:value-type="float">
            <text:p>0.945453</text:p>
          </table:table-cell>
          <table:table-cell office:value-type="float" office:value="0.946582" calcext:value-type="float">
            <text:p>0.946582</text:p>
          </table:table-cell>
          <table:table-cell office:value-type="float" office:value="0.942951" calcext:value-type="float">
            <text:p>0.942951</text:p>
          </table:table-cell>
          <table:table-cell table:formula="of:=AVERAGE([.D39:.H39])" office:value-type="float" office:value="0.9544518" calcext:value-type="float">
            <text:p>0.9544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997" calcext:value-type="float">
            <text:p>0.764997</text:p>
          </table:table-cell>
          <table:table-cell office:value-type="float" office:value="0.766878" calcext:value-type="float">
            <text:p>0.766878</text:p>
          </table:table-cell>
          <table:table-cell office:value-type="float" office:value="0.763707" calcext:value-type="float">
            <text:p>0.763707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59676" calcext:value-type="float">
            <text:p>0.759676</text:p>
          </table:table-cell>
          <table:table-cell table:formula="of:=AVERAGE([.D40:.H40])" office:value-type="float" office:value="0.7629624" calcext:value-type="float">
            <text:p>0.762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83985" calcext:value-type="float">
            <text:p>0.583985</text:p>
          </table:table-cell>
          <table:table-cell office:value-type="float" office:value="0.556262" calcext:value-type="float">
            <text:p>0.556262</text:p>
          </table:table-cell>
          <table:table-cell office:value-type="float" office:value="0.553219" calcext:value-type="float">
            <text:p>0.553219</text:p>
          </table:table-cell>
          <table:table-cell office:value-type="float" office:value="0.55818" calcext:value-type="float">
            <text:p>0.55818</text:p>
          </table:table-cell>
          <table:table-cell office:value-type="float" office:value="0.558003" calcext:value-type="float">
            <text:p>0.558003</text:p>
          </table:table-cell>
          <table:table-cell table:formula="of:=AVERAGE([.D41:.H41])" office:value-type="float" office:value="0.5619298" calcext:value-type="float">
            <text:p>0.5619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561641" calcext:value-type="float">
            <text:p>0.561641</text:p>
          </table:table-cell>
          <table:table-cell office:value-type="float" office:value="0.565029" calcext:value-type="float">
            <text:p>0.565029</text:p>
          </table:table-cell>
          <table:table-cell office:value-type="float" office:value="0.553337" calcext:value-type="float">
            <text:p>0.553337</text:p>
          </table:table-cell>
          <table:table-cell office:value-type="float" office:value="0.564954" calcext:value-type="float">
            <text:p>0.564954</text:p>
          </table:table-cell>
          <table:table-cell table:formula="of:=AVERAGE([.D42:.H42])" office:value-type="float" office:value="0.5613602" calcext:value-type="float">
            <text:p>0.5613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8294" calcext:value-type="float">
            <text:p>0.568294</text:p>
          </table:table-cell>
          <table:table-cell office:value-type="float" office:value="0.555986" calcext:value-type="float">
            <text:p>0.555986</text:p>
          </table:table-cell>
          <table:table-cell office:value-type="float" office:value="0.564259" calcext:value-type="float">
            <text:p>0.564259</text:p>
          </table:table-cell>
          <table:table-cell office:value-type="float" office:value="0.562721" calcext:value-type="float">
            <text:p>0.562721</text:p>
          </table:table-cell>
          <table:table-cell office:value-type="float" office:value="0.563844" calcext:value-type="float">
            <text:p>0.563844</text:p>
          </table:table-cell>
          <table:table-cell table:formula="of:=AVERAGE([.D43:.H43])" office:value-type="float" office:value="0.5630208" calcext:value-type="float">
            <text:p>0.563020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98802" calcext:value-type="float">
            <text:p>1.498802</text:p>
          </table:table-cell>
          <table:table-cell office:value-type="float" office:value="1.505169" calcext:value-type="float">
            <text:p>1.505169</text:p>
          </table:table-cell>
          <table:table-cell office:value-type="float" office:value="1.497319" calcext:value-type="float">
            <text:p>1.497319</text:p>
          </table:table-cell>
          <table:table-cell office:value-type="float" office:value="1.495105" calcext:value-type="float">
            <text:p>1.495105</text:p>
          </table:table-cell>
          <table:table-cell office:value-type="float" office:value="1.49132" calcext:value-type="float">
            <text:p>1.49132</text:p>
          </table:table-cell>
          <table:table-cell table:formula="of:=AVERAGE([.D44:.H44])" office:value-type="float" office:value="1.497543" calcext:value-type="float">
            <text:p>1.497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818449" calcext:value-type="float">
            <text:p>0.818449</text:p>
          </table:table-cell>
          <table:table-cell office:value-type="float" office:value="0.810555" calcext:value-type="float">
            <text:p>0.810555</text:p>
          </table:table-cell>
          <table:table-cell office:value-type="float" office:value="0.811073" calcext:value-type="float">
            <text:p>0.811073</text:p>
          </table:table-cell>
          <table:table-cell office:value-type="float" office:value="0.808376" calcext:value-type="float">
            <text:p>0.808376</text:p>
          </table:table-cell>
          <table:table-cell table:formula="of:=AVERAGE([.D45:.H45])" office:value-type="float" office:value="0.822831" calcext:value-type="float">
            <text:p>0.822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0.653525" calcext:value-type="float">
            <text:p>0.653525</text:p>
          </table:table-cell>
          <table:table-cell office:value-type="float" office:value="0.654959" calcext:value-type="float">
            <text:p>0.654959</text:p>
          </table:table-cell>
          <table:table-cell office:value-type="float" office:value="0.773226" calcext:value-type="float">
            <text:p>0.773226</text:p>
          </table:table-cell>
          <table:table-cell table:formula="of:=AVERAGE([.D46:.H46])" office:value-type="float" office:value="0.6795394" calcext:value-type="float">
            <text:p>0.6795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838" calcext:value-type="float">
            <text:p>0.57838</text:p>
          </table:table-cell>
          <table:table-cell office:value-type="float" office:value="0.509889" calcext:value-type="float">
            <text:p>0.509889</text:p>
          </table:table-cell>
          <table:table-cell office:value-type="float" office:value="0.486958" calcext:value-type="float">
            <text:p>0.486958</text:p>
          </table:table-cell>
          <table:table-cell office:value-type="float" office:value="0.485041" calcext:value-type="float">
            <text:p>0.485041</text:p>
          </table:table-cell>
          <table:table-cell office:value-type="float" office:value="0.484168" calcext:value-type="float">
            <text:p>0.484168</text:p>
          </table:table-cell>
          <table:table-cell table:formula="of:=AVERAGE([.D47:.H47])" office:value-type="float" office:value="0.5088872" calcext:value-type="float">
            <text:p>0.508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79184" calcext:value-type="float">
            <text:p>0.479184</text:p>
          </table:table-cell>
          <table:table-cell office:value-type="float" office:value="0.49068" calcext:value-type="float">
            <text:p>0.49068</text:p>
          </table:table-cell>
          <table:table-cell office:value-type="float" office:value="0.485912" calcext:value-type="float">
            <text:p>0.485912</text:p>
          </table:table-cell>
          <table:table-cell office:value-type="float" office:value="0.487218" calcext:value-type="float">
            <text:p>0.487218</text:p>
          </table:table-cell>
          <table:table-cell office:value-type="float" office:value="0.491185" calcext:value-type="float">
            <text:p>0.491185</text:p>
          </table:table-cell>
          <table:table-cell table:formula="of:=AVERAGE([.D48:.H48])" office:value-type="float" office:value="0.4868358" calcext:value-type="float">
            <text:p>0.4868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5875" calcext:value-type="float">
            <text:p>0.485875</text:p>
          </table:table-cell>
          <table:table-cell office:value-type="float" office:value="0.489762" calcext:value-type="float">
            <text:p>0.489762</text:p>
          </table:table-cell>
          <table:table-cell office:value-type="float" office:value="0.479331" calcext:value-type="float">
            <text:p>0.479331</text:p>
          </table:table-cell>
          <table:table-cell office:value-type="float" office:value="0.479746" calcext:value-type="float">
            <text:p>0.479746</text:p>
          </table:table-cell>
          <table:table-cell office:value-type="float" office:value="0.483178" calcext:value-type="float">
            <text:p>0.483178</text:p>
          </table:table-cell>
          <table:table-cell table:formula="of:=AVERAGE([.D49:.H49])" office:value-type="float" office:value="0.4835784" calcext:value-type="float">
            <text:p>0.483578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7687" calcext:value-type="float">
            <text:p>28.677687</text:p>
          </table:table-cell>
          <table:table-cell office:value-type="float" office:value="28.62249" calcext:value-type="float">
            <text:p>28.62249</text:p>
          </table:table-cell>
          <table:table-cell office:value-type="float" office:value="28.618287" calcext:value-type="float">
            <text:p>28.618287</text:p>
          </table:table-cell>
          <table:table-cell office:value-type="float" office:value="28.63742" calcext:value-type="float">
            <text:p>28.63742</text:p>
          </table:table-cell>
          <table:table-cell office:value-type="float" office:value="28.639892" calcext:value-type="float">
            <text:p>28.639892</text:p>
          </table:table-cell>
          <table:table-cell table:formula="of:=AVERAGE([.D50:.H50])" office:value-type="float" office:value="28.6391552" calcext:value-type="float">
            <text:p>28.6391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692" calcext:value-type="float">
            <text:p>14.949692</text:p>
          </table:table-cell>
          <table:table-cell office:value-type="float" office:value="14.901002" calcext:value-type="float">
            <text:p>14.901002</text:p>
          </table:table-cell>
          <table:table-cell office:value-type="float" office:value="14.91135" calcext:value-type="float">
            <text:p>14.91135</text:p>
          </table:table-cell>
          <table:table-cell office:value-type="float" office:value="14.913221" calcext:value-type="float">
            <text:p>14.913221</text:p>
          </table:table-cell>
          <table:table-cell office:value-type="float" office:value="14.90793" calcext:value-type="float">
            <text:p>14.90793</text:p>
          </table:table-cell>
          <table:table-cell table:formula="of:=AVERAGE([.D51:.H51])" office:value-type="float" office:value="14.916639" calcext:value-type="float">
            <text:p>14.916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4447" calcext:value-type="float">
            <text:p>11.494447</text:p>
          </table:table-cell>
          <table:table-cell office:value-type="float" office:value="11.51879" calcext:value-type="float">
            <text:p>11.51879</text:p>
          </table:table-cell>
          <table:table-cell office:value-type="float" office:value="11.537517" calcext:value-type="float">
            <text:p>11.537517</text:p>
          </table:table-cell>
          <table:table-cell office:value-type="float" office:value="11.554636" calcext:value-type="float">
            <text:p>11.554636</text:p>
          </table:table-cell>
          <table:table-cell office:value-type="float" office:value="11.571912" calcext:value-type="float">
            <text:p>11.571912</text:p>
          </table:table-cell>
          <table:table-cell table:formula="of:=AVERAGE([.D52:.H52])" office:value-type="float" office:value="11.5354604" calcext:value-type="float">
            <text:p>11.5354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044" calcext:value-type="float">
            <text:p>7.813044</text:p>
          </table:table-cell>
          <table:table-cell office:value-type="float" office:value="7.816376" calcext:value-type="float">
            <text:p>7.816376</text:p>
          </table:table-cell>
          <table:table-cell office:value-type="float" office:value="7.807772" calcext:value-type="float">
            <text:p>7.807772</text:p>
          </table:table-cell>
          <table:table-cell office:value-type="float" office:value="7.80577" calcext:value-type="float">
            <text:p>7.80577</text:p>
          </table:table-cell>
          <table:table-cell office:value-type="float" office:value="7.807771" calcext:value-type="float">
            <text:p>7.807771</text:p>
          </table:table-cell>
          <table:table-cell table:formula="of:=AVERAGE([.D53:.H53])" office:value-type="float" office:value="7.8101466" calcext:value-type="float">
            <text:p>7.8101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4414" calcext:value-type="float">
            <text:p>7.814414</text:p>
          </table:table-cell>
          <table:table-cell office:value-type="float" office:value="7.799643" calcext:value-type="float">
            <text:p>7.799643</text:p>
          </table:table-cell>
          <table:table-cell office:value-type="float" office:value="7.814648" calcext:value-type="float">
            <text:p>7.814648</text:p>
          </table:table-cell>
          <table:table-cell office:value-type="float" office:value="7.825725" calcext:value-type="float">
            <text:p>7.825725</text:p>
          </table:table-cell>
          <table:table-cell office:value-type="float" office:value="7.994235" calcext:value-type="float">
            <text:p>7.994235</text:p>
          </table:table-cell>
          <table:table-cell table:formula="of:=AVERAGE([.D54:.H54])" office:value-type="float" office:value="7.849733" calcext:value-type="float">
            <text:p>7.849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21594" calcext:value-type="float">
            <text:p>7.721594</text:p>
          </table:table-cell>
          <table:table-cell office:value-type="float" office:value="7.782623" calcext:value-type="float">
            <text:p>7.782623</text:p>
          </table:table-cell>
          <table:table-cell office:value-type="float" office:value="7.681743" calcext:value-type="float">
            <text:p>7.681743</text:p>
          </table:table-cell>
          <table:table-cell office:value-type="float" office:value="7.693724" calcext:value-type="float">
            <text:p>7.693724</text:p>
          </table:table-cell>
          <table:table-cell office:value-type="float" office:value="7.696914" calcext:value-type="float">
            <text:p>7.696914</text:p>
          </table:table-cell>
          <table:table-cell table:formula="of:=AVERAGE([.D55:.H55])" office:value-type="float" office:value="7.7153196" calcext:value-type="float">
            <text:p>7.71531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42655" calcext:value-type="float">
            <text:p>28.642655</text:p>
          </table:table-cell>
          <table:table-cell office:value-type="float" office:value="28.675847" calcext:value-type="float">
            <text:p>28.675847</text:p>
          </table:table-cell>
          <table:table-cell office:value-type="float" office:value="28.640522" calcext:value-type="float">
            <text:p>28.640522</text:p>
          </table:table-cell>
          <table:table-cell office:value-type="float" office:value="28.653323" calcext:value-type="float">
            <text:p>28.653323</text:p>
          </table:table-cell>
          <table:table-cell office:value-type="float" office:value="28.647168" calcext:value-type="float">
            <text:p>28.647168</text:p>
          </table:table-cell>
          <table:table-cell table:formula="of:=AVERAGE([.D56:.H56])" office:value-type="float" office:value="28.651903" calcext:value-type="float">
            <text:p>28.651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949" calcext:value-type="float">
            <text:p>14.949949</text:p>
          </table:table-cell>
          <table:table-cell office:value-type="float" office:value="14.920246" calcext:value-type="float">
            <text:p>14.920246</text:p>
          </table:table-cell>
          <table:table-cell office:value-type="float" office:value="14.906263" calcext:value-type="float">
            <text:p>14.906263</text:p>
          </table:table-cell>
          <table:table-cell office:value-type="float" office:value="14.906225" calcext:value-type="float">
            <text:p>14.906225</text:p>
          </table:table-cell>
          <table:table-cell office:value-type="float" office:value="14.890229" calcext:value-type="float">
            <text:p>14.890229</text:p>
          </table:table-cell>
          <table:table-cell table:formula="of:=AVERAGE([.D57:.H57])" office:value-type="float" office:value="14.9145824" calcext:value-type="float">
            <text:p>14.914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6507" calcext:value-type="float">
            <text:p>11.496507</text:p>
          </table:table-cell>
          <table:table-cell office:value-type="float" office:value="11.589183" calcext:value-type="float">
            <text:p>11.589183</text:p>
          </table:table-cell>
          <table:table-cell office:value-type="float" office:value="11.579636" calcext:value-type="float">
            <text:p>11.579636</text:p>
          </table:table-cell>
          <table:table-cell office:value-type="float" office:value="11.578931" calcext:value-type="float">
            <text:p>11.578931</text:p>
          </table:table-cell>
          <table:table-cell office:value-type="float" office:value="11.550005" calcext:value-type="float">
            <text:p>11.550005</text:p>
          </table:table-cell>
          <table:table-cell table:formula="of:=AVERAGE([.D58:.H58])" office:value-type="float" office:value="11.5588524" calcext:value-type="float">
            <text:p>11.5588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2722" calcext:value-type="float">
            <text:p>7.82722</text:p>
          </table:table-cell>
          <table:table-cell office:value-type="float" office:value="7.815078" calcext:value-type="float">
            <text:p>7.815078</text:p>
          </table:table-cell>
          <table:table-cell office:value-type="float" office:value="7.822025" calcext:value-type="float">
            <text:p>7.822025</text:p>
          </table:table-cell>
          <table:table-cell office:value-type="float" office:value="7.804684" calcext:value-type="float">
            <text:p>7.804684</text:p>
          </table:table-cell>
          <table:table-cell office:value-type="float" office:value="7.817246" calcext:value-type="float">
            <text:p>7.817246</text:p>
          </table:table-cell>
          <table:table-cell table:formula="of:=AVERAGE([.D59:.H59])" office:value-type="float" office:value="7.8172506" calcext:value-type="float">
            <text:p>7.8172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5807" calcext:value-type="float">
            <text:p>7.815807</text:p>
          </table:table-cell>
          <table:table-cell office:value-type="float" office:value="7.822567" calcext:value-type="float">
            <text:p>7.822567</text:p>
          </table:table-cell>
          <table:table-cell office:value-type="float" office:value="7.807074" calcext:value-type="float">
            <text:p>7.807074</text:p>
          </table:table-cell>
          <table:table-cell office:value-type="float" office:value="7.810777" calcext:value-type="float">
            <text:p>7.810777</text:p>
          </table:table-cell>
          <table:table-cell office:value-type="float" office:value="7.813465" calcext:value-type="float">
            <text:p>7.813465</text:p>
          </table:table-cell>
          <table:table-cell table:formula="of:=AVERAGE([.D60:.H60])" office:value-type="float" office:value="7.813938" calcext:value-type="float">
            <text:p>7.813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7597" calcext:value-type="float">
            <text:p>7.67597</text:p>
          </table:table-cell>
          <table:table-cell office:value-type="float" office:value="7.680146" calcext:value-type="float">
            <text:p>7.680146</text:p>
          </table:table-cell>
          <table:table-cell office:value-type="float" office:value="7.720449" calcext:value-type="float">
            <text:p>7.720449</text:p>
          </table:table-cell>
          <table:table-cell office:value-type="float" office:value="7.66538" calcext:value-type="float">
            <text:p>7.66538</text:p>
          </table:table-cell>
          <table:table-cell office:value-type="float" office:value="7.668337" calcext:value-type="float">
            <text:p>7.668337</text:p>
          </table:table-cell>
          <table:table-cell table:formula="of:=AVERAGE([.D61:.H61])" office:value-type="float" office:value="7.6820564" calcext:value-type="float">
            <text:p>7.682056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4746" calcext:value-type="float">
            <text:p>1.74746</text:p>
          </table:table-cell>
          <table:table-cell office:value-type="float" office:value="1.719129" calcext:value-type="float">
            <text:p>1.719129</text:p>
          </table:table-cell>
          <table:table-cell office:value-type="float" office:value="1.74055" calcext:value-type="float">
            <text:p>1.74055</text:p>
          </table:table-cell>
          <table:table-cell office:value-type="float" office:value="1.721741" calcext:value-type="float">
            <text:p>1.721741</text:p>
          </table:table-cell>
          <table:table-cell office:value-type="float" office:value="1.717202" calcext:value-type="float">
            <text:p>1.717202</text:p>
          </table:table-cell>
          <table:table-cell table:formula="of:=AVERAGE([.D62:.H62])" office:value-type="float" office:value="1.7292164" calcext:value-type="float">
            <text:p>1.7292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4634" calcext:value-type="float">
            <text:p>0.964634</text:p>
          </table:table-cell>
          <table:table-cell office:value-type="float" office:value="0.944743" calcext:value-type="float">
            <text:p>0.944743</text:p>
          </table:table-cell>
          <table:table-cell office:value-type="float" office:value="0.943802" calcext:value-type="float">
            <text:p>0.943802</text:p>
          </table:table-cell>
          <table:table-cell office:value-type="float" office:value="0.938241" calcext:value-type="float">
            <text:p>0.938241</text:p>
          </table:table-cell>
          <table:table-cell office:value-type="float" office:value="0.939237" calcext:value-type="float">
            <text:p>0.939237</text:p>
          </table:table-cell>
          <table:table-cell table:formula="of:=AVERAGE([.D63:.H63])" office:value-type="float" office:value="0.9461314" calcext:value-type="float">
            <text:p>0.9461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5907" calcext:value-type="float">
            <text:p>0.765907</text:p>
          </table:table-cell>
          <table:table-cell office:value-type="float" office:value="0.765459" calcext:value-type="float">
            <text:p>0.765459</text:p>
          </table:table-cell>
          <table:table-cell office:value-type="float" office:value="0.764372" calcext:value-type="float">
            <text:p>0.764372</text:p>
          </table:table-cell>
          <table:table-cell office:value-type="float" office:value="0.758592" calcext:value-type="float">
            <text:p>0.758592</text:p>
          </table:table-cell>
          <table:table-cell office:value-type="float" office:value="0.764021" calcext:value-type="float">
            <text:p>0.764021</text:p>
          </table:table-cell>
          <table:table-cell table:formula="of:=AVERAGE([.D64:.H64])" office:value-type="float" office:value="0.7636702" calcext:value-type="float">
            <text:p>0.7636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4528" calcext:value-type="float">
            <text:p>0.574528</text:p>
          </table:table-cell>
          <table:table-cell office:value-type="float" office:value="0.556961" calcext:value-type="float">
            <text:p>0.556961</text:p>
          </table:table-cell>
          <table:table-cell office:value-type="float" office:value="0.555587" calcext:value-type="float">
            <text:p>0.555587</text:p>
          </table:table-cell>
          <table:table-cell office:value-type="float" office:value="0.555652" calcext:value-type="float">
            <text:p>0.555652</text:p>
          </table:table-cell>
          <table:table-cell office:value-type="float" office:value="0.554918" calcext:value-type="float">
            <text:p>0.554918</text:p>
          </table:table-cell>
          <table:table-cell table:formula="of:=AVERAGE([.D65:.H65])" office:value-type="float" office:value="0.5595292" calcext:value-type="float">
            <text:p>0.5595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2216" calcext:value-type="float">
            <text:p>0.562216</text:p>
          </table:table-cell>
          <table:table-cell office:value-type="float" office:value="0.566652" calcext:value-type="float">
            <text:p>0.566652</text:p>
          </table:table-cell>
          <table:table-cell office:value-type="float" office:value="0.556547" calcext:value-type="float">
            <text:p>0.556547</text:p>
          </table:table-cell>
          <table:table-cell office:value-type="float" office:value="0.555662" calcext:value-type="float">
            <text:p>0.555662</text:p>
          </table:table-cell>
          <table:table-cell office:value-type="float" office:value="0.563193" calcext:value-type="float">
            <text:p>0.563193</text:p>
          </table:table-cell>
          <table:table-cell table:formula="of:=AVERAGE([.D66:.H66])" office:value-type="float" office:value="0.560854" calcext:value-type="float">
            <text:p>0.560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57775" calcext:value-type="float">
            <text:p>0.557775</text:p>
          </table:table-cell>
          <table:table-cell office:value-type="float" office:value="0.553942" calcext:value-type="float">
            <text:p>0.553942</text:p>
          </table:table-cell>
          <table:table-cell office:value-type="float" office:value="0.551637" calcext:value-type="float">
            <text:p>0.551637</text:p>
          </table:table-cell>
          <table:table-cell office:value-type="float" office:value="0.55867" calcext:value-type="float">
            <text:p>0.55867</text:p>
          </table:table-cell>
          <table:table-cell office:value-type="float" office:value="0.553742" calcext:value-type="float">
            <text:p>0.553742</text:p>
          </table:table-cell>
          <table:table-cell table:formula="of:=AVERAGE([.D67:.H67])" office:value-type="float" office:value="0.5551532" calcext:value-type="float">
            <text:p>0.555153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76588" calcext:value-type="float">
            <text:p>1.476588</text:p>
          </table:table-cell>
          <table:table-cell office:value-type="float" office:value="1.45195" calcext:value-type="float">
            <text:p>1.45195</text:p>
          </table:table-cell>
          <table:table-cell office:value-type="float" office:value="1.450616" calcext:value-type="float">
            <text:p>1.450616</text:p>
          </table:table-cell>
          <table:table-cell office:value-type="float" office:value="1.456735" calcext:value-type="float">
            <text:p>1.456735</text:p>
          </table:table-cell>
          <table:table-cell office:value-type="float" office:value="1.450499" calcext:value-type="float">
            <text:p>1.450499</text:p>
          </table:table-cell>
          <table:table-cell table:formula="of:=AVERAGE([.D68:.H68])" office:value-type="float" office:value="1.4572776" calcext:value-type="float">
            <text:p>1.4572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1331" calcext:value-type="float">
            <text:p>0.801331</text:p>
          </table:table-cell>
          <table:table-cell office:value-type="float" office:value="0.80467" calcext:value-type="float">
            <text:p>0.80467</text:p>
          </table:table-cell>
          <table:table-cell office:value-type="float" office:value="0.824518" calcext:value-type="float">
            <text:p>0.824518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803226" calcext:value-type="float">
            <text:p>0.803226</text:p>
          </table:table-cell>
          <table:table-cell table:formula="of:=AVERAGE([.D69:.H69])" office:value-type="float" office:value="0.808038" calcext:value-type="float">
            <text:p>0.808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47048" calcext:value-type="float">
            <text:p>0.647048</text:p>
          </table:table-cell>
          <table:table-cell office:value-type="float" office:value="0.643793" calcext:value-type="float">
            <text:p>0.643793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52793" calcext:value-type="float">
            <text:p>0.652793</text:p>
          </table:table-cell>
          <table:table-cell office:value-type="float" office:value="0.645124" calcext:value-type="float">
            <text:p>0.645124</text:p>
          </table:table-cell>
          <table:table-cell table:formula="of:=AVERAGE([.D70:.H70])" office:value-type="float" office:value="0.6459344" calcext:value-type="float">
            <text:p>0.6459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99457" calcext:value-type="float">
            <text:p>0.49945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82929" calcext:value-type="float">
            <text:p>0.482929</text:p>
          </table:table-cell>
          <table:table-cell office:value-type="float" office:value="0.479872" calcext:value-type="float">
            <text:p>0.479872</text:p>
          </table:table-cell>
          <table:table-cell office:value-type="float" office:value="0.483998" calcext:value-type="float">
            <text:p>0.483998</text:p>
          </table:table-cell>
          <table:table-cell table:formula="of:=AVERAGE([.D71:.H71])" office:value-type="float" office:value="0.4856112" calcext:value-type="float">
            <text:p>0.4856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4635" calcext:value-type="float">
            <text:p>0.484635</text:p>
          </table:table-cell>
          <table:table-cell office:value-type="float" office:value="0.492793" calcext:value-type="float">
            <text:p>0.492793</text:p>
          </table:table-cell>
          <table:table-cell office:value-type="float" office:value="0.484729" calcext:value-type="float">
            <text:p>0.484729</text:p>
          </table:table-cell>
          <table:table-cell office:value-type="float" office:value="0.485344" calcext:value-type="float">
            <text:p>0.485344</text:p>
          </table:table-cell>
          <table:table-cell office:value-type="float" office:value="0.488676" calcext:value-type="float">
            <text:p>0.488676</text:p>
          </table:table-cell>
          <table:table-cell table:formula="of:=AVERAGE([.D72:.H72])" office:value-type="float" office:value="0.4872354" calcext:value-type="float">
            <text:p>0.4872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935" calcext:value-type="float">
            <text:p>0.491935</text:p>
          </table:table-cell>
          <table:table-cell office:value-type="float" office:value="0.47731" calcext:value-type="float">
            <text:p>0.47731</text:p>
          </table:table-cell>
          <table:table-cell office:value-type="float" office:value="0.481841" calcext:value-type="float">
            <text:p>0.481841</text:p>
          </table:table-cell>
          <table:table-cell office:value-type="float" office:value="0.487175" calcext:value-type="float">
            <text:p>0.487175</text:p>
          </table:table-cell>
          <table:table-cell office:value-type="float" office:value="0.477525" calcext:value-type="float">
            <text:p>0.477525</text:p>
          </table:table-cell>
          <table:table-cell table:formula="of:=AVERAGE([.D73:.H73])" office:value-type="float" office:value="0.4831572" calcext:value-type="float">
            <text:p>0.483157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86097" calcext:value-type="float">
            <text:p>28.686097</text:p>
          </table:table-cell>
          <table:table-cell office:value-type="float" office:value="28.730375" calcext:value-type="float">
            <text:p>28.730375</text:p>
          </table:table-cell>
          <table:table-cell office:value-type="float" office:value="28.720376" calcext:value-type="float">
            <text:p>28.720376</text:p>
          </table:table-cell>
          <table:table-cell office:value-type="float" office:value="28.733532" calcext:value-type="float">
            <text:p>28.733532</text:p>
          </table:table-cell>
          <table:table-cell office:value-type="float" office:value="28.682746" calcext:value-type="float">
            <text:p>28.682746</text:p>
          </table:table-cell>
          <table:table-cell table:formula="of:=AVERAGE([.D74:.H74])" office:value-type="float" office:value="28.7106252" calcext:value-type="float">
            <text:p>28.7106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8419" calcext:value-type="float">
            <text:p>14.58419</text:p>
          </table:table-cell>
          <table:table-cell office:value-type="float" office:value="14.463864" calcext:value-type="float">
            <text:p>14.463864</text:p>
          </table:table-cell>
          <table:table-cell office:value-type="float" office:value="14.557815" calcext:value-type="float">
            <text:p>14.557815</text:p>
          </table:table-cell>
          <table:table-cell office:value-type="float" office:value="14.716549" calcext:value-type="float">
            <text:p>14.716549</text:p>
          </table:table-cell>
          <table:table-cell office:value-type="float" office:value="14.769754" calcext:value-type="float">
            <text:p>14.769754</text:p>
          </table:table-cell>
          <table:table-cell table:formula="of:=AVERAGE([.D75:.H75])" office:value-type="float" office:value="14.6184344" calcext:value-type="float">
            <text:p>14.6184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138748" calcext:value-type="float">
            <text:p>11.138748</text:p>
          </table:table-cell>
          <table:table-cell office:value-type="float" office:value="11.202757" calcext:value-type="float">
            <text:p>11.202757</text:p>
          </table:table-cell>
          <table:table-cell office:value-type="float" office:value="11.27286" calcext:value-type="float">
            <text:p>11.27286</text:p>
          </table:table-cell>
          <table:table-cell office:value-type="float" office:value="11.993141" calcext:value-type="float">
            <text:p>11.993141</text:p>
          </table:table-cell>
          <table:table-cell office:value-type="float" office:value="11.183798" calcext:value-type="float">
            <text:p>11.183798</text:p>
          </table:table-cell>
          <table:table-cell table:formula="of:=AVERAGE([.D76:.H76])" office:value-type="float" office:value="11.3582608" calcext:value-type="float">
            <text:p>11.358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2554" calcext:value-type="float">
            <text:p>7.72554</text:p>
          </table:table-cell>
          <table:table-cell office:value-type="float" office:value="7.570286" calcext:value-type="float">
            <text:p>7.570286</text:p>
          </table:table-cell>
          <table:table-cell office:value-type="float" office:value="7.616678" calcext:value-type="float">
            <text:p>7.616678</text:p>
          </table:table-cell>
          <table:table-cell office:value-type="float" office:value="7.5488" calcext:value-type="float">
            <text:p>7.5488</text:p>
          </table:table-cell>
          <table:table-cell office:value-type="float" office:value="7.533892" calcext:value-type="float">
            <text:p>7.533892</text:p>
          </table:table-cell>
          <table:table-cell table:formula="of:=AVERAGE([.D77:.H77])" office:value-type="float" office:value="7.5990392" calcext:value-type="float">
            <text:p>7.599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84942" calcext:value-type="float">
            <text:p>7.684942</text:p>
          </table:table-cell>
          <table:table-cell office:value-type="float" office:value="7.702883" calcext:value-type="float">
            <text:p>7.702883</text:p>
          </table:table-cell>
          <table:table-cell office:value-type="float" office:value="7.74757" calcext:value-type="float">
            <text:p>7.74757</text:p>
          </table:table-cell>
          <table:table-cell office:value-type="float" office:value="7.678235" calcext:value-type="float">
            <text:p>7.678235</text:p>
          </table:table-cell>
          <table:table-cell office:value-type="float" office:value="7.686539" calcext:value-type="float">
            <text:p>7.686539</text:p>
          </table:table-cell>
          <table:table-cell table:formula="of:=AVERAGE([.D78:.H78])" office:value-type="float" office:value="7.7000338" calcext:value-type="float">
            <text:p>7.700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7551" calcext:value-type="float">
            <text:p>7.697551</text:p>
          </table:table-cell>
          <table:table-cell office:value-type="float" office:value="7.645815" calcext:value-type="float">
            <text:p>7.645815</text:p>
          </table:table-cell>
          <table:table-cell office:value-type="float" office:value="7.614437" calcext:value-type="float">
            <text:p>7.614437</text:p>
          </table:table-cell>
          <table:table-cell office:value-type="float" office:value="7.640776" calcext:value-type="float">
            <text:p>7.640776</text:p>
          </table:table-cell>
          <table:table-cell office:value-type="float" office:value="7.7154" calcext:value-type="float">
            <text:p>7.7154</text:p>
          </table:table-cell>
          <table:table-cell table:formula="of:=AVERAGE([.D79:.H79])" office:value-type="float" office:value="7.6627958" calcext:value-type="float">
            <text:p>7.662795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83103" calcext:value-type="float">
            <text:p>28.683103</text:p>
          </table:table-cell>
          <table:table-cell office:value-type="float" office:value="28.757433" calcext:value-type="float">
            <text:p>28.757433</text:p>
          </table:table-cell>
          <table:table-cell office:value-type="float" office:value="28.742677" calcext:value-type="float">
            <text:p>28.742677</text:p>
          </table:table-cell>
          <table:table-cell office:value-type="float" office:value="28.821274" calcext:value-type="float">
            <text:p>28.821274</text:p>
          </table:table-cell>
          <table:table-cell office:value-type="float" office:value="28.684378" calcext:value-type="float">
            <text:p>28.684378</text:p>
          </table:table-cell>
          <table:table-cell table:formula="of:=AVERAGE([.D80:.H80])" office:value-type="float" office:value="28.737773" calcext:value-type="float">
            <text:p>28.737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6226" calcext:value-type="float">
            <text:p>14.616226</text:p>
          </table:table-cell>
          <table:table-cell office:value-type="float" office:value="14.526331" calcext:value-type="float">
            <text:p>14.526331</text:p>
          </table:table-cell>
          <table:table-cell office:value-type="float" office:value="14.572523" calcext:value-type="float">
            <text:p>14.572523</text:p>
          </table:table-cell>
          <table:table-cell office:value-type="float" office:value="14.806872" calcext:value-type="float">
            <text:p>14.806872</text:p>
          </table:table-cell>
          <table:table-cell office:value-type="float" office:value="14.449175" calcext:value-type="float">
            <text:p>14.449175</text:p>
          </table:table-cell>
          <table:table-cell table:formula="of:=AVERAGE([.D81:.H81])" office:value-type="float" office:value="14.5942254" calcext:value-type="float">
            <text:p>14.594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10781" calcext:value-type="float">
            <text:p>11.210781</text:p>
          </table:table-cell>
          <table:table-cell office:value-type="float" office:value="11.302233" calcext:value-type="float">
            <text:p>11.302233</text:p>
          </table:table-cell>
          <table:table-cell office:value-type="float" office:value="11.220144" calcext:value-type="float">
            <text:p>11.220144</text:p>
          </table:table-cell>
          <table:table-cell office:value-type="float" office:value="11.273659" calcext:value-type="float">
            <text:p>11.273659</text:p>
          </table:table-cell>
          <table:table-cell office:value-type="float" office:value="11.156876" calcext:value-type="float">
            <text:p>11.156876</text:p>
          </table:table-cell>
          <table:table-cell table:formula="of:=AVERAGE([.D82:.H82])" office:value-type="float" office:value="11.2327386" calcext:value-type="float">
            <text:p>11.2327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567162" calcext:value-type="float">
            <text:p>7.567162</text:p>
          </table:table-cell>
          <table:table-cell office:value-type="float" office:value="7.75713" calcext:value-type="float">
            <text:p>7.75713</text:p>
          </table:table-cell>
          <table:table-cell office:value-type="float" office:value="7.623138" calcext:value-type="float">
            <text:p>7.623138</text:p>
          </table:table-cell>
          <table:table-cell office:value-type="float" office:value="7.598857" calcext:value-type="float">
            <text:p>7.598857</text:p>
          </table:table-cell>
          <table:table-cell office:value-type="float" office:value="7.58646" calcext:value-type="float">
            <text:p>7.58646</text:p>
          </table:table-cell>
          <table:table-cell table:formula="of:=AVERAGE([.D83:.H83])" office:value-type="float" office:value="7.6265494" calcext:value-type="float">
            <text:p>7.6265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98449" calcext:value-type="float">
            <text:p>7.698449</text:p>
          </table:table-cell>
          <table:table-cell office:value-type="float" office:value="7.689452" calcext:value-type="float">
            <text:p>7.689452</text:p>
          </table:table-cell>
          <table:table-cell office:value-type="float" office:value="7.702851" calcext:value-type="float">
            <text:p>7.702851</text:p>
          </table:table-cell>
          <table:table-cell office:value-type="float" office:value="7.75481" calcext:value-type="float">
            <text:p>7.75481</text:p>
          </table:table-cell>
          <table:table-cell office:value-type="float" office:value="7.677044" calcext:value-type="float">
            <text:p>7.677044</text:p>
          </table:table-cell>
          <table:table-cell table:formula="of:=AVERAGE([.D84:.H84])" office:value-type="float" office:value="7.7045212" calcext:value-type="float">
            <text:p>7.7045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7984" calcext:value-type="float">
            <text:p>7.687984</text:p>
          </table:table-cell>
          <table:table-cell office:value-type="float" office:value="7.624961" calcext:value-type="float">
            <text:p>7.624961</text:p>
          </table:table-cell>
          <table:table-cell office:value-type="float" office:value="7.561439" calcext:value-type="float">
            <text:p>7.561439</text:p>
          </table:table-cell>
          <table:table-cell office:value-type="float" office:value="7.699089" calcext:value-type="float">
            <text:p>7.699089</text:p>
          </table:table-cell>
          <table:table-cell office:value-type="float" office:value="7.686992" calcext:value-type="float">
            <text:p>7.686992</text:p>
          </table:table-cell>
          <table:table-cell table:formula="of:=AVERAGE([.D85:.H85])" office:value-type="float" office:value="7.652093" calcext:value-type="float">
            <text:p>7.65209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5522" calcext:value-type="float">
            <text:p>1.775522</text:p>
          </table:table-cell>
          <table:table-cell office:value-type="float" office:value="1.771369" calcext:value-type="float">
            <text:p>1.771369</text:p>
          </table:table-cell>
          <table:table-cell office:value-type="float" office:value="1.779763" calcext:value-type="float">
            <text:p>1.779763</text:p>
          </table:table-cell>
          <table:table-cell office:value-type="float" office:value="1.773387" calcext:value-type="float">
            <text:p>1.773387</text:p>
          </table:table-cell>
          <table:table-cell office:value-type="float" office:value="1.777266" calcext:value-type="float">
            <text:p>1.777266</text:p>
          </table:table-cell>
          <table:table-cell table:formula="of:=AVERAGE([.D86:.H86])" office:value-type="float" office:value="1.7754614" calcext:value-type="float">
            <text:p>1.7754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9299" calcext:value-type="float">
            <text:p>1.009299</text:p>
          </table:table-cell>
          <table:table-cell office:value-type="float" office:value="0.97466" calcext:value-type="float">
            <text:p>0.97466</text:p>
          </table:table-cell>
          <table:table-cell office:value-type="float" office:value="0.970515" calcext:value-type="float">
            <text:p>0.970515</text:p>
          </table:table-cell>
          <table:table-cell office:value-type="float" office:value="0.955184" calcext:value-type="float">
            <text:p>0.955184</text:p>
          </table:table-cell>
          <table:table-cell office:value-type="float" office:value="0.954232" calcext:value-type="float">
            <text:p>0.954232</text:p>
          </table:table-cell>
          <table:table-cell table:formula="of:=AVERAGE([.D87:.H87])" office:value-type="float" office:value="0.972778" calcext:value-type="float">
            <text:p>0.97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3124" calcext:value-type="float">
            <text:p>0.763124</text:p>
          </table:table-cell>
          <table:table-cell office:value-type="float" office:value="0.773855" calcext:value-type="float">
            <text:p>0.773855</text:p>
          </table:table-cell>
          <table:table-cell office:value-type="float" office:value="0.768367" calcext:value-type="float">
            <text:p>0.768367</text:p>
          </table:table-cell>
          <table:table-cell office:value-type="float" office:value="0.767592" calcext:value-type="float">
            <text:p>0.767592</text:p>
          </table:table-cell>
          <table:table-cell office:value-type="float" office:value="0.771863" calcext:value-type="float">
            <text:p>0.771863</text:p>
          </table:table-cell>
          <table:table-cell table:formula="of:=AVERAGE([.D88:.H88])" office:value-type="float" office:value="0.7689602" calcext:value-type="float">
            <text:p>0.7689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5026" calcext:value-type="float">
            <text:p>0.55026</text:p>
          </table:table-cell>
          <table:table-cell office:value-type="float" office:value="0.552156" calcext:value-type="float">
            <text:p>0.552156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562399" calcext:value-type="float">
            <text:p>0.562399</text:p>
          </table:table-cell>
          <table:table-cell office:value-type="float" office:value="0.552883" calcext:value-type="float">
            <text:p>0.552883</text:p>
          </table:table-cell>
          <table:table-cell table:formula="of:=AVERAGE([.D89:.H89])" office:value-type="float" office:value="0.5546816" calcext:value-type="float">
            <text:p>0.554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5954" calcext:value-type="float">
            <text:p>0.565954</text:p>
          </table:table-cell>
          <table:table-cell office:value-type="float" office:value="0.564091" calcext:value-type="float">
            <text:p>0.564091</text:p>
          </table:table-cell>
          <table:table-cell office:value-type="float" office:value="0.574122" calcext:value-type="float">
            <text:p>0.574122</text:p>
          </table:table-cell>
          <table:table-cell office:value-type="float" office:value="0.57019" calcext:value-type="float">
            <text:p>0.57019</text:p>
          </table:table-cell>
          <table:table-cell office:value-type="float" office:value="0.572007" calcext:value-type="float">
            <text:p>0.572007</text:p>
          </table:table-cell>
          <table:table-cell table:formula="of:=AVERAGE([.D90:.H90])" office:value-type="float" office:value="0.5692728" calcext:value-type="float">
            <text:p>0.569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5039" calcext:value-type="float">
            <text:p>0.565039</text:p>
          </table:table-cell>
          <table:table-cell office:value-type="float" office:value="0.570427" calcext:value-type="float">
            <text:p>0.570427</text:p>
          </table:table-cell>
          <table:table-cell office:value-type="float" office:value="0.574976" calcext:value-type="float">
            <text:p>0.574976</text:p>
          </table:table-cell>
          <table:table-cell office:value-type="float" office:value="0.573202" calcext:value-type="float">
            <text:p>0.573202</text:p>
          </table:table-cell>
          <table:table-cell office:value-type="float" office:value="0.575288" calcext:value-type="float">
            <text:p>0.575288</text:p>
          </table:table-cell>
          <table:table-cell table:formula="of:=AVERAGE([.D91:.H91])" office:value-type="float" office:value="0.5717864" calcext:value-type="float">
            <text:p>0.57178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04303" calcext:value-type="float">
            <text:p>1.504303</text:p>
          </table:table-cell>
          <table:table-cell office:value-type="float" office:value="1.497977" calcext:value-type="float">
            <text:p>1.497977</text:p>
          </table:table-cell>
          <table:table-cell office:value-type="float" office:value="1.499435" calcext:value-type="float">
            <text:p>1.499435</text:p>
          </table:table-cell>
          <table:table-cell office:value-type="float" office:value="1.493111" calcext:value-type="float">
            <text:p>1.493111</text:p>
          </table:table-cell>
          <table:table-cell office:value-type="float" office:value="1.499002" calcext:value-type="float">
            <text:p>1.499002</text:p>
          </table:table-cell>
          <table:table-cell table:formula="of:=AVERAGE([.D92:.H92])" office:value-type="float" office:value="1.4987656" calcext:value-type="float">
            <text:p>1.4987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811956" calcext:value-type="float">
            <text:p>0.811956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11751" calcext:value-type="float">
            <text:p>0.811751</text:p>
          </table:table-cell>
          <table:table-cell office:value-type="float" office:value="0.815278" calcext:value-type="float">
            <text:p>0.815278</text:p>
          </table:table-cell>
          <table:table-cell table:formula="of:=AVERAGE([.D93:.H93])" office:value-type="float" office:value="0.8206504" calcext:value-type="float">
            <text:p>0.820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60807" calcext:value-type="float">
            <text:p>0.660807</text:p>
          </table:table-cell>
          <table:table-cell office:value-type="float" office:value="0.657495" calcext:value-type="float">
            <text:p>0.657495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0.66365" calcext:value-type="float">
            <text:p>0.66365</text:p>
          </table:table-cell>
          <table:table-cell office:value-type="float" office:value="0.657749" calcext:value-type="float">
            <text:p>0.657749</text:p>
          </table:table-cell>
          <table:table-cell table:formula="of:=AVERAGE([.D94:.H94])" office:value-type="float" office:value="0.660786" calcext:value-type="float">
            <text:p>0.660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8173" calcext:value-type="float">
            <text:p>0.48173</text:p>
          </table:table-cell>
          <table:table-cell office:value-type="float" office:value="0.481849" calcext:value-type="float">
            <text:p>0.481849</text:p>
          </table:table-cell>
          <table:table-cell office:value-type="float" office:value="0.488784" calcext:value-type="float">
            <text:p>0.488784</text:p>
          </table:table-cell>
          <table:table-cell office:value-type="float" office:value="0.483492" calcext:value-type="float">
            <text:p>0.483492</text:p>
          </table:table-cell>
          <table:table-cell office:value-type="float" office:value="0.492349" calcext:value-type="float">
            <text:p>0.492349</text:p>
          </table:table-cell>
          <table:table-cell table:formula="of:=AVERAGE([.D95:.H95])" office:value-type="float" office:value="0.4856408" calcext:value-type="float">
            <text:p>0.4856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96332" calcext:value-type="float">
            <text:p>0.496332</text:p>
          </table:table-cell>
          <table:table-cell office:value-type="float" office:value="0.490869" calcext:value-type="float">
            <text:p>0.490869</text:p>
          </table:table-cell>
          <table:table-cell office:value-type="float" office:value="0.499838" calcext:value-type="float">
            <text:p>0.499838</text:p>
          </table:table-cell>
          <table:table-cell office:value-type="float" office:value="0.489374" calcext:value-type="float">
            <text:p>0.489374</text:p>
          </table:table-cell>
          <table:table-cell office:value-type="float" office:value="0.495425" calcext:value-type="float">
            <text:p>0.495425</text:p>
          </table:table-cell>
          <table:table-cell table:formula="of:=AVERAGE([.D96:.H96])" office:value-type="float" office:value="0.4943676" calcext:value-type="float">
            <text:p>0.494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8261" calcext:value-type="float">
            <text:p>0.488261</text:p>
          </table:table-cell>
          <table:table-cell office:value-type="float" office:value="0.500727" calcext:value-type="float">
            <text:p>0.500727</text:p>
          </table:table-cell>
          <table:table-cell office:value-type="float" office:value="0.495989" calcext:value-type="float">
            <text:p>0.495989</text:p>
          </table:table-cell>
          <table:table-cell office:value-type="float" office:value="0.490593" calcext:value-type="float">
            <text:p>0.490593</text:p>
          </table:table-cell>
          <table:table-cell office:value-type="float" office:value="0.493432" calcext:value-type="float">
            <text:p>0.493432</text:p>
          </table:table-cell>
          <table:table-cell table:formula="of:=AVERAGE([.D97:.H97])" office:value-type="float" office:value="0.4938004" calcext:value-type="float">
            <text:p>0.4938004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00-256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14" table:default-cell-style-name="ce4"/>
        <table:table-row table:style-name="ro1">
          <table:table-cell office:value-type="string" calcext:value-type="string">
            <text:p>2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56" calcext:value-type="float">
            <text:p>28.662356</text:p>
          </table:table-cell>
          <table:table-cell office:value-type="float" office:value="28.605613" calcext:value-type="float">
            <text:p>28.605613</text:p>
          </table:table-cell>
          <table:table-cell office:value-type="float" office:value="28.595115" calcext:value-type="float">
            <text:p>28.595115</text:p>
          </table:table-cell>
          <table:table-cell office:value-type="float" office:value="28.588319" calcext:value-type="float">
            <text:p>28.588319</text:p>
          </table:table-cell>
          <table:table-cell office:value-type="float" office:value="28.595139" calcext:value-type="float">
            <text:p>28.595139</text:p>
          </table:table-cell>
          <table:table-cell table:formula="of:=AVERAGE([.D2:.H2])" office:value-type="float" office:value="28.6093084" calcext:value-type="float">
            <text:p>28.6093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9652" calcext:value-type="float">
            <text:p>14.919652</text:p>
          </table:table-cell>
          <table:table-cell office:value-type="float" office:value="14.864429" calcext:value-type="float">
            <text:p>14.864429</text:p>
          </table:table-cell>
          <table:table-cell office:value-type="float" office:value="14.891791" calcext:value-type="float">
            <text:p>14.891791</text:p>
          </table:table-cell>
          <table:table-cell office:value-type="float" office:value="14.911528" calcext:value-type="float">
            <text:p>14.911528</text:p>
          </table:table-cell>
          <table:table-cell office:value-type="float" office:value="14.895846" calcext:value-type="float">
            <text:p>14.895846</text:p>
          </table:table-cell>
          <table:table-cell table:formula="of:=AVERAGE([.D3:.H3])" office:value-type="float" office:value="14.8966492" calcext:value-type="float">
            <text:p>14.89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70645" calcext:value-type="float">
            <text:p>14.970645</text:p>
          </table:table-cell>
          <table:table-cell office:value-type="float" office:value="14.953873" calcext:value-type="float">
            <text:p>14.953873</text:p>
          </table:table-cell>
          <table:table-cell office:value-type="float" office:value="14.983536" calcext:value-type="float">
            <text:p>14.983536</text:p>
          </table:table-cell>
          <table:table-cell office:value-type="float" office:value="14.966474" calcext:value-type="float">
            <text:p>14.966474</text:p>
          </table:table-cell>
          <table:table-cell office:value-type="float" office:value="14.916672" calcext:value-type="float">
            <text:p>14.916672</text:p>
          </table:table-cell>
          <table:table-cell table:formula="of:=AVERAGE([.D4:.H4])" office:value-type="float" office:value="14.95824" calcext:value-type="float">
            <text:p>14.9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4926" calcext:value-type="float">
            <text:p>7.834926</text:p>
          </table:table-cell>
          <table:table-cell office:value-type="float" office:value="7.811043" calcext:value-type="float">
            <text:p>7.811043</text:p>
          </table:table-cell>
          <table:table-cell office:value-type="float" office:value="7.796553" calcext:value-type="float">
            <text:p>7.796553</text:p>
          </table:table-cell>
          <table:table-cell office:value-type="float" office:value="7.797234" calcext:value-type="float">
            <text:p>7.797234</text:p>
          </table:table-cell>
          <table:table-cell office:value-type="float" office:value="7.814537" calcext:value-type="float">
            <text:p>7.814537</text:p>
          </table:table-cell>
          <table:table-cell table:formula="of:=AVERAGE([.D5:.H5])" office:value-type="float" office:value="7.8108586" calcext:value-type="float">
            <text:p>7.8108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3371" calcext:value-type="float">
            <text:p>7.813371</text:p>
          </table:table-cell>
          <table:table-cell office:value-type="float" office:value="7.798975" calcext:value-type="float">
            <text:p>7.798975</text:p>
          </table:table-cell>
          <table:table-cell office:value-type="float" office:value="7.801574" calcext:value-type="float">
            <text:p>7.801574</text:p>
          </table:table-cell>
          <table:table-cell office:value-type="float" office:value="7.819058" calcext:value-type="float">
            <text:p>7.819058</text:p>
          </table:table-cell>
          <table:table-cell office:value-type="float" office:value="7.812239" calcext:value-type="float">
            <text:p>7.812239</text:p>
          </table:table-cell>
          <table:table-cell table:formula="of:=AVERAGE([.D6:.H6])" office:value-type="float" office:value="7.8090434" calcext:value-type="float">
            <text:p>7.809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00685" calcext:value-type="float">
            <text:p>7.800685</text:p>
          </table:table-cell>
          <table:table-cell office:value-type="float" office:value="7.806288" calcext:value-type="float">
            <text:p>7.806288</text:p>
          </table:table-cell>
          <table:table-cell office:value-type="float" office:value="7.789639" calcext:value-type="float">
            <text:p>7.789639</text:p>
          </table:table-cell>
          <table:table-cell office:value-type="float" office:value="7.806687" calcext:value-type="float">
            <text:p>7.806687</text:p>
          </table:table-cell>
          <table:table-cell office:value-type="float" office:value="7.81532" calcext:value-type="float">
            <text:p>7.81532</text:p>
          </table:table-cell>
          <table:table-cell table:formula="of:=AVERAGE([.D7:.H7])" office:value-type="float" office:value="7.8037238" calcext:value-type="float">
            <text:p>7.803723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9.609225" calcext:value-type="float">
            <text:p>29.609225</text:p>
          </table:table-cell>
          <table:table-cell office:value-type="float" office:value="29.309354" calcext:value-type="float">
            <text:p>29.309354</text:p>
          </table:table-cell>
          <table:table-cell office:value-type="float" office:value="29.497864" calcext:value-type="float">
            <text:p>29.497864</text:p>
          </table:table-cell>
          <table:table-cell office:value-type="float" office:value="29.489968" calcext:value-type="float">
            <text:p>29.489968</text:p>
          </table:table-cell>
          <table:table-cell office:value-type="float" office:value="29.367075" calcext:value-type="float">
            <text:p>29.367075</text:p>
          </table:table-cell>
          <table:table-cell table:formula="of:=AVERAGE([.D8:.H8])" office:value-type="float" office:value="29.4546972" calcext:value-type="float">
            <text:p>29.45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4584" calcext:value-type="float">
            <text:p>14.914584</text:p>
          </table:table-cell>
          <table:table-cell office:value-type="float" office:value="14.916985" calcext:value-type="float">
            <text:p>14.916985</text:p>
          </table:table-cell>
          <table:table-cell office:value-type="float" office:value="14.882053" calcext:value-type="float">
            <text:p>14.882053</text:p>
          </table:table-cell>
          <table:table-cell office:value-type="float" office:value="14.890118" calcext:value-type="float">
            <text:p>14.890118</text:p>
          </table:table-cell>
          <table:table-cell office:value-type="float" office:value="14.910119" calcext:value-type="float">
            <text:p>14.910119</text:p>
          </table:table-cell>
          <table:table-cell table:formula="of:=AVERAGE([.D9:.H9])" office:value-type="float" office:value="14.9027718" calcext:value-type="float">
            <text:p>14.902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22886" calcext:value-type="float">
            <text:p>15.122886</text:p>
          </table:table-cell>
          <table:table-cell office:value-type="float" office:value="15.18603" calcext:value-type="float">
            <text:p>15.18603</text:p>
          </table:table-cell>
          <table:table-cell office:value-type="float" office:value="15.154301" calcext:value-type="float">
            <text:p>15.154301</text:p>
          </table:table-cell>
          <table:table-cell office:value-type="float" office:value="15.162718" calcext:value-type="float">
            <text:p>15.162718</text:p>
          </table:table-cell>
          <table:table-cell office:value-type="float" office:value="15.160528" calcext:value-type="float">
            <text:p>15.160528</text:p>
          </table:table-cell>
          <table:table-cell table:formula="of:=AVERAGE([.D10:.H10])" office:value-type="float" office:value="15.1572926" calcext:value-type="float">
            <text:p>15.1572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9455" calcext:value-type="float">
            <text:p>7.799455</text:p>
          </table:table-cell>
          <table:table-cell office:value-type="float" office:value="7.811168" calcext:value-type="float">
            <text:p>7.811168</text:p>
          </table:table-cell>
          <table:table-cell office:value-type="float" office:value="7.791503" calcext:value-type="float">
            <text:p>7.791503</text:p>
          </table:table-cell>
          <table:table-cell office:value-type="float" office:value="7.812897" calcext:value-type="float">
            <text:p>7.812897</text:p>
          </table:table-cell>
          <table:table-cell office:value-type="float" office:value="7.798409" calcext:value-type="float">
            <text:p>7.798409</text:p>
          </table:table-cell>
          <table:table-cell table:formula="of:=AVERAGE([.D11:.H11])" office:value-type="float" office:value="7.8026864" calcext:value-type="float">
            <text:p>7.8026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187" calcext:value-type="float">
            <text:p>7.806187</text:p>
          </table:table-cell>
          <table:table-cell office:value-type="float" office:value="7.808617" calcext:value-type="float">
            <text:p>7.808617</text:p>
          </table:table-cell>
          <table:table-cell office:value-type="float" office:value="8.122071" calcext:value-type="float">
            <text:p>8.122071</text:p>
          </table:table-cell>
          <table:table-cell office:value-type="float" office:value="7.806795" calcext:value-type="float">
            <text:p>7.806795</text:p>
          </table:table-cell>
          <table:table-cell office:value-type="float" office:value="7.831855" calcext:value-type="float">
            <text:p>7.831855</text:p>
          </table:table-cell>
          <table:table-cell table:formula="of:=AVERAGE([.D12:.H12])" office:value-type="float" office:value="7.875105" calcext:value-type="float">
            <text:p>7.875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99032" calcext:value-type="float">
            <text:p>7.799032</text:p>
          </table:table-cell>
          <table:table-cell office:value-type="float" office:value="7.834161" calcext:value-type="float">
            <text:p>7.834161</text:p>
          </table:table-cell>
          <table:table-cell office:value-type="float" office:value="7.813773" calcext:value-type="float">
            <text:p>7.813773</text:p>
          </table:table-cell>
          <table:table-cell office:value-type="float" office:value="7.792697" calcext:value-type="float">
            <text:p>7.792697</text:p>
          </table:table-cell>
          <table:table-cell office:value-type="float" office:value="7.823258" calcext:value-type="float">
            <text:p>7.823258</text:p>
          </table:table-cell>
          <table:table-cell table:formula="of:=AVERAGE([.D13:.H13])" office:value-type="float" office:value="7.8125842" calcext:value-type="float">
            <text:p>7.812584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6871" calcext:value-type="float">
            <text:p>1.776871</text:p>
          </table:table-cell>
          <table:table-cell office:value-type="float" office:value="1.753686" calcext:value-type="float">
            <text:p>1.753686</text:p>
          </table:table-cell>
          <table:table-cell office:value-type="float" office:value="1.749263" calcext:value-type="float">
            <text:p>1.749263</text:p>
          </table:table-cell>
          <table:table-cell office:value-type="float" office:value="1.734068" calcext:value-type="float">
            <text:p>1.734068</text:p>
          </table:table-cell>
          <table:table-cell office:value-type="float" office:value="1.738962" calcext:value-type="float">
            <text:p>1.738962</text:p>
          </table:table-cell>
          <table:table-cell table:formula="of:=AVERAGE([.D14:.H14])" office:value-type="float" office:value="1.75057" calcext:value-type="float">
            <text:p>1.75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7757" calcext:value-type="float">
            <text:p>0.967757</text:p>
          </table:table-cell>
          <table:table-cell office:value-type="float" office:value="0.967124" calcext:value-type="float">
            <text:p>0.967124</text:p>
          </table:table-cell>
          <table:table-cell office:value-type="float" office:value="0.96908" calcext:value-type="float">
            <text:p>0.96908</text:p>
          </table:table-cell>
          <table:table-cell office:value-type="float" office:value="0.970864" calcext:value-type="float">
            <text:p>0.970864</text:p>
          </table:table-cell>
          <table:table-cell office:value-type="float" office:value="0.974207" calcext:value-type="float">
            <text:p>0.974207</text:p>
          </table:table-cell>
          <table:table-cell table:formula="of:=AVERAGE([.D15:.H15])" office:value-type="float" office:value="0.9698064" calcext:value-type="float">
            <text:p>0.9698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7377" calcext:value-type="float">
            <text:p>1.007377</text:p>
          </table:table-cell>
          <table:table-cell office:value-type="float" office:value="1.009834" calcext:value-type="float">
            <text:p>1.009834</text:p>
          </table:table-cell>
          <table:table-cell office:value-type="float" office:value="0.995586" calcext:value-type="float">
            <text:p>0.995586</text:p>
          </table:table-cell>
          <table:table-cell office:value-type="float" office:value="1.004802" calcext:value-type="float">
            <text:p>1.004802</text:p>
          </table:table-cell>
          <table:table-cell office:value-type="float" office:value="1.125832" calcext:value-type="float">
            <text:p>1.125832</text:p>
          </table:table-cell>
          <table:table-cell table:formula="of:=AVERAGE([.D16:.H16])" office:value-type="float" office:value="1.0286862" calcext:value-type="float">
            <text:p>1.02868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3843" calcext:value-type="float">
            <text:p>0.573843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0.571437" calcext:value-type="float">
            <text:p>0.571437</text:p>
          </table:table-cell>
          <table:table-cell office:value-type="float" office:value="0.567938" calcext:value-type="float">
            <text:p>0.567938</text:p>
          </table:table-cell>
          <table:table-cell office:value-type="float" office:value="0.569618" calcext:value-type="float">
            <text:p>0.569618</text:p>
          </table:table-cell>
          <table:table-cell table:formula="of:=AVERAGE([.D17:.H17])" office:value-type="float" office:value="0.5704268" calcext:value-type="float">
            <text:p>0.570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6686" calcext:value-type="float">
            <text:p>0.576686</text:p>
          </table:table-cell>
          <table:table-cell office:value-type="float" office:value="0.576164" calcext:value-type="float">
            <text:p>0.576164</text:p>
          </table:table-cell>
          <table:table-cell office:value-type="float" office:value="0.575204" calcext:value-type="float">
            <text:p>0.575204</text:p>
          </table:table-cell>
          <table:table-cell office:value-type="float" office:value="0.575908" calcext:value-type="float">
            <text:p>0.575908</text:p>
          </table:table-cell>
          <table:table-cell office:value-type="float" office:value="0.57385" calcext:value-type="float">
            <text:p>0.57385</text:p>
          </table:table-cell>
          <table:table-cell table:formula="of:=AVERAGE([.D18:.H18])" office:value-type="float" office:value="0.5755624" calcext:value-type="float">
            <text:p>0.5755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8317" calcext:value-type="float">
            <text:p>0.598317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600309" calcext:value-type="float">
            <text:p>0.600309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0.594708" calcext:value-type="float">
            <text:p>0.594708</text:p>
          </table:table-cell>
          <table:table-cell table:formula="of:=AVERAGE([.D19:.H19])" office:value-type="float" office:value="0.5943346" calcext:value-type="float">
            <text:p>0.59433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25987" calcext:value-type="float">
            <text:p>1.325987</text:p>
          </table:table-cell>
          <table:table-cell office:value-type="float" office:value="1.308759" calcext:value-type="float">
            <text:p>1.308759</text:p>
          </table:table-cell>
          <table:table-cell office:value-type="float" office:value="1.300129" calcext:value-type="float">
            <text:p>1.300129</text:p>
          </table:table-cell>
          <table:table-cell office:value-type="float" office:value="1.297999" calcext:value-type="float">
            <text:p>1.297999</text:p>
          </table:table-cell>
          <table:table-cell office:value-type="float" office:value="1.313351" calcext:value-type="float">
            <text:p>1.313351</text:p>
          </table:table-cell>
          <table:table-cell table:formula="of:=AVERAGE([.D20:.H20])" office:value-type="float" office:value="1.309245" calcext:value-type="float">
            <text:p>1.309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7239" calcext:value-type="float">
            <text:p>0.737239</text:p>
          </table:table-cell>
          <table:table-cell office:value-type="float" office:value="0.738713" calcext:value-type="float">
            <text:p>0.738713</text:p>
          </table:table-cell>
          <table:table-cell office:value-type="float" office:value="0.737485" calcext:value-type="float">
            <text:p>0.737485</text:p>
          </table:table-cell>
          <table:table-cell office:value-type="float" office:value="0.732368" calcext:value-type="float">
            <text:p>0.732368</text:p>
          </table:table-cell>
          <table:table-cell office:value-type="float" office:value="0.737073" calcext:value-type="float">
            <text:p>0.737073</text:p>
          </table:table-cell>
          <table:table-cell table:formula="of:=AVERAGE([.D21:.H21])" office:value-type="float" office:value="0.7365756" calcext:value-type="float">
            <text:p>0.7365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159" calcext:value-type="float">
            <text:p>0.766159</text:p>
          </table:table-cell>
          <table:table-cell office:value-type="float" office:value="0.761923" calcext:value-type="float">
            <text:p>0.761923</text:p>
          </table:table-cell>
          <table:table-cell office:value-type="float" office:value="0.766579" calcext:value-type="float">
            <text:p>0.766579</text:p>
          </table:table-cell>
          <table:table-cell office:value-type="float" office:value="0.75808" calcext:value-type="float">
            <text:p>0.75808</text:p>
          </table:table-cell>
          <table:table-cell office:value-type="float" office:value="0.750618" calcext:value-type="float">
            <text:p>0.750618</text:p>
          </table:table-cell>
          <table:table-cell table:formula="of:=AVERAGE([.D22:.H22])" office:value-type="float" office:value="0.7606718" calcext:value-type="float">
            <text:p>0.7606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5802" calcext:value-type="float">
            <text:p>0.465802</text:p>
          </table:table-cell>
          <table:table-cell office:value-type="float" office:value="0.44652" calcext:value-type="float">
            <text:p>0.44652</text:p>
          </table:table-cell>
          <table:table-cell office:value-type="float" office:value="0.446658" calcext:value-type="float">
            <text:p>0.446658</text:p>
          </table:table-cell>
          <table:table-cell office:value-type="float" office:value="0.451555" calcext:value-type="float">
            <text:p>0.451555</text:p>
          </table:table-cell>
          <table:table-cell office:value-type="float" office:value="0.454264" calcext:value-type="float">
            <text:p>0.454264</text:p>
          </table:table-cell>
          <table:table-cell table:formula="of:=AVERAGE([.D23:.H23])" office:value-type="float" office:value="0.4529598" calcext:value-type="float">
            <text:p>0.4529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46" calcext:value-type="float">
            <text:p>0.450046</text:p>
          </table:table-cell>
          <table:table-cell office:value-type="float" office:value="0.453678" calcext:value-type="float">
            <text:p>0.453678</text:p>
          </table:table-cell>
          <table:table-cell office:value-type="float" office:value="0.454424" calcext:value-type="float">
            <text:p>0.454424</text:p>
          </table:table-cell>
          <table:table-cell office:value-type="float" office:value="0.496038" calcext:value-type="float">
            <text:p>0.496038</text:p>
          </table:table-cell>
          <table:table-cell office:value-type="float" office:value="0.486554" calcext:value-type="float">
            <text:p>0.486554</text:p>
          </table:table-cell>
          <table:table-cell table:formula="of:=AVERAGE([.D24:.H24])" office:value-type="float" office:value="0.468148" calcext:value-type="float">
            <text:p>0.468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8441" calcext:value-type="float">
            <text:p>0.458441</text:p>
          </table:table-cell>
          <table:table-cell office:value-type="float" office:value="0.481353" calcext:value-type="float">
            <text:p>0.481353</text:p>
          </table:table-cell>
          <table:table-cell office:value-type="float" office:value="0.460139" calcext:value-type="float">
            <text:p>0.460139</text:p>
          </table:table-cell>
          <table:table-cell office:value-type="float" office:value="0.489569" calcext:value-type="float">
            <text:p>0.489569</text:p>
          </table:table-cell>
          <table:table-cell office:value-type="float" office:value="0.498526" calcext:value-type="float">
            <text:p>0.498526</text:p>
          </table:table-cell>
          <table:table-cell table:formula="of:=AVERAGE([.D25:.H25])" office:value-type="float" office:value="0.4776056" calcext:value-type="float">
            <text:p>0.477605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2623" calcext:value-type="float">
            <text:p>28.672623</text:p>
          </table:table-cell>
          <table:table-cell office:value-type="float" office:value="28.659037" calcext:value-type="float">
            <text:p>28.659037</text:p>
          </table:table-cell>
          <table:table-cell office:value-type="float" office:value="28.671064" calcext:value-type="float">
            <text:p>28.671064</text:p>
          </table:table-cell>
          <table:table-cell office:value-type="float" office:value="28.668839" calcext:value-type="float">
            <text:p>28.668839</text:p>
          </table:table-cell>
          <table:table-cell office:value-type="float" office:value="28.646582" calcext:value-type="float">
            <text:p>28.646582</text:p>
          </table:table-cell>
          <table:table-cell table:formula="of:=AVERAGE([.D26:.H26])" office:value-type="float" office:value="28.663629" calcext:value-type="float">
            <text:p>28.663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0055" calcext:value-type="float">
            <text:p>14.50055</text:p>
          </table:table-cell>
          <table:table-cell office:value-type="float" office:value="14.614135" calcext:value-type="float">
            <text:p>14.614135</text:p>
          </table:table-cell>
          <table:table-cell office:value-type="float" office:value="14.568373" calcext:value-type="float">
            <text:p>14.568373</text:p>
          </table:table-cell>
          <table:table-cell office:value-type="float" office:value="14.572259" calcext:value-type="float">
            <text:p>14.572259</text:p>
          </table:table-cell>
          <table:table-cell office:value-type="float" office:value="14.454118" calcext:value-type="float">
            <text:p>14.454118</text:p>
          </table:table-cell>
          <table:table-cell table:formula="of:=AVERAGE([.D27:.H27])" office:value-type="float" office:value="14.541887" calcext:value-type="float">
            <text:p>14.5418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43491" calcext:value-type="float">
            <text:p>14.743491</text:p>
          </table:table-cell>
          <table:table-cell office:value-type="float" office:value="14.712203" calcext:value-type="float">
            <text:p>14.712203</text:p>
          </table:table-cell>
          <table:table-cell office:value-type="float" office:value="14.71913" calcext:value-type="float">
            <text:p>14.71913</text:p>
          </table:table-cell>
          <table:table-cell office:value-type="float" office:value="14.690155" calcext:value-type="float">
            <text:p>14.690155</text:p>
          </table:table-cell>
          <table:table-cell office:value-type="float" office:value="14.656945" calcext:value-type="float">
            <text:p>14.656945</text:p>
          </table:table-cell>
          <table:table-cell table:formula="of:=AVERAGE([.D28:.H28])" office:value-type="float" office:value="14.7043848" calcext:value-type="float">
            <text:p>14.7043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4466" calcext:value-type="float">
            <text:p>7.784466</text:p>
          </table:table-cell>
          <table:table-cell office:value-type="float" office:value="7.806458" calcext:value-type="float">
            <text:p>7.806458</text:p>
          </table:table-cell>
          <table:table-cell office:value-type="float" office:value="7.788694" calcext:value-type="float">
            <text:p>7.788694</text:p>
          </table:table-cell>
          <table:table-cell office:value-type="float" office:value="7.760751" calcext:value-type="float">
            <text:p>7.760751</text:p>
          </table:table-cell>
          <table:table-cell office:value-type="float" office:value="7.812805" calcext:value-type="float">
            <text:p>7.812805</text:p>
          </table:table-cell>
          <table:table-cell table:formula="of:=AVERAGE([.D29:.H29])" office:value-type="float" office:value="7.7906348" calcext:value-type="float">
            <text:p>7.7906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70884" calcext:value-type="float">
            <text:p>7.670884</text:p>
          </table:table-cell>
          <table:table-cell office:value-type="float" office:value="7.781953" calcext:value-type="float">
            <text:p>7.781953</text:p>
          </table:table-cell>
          <table:table-cell office:value-type="float" office:value="8.01646" calcext:value-type="float">
            <text:p>8.01646</text:p>
          </table:table-cell>
          <table:table-cell office:value-type="float" office:value="7.592783" calcext:value-type="float">
            <text:p>7.592783</text:p>
          </table:table-cell>
          <table:table-cell office:value-type="float" office:value="7.632856" calcext:value-type="float">
            <text:p>7.632856</text:p>
          </table:table-cell>
          <table:table-cell table:formula="of:=AVERAGE([.D30:.H30])" office:value-type="float" office:value="7.7389872" calcext:value-type="float">
            <text:p>7.7389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19939" calcext:value-type="float">
            <text:p>7.819939</text:p>
          </table:table-cell>
          <table:table-cell office:value-type="float" office:value="7.8241" calcext:value-type="float">
            <text:p>7.8241</text:p>
          </table:table-cell>
          <table:table-cell office:value-type="float" office:value="7.811579" calcext:value-type="float">
            <text:p>7.811579</text:p>
          </table:table-cell>
          <table:table-cell office:value-type="float" office:value="7.81395" calcext:value-type="float">
            <text:p>7.81395</text:p>
          </table:table-cell>
          <table:table-cell office:value-type="float" office:value="7.804928" calcext:value-type="float">
            <text:p>7.804928</text:p>
          </table:table-cell>
          <table:table-cell table:formula="of:=AVERAGE([.D31:.H31])" office:value-type="float" office:value="7.8148992" calcext:value-type="float">
            <text:p>7.814899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3488" calcext:value-type="float">
            <text:p>28.673488</text:p>
          </table:table-cell>
          <table:table-cell office:value-type="float" office:value="28.656841" calcext:value-type="float">
            <text:p>28.656841</text:p>
          </table:table-cell>
          <table:table-cell office:value-type="float" office:value="28.648217" calcext:value-type="float">
            <text:p>28.648217</text:p>
          </table:table-cell>
          <table:table-cell office:value-type="float" office:value="28.668359" calcext:value-type="float">
            <text:p>28.668359</text:p>
          </table:table-cell>
          <table:table-cell office:value-type="float" office:value="28.649227" calcext:value-type="float">
            <text:p>28.649227</text:p>
          </table:table-cell>
          <table:table-cell table:formula="of:=AVERAGE([.D32:.H32])" office:value-type="float" office:value="28.6592264" calcext:value-type="float">
            <text:p>28.6592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728647" calcext:value-type="float">
            <text:p>14.728647</text:p>
          </table:table-cell>
          <table:table-cell office:value-type="float" office:value="14.702781" calcext:value-type="float">
            <text:p>14.702781</text:p>
          </table:table-cell>
          <table:table-cell office:value-type="float" office:value="14.6284" calcext:value-type="float">
            <text:p>14.6284</text:p>
          </table:table-cell>
          <table:table-cell office:value-type="float" office:value="14.797371" calcext:value-type="float">
            <text:p>14.797371</text:p>
          </table:table-cell>
          <table:table-cell office:value-type="float" office:value="14.583259" calcext:value-type="float">
            <text:p>14.583259</text:p>
          </table:table-cell>
          <table:table-cell table:formula="of:=AVERAGE([.D33:.H33])" office:value-type="float" office:value="14.6880916" calcext:value-type="float">
            <text:p>14.6880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23632" calcext:value-type="float">
            <text:p>14.723632</text:p>
          </table:table-cell>
          <table:table-cell office:value-type="float" office:value="14.699911" calcext:value-type="float">
            <text:p>14.699911</text:p>
          </table:table-cell>
          <table:table-cell office:value-type="float" office:value="14.726412" calcext:value-type="float">
            <text:p>14.726412</text:p>
          </table:table-cell>
          <table:table-cell office:value-type="float" office:value="14.737168" calcext:value-type="float">
            <text:p>14.737168</text:p>
          </table:table-cell>
          <table:table-cell office:value-type="float" office:value="14.669315" calcext:value-type="float">
            <text:p>14.669315</text:p>
          </table:table-cell>
          <table:table-cell table:formula="of:=AVERAGE([.D34:.H34])" office:value-type="float" office:value="14.7112876" calcext:value-type="float">
            <text:p>14.7112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61547" calcext:value-type="float">
            <text:p>7.761547</text:p>
          </table:table-cell>
          <table:table-cell office:value-type="float" office:value="7.837008" calcext:value-type="float">
            <text:p>7.837008</text:p>
          </table:table-cell>
          <table:table-cell office:value-type="float" office:value="7.784172" calcext:value-type="float">
            <text:p>7.784172</text:p>
          </table:table-cell>
          <table:table-cell office:value-type="float" office:value="7.820711" calcext:value-type="float">
            <text:p>7.820711</text:p>
          </table:table-cell>
          <table:table-cell office:value-type="float" office:value="7.717484" calcext:value-type="float">
            <text:p>7.717484</text:p>
          </table:table-cell>
          <table:table-cell table:formula="of:=AVERAGE([.D35:.H35])" office:value-type="float" office:value="7.7841844" calcext:value-type="float">
            <text:p>7.7841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51911" calcext:value-type="float">
            <text:p>7.551911</text:p>
          </table:table-cell>
          <table:table-cell office:value-type="float" office:value="7.562347" calcext:value-type="float">
            <text:p>7.562347</text:p>
          </table:table-cell>
          <table:table-cell office:value-type="float" office:value="7.579163" calcext:value-type="float">
            <text:p>7.579163</text:p>
          </table:table-cell>
          <table:table-cell office:value-type="float" office:value="7.594759" calcext:value-type="float">
            <text:p>7.594759</text:p>
          </table:table-cell>
          <table:table-cell office:value-type="float" office:value="7.56865" calcext:value-type="float">
            <text:p>7.56865</text:p>
          </table:table-cell>
          <table:table-cell table:formula="of:=AVERAGE([.D36:.H36])" office:value-type="float" office:value="7.571366" calcext:value-type="float">
            <text:p>7.571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49054" calcext:value-type="float">
            <text:p>7.849054</text:p>
          </table:table-cell>
          <table:table-cell office:value-type="float" office:value="7.804442" calcext:value-type="float">
            <text:p>7.804442</text:p>
          </table:table-cell>
          <table:table-cell office:value-type="float" office:value="7.802001" calcext:value-type="float">
            <text:p>7.802001</text:p>
          </table:table-cell>
          <table:table-cell office:value-type="float" office:value="7.807401" calcext:value-type="float">
            <text:p>7.807401</text:p>
          </table:table-cell>
          <table:table-cell office:value-type="float" office:value="7.804093" calcext:value-type="float">
            <text:p>7.804093</text:p>
          </table:table-cell>
          <table:table-cell table:formula="of:=AVERAGE([.D37:.H37])" office:value-type="float" office:value="7.8133982" calcext:value-type="float">
            <text:p>7.813398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02309" calcext:value-type="float">
            <text:p>1.802309</text:p>
          </table:table-cell>
          <table:table-cell office:value-type="float" office:value="1.777661" calcext:value-type="float">
            <text:p>1.777661</text:p>
          </table:table-cell>
          <table:table-cell office:value-type="float" office:value="1.763559" calcext:value-type="float">
            <text:p>1.763559</text:p>
          </table:table-cell>
          <table:table-cell office:value-type="float" office:value="1.782215" calcext:value-type="float">
            <text:p>1.782215</text:p>
          </table:table-cell>
          <table:table-cell office:value-type="float" office:value="1.775708" calcext:value-type="float">
            <text:p>1.775708</text:p>
          </table:table-cell>
          <table:table-cell table:formula="of:=AVERAGE([.D38:.H38])" office:value-type="float" office:value="1.7802904" calcext:value-type="float">
            <text:p>1.7802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8593" calcext:value-type="float">
            <text:p>1.008593</text:p>
          </table:table-cell>
          <table:table-cell office:value-type="float" office:value="0.959773" calcext:value-type="float">
            <text:p>0.959773</text:p>
          </table:table-cell>
          <table:table-cell office:value-type="float" office:value="0.967232" calcext:value-type="float">
            <text:p>0.967232</text:p>
          </table:table-cell>
          <table:table-cell office:value-type="float" office:value="0.954941" calcext:value-type="float">
            <text:p>0.954941</text:p>
          </table:table-cell>
          <table:table-cell office:value-type="float" office:value="0.96288" calcext:value-type="float">
            <text:p>0.96288</text:p>
          </table:table-cell>
          <table:table-cell table:formula="of:=AVERAGE([.D39:.H39])" office:value-type="float" office:value="0.9706838" calcext:value-type="float">
            <text:p>0.9706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4551" calcext:value-type="float">
            <text:p>1.004551</text:p>
          </table:table-cell>
          <table:table-cell office:value-type="float" office:value="0.994058" calcext:value-type="float">
            <text:p>0.994058</text:p>
          </table:table-cell>
          <table:table-cell office:value-type="float" office:value="0.999256" calcext:value-type="float">
            <text:p>0.999256</text:p>
          </table:table-cell>
          <table:table-cell office:value-type="float" office:value="0.989745" calcext:value-type="float">
            <text:p>0.989745</text:p>
          </table:table-cell>
          <table:table-cell office:value-type="float" office:value="0.999172" calcext:value-type="float">
            <text:p>0.999172</text:p>
          </table:table-cell>
          <table:table-cell table:formula="of:=AVERAGE([.D40:.H40])" office:value-type="float" office:value="0.9973564" calcext:value-type="float">
            <text:p>0.9973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8106" calcext:value-type="float">
            <text:p>0.598106</text:p>
          </table:table-cell>
          <table:table-cell office:value-type="float" office:value="0.57357" calcext:value-type="float">
            <text:p>0.57357</text:p>
          </table:table-cell>
          <table:table-cell office:value-type="float" office:value="0.57167" calcext:value-type="float">
            <text:p>0.57167</text:p>
          </table:table-cell>
          <table:table-cell office:value-type="float" office:value="0.573325" calcext:value-type="float">
            <text:p>0.573325</text:p>
          </table:table-cell>
          <table:table-cell office:value-type="float" office:value="0.574032" calcext:value-type="float">
            <text:p>0.574032</text:p>
          </table:table-cell>
          <table:table-cell table:formula="of:=AVERAGE([.D41:.H41])" office:value-type="float" office:value="0.5781406" calcext:value-type="float">
            <text:p>0.578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7091" calcext:value-type="float">
            <text:p>0.577091</text:p>
          </table:table-cell>
          <table:table-cell office:value-type="float" office:value="0.576236" calcext:value-type="float">
            <text:p>0.576236</text:p>
          </table:table-cell>
          <table:table-cell office:value-type="float" office:value="0.574282" calcext:value-type="float">
            <text:p>0.574282</text:p>
          </table:table-cell>
          <table:table-cell office:value-type="float" office:value="0.556968" calcext:value-type="float">
            <text:p>0.556968</text:p>
          </table:table-cell>
          <table:table-cell office:value-type="float" office:value="0.557151" calcext:value-type="float">
            <text:p>0.557151</text:p>
          </table:table-cell>
          <table:table-cell table:formula="of:=AVERAGE([.D42:.H42])" office:value-type="float" office:value="0.5683456" calcext:value-type="float">
            <text:p>0.5683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1927" calcext:value-type="float">
            <text:p>0.581927</text:p>
          </table:table-cell>
          <table:table-cell office:value-type="float" office:value="0.573421" calcext:value-type="float">
            <text:p>0.573421</text:p>
          </table:table-cell>
          <table:table-cell office:value-type="float" office:value="0.613504" calcext:value-type="float">
            <text:p>0.613504</text:p>
          </table:table-cell>
          <table:table-cell office:value-type="float" office:value="0.581209" calcext:value-type="float">
            <text:p>0.581209</text:p>
          </table:table-cell>
          <table:table-cell office:value-type="float" office:value="0.567001" calcext:value-type="float">
            <text:p>0.567001</text:p>
          </table:table-cell>
          <table:table-cell table:formula="of:=AVERAGE([.D43:.H43])" office:value-type="float" office:value="0.5834124" calcext:value-type="float">
            <text:p>0.583412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50195" calcext:value-type="float">
            <text:p>1.350195</text:p>
          </table:table-cell>
          <table:table-cell office:value-type="float" office:value="1.344738" calcext:value-type="float">
            <text:p>1.344738</text:p>
          </table:table-cell>
          <table:table-cell office:value-type="float" office:value="1.345582" calcext:value-type="float">
            <text:p>1.345582</text:p>
          </table:table-cell>
          <table:table-cell office:value-type="float" office:value="1.334459" calcext:value-type="float">
            <text:p>1.334459</text:p>
          </table:table-cell>
          <table:table-cell office:value-type="float" office:value="1.341021" calcext:value-type="float">
            <text:p>1.341021</text:p>
          </table:table-cell>
          <table:table-cell table:formula="of:=AVERAGE([.D44:.H44])" office:value-type="float" office:value="1.343199" calcext:value-type="float">
            <text:p>1.343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84825" calcext:value-type="float">
            <text:p>0.784825</text:p>
          </table:table-cell>
          <table:table-cell office:value-type="float" office:value="0.740991" calcext:value-type="float">
            <text:p>0.740991</text:p>
          </table:table-cell>
          <table:table-cell office:value-type="float" office:value="0.739966" calcext:value-type="float">
            <text:p>0.739966</text:p>
          </table:table-cell>
          <table:table-cell office:value-type="float" office:value="0.735749" calcext:value-type="float">
            <text:p>0.735749</text:p>
          </table:table-cell>
          <table:table-cell office:value-type="float" office:value="0.745284" calcext:value-type="float">
            <text:p>0.745284</text:p>
          </table:table-cell>
          <table:table-cell table:formula="of:=AVERAGE([.D45:.H45])" office:value-type="float" office:value="0.749363" calcext:value-type="float">
            <text:p>0.749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635" calcext:value-type="float">
            <text:p>0.766635</text:p>
          </table:table-cell>
          <table:table-cell office:value-type="float" office:value="0.755445" calcext:value-type="float">
            <text:p>0.755445</text:p>
          </table:table-cell>
          <table:table-cell office:value-type="float" office:value="0.767673" calcext:value-type="float">
            <text:p>0.767673</text:p>
          </table:table-cell>
          <table:table-cell office:value-type="float" office:value="0.768296" calcext:value-type="float">
            <text:p>0.768296</text:p>
          </table:table-cell>
          <table:table-cell office:value-type="float" office:value="0.766097" calcext:value-type="float">
            <text:p>0.766097</text:p>
          </table:table-cell>
          <table:table-cell table:formula="of:=AVERAGE([.D46:.H46])" office:value-type="float" office:value="0.7648292" calcext:value-type="float">
            <text:p>0.7648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74222" calcext:value-type="float">
            <text:p>0.474222</text:p>
          </table:table-cell>
          <table:table-cell office:value-type="float" office:value="0.450139" calcext:value-type="float">
            <text:p>0.450139</text:p>
          </table:table-cell>
          <table:table-cell office:value-type="float" office:value="0.450109" calcext:value-type="float">
            <text:p>0.450109</text:p>
          </table:table-cell>
          <table:table-cell office:value-type="float" office:value="0.448834" calcext:value-type="float">
            <text:p>0.448834</text:p>
          </table:table-cell>
          <table:table-cell office:value-type="float" office:value="0.450281" calcext:value-type="float">
            <text:p>0.450281</text:p>
          </table:table-cell>
          <table:table-cell table:formula="of:=AVERAGE([.D47:.H47])" office:value-type="float" office:value="0.454717" calcext:value-type="float">
            <text:p>0.454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08" calcext:value-type="float">
            <text:p>0.450008</text:p>
          </table:table-cell>
          <table:table-cell office:value-type="float" office:value="0.455431" calcext:value-type="float">
            <text:p>0.455431</text:p>
          </table:table-cell>
          <table:table-cell office:value-type="float" office:value="0.442942" calcext:value-type="float">
            <text:p>0.442942</text:p>
          </table:table-cell>
          <table:table-cell office:value-type="float" office:value="0.455706" calcext:value-type="float">
            <text:p>0.455706</text:p>
          </table:table-cell>
          <table:table-cell office:value-type="float" office:value="0.436471" calcext:value-type="float">
            <text:p>0.436471</text:p>
          </table:table-cell>
          <table:table-cell table:formula="of:=AVERAGE([.D48:.H48])" office:value-type="float" office:value="0.4481116" calcext:value-type="float">
            <text:p>0.4481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2393" calcext:value-type="float">
            <text:p>0.452393</text:p>
          </table:table-cell>
          <table:table-cell office:value-type="float" office:value="0.488899" calcext:value-type="float">
            <text:p>0.488899</text:p>
          </table:table-cell>
          <table:table-cell office:value-type="float" office:value="0.463922" calcext:value-type="float">
            <text:p>0.463922</text:p>
          </table:table-cell>
          <table:table-cell office:value-type="float" office:value="0.493386" calcext:value-type="float">
            <text:p>0.493386</text:p>
          </table:table-cell>
          <table:table-cell office:value-type="float" office:value="0.458674" calcext:value-type="float">
            <text:p>0.458674</text:p>
          </table:table-cell>
          <table:table-cell table:formula="of:=AVERAGE([.D49:.H49])" office:value-type="float" office:value="0.4714548" calcext:value-type="float">
            <text:p>0.4714548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35" calcext:value-type="float">
            <text:p>28.662335</text:p>
          </table:table-cell>
          <table:table-cell office:value-type="float" office:value="28.615037" calcext:value-type="float">
            <text:p>28.615037</text:p>
          </table:table-cell>
          <table:table-cell office:value-type="float" office:value="28.605615" calcext:value-type="float">
            <text:p>28.605615</text:p>
          </table:table-cell>
          <table:table-cell office:value-type="float" office:value="28.858101" calcext:value-type="float">
            <text:p>28.858101</text:p>
          </table:table-cell>
          <table:table-cell office:value-type="float" office:value="29.51581" calcext:value-type="float">
            <text:p>29.51581</text:p>
          </table:table-cell>
          <table:table-cell table:formula="of:=AVERAGE([.D50:.H50])" office:value-type="float" office:value="28.8513796" calcext:value-type="float">
            <text:p>28.851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5.140389" calcext:value-type="float">
            <text:p>15.140389</text:p>
          </table:table-cell>
          <table:table-cell office:value-type="float" office:value="15.156813" calcext:value-type="float">
            <text:p>15.156813</text:p>
          </table:table-cell>
          <table:table-cell office:value-type="float" office:value="14.904833" calcext:value-type="float">
            <text:p>14.904833</text:p>
          </table:table-cell>
          <table:table-cell office:value-type="float" office:value="14.87743" calcext:value-type="float">
            <text:p>14.87743</text:p>
          </table:table-cell>
          <table:table-cell office:value-type="float" office:value="14.878826" calcext:value-type="float">
            <text:p>14.878826</text:p>
          </table:table-cell>
          <table:table-cell table:formula="of:=AVERAGE([.D51:.H51])" office:value-type="float" office:value="14.9916582" calcext:value-type="float">
            <text:p>14.9916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92386" calcext:value-type="float">
            <text:p>15.192386</text:p>
          </table:table-cell>
          <table:table-cell office:value-type="float" office:value="15.187" calcext:value-type="float">
            <text:p>15.187</text:p>
          </table:table-cell>
          <table:table-cell office:value-type="float" office:value="15.19191" calcext:value-type="float">
            <text:p>15.19191</text:p>
          </table:table-cell>
          <table:table-cell office:value-type="float" office:value="15.308549" calcext:value-type="float">
            <text:p>15.308549</text:p>
          </table:table-cell>
          <table:table-cell office:value-type="float" office:value="15.195565" calcext:value-type="float">
            <text:p>15.195565</text:p>
          </table:table-cell>
          <table:table-cell table:formula="of:=AVERAGE([.D52:.H52])" office:value-type="float" office:value="15.215082" calcext:value-type="float">
            <text:p>15.215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1931" calcext:value-type="float">
            <text:p>7.791931</text:p>
          </table:table-cell>
          <table:table-cell office:value-type="float" office:value="7.803026" calcext:value-type="float">
            <text:p>7.803026</text:p>
          </table:table-cell>
          <table:table-cell office:value-type="float" office:value="7.810237" calcext:value-type="float">
            <text:p>7.810237</text:p>
          </table:table-cell>
          <table:table-cell office:value-type="float" office:value="7.81526" calcext:value-type="float">
            <text:p>7.81526</text:p>
          </table:table-cell>
          <table:table-cell office:value-type="float" office:value="7.798605" calcext:value-type="float">
            <text:p>7.798605</text:p>
          </table:table-cell>
          <table:table-cell table:formula="of:=AVERAGE([.D53:.H53])" office:value-type="float" office:value="7.8038118" calcext:value-type="float">
            <text:p>7.803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898" calcext:value-type="float">
            <text:p>7.806898</text:p>
          </table:table-cell>
          <table:table-cell office:value-type="float" office:value="7.792358" calcext:value-type="float">
            <text:p>7.792358</text:p>
          </table:table-cell>
          <table:table-cell office:value-type="float" office:value="7.802046" calcext:value-type="float">
            <text:p>7.802046</text:p>
          </table:table-cell>
          <table:table-cell office:value-type="float" office:value="7.797744" calcext:value-type="float">
            <text:p>7.797744</text:p>
          </table:table-cell>
          <table:table-cell office:value-type="float" office:value="7.814097" calcext:value-type="float">
            <text:p>7.814097</text:p>
          </table:table-cell>
          <table:table-cell table:formula="of:=AVERAGE([.D54:.H54])" office:value-type="float" office:value="7.8026286" calcext:value-type="float">
            <text:p>7.8026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9331" calcext:value-type="float">
            <text:p>7.779331</text:p>
          </table:table-cell>
          <table:table-cell office:value-type="float" office:value="7.808054" calcext:value-type="float">
            <text:p>7.808054</text:p>
          </table:table-cell>
          <table:table-cell office:value-type="float" office:value="7.805746" calcext:value-type="float">
            <text:p>7.805746</text:p>
          </table:table-cell>
          <table:table-cell office:value-type="float" office:value="7.794468" calcext:value-type="float">
            <text:p>7.794468</text:p>
          </table:table-cell>
          <table:table-cell office:value-type="float" office:value="7.838976" calcext:value-type="float">
            <text:p>7.838976</text:p>
          </table:table-cell>
          <table:table-cell table:formula="of:=AVERAGE([.D55:.H55])" office:value-type="float" office:value="7.805315" calcext:value-type="float">
            <text:p>7.80531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25376" calcext:value-type="float">
            <text:p>28.625376</text:p>
          </table:table-cell>
          <table:table-cell office:value-type="float" office:value="28.594802" calcext:value-type="float">
            <text:p>28.594802</text:p>
          </table:table-cell>
          <table:table-cell office:value-type="float" office:value="28.598784" calcext:value-type="float">
            <text:p>28.598784</text:p>
          </table:table-cell>
          <table:table-cell office:value-type="float" office:value="28.599603" calcext:value-type="float">
            <text:p>28.599603</text:p>
          </table:table-cell>
          <table:table-cell office:value-type="float" office:value="28.626715" calcext:value-type="float">
            <text:p>28.626715</text:p>
          </table:table-cell>
          <table:table-cell table:formula="of:=AVERAGE([.D56:.H56])" office:value-type="float" office:value="28.609056" calcext:value-type="float">
            <text:p>28.609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23818" calcext:value-type="float">
            <text:p>14.923818</text:p>
          </table:table-cell>
          <table:table-cell office:value-type="float" office:value="14.883533" calcext:value-type="float">
            <text:p>14.883533</text:p>
          </table:table-cell>
          <table:table-cell office:value-type="float" office:value="14.889198" calcext:value-type="float">
            <text:p>14.889198</text:p>
          </table:table-cell>
          <table:table-cell office:value-type="float" office:value="14.884257" calcext:value-type="float">
            <text:p>14.884257</text:p>
          </table:table-cell>
          <table:table-cell office:value-type="float" office:value="14.888289" calcext:value-type="float">
            <text:p>14.888289</text:p>
          </table:table-cell>
          <table:table-cell table:formula="of:=AVERAGE([.D57:.H57])" office:value-type="float" office:value="14.893819" calcext:value-type="float">
            <text:p>14.893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2202" calcext:value-type="float">
            <text:p>14.92202</text:p>
          </table:table-cell>
          <table:table-cell office:value-type="float" office:value="15.003546" calcext:value-type="float">
            <text:p>15.003546</text:p>
          </table:table-cell>
          <table:table-cell office:value-type="float" office:value="14.950942" calcext:value-type="float">
            <text:p>14.950942</text:p>
          </table:table-cell>
          <table:table-cell office:value-type="float" office:value="14.947294" calcext:value-type="float">
            <text:p>14.947294</text:p>
          </table:table-cell>
          <table:table-cell office:value-type="float" office:value="15.021079" calcext:value-type="float">
            <text:p>15.021079</text:p>
          </table:table-cell>
          <table:table-cell table:formula="of:=AVERAGE([.D58:.H58])" office:value-type="float" office:value="14.9689762" calcext:value-type="float">
            <text:p>14.9689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5291" calcext:value-type="float">
            <text:p>7.835291</text:p>
          </table:table-cell>
          <table:table-cell office:value-type="float" office:value="7.809813" calcext:value-type="float">
            <text:p>7.809813</text:p>
          </table:table-cell>
          <table:table-cell office:value-type="float" office:value="7.79728" calcext:value-type="float">
            <text:p>7.79728</text:p>
          </table:table-cell>
          <table:table-cell office:value-type="float" office:value="7.827805" calcext:value-type="float">
            <text:p>7.827805</text:p>
          </table:table-cell>
          <table:table-cell office:value-type="float" office:value="7.798069" calcext:value-type="float">
            <text:p>7.798069</text:p>
          </table:table-cell>
          <table:table-cell table:formula="of:=AVERAGE([.D59:.H59])" office:value-type="float" office:value="7.8136516" calcext:value-type="float">
            <text:p>7.8136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1817" calcext:value-type="float">
            <text:p>7.821817</text:p>
          </table:table-cell>
          <table:table-cell office:value-type="float" office:value="7.813566" calcext:value-type="float">
            <text:p>7.813566</text:p>
          </table:table-cell>
          <table:table-cell office:value-type="float" office:value="7.809769" calcext:value-type="float">
            <text:p>7.809769</text:p>
          </table:table-cell>
          <table:table-cell office:value-type="float" office:value="7.802692" calcext:value-type="float">
            <text:p>7.802692</text:p>
          </table:table-cell>
          <table:table-cell office:value-type="float" office:value="7.807014" calcext:value-type="float">
            <text:p>7.807014</text:p>
          </table:table-cell>
          <table:table-cell table:formula="of:=AVERAGE([.D60:.H60])" office:value-type="float" office:value="7.8109716" calcext:value-type="float">
            <text:p>7.8109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2484" calcext:value-type="float">
            <text:p>7.782484</text:p>
          </table:table-cell>
          <table:table-cell office:value-type="float" office:value="7.804584" calcext:value-type="float">
            <text:p>7.804584</text:p>
          </table:table-cell>
          <table:table-cell office:value-type="float" office:value="7.791166" calcext:value-type="float">
            <text:p>7.791166</text:p>
          </table:table-cell>
          <table:table-cell office:value-type="float" office:value="7.832001" calcext:value-type="float">
            <text:p>7.832001</text:p>
          </table:table-cell>
          <table:table-cell office:value-type="float" office:value="7.789411" calcext:value-type="float">
            <text:p>7.789411</text:p>
          </table:table-cell>
          <table:table-cell table:formula="of:=AVERAGE([.D61:.H61])" office:value-type="float" office:value="7.7999292" calcext:value-type="float">
            <text:p>7.799929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21526" calcext:value-type="float">
            <text:p>1.821526</text:p>
          </table:table-cell>
          <table:table-cell office:value-type="float" office:value="1.780315" calcext:value-type="float">
            <text:p>1.780315</text:p>
          </table:table-cell>
          <table:table-cell office:value-type="float" office:value="1.748272" calcext:value-type="float">
            <text:p>1.748272</text:p>
          </table:table-cell>
          <table:table-cell office:value-type="float" office:value="1.790019" calcext:value-type="float">
            <text:p>1.790019</text:p>
          </table:table-cell>
          <table:table-cell office:value-type="float" office:value="1.787979" calcext:value-type="float">
            <text:p>1.787979</text:p>
          </table:table-cell>
          <table:table-cell table:formula="of:=AVERAGE([.D62:.H62])" office:value-type="float" office:value="1.7856222" calcext:value-type="float">
            <text:p>1.7856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8394" calcext:value-type="float">
            <text:p>0.968394</text:p>
          </table:table-cell>
          <table:table-cell office:value-type="float" office:value="0.971599" calcext:value-type="float">
            <text:p>0.971599</text:p>
          </table:table-cell>
          <table:table-cell office:value-type="float" office:value="0.967431" calcext:value-type="float">
            <text:p>0.967431</text:p>
          </table:table-cell>
          <table:table-cell office:value-type="float" office:value="0.965071" calcext:value-type="float">
            <text:p>0.965071</text:p>
          </table:table-cell>
          <table:table-cell office:value-type="float" office:value="0.952821" calcext:value-type="float">
            <text:p>0.952821</text:p>
          </table:table-cell>
          <table:table-cell table:formula="of:=AVERAGE([.D63:.H63])" office:value-type="float" office:value="0.9650632" calcext:value-type="float">
            <text:p>0.9650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8192" calcext:value-type="float">
            <text:p>1.00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8306" calcext:value-type="float">
            <text:p>1.008306</text:p>
          </table:table-cell>
          <table:table-cell office:value-type="float" office:value="0.994331" calcext:value-type="float">
            <text:p>0.994331</text:p>
          </table:table-cell>
          <table:table-cell office:value-type="float" office:value="1.006563" calcext:value-type="float">
            <text:p>1.006563</text:p>
          </table:table-cell>
          <table:table-cell table:formula="of:=AVERAGE([.D64:.H64])" office:value-type="float" office:value="1.0034708" calcext:value-type="float">
            <text:p>1.0034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1987" calcext:value-type="float">
            <text:p>0.571987</text:p>
          </table:table-cell>
          <table:table-cell office:value-type="float" office:value="0.571788" calcext:value-type="float">
            <text:p>0.571788</text:p>
          </table:table-cell>
          <table:table-cell office:value-type="float" office:value="0.572809" calcext:value-type="float">
            <text:p>0.572809</text:p>
          </table:table-cell>
          <table:table-cell office:value-type="float" office:value="0.615739" calcext:value-type="float">
            <text:p>0.615739</text:p>
          </table:table-cell>
          <table:table-cell office:value-type="float" office:value="0.572903" calcext:value-type="float">
            <text:p>0.572903</text:p>
          </table:table-cell>
          <table:table-cell table:formula="of:=AVERAGE([.D65:.H65])" office:value-type="float" office:value="0.5810452" calcext:value-type="float">
            <text:p>0.581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0249" calcext:value-type="float">
            <text:p>0.580249</text:p>
          </table:table-cell>
          <table:table-cell office:value-type="float" office:value="0.576979" calcext:value-type="float">
            <text:p>0.576979</text:p>
          </table:table-cell>
          <table:table-cell office:value-type="float" office:value="0.570641" calcext:value-type="float">
            <text:p>0.570641</text:p>
          </table:table-cell>
          <table:table-cell office:value-type="float" office:value="0.578394" calcext:value-type="float">
            <text:p>0.578394</text:p>
          </table:table-cell>
          <table:table-cell office:value-type="float" office:value="0.576269" calcext:value-type="float">
            <text:p>0.576269</text:p>
          </table:table-cell>
          <table:table-cell table:formula="of:=AVERAGE([.D66:.H66])" office:value-type="float" office:value="0.5765064" calcext:value-type="float">
            <text:p>0.5765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083" calcext:value-type="float">
            <text:p>0.59083</text:p>
          </table:table-cell>
          <table:table-cell office:value-type="float" office:value="0.588205" calcext:value-type="float">
            <text:p>0.588205</text:p>
          </table:table-cell>
          <table:table-cell office:value-type="float" office:value="0.570574" calcext:value-type="float">
            <text:p>0.570574</text:p>
          </table:table-cell>
          <table:table-cell office:value-type="float" office:value="0.585032" calcext:value-type="float">
            <text:p>0.585032</text:p>
          </table:table-cell>
          <table:table-cell office:value-type="float" office:value="0.608977" calcext:value-type="float">
            <text:p>0.608977</text:p>
          </table:table-cell>
          <table:table-cell table:formula="of:=AVERAGE([.D67:.H67])" office:value-type="float" office:value="0.5887236" calcext:value-type="float">
            <text:p>0.588723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33186" calcext:value-type="float">
            <text:p>1.33186</text:p>
          </table:table-cell>
          <table:table-cell office:value-type="float" office:value="1.315931" calcext:value-type="float">
            <text:p>1.315931</text:p>
          </table:table-cell>
          <table:table-cell office:value-type="float" office:value="1.327606" calcext:value-type="float">
            <text:p>1.327606</text:p>
          </table:table-cell>
          <table:table-cell office:value-type="float" office:value="1.324695" calcext:value-type="float">
            <text:p>1.324695</text:p>
          </table:table-cell>
          <table:table-cell table:formula="of:=AVERAGE([.D68:.H68])" office:value-type="float" office:value="1.3335076" calcext:value-type="float">
            <text:p>1.3335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8348" calcext:value-type="float">
            <text:p>0.738348</text:p>
          </table:table-cell>
          <table:table-cell office:value-type="float" office:value="0.732521" calcext:value-type="float">
            <text:p>0.732521</text:p>
          </table:table-cell>
          <table:table-cell office:value-type="float" office:value="0.729942" calcext:value-type="float">
            <text:p>0.729942</text:p>
          </table:table-cell>
          <table:table-cell office:value-type="float" office:value="0.733653" calcext:value-type="float">
            <text:p>0.733653</text:p>
          </table:table-cell>
          <table:table-cell office:value-type="float" office:value="0.734662" calcext:value-type="float">
            <text:p>0.734662</text:p>
          </table:table-cell>
          <table:table-cell table:formula="of:=AVERAGE([.D69:.H69])" office:value-type="float" office:value="0.7338252" calcext:value-type="float">
            <text:p>0.7338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128" calcext:value-type="float">
            <text:p>0.764128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6227" calcext:value-type="float">
            <text:p>0.766227</text:p>
          </table:table-cell>
          <table:table-cell office:value-type="float" office:value="0.766348" calcext:value-type="float">
            <text:p>0.766348</text:p>
          </table:table-cell>
          <table:table-cell office:value-type="float" office:value="0.75337" calcext:value-type="float">
            <text:p>0.75337</text:p>
          </table:table-cell>
          <table:table-cell table:formula="of:=AVERAGE([.D70:.H70])" office:value-type="float" office:value="0.7623346" calcext:value-type="float">
            <text:p>0.7623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4266" calcext:value-type="float">
            <text:p>0.464266</text:p>
          </table:table-cell>
          <table:table-cell office:value-type="float" office:value="0.450957" calcext:value-type="float">
            <text:p>0.450957</text:p>
          </table:table-cell>
          <table:table-cell office:value-type="float" office:value="0.450261" calcext:value-type="float">
            <text:p>0.450261</text:p>
          </table:table-cell>
          <table:table-cell office:value-type="float" office:value="0.449004" calcext:value-type="float">
            <text:p>0.449004</text:p>
          </table:table-cell>
          <table:table-cell office:value-type="float" office:value="0.453239" calcext:value-type="float">
            <text:p>0.453239</text:p>
          </table:table-cell>
          <table:table-cell table:formula="of:=AVERAGE([.D71:.H71])" office:value-type="float" office:value="0.4535454" calcext:value-type="float">
            <text:p>0.4535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2301" calcext:value-type="float">
            <text:p>0.452301</text:p>
          </table:table-cell>
          <table:table-cell office:value-type="float" office:value="0.459678" calcext:value-type="float">
            <text:p>0.459678</text:p>
          </table:table-cell>
          <table:table-cell office:value-type="float" office:value="0.456457" calcext:value-type="float">
            <text:p>0.456457</text:p>
          </table:table-cell>
          <table:table-cell office:value-type="float" office:value="0.547142" calcext:value-type="float">
            <text:p>0.547142</text:p>
          </table:table-cell>
          <table:table-cell office:value-type="float" office:value="0.487375" calcext:value-type="float">
            <text:p>0.487375</text:p>
          </table:table-cell>
          <table:table-cell table:formula="of:=AVERAGE([.D72:.H72])" office:value-type="float" office:value="0.4805906" calcext:value-type="float">
            <text:p>0.4805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9503" calcext:value-type="float">
            <text:p>0.459503</text:p>
          </table:table-cell>
          <table:table-cell office:value-type="float" office:value="0.456905" calcext:value-type="float">
            <text:p>0.456905</text:p>
          </table:table-cell>
          <table:table-cell office:value-type="float" office:value="0.449922" calcext:value-type="float">
            <text:p>0.449922</text:p>
          </table:table-cell>
          <table:table-cell office:value-type="float" office:value="0.488476" calcext:value-type="float">
            <text:p>0.488476</text:p>
          </table:table-cell>
          <table:table-cell office:value-type="float" office:value="0.449886" calcext:value-type="float">
            <text:p>0.449886</text:p>
          </table:table-cell>
          <table:table-cell table:formula="of:=AVERAGE([.D73:.H73])" office:value-type="float" office:value="0.4609384" calcext:value-type="float">
            <text:p>0.460938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54527" calcext:value-type="float">
            <text:p>28.654527</text:p>
          </table:table-cell>
          <table:table-cell office:value-type="float" office:value="28.743946" calcext:value-type="float">
            <text:p>28.743946</text:p>
          </table:table-cell>
          <table:table-cell office:value-type="float" office:value="28.700286" calcext:value-type="float">
            <text:p>28.700286</text:p>
          </table:table-cell>
          <table:table-cell office:value-type="float" office:value="28.74043" calcext:value-type="float">
            <text:p>28.74043</text:p>
          </table:table-cell>
          <table:table-cell office:value-type="float" office:value="28.692129" calcext:value-type="float">
            <text:p>28.692129</text:p>
          </table:table-cell>
          <table:table-cell table:formula="of:=AVERAGE([.D74:.H74])" office:value-type="float" office:value="28.7062636" calcext:value-type="float">
            <text:p>28.7062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4825" calcext:value-type="float">
            <text:p>14.614825</text:p>
          </table:table-cell>
          <table:table-cell office:value-type="float" office:value="14.437779" calcext:value-type="float">
            <text:p>14.437779</text:p>
          </table:table-cell>
          <table:table-cell office:value-type="float" office:value="14.43362" calcext:value-type="float">
            <text:p>14.43362</text:p>
          </table:table-cell>
          <table:table-cell office:value-type="float" office:value="14.590687" calcext:value-type="float">
            <text:p>14.590687</text:p>
          </table:table-cell>
          <table:table-cell office:value-type="float" office:value="14.621788" calcext:value-type="float">
            <text:p>14.621788</text:p>
          </table:table-cell>
          <table:table-cell table:formula="of:=AVERAGE([.D75:.H75])" office:value-type="float" office:value="14.5397398" calcext:value-type="float">
            <text:p>14.539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19882" calcext:value-type="float">
            <text:p>14.719882</text:p>
          </table:table-cell>
          <table:table-cell office:value-type="float" office:value="14.724597" calcext:value-type="float">
            <text:p>14.724597</text:p>
          </table:table-cell>
          <table:table-cell office:value-type="float" office:value="14.742429" calcext:value-type="float">
            <text:p>14.742429</text:p>
          </table:table-cell>
          <table:table-cell office:value-type="float" office:value="14.738129" calcext:value-type="float">
            <text:p>14.738129</text:p>
          </table:table-cell>
          <table:table-cell office:value-type="float" office:value="14.774895" calcext:value-type="float">
            <text:p>14.774895</text:p>
          </table:table-cell>
          <table:table-cell table:formula="of:=AVERAGE([.D76:.H76])" office:value-type="float" office:value="14.7399864" calcext:value-type="float">
            <text:p>14.7399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68807" calcext:value-type="float">
            <text:p>7.668807</text:p>
          </table:table-cell>
          <table:table-cell office:value-type="float" office:value="7.569099" calcext:value-type="float">
            <text:p>7.569099</text:p>
          </table:table-cell>
          <table:table-cell office:value-type="float" office:value="7.554331" calcext:value-type="float">
            <text:p>7.554331</text:p>
          </table:table-cell>
          <table:table-cell office:value-type="float" office:value="7.691279" calcext:value-type="float">
            <text:p>7.691279</text:p>
          </table:table-cell>
          <table:table-cell office:value-type="float" office:value="7.521646" calcext:value-type="float">
            <text:p>7.521646</text:p>
          </table:table-cell>
          <table:table-cell table:formula="of:=AVERAGE([.D77:.H77])" office:value-type="float" office:value="7.6010324" calcext:value-type="float">
            <text:p>7.601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774808" calcext:value-type="float">
            <text:p>7.774808</text:p>
          </table:table-cell>
          <table:table-cell office:value-type="float" office:value="7.577739" calcext:value-type="float">
            <text:p>7.577739</text:p>
          </table:table-cell>
          <table:table-cell office:value-type="float" office:value="7.742598" calcext:value-type="float">
            <text:p>7.742598</text:p>
          </table:table-cell>
          <table:table-cell office:value-type="float" office:value="7.601287" calcext:value-type="float">
            <text:p>7.601287</text:p>
          </table:table-cell>
          <table:table-cell office:value-type="float" office:value="7.781472" calcext:value-type="float">
            <text:p>7.781472</text:p>
          </table:table-cell>
          <table:table-cell table:formula="of:=AVERAGE([.D78:.H78])" office:value-type="float" office:value="7.6955808" calcext:value-type="float">
            <text:p>7.6955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3169" calcext:value-type="float">
            <text:p>7.773169</text:p>
          </table:table-cell>
          <table:table-cell office:value-type="float" office:value="7.575684" calcext:value-type="float">
            <text:p>7.575684</text:p>
          </table:table-cell>
          <table:table-cell office:value-type="float" office:value="7.573993" calcext:value-type="float">
            <text:p>7.573993</text:p>
          </table:table-cell>
          <table:table-cell office:value-type="float" office:value="7.657453" calcext:value-type="float">
            <text:p>7.657453</text:p>
          </table:table-cell>
          <table:table-cell office:value-type="float" office:value="7.596281" calcext:value-type="float">
            <text:p>7.596281</text:p>
          </table:table-cell>
          <table:table-cell table:formula="of:=AVERAGE([.D79:.H79])" office:value-type="float" office:value="7.635316" calcext:value-type="float">
            <text:p>7.63531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4478" calcext:value-type="float">
            <text:p>28.674478</text:p>
          </table:table-cell>
          <table:table-cell office:value-type="float" office:value="28.710222" calcext:value-type="float">
            <text:p>28.710222</text:p>
          </table:table-cell>
          <table:table-cell office:value-type="float" office:value="28.684089" calcext:value-type="float">
            <text:p>28.684089</text:p>
          </table:table-cell>
          <table:table-cell office:value-type="float" office:value="28.639486" calcext:value-type="float">
            <text:p>28.639486</text:p>
          </table:table-cell>
          <table:table-cell office:value-type="float" office:value="28.688517" calcext:value-type="float">
            <text:p>28.688517</text:p>
          </table:table-cell>
          <table:table-cell table:formula="of:=AVERAGE([.D80:.H80])" office:value-type="float" office:value="28.6793584" calcext:value-type="float">
            <text:p>28.6793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92199" calcext:value-type="float">
            <text:p>14.592199</text:p>
          </table:table-cell>
          <table:table-cell office:value-type="float" office:value="14.752119" calcext:value-type="float">
            <text:p>14.752119</text:p>
          </table:table-cell>
          <table:table-cell office:value-type="float" office:value="14.661687" calcext:value-type="float">
            <text:p>14.661687</text:p>
          </table:table-cell>
          <table:table-cell office:value-type="float" office:value="14.505704" calcext:value-type="float">
            <text:p>14.505704</text:p>
          </table:table-cell>
          <table:table-cell office:value-type="float" office:value="14.695049" calcext:value-type="float">
            <text:p>14.695049</text:p>
          </table:table-cell>
          <table:table-cell table:formula="of:=AVERAGE([.D81:.H81])" office:value-type="float" office:value="14.6413516" calcext:value-type="float">
            <text:p>14.641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36186" calcext:value-type="float">
            <text:p>14.736186</text:p>
          </table:table-cell>
          <table:table-cell office:value-type="float" office:value="14.746517" calcext:value-type="float">
            <text:p>14.746517</text:p>
          </table:table-cell>
          <table:table-cell office:value-type="float" office:value="14.690369" calcext:value-type="float">
            <text:p>14.690369</text:p>
          </table:table-cell>
          <table:table-cell office:value-type="float" office:value="14.698859" calcext:value-type="float">
            <text:p>14.698859</text:p>
          </table:table-cell>
          <table:table-cell office:value-type="float" office:value="14.706032" calcext:value-type="float">
            <text:p>14.706032</text:p>
          </table:table-cell>
          <table:table-cell table:formula="of:=AVERAGE([.D82:.H82])" office:value-type="float" office:value="14.7155926" calcext:value-type="float">
            <text:p>14.7155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02846" calcext:value-type="float">
            <text:p>7.602846</text:p>
          </table:table-cell>
          <table:table-cell office:value-type="float" office:value="7.701494" calcext:value-type="float">
            <text:p>7.701494</text:p>
          </table:table-cell>
          <table:table-cell office:value-type="float" office:value="7.556866" calcext:value-type="float">
            <text:p>7.556866</text:p>
          </table:table-cell>
          <table:table-cell office:value-type="float" office:value="7.539711" calcext:value-type="float">
            <text:p>7.539711</text:p>
          </table:table-cell>
          <table:table-cell office:value-type="float" office:value="7.55333" calcext:value-type="float">
            <text:p>7.55333</text:p>
          </table:table-cell>
          <table:table-cell table:formula="of:=AVERAGE([.D83:.H83])" office:value-type="float" office:value="7.5908494" calcext:value-type="float">
            <text:p>7.5908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88457" calcext:value-type="float">
            <text:p>7.588457</text:p>
          </table:table-cell>
          <table:table-cell office:value-type="float" office:value="7.591804" calcext:value-type="float">
            <text:p>7.591804</text:p>
          </table:table-cell>
          <table:table-cell office:value-type="float" office:value="7.519293" calcext:value-type="float">
            <text:p>7.519293</text:p>
          </table:table-cell>
          <table:table-cell office:value-type="float" office:value="7.543948" calcext:value-type="float">
            <text:p>7.543948</text:p>
          </table:table-cell>
          <table:table-cell office:value-type="float" office:value="7.56305" calcext:value-type="float">
            <text:p>7.56305</text:p>
          </table:table-cell>
          <table:table-cell table:formula="of:=AVERAGE([.D84:.H84])" office:value-type="float" office:value="7.5613104" calcext:value-type="float">
            <text:p>7.5613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6047" calcext:value-type="float">
            <text:p>7.786047</text:p>
          </table:table-cell>
          <table:table-cell office:value-type="float" office:value="7.680615" calcext:value-type="float">
            <text:p>7.680615</text:p>
          </table:table-cell>
          <table:table-cell office:value-type="float" office:value="7.610691" calcext:value-type="float">
            <text:p>7.610691</text:p>
          </table:table-cell>
          <table:table-cell office:value-type="float" office:value="7.686833" calcext:value-type="float">
            <text:p>7.686833</text:p>
          </table:table-cell>
          <table:table-cell office:value-type="float" office:value="7.592889" calcext:value-type="float">
            <text:p>7.592889</text:p>
          </table:table-cell>
          <table:table-cell table:formula="of:=AVERAGE([.D85:.H85])" office:value-type="float" office:value="7.671415" calcext:value-type="float">
            <text:p>7.671415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5288" calcext:value-type="float">
            <text:p>1.795288</text:p>
          </table:table-cell>
          <table:table-cell office:value-type="float" office:value="1.783282" calcext:value-type="float">
            <text:p>1.783282</text:p>
          </table:table-cell>
          <table:table-cell office:value-type="float" office:value="1.792718" calcext:value-type="float">
            <text:p>1.792718</text:p>
          </table:table-cell>
          <table:table-cell office:value-type="float" office:value="1.80794" calcext:value-type="float">
            <text:p>1.80794</text:p>
          </table:table-cell>
          <table:table-cell office:value-type="float" office:value="1.810307" calcext:value-type="float">
            <text:p>1.810307</text:p>
          </table:table-cell>
          <table:table-cell table:formula="of:=AVERAGE([.D86:.H86])" office:value-type="float" office:value="1.797907" calcext:value-type="float">
            <text:p>1.797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7683" calcext:value-type="float">
            <text:p>1.007683</text:p>
          </table:table-cell>
          <table:table-cell office:value-type="float" office:value="0.991458" calcext:value-type="float">
            <text:p>0.991458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86563" calcext:value-type="float">
            <text:p>0.986563</text:p>
          </table:table-cell>
          <table:table-cell office:value-type="float" office:value="0.982831" calcext:value-type="float">
            <text:p>0.982831</text:p>
          </table:table-cell>
          <table:table-cell table:formula="of:=AVERAGE([.D87:.H87])" office:value-type="float" office:value="0.986566" calcext:value-type="float">
            <text:p>0.986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10132" calcext:value-type="float">
            <text:p>1.010132</text:p>
          </table:table-cell>
          <table:table-cell office:value-type="float" office:value="1.200792" calcext:value-type="float">
            <text:p>1.200792</text:p>
          </table:table-cell>
          <table:table-cell office:value-type="float" office:value="1.022072" calcext:value-type="float">
            <text:p>1.022072</text:p>
          </table:table-cell>
          <table:table-cell office:value-type="float" office:value="1.041734" calcext:value-type="float">
            <text:p>1.041734</text:p>
          </table:table-cell>
          <table:table-cell office:value-type="float" office:value="1.019155" calcext:value-type="float">
            <text:p>1.019155</text:p>
          </table:table-cell>
          <table:table-cell table:formula="of:=AVERAGE([.D88:.H88])" office:value-type="float" office:value="1.058777" calcext:value-type="float">
            <text:p>1.05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1935" calcext:value-type="float">
            <text:p>0.591935</text:p>
          </table:table-cell>
          <table:table-cell office:value-type="float" office:value="0.576813" calcext:value-type="float">
            <text:p>0.576813</text:p>
          </table:table-cell>
          <table:table-cell office:value-type="float" office:value="0.571294" calcext:value-type="float">
            <text:p>0.571294</text:p>
          </table:table-cell>
          <table:table-cell office:value-type="float" office:value="0.569388" calcext:value-type="float">
            <text:p>0.569388</text:p>
          </table:table-cell>
          <table:table-cell office:value-type="float" office:value="0.568615" calcext:value-type="float">
            <text:p>0.568615</text:p>
          </table:table-cell>
          <table:table-cell table:formula="of:=AVERAGE([.D89:.H89])" office:value-type="float" office:value="0.575609" calcext:value-type="float">
            <text:p>0.57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4931" calcext:value-type="float">
            <text:p>0.584931</text:p>
          </table:table-cell>
          <table:table-cell office:value-type="float" office:value="0.569919" calcext:value-type="float">
            <text:p>0.569919</text:p>
          </table:table-cell>
          <table:table-cell office:value-type="float" office:value="0.586731" calcext:value-type="float">
            <text:p>0.586731</text:p>
          </table:table-cell>
          <table:table-cell office:value-type="float" office:value="0.585528" calcext:value-type="float">
            <text:p>0.585528</text:p>
          </table:table-cell>
          <table:table-cell office:value-type="float" office:value="0.587824" calcext:value-type="float">
            <text:p>0.587824</text:p>
          </table:table-cell>
          <table:table-cell table:formula="of:=AVERAGE([.D90:.H90])" office:value-type="float" office:value="0.5829866" calcext:value-type="float">
            <text:p>0.5829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2418" calcext:value-type="float">
            <text:p>0.582418</text:p>
          </table:table-cell>
          <table:table-cell office:value-type="float" office:value="0.584531" calcext:value-type="float">
            <text:p>0.584531</text:p>
          </table:table-cell>
          <table:table-cell office:value-type="float" office:value="0.583498" calcext:value-type="float">
            <text:p>0.583498</text:p>
          </table:table-cell>
          <table:table-cell office:value-type="float" office:value="0.58884" calcext:value-type="float">
            <text:p>0.58884</text:p>
          </table:table-cell>
          <table:table-cell office:value-type="float" office:value="0.578891" calcext:value-type="float">
            <text:p>0.578891</text:p>
          </table:table-cell>
          <table:table-cell table:formula="of:=AVERAGE([.D91:.H91])" office:value-type="float" office:value="0.5836356" calcext:value-type="float">
            <text:p>0.583635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0492" calcext:value-type="float">
            <text:p>1.360492</text:p>
          </table:table-cell>
          <table:table-cell office:value-type="float" office:value="1.345332" calcext:value-type="float">
            <text:p>1.345332</text:p>
          </table:table-cell>
          <table:table-cell office:value-type="float" office:value="1.350697" calcext:value-type="float">
            <text:p>1.350697</text:p>
          </table:table-cell>
          <table:table-cell office:value-type="float" office:value="1.348803" calcext:value-type="float">
            <text:p>1.348803</text:p>
          </table:table-cell>
          <table:table-cell office:value-type="float" office:value="1.348311" calcext:value-type="float">
            <text:p>1.348311</text:p>
          </table:table-cell>
          <table:table-cell table:formula="of:=AVERAGE([.D92:.H92])" office:value-type="float" office:value="1.350727" calcext:value-type="float">
            <text:p>1.350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78247" calcext:value-type="float">
            <text:p>0.778247</text:p>
          </table:table-cell>
          <table:table-cell office:value-type="float" office:value="0.748123" calcext:value-type="float">
            <text:p>0.748123</text:p>
          </table:table-cell>
          <table:table-cell office:value-type="float" office:value="0.745214" calcext:value-type="float">
            <text:p>0.745214</text:p>
          </table:table-cell>
          <table:table-cell office:value-type="float" office:value="0.752363" calcext:value-type="float">
            <text:p>0.752363</text:p>
          </table:table-cell>
          <table:table-cell office:value-type="float" office:value="0.744777" calcext:value-type="float">
            <text:p>0.744777</text:p>
          </table:table-cell>
          <table:table-cell table:formula="of:=AVERAGE([.D93:.H93])" office:value-type="float" office:value="0.7537448" calcext:value-type="float">
            <text:p>0.7537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76537" calcext:value-type="float">
            <text:p>0.776537</text:p>
          </table:table-cell>
          <table:table-cell office:value-type="float" office:value="0.768282" calcext:value-type="float">
            <text:p>0.768282</text:p>
          </table:table-cell>
          <table:table-cell office:value-type="float" office:value="0.807412" calcext:value-type="float">
            <text:p>0.807412</text:p>
          </table:table-cell>
          <table:table-cell office:value-type="float" office:value="0.767643" calcext:value-type="float">
            <text:p>0.767643</text:p>
          </table:table-cell>
          <table:table-cell office:value-type="float" office:value="0.768112" calcext:value-type="float">
            <text:p>0.768112</text:p>
          </table:table-cell>
          <table:table-cell table:formula="of:=AVERAGE([.D94:.H94])" office:value-type="float" office:value="0.7775972" calcext:value-type="float">
            <text:p>0.7775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45546" calcext:value-type="float">
            <text:p>0.445546</text:p>
          </table:table-cell>
          <table:table-cell office:value-type="float" office:value="0.450166" calcext:value-type="float">
            <text:p>0.450166</text:p>
          </table:table-cell>
          <table:table-cell office:value-type="float" office:value="0.455113" calcext:value-type="float">
            <text:p>0.455113</text:p>
          </table:table-cell>
          <table:table-cell office:value-type="float" office:value="0.443445" calcext:value-type="float">
            <text:p>0.443445</text:p>
          </table:table-cell>
          <table:table-cell office:value-type="float" office:value="0.448643" calcext:value-type="float">
            <text:p>0.448643</text:p>
          </table:table-cell>
          <table:table-cell table:formula="of:=AVERAGE([.D95:.H95])" office:value-type="float" office:value="0.4485826" calcext:value-type="float">
            <text:p>0.4485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62917" calcext:value-type="float">
            <text:p>0.462917</text:p>
          </table:table-cell>
          <table:table-cell office:value-type="float" office:value="0.592602" calcext:value-type="float">
            <text:p>0.592602</text:p>
          </table:table-cell>
          <table:table-cell office:value-type="float" office:value="0.498229" calcext:value-type="float">
            <text:p>0.498229</text:p>
          </table:table-cell>
          <table:table-cell office:value-type="float" office:value="0.458976" calcext:value-type="float">
            <text:p>0.458976</text:p>
          </table:table-cell>
          <table:table-cell office:value-type="float" office:value="0.456957" calcext:value-type="float">
            <text:p>0.456957</text:p>
          </table:table-cell>
          <table:table-cell table:formula="of:=AVERAGE([.D96:.H96])" office:value-type="float" office:value="0.4939362" calcext:value-type="float">
            <text:p>0.4939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60028" calcext:value-type="float">
            <text:p>0.460028</text:p>
          </table:table-cell>
          <table:table-cell office:value-type="float" office:value="0.46834" calcext:value-type="float">
            <text:p>0.46834</text:p>
          </table:table-cell>
          <table:table-cell office:value-type="float" office:value="0.466254" calcext:value-type="float">
            <text:p>0.466254</text:p>
          </table:table-cell>
          <table:table-cell office:value-type="float" office:value="0.46662" calcext:value-type="float">
            <text:p>0.46662</text:p>
          </table:table-cell>
          <table:table-cell office:value-type="float" office:value="0.461239" calcext:value-type="float">
            <text:p>0.461239</text:p>
          </table:table-cell>
          <table:table-cell table:formula="of:=AVERAGE([.D97:.H97])" office:value-type="float" office:value="0.4644962" calcext:value-type="float">
            <text:p>0.4644962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00-51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2000-512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555139" calcext:value-type="float">
            <text:p>28.555139</text:p>
          </table:table-cell>
          <table:table-cell office:value-type="float" office:value="28.457416" calcext:value-type="float">
            <text:p>28.457416</text:p>
          </table:table-cell>
          <table:table-cell office:value-type="float" office:value="28.433289" calcext:value-type="float">
            <text:p>28.433289</text:p>
          </table:table-cell>
          <table:table-cell office:value-type="float" office:value="28.453023" calcext:value-type="float">
            <text:p>28.453023</text:p>
          </table:table-cell>
          <table:table-cell office:value-type="float" office:value="28.429555" calcext:value-type="float">
            <text:p>28.429555</text:p>
          </table:table-cell>
          <table:table-cell table:formula="of:=AVERAGE([.D2:.H2])" office:value-type="float" office:value="28.4656844" calcext:value-type="float">
            <text:p>28.4656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66966" calcext:value-type="float">
            <text:p>14.866966</text:p>
          </table:table-cell>
          <table:table-cell office:value-type="float" office:value="14.81819" calcext:value-type="float">
            <text:p>14.81819</text:p>
          </table:table-cell>
          <table:table-cell office:value-type="float" office:value="14.81024" calcext:value-type="float">
            <text:p>14.81024</text:p>
          </table:table-cell>
          <table:table-cell office:value-type="float" office:value="14.846639" calcext:value-type="float">
            <text:p>14.846639</text:p>
          </table:table-cell>
          <table:table-cell office:value-type="float" office:value="14.817065" calcext:value-type="float">
            <text:p>14.817065</text:p>
          </table:table-cell>
          <table:table-cell table:formula="of:=AVERAGE([.D3:.H3])" office:value-type="float" office:value="14.83182" calcext:value-type="float">
            <text:p>14.83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1" calcext:value-type="float">
            <text:p>14.81</text:p>
          </table:table-cell>
          <table:table-cell office:value-type="float" office:value="14.896617" calcext:value-type="float">
            <text:p>14.896617</text:p>
          </table:table-cell>
          <table:table-cell office:value-type="float" office:value="14.874877" calcext:value-type="float">
            <text:p>14.874877</text:p>
          </table:table-cell>
          <table:table-cell office:value-type="float" office:value="14.830627" calcext:value-type="float">
            <text:p>14.830627</text:p>
          </table:table-cell>
          <table:table-cell office:value-type="float" office:value="14.832796" calcext:value-type="float">
            <text:p>14.832796</text:p>
          </table:table-cell>
          <table:table-cell table:formula="of:=AVERAGE([.D4:.H4])" office:value-type="float" office:value="14.8489834" calcext:value-type="float">
            <text:p>14.84898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40035" calcext:value-type="float">
            <text:p>14.840035</text:p>
          </table:table-cell>
          <table:table-cell office:value-type="float" office:value="14.891726" calcext:value-type="float">
            <text:p>14.891726</text:p>
          </table:table-cell>
          <table:table-cell office:value-type="float" office:value="14.856888" calcext:value-type="float">
            <text:p>14.856888</text:p>
          </table:table-cell>
          <table:table-cell office:value-type="float" office:value="14.894749" calcext:value-type="float">
            <text:p>14.894749</text:p>
          </table:table-cell>
          <table:table-cell office:value-type="float" office:value="14.887338" calcext:value-type="float">
            <text:p>14.887338</text:p>
          </table:table-cell>
          <table:table-cell table:formula="of:=AVERAGE([.D5:.H5])" office:value-type="float" office:value="14.8741472" calcext:value-type="float">
            <text:p>14.8741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846686" calcext:value-type="float">
            <text:p>14.846686</text:p>
          </table:table-cell>
          <table:table-cell office:value-type="float" office:value="14.91296" calcext:value-type="float">
            <text:p>14.91296</text:p>
          </table:table-cell>
          <table:table-cell office:value-type="float" office:value="15.455478" calcext:value-type="float">
            <text:p>15.455478</text:p>
          </table:table-cell>
          <table:table-cell office:value-type="float" office:value="14.857496" calcext:value-type="float">
            <text:p>14.857496</text:p>
          </table:table-cell>
          <table:table-cell office:value-type="float" office:value="14.827434" calcext:value-type="float">
            <text:p>14.827434</text:p>
          </table:table-cell>
          <table:table-cell table:formula="of:=AVERAGE([.D6:.H6])" office:value-type="float" office:value="14.9800108" calcext:value-type="float">
            <text:p>14.9800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89075" calcext:value-type="float">
            <text:p>14.889075</text:p>
          </table:table-cell>
          <table:table-cell office:value-type="float" office:value="14.844446" calcext:value-type="float">
            <text:p>14.844446</text:p>
          </table:table-cell>
          <table:table-cell office:value-type="float" office:value="14.905556" calcext:value-type="float">
            <text:p>14.905556</text:p>
          </table:table-cell>
          <table:table-cell office:value-type="float" office:value="14.843874" calcext:value-type="float">
            <text:p>14.843874</text:p>
          </table:table-cell>
          <table:table-cell office:value-type="float" office:value="14.907214" calcext:value-type="float">
            <text:p>14.907214</text:p>
          </table:table-cell>
          <table:table-cell table:formula="of:=AVERAGE([.D7:.H7])" office:value-type="float" office:value="14.878033" calcext:value-type="float">
            <text:p>14.878033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9.273546" calcext:value-type="float">
            <text:p>29.273546</text:p>
          </table:table-cell>
          <table:table-cell office:value-type="float" office:value="29.379968" calcext:value-type="float">
            <text:p>29.379968</text:p>
          </table:table-cell>
          <table:table-cell office:value-type="float" office:value="29.201386" calcext:value-type="float">
            <text:p>29.201386</text:p>
          </table:table-cell>
          <table:table-cell office:value-type="float" office:value="28.769686" calcext:value-type="float">
            <text:p>28.769686</text:p>
          </table:table-cell>
          <table:table-cell office:value-type="float" office:value="29.246114" calcext:value-type="float">
            <text:p>29.246114</text:p>
          </table:table-cell>
          <table:table-cell table:formula="of:=AVERAGE([.D8:.H8])" office:value-type="float" office:value="29.17414" calcext:value-type="float">
            <text:p>29.17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6569" calcext:value-type="float">
            <text:p>14.86569</text:p>
          </table:table-cell>
          <table:table-cell office:value-type="float" office:value="14.826037" calcext:value-type="float">
            <text:p>14.826037</text:p>
          </table:table-cell>
          <table:table-cell office:value-type="float" office:value="14.803804" calcext:value-type="float">
            <text:p>14.803804</text:p>
          </table:table-cell>
          <table:table-cell office:value-type="float" office:value="14.825523" calcext:value-type="float">
            <text:p>14.825523</text:p>
          </table:table-cell>
          <table:table-cell office:value-type="float" office:value="14.825853" calcext:value-type="float">
            <text:p>14.825853</text:p>
          </table:table-cell>
          <table:table-cell table:formula="of:=AVERAGE([.D9:.H9])" office:value-type="float" office:value="14.8293814" calcext:value-type="float">
            <text:p>14.8293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23301" calcext:value-type="float">
            <text:p>14.823301</text:p>
          </table:table-cell>
          <table:table-cell office:value-type="float" office:value="14.879259" calcext:value-type="float">
            <text:p>14.879259</text:p>
          </table:table-cell>
          <table:table-cell office:value-type="float" office:value="14.838046" calcext:value-type="float">
            <text:p>14.838046</text:p>
          </table:table-cell>
          <table:table-cell office:value-type="float" office:value="14.831485" calcext:value-type="float">
            <text:p>14.831485</text:p>
          </table:table-cell>
          <table:table-cell office:value-type="float" office:value="14.88455" calcext:value-type="float">
            <text:p>14.88455</text:p>
          </table:table-cell>
          <table:table-cell table:formula="of:=AVERAGE([.D10:.H10])" office:value-type="float" office:value="14.8513282" calcext:value-type="float">
            <text:p>14.8513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35062" calcext:value-type="float">
            <text:p>14.835062</text:p>
          </table:table-cell>
          <table:table-cell office:value-type="float" office:value="14.886311" calcext:value-type="float">
            <text:p>14.886311</text:p>
          </table:table-cell>
          <table:table-cell office:value-type="float" office:value="14.870972" calcext:value-type="float">
            <text:p>14.870972</text:p>
          </table:table-cell>
          <table:table-cell office:value-type="float" office:value="14.889707" calcext:value-type="float">
            <text:p>14.889707</text:p>
          </table:table-cell>
          <table:table-cell office:value-type="float" office:value="14.84736" calcext:value-type="float">
            <text:p>14.84736</text:p>
          </table:table-cell>
          <table:table-cell table:formula="of:=AVERAGE([.D11:.H11])" office:value-type="float" office:value="14.8658824" calcext:value-type="float">
            <text:p>14.8658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930192" calcext:value-type="float">
            <text:p>14.930192</text:p>
          </table:table-cell>
          <table:table-cell office:value-type="float" office:value="14.875258" calcext:value-type="float">
            <text:p>14.875258</text:p>
          </table:table-cell>
          <table:table-cell office:value-type="float" office:value="14.847262" calcext:value-type="float">
            <text:p>14.847262</text:p>
          </table:table-cell>
          <table:table-cell office:value-type="float" office:value="14.835887" calcext:value-type="float">
            <text:p>14.835887</text:p>
          </table:table-cell>
          <table:table-cell office:value-type="float" office:value="14.884175" calcext:value-type="float">
            <text:p>14.884175</text:p>
          </table:table-cell>
          <table:table-cell table:formula="of:=AVERAGE([.D12:.H12])" office:value-type="float" office:value="14.8745548" calcext:value-type="float">
            <text:p>14.8745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79814" calcext:value-type="float">
            <text:p>14.879814</text:p>
          </table:table-cell>
          <table:table-cell office:value-type="float" office:value="14.846557" calcext:value-type="float">
            <text:p>14.846557</text:p>
          </table:table-cell>
          <table:table-cell office:value-type="float" office:value="14.85745" calcext:value-type="float">
            <text:p>14.85745</text:p>
          </table:table-cell>
          <table:table-cell office:value-type="float" office:value="14.893053" calcext:value-type="float">
            <text:p>14.893053</text:p>
          </table:table-cell>
          <table:table-cell office:value-type="float" office:value="14.83393" calcext:value-type="float">
            <text:p>14.83393</text:p>
          </table:table-cell>
          <table:table-cell table:formula="of:=AVERAGE([.D13:.H13])" office:value-type="float" office:value="14.8621608" calcext:value-type="float">
            <text:p>14.86216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632637" calcext:value-type="float">
            <text:p>1.632637</text:p>
          </table:table-cell>
          <table:table-cell office:value-type="float" office:value="1.630613" calcext:value-type="float">
            <text:p>1.630613</text:p>
          </table:table-cell>
          <table:table-cell office:value-type="float" office:value="1.611834" calcext:value-type="float">
            <text:p>1.611834</text:p>
          </table:table-cell>
          <table:table-cell office:value-type="float" office:value="1.600848" calcext:value-type="float">
            <text:p>1.600848</text:p>
          </table:table-cell>
          <table:table-cell office:value-type="float" office:value="1.598419" calcext:value-type="float">
            <text:p>1.598419</text:p>
          </table:table-cell>
          <table:table-cell table:formula="of:=AVERAGE([.D14:.H14])" office:value-type="float" office:value="1.6148702" calcext:value-type="float">
            <text:p>1.6148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99218" calcext:value-type="float">
            <text:p>0.899218</text:p>
          </table:table-cell>
          <table:table-cell office:value-type="float" office:value="0.901521" calcext:value-type="float">
            <text:p>0.901521</text:p>
          </table:table-cell>
          <table:table-cell office:value-type="float" office:value="0.894654" calcext:value-type="float">
            <text:p>0.894654</text:p>
          </table:table-cell>
          <table:table-cell office:value-type="float" office:value="0.904235" calcext:value-type="float">
            <text:p>0.904235</text:p>
          </table:table-cell>
          <table:table-cell office:value-type="float" office:value="0.907078" calcext:value-type="float">
            <text:p>0.907078</text:p>
          </table:table-cell>
          <table:table-cell table:formula="of:=AVERAGE([.D15:.H15])" office:value-type="float" office:value="0.9013412" calcext:value-type="float">
            <text:p>0.9013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3055" calcext:value-type="float">
            <text:p>0.93055</text:p>
          </table:table-cell>
          <table:table-cell office:value-type="float" office:value="0.940497" calcext:value-type="float">
            <text:p>0.940497</text:p>
          </table:table-cell>
          <table:table-cell office:value-type="float" office:value="0.941737" calcext:value-type="float">
            <text:p>0.941737</text:p>
          </table:table-cell>
          <table:table-cell office:value-type="float" office:value="0.925644" calcext:value-type="float">
            <text:p>0.925644</text:p>
          </table:table-cell>
          <table:table-cell office:value-type="float" office:value="0.924222" calcext:value-type="float">
            <text:p>0.924222</text:p>
          </table:table-cell>
          <table:table-cell table:formula="of:=AVERAGE([.D16:.H16])" office:value-type="float" office:value="0.93253" calcext:value-type="float">
            <text:p>0.932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63412" calcext:value-type="float">
            <text:p>0.963412</text:p>
          </table:table-cell>
          <table:table-cell office:value-type="float" office:value="0.961971" calcext:value-type="float">
            <text:p>0.961971</text:p>
          </table:table-cell>
          <table:table-cell office:value-type="float" office:value="0.962339" calcext:value-type="float">
            <text:p>0.962339</text:p>
          </table:table-cell>
          <table:table-cell office:value-type="float" office:value="0.960756" calcext:value-type="float">
            <text:p>0.960756</text:p>
          </table:table-cell>
          <table:table-cell office:value-type="float" office:value="0.964046" calcext:value-type="float">
            <text:p>0.964046</text:p>
          </table:table-cell>
          <table:table-cell table:formula="of:=AVERAGE([.D17:.H17])" office:value-type="float" office:value="0.9625048" calcext:value-type="float">
            <text:p>0.9625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71353" calcext:value-type="float">
            <text:p>0.971353</text:p>
          </table:table-cell>
          <table:table-cell office:value-type="float" office:value="0.970464" calcext:value-type="float">
            <text:p>0.970464</text:p>
          </table:table-cell>
          <table:table-cell office:value-type="float" office:value="0.950188" calcext:value-type="float">
            <text:p>0.950188</text:p>
          </table:table-cell>
          <table:table-cell office:value-type="float" office:value="0.976678" calcext:value-type="float">
            <text:p>0.976678</text:p>
          </table:table-cell>
          <table:table-cell office:value-type="float" office:value="0.951878" calcext:value-type="float">
            <text:p>0.951878</text:p>
          </table:table-cell>
          <table:table-cell table:formula="of:=AVERAGE([.D18:.H18])" office:value-type="float" office:value="0.9641122" calcext:value-type="float">
            <text:p>0.9641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71404" calcext:value-type="float">
            <text:p>0.971404</text:p>
          </table:table-cell>
          <table:table-cell office:value-type="float" office:value="0.968376" calcext:value-type="float">
            <text:p>0.968376</text:p>
          </table:table-cell>
          <table:table-cell office:value-type="float" office:value="0.973022" calcext:value-type="float">
            <text:p>0.973022</text:p>
          </table:table-cell>
          <table:table-cell office:value-type="float" office:value="0.969325" calcext:value-type="float">
            <text:p>0.969325</text:p>
          </table:table-cell>
          <table:table-cell office:value-type="float" office:value="0.993949" calcext:value-type="float">
            <text:p>0.993949</text:p>
          </table:table-cell>
          <table:table-cell table:formula="of:=AVERAGE([.D19:.H19])" office:value-type="float" office:value="0.9752152" calcext:value-type="float">
            <text:p>0.975215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15035" calcext:value-type="float">
            <text:p>1.215035</text:p>
          </table:table-cell>
          <table:table-cell office:value-type="float" office:value="1.191694" calcext:value-type="float">
            <text:p>1.191694</text:p>
          </table:table-cell>
          <table:table-cell office:value-type="float" office:value="1.181648" calcext:value-type="float">
            <text:p>1.181648</text:p>
          </table:table-cell>
          <table:table-cell office:value-type="float" office:value="1.170393" calcext:value-type="float">
            <text:p>1.170393</text:p>
          </table:table-cell>
          <table:table-cell office:value-type="float" office:value="1.18109" calcext:value-type="float">
            <text:p>1.18109</text:p>
          </table:table-cell>
          <table:table-cell table:formula="of:=AVERAGE([.D20:.H20])" office:value-type="float" office:value="1.187972" calcext:value-type="float">
            <text:p>1.187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682929" calcext:value-type="float">
            <text:p>0.682929</text:p>
          </table:table-cell>
          <table:table-cell office:value-type="float" office:value="0.676666" calcext:value-type="float">
            <text:p>0.676666</text:p>
          </table:table-cell>
          <table:table-cell office:value-type="float" office:value="0.810498" calcext:value-type="float">
            <text:p>0.810498</text:p>
          </table:table-cell>
          <table:table-cell office:value-type="float" office:value="0.675894" calcext:value-type="float">
            <text:p>0.675894</text:p>
          </table:table-cell>
          <table:table-cell office:value-type="float" office:value="0.675579" calcext:value-type="float">
            <text:p>0.675579</text:p>
          </table:table-cell>
          <table:table-cell table:formula="of:=AVERAGE([.D21:.H21])" office:value-type="float" office:value="0.7043132" calcext:value-type="float">
            <text:p>0.704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10266" calcext:value-type="float">
            <text:p>0.710266</text:p>
          </table:table-cell>
          <table:table-cell office:value-type="float" office:value="0.710097" calcext:value-type="float">
            <text:p>0.710097</text:p>
          </table:table-cell>
          <table:table-cell office:value-type="float" office:value="0.707093" calcext:value-type="float">
            <text:p>0.707093</text:p>
          </table:table-cell>
          <table:table-cell office:value-type="float" office:value="0.712558" calcext:value-type="float">
            <text:p>0.712558</text:p>
          </table:table-cell>
          <table:table-cell office:value-type="float" office:value="0.700815" calcext:value-type="float">
            <text:p>0.700815</text:p>
          </table:table-cell>
          <table:table-cell table:formula="of:=AVERAGE([.D22:.H22])" office:value-type="float" office:value="0.7081658" calcext:value-type="float">
            <text:p>0.7081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37899" calcext:value-type="float">
            <text:p>0.737899</text:p>
          </table:table-cell>
          <table:table-cell office:value-type="float" office:value="0.706532" calcext:value-type="float">
            <text:p>0.706532</text:p>
          </table:table-cell>
          <table:table-cell office:value-type="float" office:value="0.719384" calcext:value-type="float">
            <text:p>0.719384</text:p>
          </table:table-cell>
          <table:table-cell office:value-type="float" office:value="0.731452" calcext:value-type="float">
            <text:p>0.731452</text:p>
          </table:table-cell>
          <table:table-cell office:value-type="float" office:value="0.717815" calcext:value-type="float">
            <text:p>0.717815</text:p>
          </table:table-cell>
          <table:table-cell table:formula="of:=AVERAGE([.D23:.H23])" office:value-type="float" office:value="0.7226164" calcext:value-type="float">
            <text:p>0.7226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26175" calcext:value-type="float">
            <text:p>0.726175</text:p>
          </table:table-cell>
          <table:table-cell office:value-type="float" office:value="0.739897" calcext:value-type="float">
            <text:p>0.739897</text:p>
          </table:table-cell>
          <table:table-cell office:value-type="float" office:value="0.741674" calcext:value-type="float">
            <text:p>0.741674</text:p>
          </table:table-cell>
          <table:table-cell office:value-type="float" office:value="0.738242" calcext:value-type="float">
            <text:p>0.738242</text:p>
          </table:table-cell>
          <table:table-cell office:value-type="float" office:value="0.743466" calcext:value-type="float">
            <text:p>0.743466</text:p>
          </table:table-cell>
          <table:table-cell table:formula="of:=AVERAGE([.D24:.H24])" office:value-type="float" office:value="0.7378908" calcext:value-type="float">
            <text:p>0.73789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31815" calcext:value-type="float">
            <text:p>0.731815</text:p>
          </table:table-cell>
          <table:table-cell office:value-type="float" office:value="0.738376" calcext:value-type="float">
            <text:p>0.738376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0.723857" calcext:value-type="float">
            <text:p>0.723857</text:p>
          </table:table-cell>
          <table:table-cell office:value-type="float" office:value="0.741801" calcext:value-type="float">
            <text:p>0.741801</text:p>
          </table:table-cell>
          <table:table-cell table:formula="of:=AVERAGE([.D25:.H25])" office:value-type="float" office:value="0.7371026" calcext:value-type="float">
            <text:p>0.737102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551377" calcext:value-type="float">
            <text:p>28.551377</text:p>
          </table:table-cell>
          <table:table-cell office:value-type="float" office:value="28.603886" calcext:value-type="float">
            <text:p>28.603886</text:p>
          </table:table-cell>
          <table:table-cell office:value-type="float" office:value="28.567792" calcext:value-type="float">
            <text:p>28.567792</text:p>
          </table:table-cell>
          <table:table-cell office:value-type="float" office:value="28.56972" calcext:value-type="float">
            <text:p>28.56972</text:p>
          </table:table-cell>
          <table:table-cell office:value-type="float" office:value="28.588475" calcext:value-type="float">
            <text:p>28.588475</text:p>
          </table:table-cell>
          <table:table-cell table:formula="of:=AVERAGE([.D26:.H26])" office:value-type="float" office:value="28.57625" calcext:value-type="float">
            <text:p>28.57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20629" calcext:value-type="float">
            <text:p>14.520629</text:p>
          </table:table-cell>
          <table:table-cell office:value-type="float" office:value="14.30291" calcext:value-type="float">
            <text:p>14.30291</text:p>
          </table:table-cell>
          <table:table-cell office:value-type="float" office:value="14.653563" calcext:value-type="float">
            <text:p>14.653563</text:p>
          </table:table-cell>
          <table:table-cell office:value-type="float" office:value="14.576062" calcext:value-type="float">
            <text:p>14.576062</text:p>
          </table:table-cell>
          <table:table-cell office:value-type="float" office:value="14.412458" calcext:value-type="float">
            <text:p>14.412458</text:p>
          </table:table-cell>
          <table:table-cell table:formula="of:=AVERAGE([.D27:.H27])" office:value-type="float" office:value="14.4931244" calcext:value-type="float">
            <text:p>14.4931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39967" calcext:value-type="float">
            <text:p>14.839967</text:p>
          </table:table-cell>
          <table:table-cell office:value-type="float" office:value="14.837336" calcext:value-type="float">
            <text:p>14.837336</text:p>
          </table:table-cell>
          <table:table-cell office:value-type="float" office:value="14.840244" calcext:value-type="float">
            <text:p>14.840244</text:p>
          </table:table-cell>
          <table:table-cell office:value-type="float" office:value="14.904261" calcext:value-type="float">
            <text:p>14.904261</text:p>
          </table:table-cell>
          <table:table-cell office:value-type="float" office:value="14.914708" calcext:value-type="float">
            <text:p>14.914708</text:p>
          </table:table-cell>
          <table:table-cell table:formula="of:=AVERAGE([.D28:.H28])" office:value-type="float" office:value="14.8673032" calcext:value-type="float">
            <text:p>14.8673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86253" calcext:value-type="float">
            <text:p>14.886253</text:p>
          </table:table-cell>
          <table:table-cell office:value-type="float" office:value="14.905352" calcext:value-type="float">
            <text:p>14.905352</text:p>
          </table:table-cell>
          <table:table-cell office:value-type="float" office:value="14.874647" calcext:value-type="float">
            <text:p>14.874647</text:p>
          </table:table-cell>
          <table:table-cell office:value-type="float" office:value="14.88693" calcext:value-type="float">
            <text:p>14.88693</text:p>
          </table:table-cell>
          <table:table-cell office:value-type="float" office:value="14.904479" calcext:value-type="float">
            <text:p>14.904479</text:p>
          </table:table-cell>
          <table:table-cell table:formula="of:=AVERAGE([.D29:.H29])" office:value-type="float" office:value="14.8915322" calcext:value-type="float">
            <text:p>14.8915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908036" calcext:value-type="float">
            <text:p>14.908036</text:p>
          </table:table-cell>
          <table:table-cell office:value-type="float" office:value="14.903396" calcext:value-type="float">
            <text:p>14.903396</text:p>
          </table:table-cell>
          <table:table-cell office:value-type="float" office:value="14.884907" calcext:value-type="float">
            <text:p>14.884907</text:p>
          </table:table-cell>
          <table:table-cell office:value-type="float" office:value="15.241141" calcext:value-type="float">
            <text:p>15.241141</text:p>
          </table:table-cell>
          <table:table-cell office:value-type="float" office:value="14.898008" calcext:value-type="float">
            <text:p>14.898008</text:p>
          </table:table-cell>
          <table:table-cell table:formula="of:=AVERAGE([.D30:.H30])" office:value-type="float" office:value="14.9670976" calcext:value-type="float">
            <text:p>14.9670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99812" calcext:value-type="float">
            <text:p>14.899812</text:p>
          </table:table-cell>
          <table:table-cell office:value-type="float" office:value="14.889343" calcext:value-type="float">
            <text:p>14.889343</text:p>
          </table:table-cell>
          <table:table-cell office:value-type="float" office:value="15.293467" calcext:value-type="float">
            <text:p>15.293467</text:p>
          </table:table-cell>
          <table:table-cell office:value-type="float" office:value="15.270096" calcext:value-type="float">
            <text:p>15.270096</text:p>
          </table:table-cell>
          <table:table-cell office:value-type="float" office:value="15.298595" calcext:value-type="float">
            <text:p>15.298595</text:p>
          </table:table-cell>
          <table:table-cell table:formula="of:=AVERAGE([.D31:.H31])" office:value-type="float" office:value="15.1302626" calcext:value-type="float">
            <text:p>15.130262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488992" calcext:value-type="float">
            <text:p>28.488992</text:p>
          </table:table-cell>
          <table:table-cell office:value-type="float" office:value="28.48129" calcext:value-type="float">
            <text:p>28.48129</text:p>
          </table:table-cell>
          <table:table-cell office:value-type="float" office:value="28.481254" calcext:value-type="float">
            <text:p>28.481254</text:p>
          </table:table-cell>
          <table:table-cell office:value-type="float" office:value="28.47207" calcext:value-type="float">
            <text:p>28.47207</text:p>
          </table:table-cell>
          <table:table-cell office:value-type="float" office:value="28.466902" calcext:value-type="float">
            <text:p>28.466902</text:p>
          </table:table-cell>
          <table:table-cell table:formula="of:=AVERAGE([.D32:.H32])" office:value-type="float" office:value="28.4781016" calcext:value-type="float">
            <text:p>28.4781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710692" calcext:value-type="float">
            <text:p>14.710692</text:p>
          </table:table-cell>
          <table:table-cell office:value-type="float" office:value="14.697521" calcext:value-type="float">
            <text:p>14.697521</text:p>
          </table:table-cell>
          <table:table-cell office:value-type="float" office:value="14.634502" calcext:value-type="float">
            <text:p>14.634502</text:p>
          </table:table-cell>
          <table:table-cell office:value-type="float" office:value="14.621604" calcext:value-type="float">
            <text:p>14.621604</text:p>
          </table:table-cell>
          <table:table-cell office:value-type="float" office:value="14.591279" calcext:value-type="float">
            <text:p>14.591279</text:p>
          </table:table-cell>
          <table:table-cell table:formula="of:=AVERAGE([.D33:.H33])" office:value-type="float" office:value="14.6511196" calcext:value-type="float">
            <text:p>14.65111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46533" calcext:value-type="float">
            <text:p>14.846533</text:p>
          </table:table-cell>
          <table:table-cell office:value-type="float" office:value="14.851686" calcext:value-type="float">
            <text:p>14.851686</text:p>
          </table:table-cell>
          <table:table-cell office:value-type="float" office:value="14.849843" calcext:value-type="float">
            <text:p>14.849843</text:p>
          </table:table-cell>
          <table:table-cell office:value-type="float" office:value="14.836549" calcext:value-type="float">
            <text:p>14.836549</text:p>
          </table:table-cell>
          <table:table-cell office:value-type="float" office:value="14.834056" calcext:value-type="float">
            <text:p>14.834056</text:p>
          </table:table-cell>
          <table:table-cell table:formula="of:=AVERAGE([.D34:.H34])" office:value-type="float" office:value="14.8437334" calcext:value-type="float">
            <text:p>14.8437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852803" calcext:value-type="float">
            <text:p>14.852803</text:p>
          </table:table-cell>
          <table:table-cell office:value-type="float" office:value="14.827013" calcext:value-type="float">
            <text:p>14.827013</text:p>
          </table:table-cell>
          <table:table-cell office:value-type="float" office:value="14.833224" calcext:value-type="float">
            <text:p>14.833224</text:p>
          </table:table-cell>
          <table:table-cell office:value-type="float" office:value="14.849095" calcext:value-type="float">
            <text:p>14.849095</text:p>
          </table:table-cell>
          <table:table-cell office:value-type="float" office:value="14.837958" calcext:value-type="float">
            <text:p>14.837958</text:p>
          </table:table-cell>
          <table:table-cell table:formula="of:=AVERAGE([.D35:.H35])" office:value-type="float" office:value="14.8400186" calcext:value-type="float">
            <text:p>14.8400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90027" calcext:value-type="float">
            <text:p>14.90027</text:p>
          </table:table-cell>
          <table:table-cell office:value-type="float" office:value="14.901143" calcext:value-type="float">
            <text:p>14.901143</text:p>
          </table:table-cell>
          <table:table-cell office:value-type="float" office:value="14.894701" calcext:value-type="float">
            <text:p>14.894701</text:p>
          </table:table-cell>
          <table:table-cell office:value-type="float" office:value="14.83221" calcext:value-type="float">
            <text:p>14.83221</text:p>
          </table:table-cell>
          <table:table-cell office:value-type="float" office:value="14.886153" calcext:value-type="float">
            <text:p>14.886153</text:p>
          </table:table-cell>
          <table:table-cell table:formula="of:=AVERAGE([.D36:.H36])" office:value-type="float" office:value="14.8828954" calcext:value-type="float">
            <text:p>14.8828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94858" calcext:value-type="float">
            <text:p>14.894858</text:p>
          </table:table-cell>
          <table:table-cell office:value-type="float" office:value="14.849131" calcext:value-type="float">
            <text:p>14.849131</text:p>
          </table:table-cell>
          <table:table-cell office:value-type="float" office:value="14.866947" calcext:value-type="float">
            <text:p>14.866947</text:p>
          </table:table-cell>
          <table:table-cell office:value-type="float" office:value="14.847707" calcext:value-type="float">
            <text:p>14.847707</text:p>
          </table:table-cell>
          <table:table-cell office:value-type="float" office:value="14.881111" calcext:value-type="float">
            <text:p>14.881111</text:p>
          </table:table-cell>
          <table:table-cell table:formula="of:=AVERAGE([.D37:.H37])" office:value-type="float" office:value="14.8679508" calcext:value-type="float">
            <text:p>14.86795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648183" calcext:value-type="float">
            <text:p>1.648183</text:p>
          </table:table-cell>
          <table:table-cell office:value-type="float" office:value="1.618985" calcext:value-type="float">
            <text:p>1.618985</text:p>
          </table:table-cell>
          <table:table-cell office:value-type="float" office:value="1.64029" calcext:value-type="float">
            <text:p>1.64029</text:p>
          </table:table-cell>
          <table:table-cell office:value-type="float" office:value="1.637765" calcext:value-type="float">
            <text:p>1.637765</text:p>
          </table:table-cell>
          <table:table-cell office:value-type="float" office:value="1.64397" calcext:value-type="float">
            <text:p>1.64397</text:p>
          </table:table-cell>
          <table:table-cell table:formula="of:=AVERAGE([.D38:.H38])" office:value-type="float" office:value="1.6378386" calcext:value-type="float">
            <text:p>1.6378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27363" calcext:value-type="float">
            <text:p>0.927363</text:p>
          </table:table-cell>
          <table:table-cell office:value-type="float" office:value="0.889551" calcext:value-type="float">
            <text:p>0.889551</text:p>
          </table:table-cell>
          <table:table-cell office:value-type="float" office:value="0.889195" calcext:value-type="float">
            <text:p>0.889195</text:p>
          </table:table-cell>
          <table:table-cell office:value-type="float" office:value="0.886924" calcext:value-type="float">
            <text:p>0.886924</text:p>
          </table:table-cell>
          <table:table-cell office:value-type="float" office:value="0.88703" calcext:value-type="float">
            <text:p>0.88703</text:p>
          </table:table-cell>
          <table:table-cell table:formula="of:=AVERAGE([.D39:.H39])" office:value-type="float" office:value="0.8960126" calcext:value-type="float">
            <text:p>0.8960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2763" calcext:value-type="float">
            <text:p>0.92763</text:p>
          </table:table-cell>
          <table:table-cell office:value-type="float" office:value="0.930333" calcext:value-type="float">
            <text:p>0.930333</text:p>
          </table:table-cell>
          <table:table-cell office:value-type="float" office:value="0.95363" calcext:value-type="float">
            <text:p>0.95363</text:p>
          </table:table-cell>
          <table:table-cell office:value-type="float" office:value="0.928587" calcext:value-type="float">
            <text:p>0.928587</text:p>
          </table:table-cell>
          <table:table-cell office:value-type="float" office:value="0.930877" calcext:value-type="float">
            <text:p>0.930877</text:p>
          </table:table-cell>
          <table:table-cell table:formula="of:=AVERAGE([.D40:.H40])" office:value-type="float" office:value="0.9342114" calcext:value-type="float">
            <text:p>0.9342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26214" calcext:value-type="float">
            <text:p>0.926214</text:p>
          </table:table-cell>
          <table:table-cell office:value-type="float" office:value="0.931763" calcext:value-type="float">
            <text:p>0.931763</text:p>
          </table:table-cell>
          <table:table-cell office:value-type="float" office:value="0.926885" calcext:value-type="float">
            <text:p>0.926885</text:p>
          </table:table-cell>
          <table:table-cell office:value-type="float" office:value="0.928181" calcext:value-type="float">
            <text:p>0.928181</text:p>
          </table:table-cell>
          <table:table-cell office:value-type="float" office:value="0.930327" calcext:value-type="float">
            <text:p>0.930327</text:p>
          </table:table-cell>
          <table:table-cell table:formula="of:=AVERAGE([.D41:.H41])" office:value-type="float" office:value="0.928674" calcext:value-type="float">
            <text:p>0.928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25591" calcext:value-type="float">
            <text:p>0.925591</text:p>
          </table:table-cell>
          <table:table-cell office:value-type="float" office:value="0.948432" calcext:value-type="float">
            <text:p>0.948432</text:p>
          </table:table-cell>
          <table:table-cell office:value-type="float" office:value="0.954352" calcext:value-type="float">
            <text:p>0.954352</text:p>
          </table:table-cell>
          <table:table-cell office:value-type="float" office:value="0.953215" calcext:value-type="float">
            <text:p>0.953215</text:p>
          </table:table-cell>
          <table:table-cell office:value-type="float" office:value="0.952688" calcext:value-type="float">
            <text:p>0.952688</text:p>
          </table:table-cell>
          <table:table-cell table:formula="of:=AVERAGE([.D42:.H42])" office:value-type="float" office:value="0.9468556" calcext:value-type="float">
            <text:p>0.9468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68143" calcext:value-type="float">
            <text:p>0.968143</text:p>
          </table:table-cell>
          <table:table-cell office:value-type="float" office:value="0.95865" calcext:value-type="float">
            <text:p>0.95865</text:p>
          </table:table-cell>
          <table:table-cell office:value-type="float" office:value="0.973709" calcext:value-type="float">
            <text:p>0.973709</text:p>
          </table:table-cell>
          <table:table-cell office:value-type="float" office:value="0.96577" calcext:value-type="float">
            <text:p>0.96577</text:p>
          </table:table-cell>
          <table:table-cell office:value-type="float" office:value="0.974018" calcext:value-type="float">
            <text:p>0.974018</text:p>
          </table:table-cell>
          <table:table-cell table:formula="of:=AVERAGE([.D43:.H43])" office:value-type="float" office:value="0.968058" calcext:value-type="float">
            <text:p>0.9680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5274" calcext:value-type="float">
            <text:p>1.25274</text:p>
          </table:table-cell>
          <table:table-cell office:value-type="float" office:value="1.238595" calcext:value-type="float">
            <text:p>1.238595</text:p>
          </table:table-cell>
          <table:table-cell office:value-type="float" office:value="1.234932" calcext:value-type="float">
            <text:p>1.234932</text:p>
          </table:table-cell>
          <table:table-cell office:value-type="float" office:value="1.235477" calcext:value-type="float">
            <text:p>1.235477</text:p>
          </table:table-cell>
          <table:table-cell office:value-type="float" office:value="1.234415" calcext:value-type="float">
            <text:p>1.234415</text:p>
          </table:table-cell>
          <table:table-cell table:formula="of:=AVERAGE([.D44:.H44])" office:value-type="float" office:value="1.2392318" calcext:value-type="float">
            <text:p>1.239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2749" calcext:value-type="float">
            <text:p>0.72749</text:p>
          </table:table-cell>
          <table:table-cell office:value-type="float" office:value="0.681944" calcext:value-type="float">
            <text:p>0.681944</text:p>
          </table:table-cell>
          <table:table-cell office:value-type="float" office:value="0.68029" calcext:value-type="float">
            <text:p>0.68029</text:p>
          </table:table-cell>
          <table:table-cell office:value-type="float" office:value="0.677542" calcext:value-type="float">
            <text:p>0.677542</text:p>
          </table:table-cell>
          <table:table-cell office:value-type="float" office:value="0.679468" calcext:value-type="float">
            <text:p>0.679468</text:p>
          </table:table-cell>
          <table:table-cell table:formula="of:=AVERAGE([.D45:.H45])" office:value-type="float" office:value="0.6893468" calcext:value-type="float">
            <text:p>0.6893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12434" calcext:value-type="float">
            <text:p>0.712434</text:p>
          </table:table-cell>
          <table:table-cell office:value-type="float" office:value="0.716547" calcext:value-type="float">
            <text:p>0.716547</text:p>
          </table:table-cell>
          <table:table-cell office:value-type="float" office:value="0.710808" calcext:value-type="float">
            <text:p>0.710808</text:p>
          </table:table-cell>
          <table:table-cell office:value-type="float" office:value="0.713442" calcext:value-type="float">
            <text:p>0.713442</text:p>
          </table:table-cell>
          <table:table-cell office:value-type="float" office:value="0.716602" calcext:value-type="float">
            <text:p>0.716602</text:p>
          </table:table-cell>
          <table:table-cell table:formula="of:=AVERAGE([.D46:.H46])" office:value-type="float" office:value="0.7139666" calcext:value-type="float">
            <text:p>0.7139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19522" calcext:value-type="float">
            <text:p>0.719522</text:p>
          </table:table-cell>
          <table:table-cell office:value-type="float" office:value="0.719001" calcext:value-type="float">
            <text:p>0.719001</text:p>
          </table:table-cell>
          <table:table-cell office:value-type="float" office:value="0.726948" calcext:value-type="float">
            <text:p>0.726948</text:p>
          </table:table-cell>
          <table:table-cell office:value-type="float" office:value="0.799528" calcext:value-type="float">
            <text:p>0.799528</text:p>
          </table:table-cell>
          <table:table-cell office:value-type="float" office:value="0.802979" calcext:value-type="float">
            <text:p>0.802979</text:p>
          </table:table-cell>
          <table:table-cell table:formula="of:=AVERAGE([.D47:.H47])" office:value-type="float" office:value="0.7535956" calcext:value-type="float">
            <text:p>0.7535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14734" calcext:value-type="float">
            <text:p>0.714734</text:p>
          </table:table-cell>
          <table:table-cell office:value-type="float" office:value="0.716686" calcext:value-type="float">
            <text:p>0.716686</text:p>
          </table:table-cell>
          <table:table-cell office:value-type="float" office:value="0.715164" calcext:value-type="float">
            <text:p>0.715164</text:p>
          </table:table-cell>
          <table:table-cell office:value-type="float" office:value="0.716353" calcext:value-type="float">
            <text:p>0.716353</text:p>
          </table:table-cell>
          <table:table-cell office:value-type="float" office:value="0.714376" calcext:value-type="float">
            <text:p>0.714376</text:p>
          </table:table-cell>
          <table:table-cell table:formula="of:=AVERAGE([.D48:.H48])" office:value-type="float" office:value="0.7154626" calcext:value-type="float">
            <text:p>0.715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47724" calcext:value-type="float">
            <text:p>0.747724</text:p>
          </table:table-cell>
          <table:table-cell office:value-type="float" office:value="0.741057" calcext:value-type="float">
            <text:p>0.741057</text:p>
          </table:table-cell>
          <table:table-cell office:value-type="float" office:value="0.720892" calcext:value-type="float">
            <text:p>0.720892</text:p>
          </table:table-cell>
          <table:table-cell office:value-type="float" office:value="0.739843" calcext:value-type="float">
            <text:p>0.739843</text:p>
          </table:table-cell>
          <table:table-cell office:value-type="float" office:value="0.724373" calcext:value-type="float">
            <text:p>0.724373</text:p>
          </table:table-cell>
          <table:table-cell table:formula="of:=AVERAGE([.D49:.H49])" office:value-type="float" office:value="0.7347778" calcext:value-type="float">
            <text:p>0.7347778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499847" calcext:value-type="float">
            <text:p>28.499847</text:p>
          </table:table-cell>
          <table:table-cell office:value-type="float" office:value="28.526112" calcext:value-type="float">
            <text:p>28.526112</text:p>
          </table:table-cell>
          <table:table-cell office:value-type="float" office:value="29.402279" calcext:value-type="float">
            <text:p>29.402279</text:p>
          </table:table-cell>
          <table:table-cell office:value-type="float" office:value="28.84144" calcext:value-type="float">
            <text:p>28.84144</text:p>
          </table:table-cell>
          <table:table-cell office:value-type="float" office:value="29.356912" calcext:value-type="float">
            <text:p>29.356912</text:p>
          </table:table-cell>
          <table:table-cell table:formula="of:=AVERAGE([.D50:.H50])" office:value-type="float" office:value="28.925318" calcext:value-type="float">
            <text:p>28.925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32222" calcext:value-type="float">
            <text:p>14.832222</text:p>
          </table:table-cell>
          <table:table-cell office:value-type="float" office:value="14.799771" calcext:value-type="float">
            <text:p>14.799771</text:p>
          </table:table-cell>
          <table:table-cell office:value-type="float" office:value="14.799854" calcext:value-type="float">
            <text:p>14.799854</text:p>
          </table:table-cell>
          <table:table-cell office:value-type="float" office:value="14.805951" calcext:value-type="float">
            <text:p>14.805951</text:p>
          </table:table-cell>
          <table:table-cell office:value-type="float" office:value="14.799463" calcext:value-type="float">
            <text:p>14.799463</text:p>
          </table:table-cell>
          <table:table-cell table:formula="of:=AVERAGE([.D51:.H51])" office:value-type="float" office:value="14.8074522" calcext:value-type="float">
            <text:p>14.8074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73379" calcext:value-type="float">
            <text:p>14.873379</text:p>
          </table:table-cell>
          <table:table-cell office:value-type="float" office:value="14.81635" calcext:value-type="float">
            <text:p>14.81635</text:p>
          </table:table-cell>
          <table:table-cell office:value-type="float" office:value="15.210496" calcext:value-type="float">
            <text:p>15.210496</text:p>
          </table:table-cell>
          <table:table-cell office:value-type="float" office:value="15.178057" calcext:value-type="float">
            <text:p>15.178057</text:p>
          </table:table-cell>
          <table:table-cell office:value-type="float" office:value="15.247696" calcext:value-type="float">
            <text:p>15.247696</text:p>
          </table:table-cell>
          <table:table-cell table:formula="of:=AVERAGE([.D52:.H52])" office:value-type="float" office:value="15.0651956" calcext:value-type="float">
            <text:p>15.0651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5.332783" calcext:value-type="float">
            <text:p>15.332783</text:p>
          </table:table-cell>
          <table:table-cell office:value-type="float" office:value="15.040995" calcext:value-type="float">
            <text:p>15.040995</text:p>
          </table:table-cell>
          <table:table-cell office:value-type="float" office:value="15.216333" calcext:value-type="float">
            <text:p>15.216333</text:p>
          </table:table-cell>
          <table:table-cell office:value-type="float" office:value="15.380744" calcext:value-type="float">
            <text:p>15.380744</text:p>
          </table:table-cell>
          <table:table-cell office:value-type="float" office:value="15.168749" calcext:value-type="float">
            <text:p>15.168749</text:p>
          </table:table-cell>
          <table:table-cell table:formula="of:=AVERAGE([.D53:.H53])" office:value-type="float" office:value="15.2279208" calcext:value-type="float">
            <text:p>15.2279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865858" calcext:value-type="float">
            <text:p>14.865858</text:p>
          </table:table-cell>
          <table:table-cell office:value-type="float" office:value="14.883285" calcext:value-type="float">
            <text:p>14.883285</text:p>
          </table:table-cell>
          <table:table-cell office:value-type="float" office:value="14.914253" calcext:value-type="float">
            <text:p>14.914253</text:p>
          </table:table-cell>
          <table:table-cell office:value-type="float" office:value="14.892376" calcext:value-type="float">
            <text:p>14.892376</text:p>
          </table:table-cell>
          <table:table-cell office:value-type="float" office:value="14.900419" calcext:value-type="float">
            <text:p>14.900419</text:p>
          </table:table-cell>
          <table:table-cell table:formula="of:=AVERAGE([.D54:.H54])" office:value-type="float" office:value="14.8912382" calcext:value-type="float">
            <text:p>14.8912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84289" calcext:value-type="float">
            <text:p>14.884289</text:p>
          </table:table-cell>
          <table:table-cell office:value-type="float" office:value="14.822065" calcext:value-type="float">
            <text:p>14.822065</text:p>
          </table:table-cell>
          <table:table-cell office:value-type="float" office:value="14.884677" calcext:value-type="float">
            <text:p>14.884677</text:p>
          </table:table-cell>
          <table:table-cell office:value-type="float" office:value="14.845121" calcext:value-type="float">
            <text:p>14.845121</text:p>
          </table:table-cell>
          <table:table-cell office:value-type="float" office:value="14.901702" calcext:value-type="float">
            <text:p>14.901702</text:p>
          </table:table-cell>
          <table:table-cell table:formula="of:=AVERAGE([.D55:.H55])" office:value-type="float" office:value="14.8675708" calcext:value-type="float">
            <text:p>14.867570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889617" calcext:value-type="float">
            <text:p>28.889617</text:p>
          </table:table-cell>
          <table:table-cell office:value-type="float" office:value="28.816707" calcext:value-type="float">
            <text:p>28.816707</text:p>
          </table:table-cell>
          <table:table-cell office:value-type="float" office:value="28.876185" calcext:value-type="float">
            <text:p>28.876185</text:p>
          </table:table-cell>
          <table:table-cell office:value-type="float" office:value="29.081439" calcext:value-type="float">
            <text:p>29.081439</text:p>
          </table:table-cell>
          <table:table-cell office:value-type="float" office:value="28.99613" calcext:value-type="float">
            <text:p>28.99613</text:p>
          </table:table-cell>
          <table:table-cell table:formula="of:=AVERAGE([.D56:.H56])" office:value-type="float" office:value="28.9320156" calcext:value-type="float">
            <text:p>28.9320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864252" calcext:value-type="float">
            <text:p>14.864252</text:p>
          </table:table-cell>
          <table:table-cell office:value-type="float" office:value="14.807026" calcext:value-type="float">
            <text:p>14.807026</text:p>
          </table:table-cell>
          <table:table-cell office:value-type="float" office:value="14.805569" calcext:value-type="float">
            <text:p>14.805569</text:p>
          </table:table-cell>
          <table:table-cell office:value-type="float" office:value="14.804456" calcext:value-type="float">
            <text:p>14.804456</text:p>
          </table:table-cell>
          <table:table-cell office:value-type="float" office:value="14.816107" calcext:value-type="float">
            <text:p>14.816107</text:p>
          </table:table-cell>
          <table:table-cell table:formula="of:=AVERAGE([.D57:.H57])" office:value-type="float" office:value="14.819482" calcext:value-type="float">
            <text:p>14.8194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878023" calcext:value-type="float">
            <text:p>14.878023</text:p>
          </table:table-cell>
          <table:table-cell office:value-type="float" office:value="15.171556" calcext:value-type="float">
            <text:p>15.171556</text:p>
          </table:table-cell>
          <table:table-cell office:value-type="float" office:value="15.144855" calcext:value-type="float">
            <text:p>15.144855</text:p>
          </table:table-cell>
          <table:table-cell office:value-type="float" office:value="15.211967" calcext:value-type="float">
            <text:p>15.211967</text:p>
          </table:table-cell>
          <table:table-cell office:value-type="float" office:value="15.229363" calcext:value-type="float">
            <text:p>15.229363</text:p>
          </table:table-cell>
          <table:table-cell table:formula="of:=AVERAGE([.D58:.H58])" office:value-type="float" office:value="15.1271528" calcext:value-type="float">
            <text:p>15.1271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980658" calcext:value-type="float">
            <text:p>14.980658</text:p>
          </table:table-cell>
          <table:table-cell office:value-type="float" office:value="14.88585" calcext:value-type="float">
            <text:p>14.88585</text:p>
          </table:table-cell>
          <table:table-cell office:value-type="float" office:value="14.840264" calcext:value-type="float">
            <text:p>14.840264</text:p>
          </table:table-cell>
          <table:table-cell office:value-type="float" office:value="14.891432" calcext:value-type="float">
            <text:p>14.891432</text:p>
          </table:table-cell>
          <table:table-cell office:value-type="float" office:value="15.144689" calcext:value-type="float">
            <text:p>15.144689</text:p>
          </table:table-cell>
          <table:table-cell table:formula="of:=AVERAGE([.D59:.H59])" office:value-type="float" office:value="14.9485786" calcext:value-type="float">
            <text:p>14.9485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89068" calcext:value-type="float">
            <text:p>14.89068</text:p>
          </table:table-cell>
          <table:table-cell office:value-type="float" office:value="15.053407" calcext:value-type="float">
            <text:p>15.053407</text:p>
          </table:table-cell>
          <table:table-cell office:value-type="float" office:value="14.892322" calcext:value-type="float">
            <text:p>14.892322</text:p>
          </table:table-cell>
          <table:table-cell office:value-type="float" office:value="14.858578" calcext:value-type="float">
            <text:p>14.858578</text:p>
          </table:table-cell>
          <table:table-cell office:value-type="float" office:value="14.908741" calcext:value-type="float">
            <text:p>14.908741</text:p>
          </table:table-cell>
          <table:table-cell table:formula="of:=AVERAGE([.D60:.H60])" office:value-type="float" office:value="14.9207456" calcext:value-type="float">
            <text:p>14.9207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859391" calcext:value-type="float">
            <text:p>14.859391</text:p>
          </table:table-cell>
          <table:table-cell office:value-type="float" office:value="14.912441" calcext:value-type="float">
            <text:p>14.912441</text:p>
          </table:table-cell>
          <table:table-cell office:value-type="float" office:value="14.879347" calcext:value-type="float">
            <text:p>14.879347</text:p>
          </table:table-cell>
          <table:table-cell office:value-type="float" office:value="15.07436" calcext:value-type="float">
            <text:p>15.07436</text:p>
          </table:table-cell>
          <table:table-cell office:value-type="float" office:value="14.870666" calcext:value-type="float">
            <text:p>14.870666</text:p>
          </table:table-cell>
          <table:table-cell table:formula="of:=AVERAGE([.D61:.H61])" office:value-type="float" office:value="14.919241" calcext:value-type="float">
            <text:p>14.919241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6326" calcext:value-type="float">
            <text:p>1.6326</text:p>
          </table:table-cell>
          <table:table-cell office:value-type="float" office:value="1.596435" calcext:value-type="float">
            <text:p>1.596435</text:p>
          </table:table-cell>
          <table:table-cell office:value-type="float" office:value="1.598049" calcext:value-type="float">
            <text:p>1.598049</text:p>
          </table:table-cell>
          <table:table-cell office:value-type="float" office:value="1.595821" calcext:value-type="float">
            <text:p>1.595821</text:p>
          </table:table-cell>
          <table:table-cell office:value-type="float" office:value="1.595612" calcext:value-type="float">
            <text:p>1.595612</text:p>
          </table:table-cell>
          <table:table-cell table:formula="of:=AVERAGE([.D62:.H62])" office:value-type="float" office:value="1.6037034" calcext:value-type="float">
            <text:p>1.6037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04569" calcext:value-type="float">
            <text:p>0.904569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95821" calcext:value-type="float">
            <text:p>0.895821</text:p>
          </table:table-cell>
          <table:table-cell office:value-type="float" office:value="0.894685" calcext:value-type="float">
            <text:p>0.894685</text:p>
          </table:table-cell>
          <table:table-cell table:formula="of:=AVERAGE([.D63:.H63])" office:value-type="float" office:value="0.8990808" calcext:value-type="float">
            <text:p>0.8990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3858" calcext:value-type="float">
            <text:p>0.93858</text:p>
          </table:table-cell>
          <table:table-cell office:value-type="float" office:value="0.926727" calcext:value-type="float">
            <text:p>0.926727</text:p>
          </table:table-cell>
          <table:table-cell office:value-type="float" office:value="0.940805" calcext:value-type="float">
            <text:p>0.940805</text:p>
          </table:table-cell>
          <table:table-cell office:value-type="float" office:value="0.931907" calcext:value-type="float">
            <text:p>0.931907</text:p>
          </table:table-cell>
          <table:table-cell office:value-type="float" office:value="0.937172" calcext:value-type="float">
            <text:p>0.937172</text:p>
          </table:table-cell>
          <table:table-cell table:formula="of:=AVERAGE([.D64:.H64])" office:value-type="float" office:value="0.9350382" calcext:value-type="float">
            <text:p>0.9350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52063" calcext:value-type="float">
            <text:p>0.952063</text:p>
          </table:table-cell>
          <table:table-cell office:value-type="float" office:value="0.932128" calcext:value-type="float">
            <text:p>0.932128</text:p>
          </table:table-cell>
          <table:table-cell office:value-type="float" office:value="0.958352" calcext:value-type="float">
            <text:p>0.958352</text:p>
          </table:table-cell>
          <table:table-cell office:value-type="float" office:value="0.959263" calcext:value-type="float">
            <text:p>0.959263</text:p>
          </table:table-cell>
          <table:table-cell office:value-type="float" office:value="0.954502" calcext:value-type="float">
            <text:p>0.954502</text:p>
          </table:table-cell>
          <table:table-cell table:formula="of:=AVERAGE([.D65:.H65])" office:value-type="float" office:value="0.9512616" calcext:value-type="float">
            <text:p>0.9512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71762" calcext:value-type="float">
            <text:p>0.971762</text:p>
          </table:table-cell>
          <table:table-cell office:value-type="float" office:value="0.974175" calcext:value-type="float">
            <text:p>0.974175</text:p>
          </table:table-cell>
          <table:table-cell office:value-type="float" office:value="0.944036" calcext:value-type="float">
            <text:p>0.944036</text:p>
          </table:table-cell>
          <table:table-cell office:value-type="float" office:value="0.968958" calcext:value-type="float">
            <text:p>0.968958</text:p>
          </table:table-cell>
          <table:table-cell office:value-type="float" office:value="0.942401" calcext:value-type="float">
            <text:p>0.942401</text:p>
          </table:table-cell>
          <table:table-cell table:formula="of:=AVERAGE([.D66:.H66])" office:value-type="float" office:value="0.9602664" calcext:value-type="float">
            <text:p>0.9602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70012" calcext:value-type="float">
            <text:p>0.970012</text:p>
          </table:table-cell>
          <table:table-cell office:value-type="float" office:value="0.97669" calcext:value-type="float">
            <text:p>0.97669</text:p>
          </table:table-cell>
          <table:table-cell office:value-type="float" office:value="0.951308" calcext:value-type="float">
            <text:p>0.951308</text:p>
          </table:table-cell>
          <table:table-cell office:value-type="float" office:value="0.945103" calcext:value-type="float">
            <text:p>0.945103</text:p>
          </table:table-cell>
          <table:table-cell office:value-type="float" office:value="0.967817" calcext:value-type="float">
            <text:p>0.967817</text:p>
          </table:table-cell>
          <table:table-cell table:formula="of:=AVERAGE([.D67:.H67])" office:value-type="float" office:value="0.962186" calcext:value-type="float">
            <text:p>0.96218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15904" calcext:value-type="float">
            <text:p>1.215904</text:p>
          </table:table-cell>
          <table:table-cell office:value-type="float" office:value="1.181233" calcext:value-type="float">
            <text:p>1.181233</text:p>
          </table:table-cell>
          <table:table-cell office:value-type="float" office:value="1.18345" calcext:value-type="float">
            <text:p>1.18345</text:p>
          </table:table-cell>
          <table:table-cell office:value-type="float" office:value="1.185265" calcext:value-type="float">
            <text:p>1.185265</text:p>
          </table:table-cell>
          <table:table-cell office:value-type="float" office:value="1.18961" calcext:value-type="float">
            <text:p>1.18961</text:p>
          </table:table-cell>
          <table:table-cell table:formula="of:=AVERAGE([.D68:.H68])" office:value-type="float" office:value="1.1910924" calcext:value-type="float">
            <text:p>1.1910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68291" calcext:value-type="float">
            <text:p>0.68291</text:p>
          </table:table-cell>
          <table:table-cell office:value-type="float" office:value="0.66748" calcext:value-type="float">
            <text:p>0.66748</text:p>
          </table:table-cell>
          <table:table-cell office:value-type="float" office:value="0.680307" calcext:value-type="float">
            <text:p>0.680307</text:p>
          </table:table-cell>
          <table:table-cell office:value-type="float" office:value="0.670703" calcext:value-type="float">
            <text:p>0.670703</text:p>
          </table:table-cell>
          <table:table-cell office:value-type="float" office:value="0.67992" calcext:value-type="float">
            <text:p>0.67992</text:p>
          </table:table-cell>
          <table:table-cell table:formula="of:=AVERAGE([.D69:.H69])" office:value-type="float" office:value="0.676264" calcext:value-type="float">
            <text:p>0.676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09537" calcext:value-type="float">
            <text:p>0.709537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9518" calcext:value-type="float">
            <text:p>0.709518</text:p>
          </table:table-cell>
          <table:table-cell office:value-type="float" office:value="0.71007" calcext:value-type="float">
            <text:p>0.71007</text:p>
          </table:table-cell>
          <table:table-cell office:value-type="float" office:value="0.70792" calcext:value-type="float">
            <text:p>0.70792</text:p>
          </table:table-cell>
          <table:table-cell table:formula="of:=AVERAGE([.D70:.H70])" office:value-type="float" office:value="0.710009" calcext:value-type="float">
            <text:p>0.710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33444" calcext:value-type="float">
            <text:p>0.733444</text:p>
          </table:table-cell>
          <table:table-cell office:value-type="float" office:value="0.715158" calcext:value-type="float">
            <text:p>0.715158</text:p>
          </table:table-cell>
          <table:table-cell office:value-type="float" office:value="0.73409" calcext:value-type="float">
            <text:p>0.73409</text:p>
          </table:table-cell>
          <table:table-cell office:value-type="float" office:value="0.734334" calcext:value-type="float">
            <text:p>0.734334</text:p>
          </table:table-cell>
          <table:table-cell office:value-type="float" office:value="0.71635" calcext:value-type="float">
            <text:p>0.71635</text:p>
          </table:table-cell>
          <table:table-cell table:formula="of:=AVERAGE([.D71:.H71])" office:value-type="float" office:value="0.7266752" calcext:value-type="float">
            <text:p>0.72667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10935" calcext:value-type="float">
            <text:p>0.710935</text:p>
          </table:table-cell>
          <table:table-cell office:value-type="float" office:value="0.737986" calcext:value-type="float">
            <text:p>0.737986</text:p>
          </table:table-cell>
          <table:table-cell office:value-type="float" office:value="0.744387" calcext:value-type="float">
            <text:p>0.744387</text:p>
          </table:table-cell>
          <table:table-cell office:value-type="float" office:value="0.737766" calcext:value-type="float">
            <text:p>0.737766</text:p>
          </table:table-cell>
          <table:table-cell office:value-type="float" office:value="0.735989" calcext:value-type="float">
            <text:p>0.735989</text:p>
          </table:table-cell>
          <table:table-cell table:formula="of:=AVERAGE([.D72:.H72])" office:value-type="float" office:value="0.7334126" calcext:value-type="float">
            <text:p>0.7334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42488" calcext:value-type="float">
            <text:p>0.742488</text:p>
          </table:table-cell>
          <table:table-cell office:value-type="float" office:value="0.729834" calcext:value-type="float">
            <text:p>0.729834</text:p>
          </table:table-cell>
          <table:table-cell office:value-type="float" office:value="0.726869" calcext:value-type="float">
            <text:p>0.726869</text:p>
          </table:table-cell>
          <table:table-cell office:value-type="float" office:value="0.822668" calcext:value-type="float">
            <text:p>0.822668</text:p>
          </table:table-cell>
          <table:table-cell office:value-type="float" office:value="0.734984" calcext:value-type="float">
            <text:p>0.734984</text:p>
          </table:table-cell>
          <table:table-cell table:formula="of:=AVERAGE([.D73:.H73])" office:value-type="float" office:value="0.7513686" calcext:value-type="float">
            <text:p>0.7513686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49096" calcext:value-type="float">
            <text:p>28.49096</text:p>
          </table:table-cell>
          <table:table-cell office:value-type="float" office:value="28.62785" calcext:value-type="float">
            <text:p>28.62785</text:p>
          </table:table-cell>
          <table:table-cell office:value-type="float" office:value="28.543022" calcext:value-type="float">
            <text:p>28.543022</text:p>
          </table:table-cell>
          <table:table-cell office:value-type="float" office:value="28.648711" calcext:value-type="float">
            <text:p>28.648711</text:p>
          </table:table-cell>
          <table:table-cell office:value-type="float" office:value="28.510147" calcext:value-type="float">
            <text:p>28.510147</text:p>
          </table:table-cell>
          <table:table-cell table:formula="of:=AVERAGE([.D74:.H74])" office:value-type="float" office:value="28.564138" calcext:value-type="float">
            <text:p>28.5641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40073" calcext:value-type="float">
            <text:p>14.440073</text:p>
          </table:table-cell>
          <table:table-cell office:value-type="float" office:value="14.311659" calcext:value-type="float">
            <text:p>14.311659</text:p>
          </table:table-cell>
          <table:table-cell office:value-type="float" office:value="14.374863" calcext:value-type="float">
            <text:p>14.374863</text:p>
          </table:table-cell>
          <table:table-cell office:value-type="float" office:value="14.431357" calcext:value-type="float">
            <text:p>14.431357</text:p>
          </table:table-cell>
          <table:table-cell office:value-type="float" office:value="14.401668" calcext:value-type="float">
            <text:p>14.401668</text:p>
          </table:table-cell>
          <table:table-cell table:formula="of:=AVERAGE([.D75:.H75])" office:value-type="float" office:value="14.391924" calcext:value-type="float">
            <text:p>14.391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573312" calcext:value-type="float">
            <text:p>14.573312</text:p>
          </table:table-cell>
          <table:table-cell office:value-type="float" office:value="14.504428" calcext:value-type="float">
            <text:p>14.504428</text:p>
          </table:table-cell>
          <table:table-cell office:value-type="float" office:value="14.470015" calcext:value-type="float">
            <text:p>14.470015</text:p>
          </table:table-cell>
          <table:table-cell office:value-type="float" office:value="14.592511" calcext:value-type="float">
            <text:p>14.592511</text:p>
          </table:table-cell>
          <table:table-cell office:value-type="float" office:value="14.723565" calcext:value-type="float">
            <text:p>14.723565</text:p>
          </table:table-cell>
          <table:table-cell table:formula="of:=AVERAGE([.D76:.H76])" office:value-type="float" office:value="14.5727662" calcext:value-type="float">
            <text:p>14.5727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526543" calcext:value-type="float">
            <text:p>14.526543</text:p>
          </table:table-cell>
          <table:table-cell office:value-type="float" office:value="14.464032" calcext:value-type="float">
            <text:p>14.464032</text:p>
          </table:table-cell>
          <table:table-cell office:value-type="float" office:value="14.350447" calcext:value-type="float">
            <text:p>14.350447</text:p>
          </table:table-cell>
          <table:table-cell office:value-type="float" office:value="14.394751" calcext:value-type="float">
            <text:p>14.394751</text:p>
          </table:table-cell>
          <table:table-cell office:value-type="float" office:value="14.435278" calcext:value-type="float">
            <text:p>14.435278</text:p>
          </table:table-cell>
          <table:table-cell table:formula="of:=AVERAGE([.D77:.H77])" office:value-type="float" office:value="14.4342102" calcext:value-type="float">
            <text:p>14.4342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406957" calcext:value-type="float">
            <text:p>14.406957</text:p>
          </table:table-cell>
          <table:table-cell office:value-type="float" office:value="14.476977" calcext:value-type="float">
            <text:p>14.476977</text:p>
          </table:table-cell>
          <table:table-cell office:value-type="float" office:value="14.668697" calcext:value-type="float">
            <text:p>14.668697</text:p>
          </table:table-cell>
          <table:table-cell office:value-type="float" office:value="14.619318" calcext:value-type="float">
            <text:p>14.619318</text:p>
          </table:table-cell>
          <table:table-cell office:value-type="float" office:value="14.46769" calcext:value-type="float">
            <text:p>14.46769</text:p>
          </table:table-cell>
          <table:table-cell table:formula="of:=AVERAGE([.D78:.H78])" office:value-type="float" office:value="14.5279278" calcext:value-type="float">
            <text:p>14.5279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66918" calcext:value-type="float">
            <text:p>14.66918</text:p>
          </table:table-cell>
          <table:table-cell office:value-type="float" office:value="14.455494" calcext:value-type="float">
            <text:p>14.455494</text:p>
          </table:table-cell>
          <table:table-cell office:value-type="float" office:value="14.440458" calcext:value-type="float">
            <text:p>14.440458</text:p>
          </table:table-cell>
          <table:table-cell office:value-type="float" office:value="14.428969" calcext:value-type="float">
            <text:p>14.428969</text:p>
          </table:table-cell>
          <table:table-cell office:value-type="float" office:value="14.634077" calcext:value-type="float">
            <text:p>14.634077</text:p>
          </table:table-cell>
          <table:table-cell table:formula="of:=AVERAGE([.D79:.H79])" office:value-type="float" office:value="14.5256356" calcext:value-type="float">
            <text:p>14.525635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552569" calcext:value-type="float">
            <text:p>28.552569</text:p>
          </table:table-cell>
          <table:table-cell office:value-type="float" office:value="28.574948" calcext:value-type="float">
            <text:p>28.574948</text:p>
          </table:table-cell>
          <table:table-cell office:value-type="float" office:value="28.507294" calcext:value-type="float">
            <text:p>28.507294</text:p>
          </table:table-cell>
          <table:table-cell office:value-type="float" office:value="28.52696" calcext:value-type="float">
            <text:p>28.52696</text:p>
          </table:table-cell>
          <table:table-cell office:value-type="float" office:value="28.592565" calcext:value-type="float">
            <text:p>28.592565</text:p>
          </table:table-cell>
          <table:table-cell table:formula="of:=AVERAGE([.D80:.H80])" office:value-type="float" office:value="28.5508672" calcext:value-type="float">
            <text:p>28.5508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4527" calcext:value-type="float">
            <text:p>14.64527</text:p>
          </table:table-cell>
          <table:table-cell office:value-type="float" office:value="14.355512" calcext:value-type="float">
            <text:p>14.355512</text:p>
          </table:table-cell>
          <table:table-cell office:value-type="float" office:value="14.310415" calcext:value-type="float">
            <text:p>14.310415</text:p>
          </table:table-cell>
          <table:table-cell office:value-type="float" office:value="14.884058" calcext:value-type="float">
            <text:p>14.884058</text:p>
          </table:table-cell>
          <table:table-cell office:value-type="float" office:value="14.507692" calcext:value-type="float">
            <text:p>14.507692</text:p>
          </table:table-cell>
          <table:table-cell table:formula="of:=AVERAGE([.D81:.H81])" office:value-type="float" office:value="14.5405894" calcext:value-type="float">
            <text:p>14.5405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399367" calcext:value-type="float">
            <text:p>14.399367</text:p>
          </table:table-cell>
          <table:table-cell office:value-type="float" office:value="14.407268" calcext:value-type="float">
            <text:p>14.407268</text:p>
          </table:table-cell>
          <table:table-cell office:value-type="float" office:value="14.395339" calcext:value-type="float">
            <text:p>14.395339</text:p>
          </table:table-cell>
          <table:table-cell office:value-type="float" office:value="14.40927" calcext:value-type="float">
            <text:p>14.40927</text:p>
          </table:table-cell>
          <table:table-cell office:value-type="float" office:value="14.387237" calcext:value-type="float">
            <text:p>14.387237</text:p>
          </table:table-cell>
          <table:table-cell table:formula="of:=AVERAGE([.D82:.H82])" office:value-type="float" office:value="14.3996962" calcext:value-type="float">
            <text:p>14.3996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4.475528" calcext:value-type="float">
            <text:p>14.475528</text:p>
          </table:table-cell>
          <table:table-cell office:value-type="float" office:value="14.505734" calcext:value-type="float">
            <text:p>14.505734</text:p>
          </table:table-cell>
          <table:table-cell office:value-type="float" office:value="14.443259" calcext:value-type="float">
            <text:p>14.443259</text:p>
          </table:table-cell>
          <table:table-cell office:value-type="float" office:value="14.545636" calcext:value-type="float">
            <text:p>14.545636</text:p>
          </table:table-cell>
          <table:table-cell office:value-type="float" office:value="14.404142" calcext:value-type="float">
            <text:p>14.404142</text:p>
          </table:table-cell>
          <table:table-cell table:formula="of:=AVERAGE([.D83:.H83])" office:value-type="float" office:value="14.4748598" calcext:value-type="float">
            <text:p>14.4748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4.741179" calcext:value-type="float">
            <text:p>14.741179</text:p>
          </table:table-cell>
          <table:table-cell office:value-type="float" office:value="14.860243" calcext:value-type="float">
            <text:p>14.860243</text:p>
          </table:table-cell>
          <table:table-cell office:value-type="float" office:value="14.770128" calcext:value-type="float">
            <text:p>14.770128</text:p>
          </table:table-cell>
          <table:table-cell office:value-type="float" office:value="14.613971" calcext:value-type="float">
            <text:p>14.613971</text:p>
          </table:table-cell>
          <table:table-cell office:value-type="float" office:value="14.754545" calcext:value-type="float">
            <text:p>14.754545</text:p>
          </table:table-cell>
          <table:table-cell table:formula="of:=AVERAGE([.D84:.H84])" office:value-type="float" office:value="14.7480132" calcext:value-type="float">
            <text:p>14.748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4.445166" calcext:value-type="float">
            <text:p>14.445166</text:p>
          </table:table-cell>
          <table:table-cell office:value-type="float" office:value="14.639556" calcext:value-type="float">
            <text:p>14.639556</text:p>
          </table:table-cell>
          <table:table-cell office:value-type="float" office:value="14.431097" calcext:value-type="float">
            <text:p>14.431097</text:p>
          </table:table-cell>
          <table:table-cell office:value-type="float" office:value="14.72166" calcext:value-type="float">
            <text:p>14.72166</text:p>
          </table:table-cell>
          <table:table-cell office:value-type="float" office:value="14.578318" calcext:value-type="float">
            <text:p>14.578318</text:p>
          </table:table-cell>
          <table:table-cell table:formula="of:=AVERAGE([.D85:.H85])" office:value-type="float" office:value="14.5631594" calcext:value-type="float">
            <text:p>14.563159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38116" calcext:value-type="float">
            <text:p>1.738116</text:p>
          </table:table-cell>
          <table:table-cell office:value-type="float" office:value="1.641866" calcext:value-type="float">
            <text:p>1.641866</text:p>
          </table:table-cell>
          <table:table-cell office:value-type="float" office:value="1.650863" calcext:value-type="float">
            <text:p>1.650863</text:p>
          </table:table-cell>
          <table:table-cell office:value-type="float" office:value="1.656093" calcext:value-type="float">
            <text:p>1.656093</text:p>
          </table:table-cell>
          <table:table-cell office:value-type="float" office:value="1.650888" calcext:value-type="float">
            <text:p>1.650888</text:p>
          </table:table-cell>
          <table:table-cell table:formula="of:=AVERAGE([.D86:.H86])" office:value-type="float" office:value="1.6675652" calcext:value-type="float">
            <text:p>1.667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12894" calcext:value-type="float">
            <text:p>0.912894</text:p>
          </table:table-cell>
          <table:table-cell office:value-type="float" office:value="0.915277" calcext:value-type="float">
            <text:p>0.915277</text:p>
          </table:table-cell>
          <table:table-cell office:value-type="float" office:value="0.909523" calcext:value-type="float">
            <text:p>0.909523</text:p>
          </table:table-cell>
          <table:table-cell office:value-type="float" office:value="0.910237" calcext:value-type="float">
            <text:p>0.910237</text:p>
          </table:table-cell>
          <table:table-cell office:value-type="float" office:value="0.91178" calcext:value-type="float">
            <text:p>0.91178</text:p>
          </table:table-cell>
          <table:table-cell table:formula="of:=AVERAGE([.D87:.H87])" office:value-type="float" office:value="0.9119422" calcext:value-type="float">
            <text:p>0.9119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927746" calcext:value-type="float">
            <text:p>0.927746</text:p>
          </table:table-cell>
          <table:table-cell office:value-type="float" office:value="0.928364" calcext:value-type="float">
            <text:p>0.928364</text:p>
          </table:table-cell>
          <table:table-cell office:value-type="float" office:value="0.930604" calcext:value-type="float">
            <text:p>0.930604</text:p>
          </table:table-cell>
          <table:table-cell office:value-type="float" office:value="0.938637" calcext:value-type="float">
            <text:p>0.938637</text:p>
          </table:table-cell>
          <table:table-cell office:value-type="float" office:value="0.924097" calcext:value-type="float">
            <text:p>0.924097</text:p>
          </table:table-cell>
          <table:table-cell table:formula="of:=AVERAGE([.D88:.H88])" office:value-type="float" office:value="0.9298896" calcext:value-type="float">
            <text:p>0.9298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19118" calcext:value-type="float">
            <text:p>0.919118</text:p>
          </table:table-cell>
          <table:table-cell office:value-type="float" office:value="0.944348" calcext:value-type="float">
            <text:p>0.944348</text:p>
          </table:table-cell>
          <table:table-cell office:value-type="float" office:value="0.911465" calcext:value-type="float">
            <text:p>0.911465</text:p>
          </table:table-cell>
          <table:table-cell office:value-type="float" office:value="0.942501" calcext:value-type="float">
            <text:p>0.942501</text:p>
          </table:table-cell>
          <table:table-cell office:value-type="float" office:value="0.92395" calcext:value-type="float">
            <text:p>0.92395</text:p>
          </table:table-cell>
          <table:table-cell table:formula="of:=AVERAGE([.D89:.H89])" office:value-type="float" office:value="0.9282764" calcext:value-type="float">
            <text:p>0.9282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72373" calcext:value-type="float">
            <text:p>0.972373</text:p>
          </table:table-cell>
          <table:table-cell office:value-type="float" office:value="0.94548" calcext:value-type="float">
            <text:p>0.94548</text:p>
          </table:table-cell>
          <table:table-cell office:value-type="float" office:value="0.973476" calcext:value-type="float">
            <text:p>0.973476</text:p>
          </table:table-cell>
          <table:table-cell office:value-type="float" office:value="0.941161" calcext:value-type="float">
            <text:p>0.941161</text:p>
          </table:table-cell>
          <table:table-cell office:value-type="float" office:value="0.97234" calcext:value-type="float">
            <text:p>0.97234</text:p>
          </table:table-cell>
          <table:table-cell table:formula="of:=AVERAGE([.D90:.H90])" office:value-type="float" office:value="0.960966" calcext:value-type="float">
            <text:p>0.9609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49565" calcext:value-type="float">
            <text:p>0.949565</text:p>
          </table:table-cell>
          <table:table-cell office:value-type="float" office:value="0.969758" calcext:value-type="float">
            <text:p>0.969758</text:p>
          </table:table-cell>
          <table:table-cell office:value-type="float" office:value="0.938182" calcext:value-type="float">
            <text:p>0.938182</text:p>
          </table:table-cell>
          <table:table-cell office:value-type="float" office:value="0.979391" calcext:value-type="float">
            <text:p>0.979391</text:p>
          </table:table-cell>
          <table:table-cell office:value-type="float" office:value="0.956806" calcext:value-type="float">
            <text:p>0.956806</text:p>
          </table:table-cell>
          <table:table-cell table:formula="of:=AVERAGE([.D91:.H91])" office:value-type="float" office:value="0.9587404" calcext:value-type="float">
            <text:p>0.958740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24358" calcext:value-type="float">
            <text:p>1.24358</text:p>
          </table:table-cell>
          <table:table-cell office:value-type="float" office:value="1.244113" calcext:value-type="float">
            <text:p>1.244113</text:p>
          </table:table-cell>
          <table:table-cell office:value-type="float" office:value="1.245786" calcext:value-type="float">
            <text:p>1.245786</text:p>
          </table:table-cell>
          <table:table-cell office:value-type="float" office:value="1.242398" calcext:value-type="float">
            <text:p>1.242398</text:p>
          </table:table-cell>
          <table:table-cell office:value-type="float" office:value="1.239566" calcext:value-type="float">
            <text:p>1.239566</text:p>
          </table:table-cell>
          <table:table-cell table:formula="of:=AVERAGE([.D92:.H92])" office:value-type="float" office:value="1.2430886" calcext:value-type="float">
            <text:p>1.2430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2853" calcext:value-type="float">
            <text:p>0.72853</text:p>
          </table:table-cell>
          <table:table-cell office:value-type="float" office:value="0.69668" calcext:value-type="float">
            <text:p>0.69668</text:p>
          </table:table-cell>
          <table:table-cell office:value-type="float" office:value="0.689403" calcext:value-type="float">
            <text:p>0.689403</text:p>
          </table:table-cell>
          <table:table-cell office:value-type="float" office:value="0.69941" calcext:value-type="float">
            <text:p>0.69941</text:p>
          </table:table-cell>
          <table:table-cell office:value-type="float" office:value="0.698806" calcext:value-type="float">
            <text:p>0.698806</text:p>
          </table:table-cell>
          <table:table-cell table:formula="of:=AVERAGE([.D93:.H93])" office:value-type="float" office:value="0.7025658" calcext:value-type="float">
            <text:p>0.7025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16573" calcext:value-type="float">
            <text:p>0.716573</text:p>
          </table:table-cell>
          <table:table-cell office:value-type="float" office:value="0.717298" calcext:value-type="float">
            <text:p>0.717298</text:p>
          </table:table-cell>
          <table:table-cell office:value-type="float" office:value="0.706692" calcext:value-type="float">
            <text:p>0.706692</text:p>
          </table:table-cell>
          <table:table-cell office:value-type="float" office:value="0.712909" calcext:value-type="float">
            <text:p>0.712909</text:p>
          </table:table-cell>
          <table:table-cell office:value-type="float" office:value="0.718341" calcext:value-type="float">
            <text:p>0.718341</text:p>
          </table:table-cell>
          <table:table-cell table:formula="of:=AVERAGE([.D94:.H94])" office:value-type="float" office:value="0.7143626" calcext:value-type="float">
            <text:p>0.7143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701161" calcext:value-type="float">
            <text:p>0.701161</text:p>
          </table:table-cell>
          <table:table-cell office:value-type="float" office:value="0.720852" calcext:value-type="float">
            <text:p>0.720852</text:p>
          </table:table-cell>
          <table:table-cell office:value-type="float" office:value="0.717144" calcext:value-type="float">
            <text:p>0.717144</text:p>
          </table:table-cell>
          <table:table-cell office:value-type="float" office:value="0.740733" calcext:value-type="float">
            <text:p>0.740733</text:p>
          </table:table-cell>
          <table:table-cell office:value-type="float" office:value="0.714907" calcext:value-type="float">
            <text:p>0.714907</text:p>
          </table:table-cell>
          <table:table-cell table:formula="of:=AVERAGE([.D95:.H95])" office:value-type="float" office:value="0.7189594" calcext:value-type="float">
            <text:p>0.7189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744156" calcext:value-type="float">
            <text:p>0.744156</text:p>
          </table:table-cell>
          <table:table-cell office:value-type="float" office:value="0.745352" calcext:value-type="float">
            <text:p>0.745352</text:p>
          </table:table-cell>
          <table:table-cell office:value-type="float" office:value="0.731879" calcext:value-type="float">
            <text:p>0.731879</text:p>
          </table:table-cell>
          <table:table-cell office:value-type="float" office:value="0.720602" calcext:value-type="float">
            <text:p>0.720602</text:p>
          </table:table-cell>
          <table:table-cell office:value-type="float" office:value="0.744415" calcext:value-type="float">
            <text:p>0.744415</text:p>
          </table:table-cell>
          <table:table-cell table:formula="of:=AVERAGE([.D96:.H96])" office:value-type="float" office:value="0.7372808" calcext:value-type="float">
            <text:p>0.7372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73074" calcext:value-type="float">
            <text:p>0.73074</text:p>
          </table:table-cell>
          <table:table-cell office:value-type="float" office:value="0.724759" calcext:value-type="float">
            <text:p>0.724759</text:p>
          </table:table-cell>
          <table:table-cell office:value-type="float" office:value="0.801103" calcext:value-type="float">
            <text:p>0.801103</text:p>
          </table:table-cell>
          <table:table-cell office:value-type="float" office:value="0.737708" calcext:value-type="float">
            <text:p>0.737708</text:p>
          </table:table-cell>
          <table:table-cell office:value-type="float" office:value="0.748381" calcext:value-type="float">
            <text:p>0.748381</text:p>
          </table:table-cell>
          <table:table-cell table:formula="of:=AVERAGE([.D97:.H97])" office:value-type="float" office:value="0.7485382" calcext:value-type="float">
            <text:p>0.7485382</text:p>
          </table:table-cell>
        </table:table-row>
      </table:table>
      <table:table table:name="4000-128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3" table:number-columns-repeated="5" table:default-cell-style-name="Default"/>
        <table:table-column table:style-name="co14" table:default-cell-style-name="ce4"/>
        <table:table-column table:style-name="co3" table:number-columns-repeated="5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4000-128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9.257382" calcext:value-type="float">
            <text:p>229.257382</text:p>
          </table:table-cell>
          <table:table-cell office:value-type="float" office:value="229.547769" calcext:value-type="float">
            <text:p>229.547769</text:p>
          </table:table-cell>
          <table:table-cell office:value-type="float" office:value="229.665866" calcext:value-type="float">
            <text:p>229.665866</text:p>
          </table:table-cell>
          <table:table-cell office:value-type="float" office:value="228.674558" calcext:value-type="float">
            <text:p>228.674558</text:p>
          </table:table-cell>
          <table:table-cell office:value-type="float" office:value="228.790664" calcext:value-type="float">
            <text:p>228.790664</text:p>
          </table:table-cell>
          <table:table-cell table:formula="of:=AVERAGE([.D2:.H2])" office:value-type="float" office:value="229.1872478" calcext:value-type="float">
            <text:p>229.18724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64514" calcext:value-type="float">
            <text:p>118.764514</text:p>
          </table:table-cell>
          <table:table-cell office:value-type="float" office:value="122.557696" calcext:value-type="float">
            <text:p>122.557696</text:p>
          </table:table-cell>
          <table:table-cell office:value-type="float" office:value="122.459845" calcext:value-type="float">
            <text:p>122.459845</text:p>
          </table:table-cell>
          <table:table-cell office:value-type="float" office:value="120.077926" calcext:value-type="float">
            <text:p>120.077926</text:p>
          </table:table-cell>
          <table:table-cell office:value-type="float" office:value="118.724657" calcext:value-type="float">
            <text:p>118.724657</text:p>
          </table:table-cell>
          <table:table-cell table:formula="of:=AVERAGE([.D3:.H3])" office:value-type="float" office:value="120.5169276" calcext:value-type="float">
            <text:p>120.51692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588534" calcext:value-type="float">
            <text:p>92.588534</text:p>
          </table:table-cell>
          <table:table-cell office:value-type="float" office:value="91.628346" calcext:value-type="float">
            <text:p>91.628346</text:p>
          </table:table-cell>
          <table:table-cell office:value-type="float" office:value="91.423024" calcext:value-type="float">
            <text:p>91.423024</text:p>
          </table:table-cell>
          <table:table-cell office:value-type="float" office:value="92.047317" calcext:value-type="float">
            <text:p>92.047317</text:p>
          </table:table-cell>
          <table:table-cell office:value-type="float" office:value="92.057145" calcext:value-type="float">
            <text:p>92.057145</text:p>
          </table:table-cell>
          <table:table-cell table:formula="of:=AVERAGE([.D4:.H4])" office:value-type="float" office:value="91.9488732" calcext:value-type="float">
            <text:p>91.94887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50047" calcext:value-type="float">
            <text:p>61.850047</text:p>
          </table:table-cell>
          <table:table-cell office:value-type="float" office:value="62.431332" calcext:value-type="float">
            <text:p>62.431332</text:p>
          </table:table-cell>
          <table:table-cell office:value-type="float" office:value="61.901967" calcext:value-type="float">
            <text:p>61.901967</text:p>
          </table:table-cell>
          <table:table-cell office:value-type="float" office:value="61.928647" calcext:value-type="float">
            <text:p>61.928647</text:p>
          </table:table-cell>
          <table:table-cell office:value-type="float" office:value="61.823466" calcext:value-type="float">
            <text:p>61.823466</text:p>
          </table:table-cell>
          <table:table-cell table:formula="of:=AVERAGE([.D5:.H5])" office:value-type="float" office:value="61.9870918" calcext:value-type="float">
            <text:p>61.9870918</text:p>
          </table:table-cell>
          <table:table-cell table:number-columns-repeated="2"/>
          <table:table-cell office:value-type="string" calcext:value-type="string">
            <text:p>OPT, MAV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44547" calcext:value-type="float">
            <text:p>60.744547</text:p>
          </table:table-cell>
          <table:table-cell office:value-type="float" office:value="60.954143" calcext:value-type="float">
            <text:p>60.954143</text:p>
          </table:table-cell>
          <table:table-cell office:value-type="float" office:value="60.702905" calcext:value-type="float">
            <text:p>60.702905</text:p>
          </table:table-cell>
          <table:table-cell office:value-type="float" office:value="60.797027" calcext:value-type="float">
            <text:p>60.797027</text:p>
          </table:table-cell>
          <table:table-cell office:value-type="float" office:value="60.68503" calcext:value-type="float">
            <text:p>60.68503</text:p>
          </table:table-cell>
          <table:table-cell table:formula="of:=AVERAGE([.D6:.H6])" office:value-type="float" office:value="60.7767304" calcext:value-type="float">
            <text:p>60.7767304</text:p>
          </table:table-cell>
          <table:table-cell table:number-columns-repeated="3"/>
          <table:table-cell office:value-type="string" calcext:value-type="string">
            <text:p>cores, close</text:p>
          </table:table-cell>
          <table:table-cell office:value-type="string" calcext:value-type="string">
            <text:p>cores, spread</text:p>
          </table:table-cell>
          <table:table-cell office:value-type="string" calcext:value-type="string">
            <text:p>threads, close</text:p>
          </table:table-cell>
          <table:table-cell office:value-type="string" calcext:value-type="string">
            <text:p>threads, 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50195" calcext:value-type="float">
            <text:p>46.450195</text:p>
          </table:table-cell>
          <table:table-cell office:value-type="float" office:value="46.44178" calcext:value-type="float">
            <text:p>46.44178</text:p>
          </table:table-cell>
          <table:table-cell office:value-type="float" office:value="46.508275" calcext:value-type="float">
            <text:p>46.508275</text:p>
          </table:table-cell>
          <table:table-cell office:value-type="float" office:value="46.443435" calcext:value-type="float">
            <text:p>46.443435</text:p>
          </table:table-cell>
          <table:table-cell office:value-type="float" office:value="46.465376" calcext:value-type="float">
            <text:p>46.465376</text:p>
          </table:table-cell>
          <table:table-cell table:formula="of:=AVERAGE([.D7:.H7])" office:value-type="float" office:value="46.4618122" calcext:value-type="float">
            <text:p>46.4618122</text:p>
          </table:table-cell>
          <table:table-cell table:number-columns-repeated="2"/>
          <table:table-cell office:value-type="string" calcext:value-type="string">
            <text:p>2 threads</text:p>
          </table:table-cell>
          <table:table-cell office:value-type="float" office:value="11.4186892" calcext:value-type="float">
            <text:p>11.4186892</text:p>
          </table:table-cell>
          <table:table-cell office:value-type="float" office:value="11.815281" calcext:value-type="float">
            <text:p>11.815281</text:p>
          </table:table-cell>
          <table:table-cell office:value-type="float" office:value="11.4795284" calcext:value-type="float">
            <text:p>11.4795284</text:p>
          </table:table-cell>
          <table:table-cell office:value-type="float" office:value="12.06729" calcext:value-type="float">
            <text:p>12.06729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731956" calcext:value-type="float">
            <text:p>228.731956</text:p>
          </table:table-cell>
          <table:table-cell office:value-type="float" office:value="229.065958" calcext:value-type="float">
            <text:p>229.065958</text:p>
          </table:table-cell>
          <table:table-cell office:value-type="float" office:value="228.705966" calcext:value-type="float">
            <text:p>228.705966</text:p>
          </table:table-cell>
          <table:table-cell office:value-type="float" office:value="229.650316" calcext:value-type="float">
            <text:p>229.650316</text:p>
          </table:table-cell>
          <table:table-cell office:value-type="float" office:value="228.757519" calcext:value-type="float">
            <text:p>228.757519</text:p>
          </table:table-cell>
          <table:table-cell table:formula="of:=AVERAGE([.D8:.H8])" office:value-type="float" office:value="228.982343" calcext:value-type="float">
            <text:p>228.982343</text:p>
          </table:table-cell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36821" calcext:value-type="float">
            <text:p>6.036821</text:p>
          </table:table-cell>
          <table:table-cell office:value-type="float" office:value="5.9824018" calcext:value-type="float">
            <text:p>5.9824018</text:p>
          </table:table-cell>
          <table:table-cell office:value-type="float" office:value="6.0454302" calcext:value-type="float">
            <text:p>6.0454302</text:p>
          </table:table-cell>
          <table:table-cell office:value-type="float" office:value="5.9874282" calcext:value-type="float">
            <text:p>5.9874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67078" calcext:value-type="float">
            <text:p>118.867078</text:p>
          </table:table-cell>
          <table:table-cell office:value-type="float" office:value="118.722871" calcext:value-type="float">
            <text:p>118.722871</text:p>
          </table:table-cell>
          <table:table-cell office:value-type="float" office:value="118.839555" calcext:value-type="float">
            <text:p>118.839555</text:p>
          </table:table-cell>
          <table:table-cell office:value-type="float" office:value="118.677567" calcext:value-type="float">
            <text:p>118.677567</text:p>
          </table:table-cell>
          <table:table-cell office:value-type="float" office:value="118.755291" calcext:value-type="float">
            <text:p>118.755291</text:p>
          </table:table-cell>
          <table:table-cell table:formula="of:=AVERAGE([.D9:.H9])" office:value-type="float" office:value="118.7724724" calcext:value-type="float">
            <text:p>118.7724724</text:p>
          </table:table-cell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883886" calcext:value-type="float">
            <text:p>4.7883886</text:p>
          </table:table-cell>
          <table:table-cell office:value-type="float" office:value="4.6701586" calcext:value-type="float">
            <text:p>4.6701586</text:p>
          </table:table-cell>
          <table:table-cell office:value-type="float" office:value="4.7783504" calcext:value-type="float">
            <text:p>4.7783504</text:p>
          </table:table-cell>
          <table:table-cell office:value-type="float" office:value="4.675512" calcext:value-type="float">
            <text:p>4.67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982573" calcext:value-type="float">
            <text:p>91.982573</text:p>
          </table:table-cell>
          <table:table-cell office:value-type="float" office:value="91.630127" calcext:value-type="float">
            <text:p>91.630127</text:p>
          </table:table-cell>
          <table:table-cell office:value-type="float" office:value="91.817614" calcext:value-type="float">
            <text:p>91.817614</text:p>
          </table:table-cell>
          <table:table-cell office:value-type="float" office:value="91.923844" calcext:value-type="float">
            <text:p>91.923844</text:p>
          </table:table-cell>
          <table:table-cell office:value-type="float" office:value="91.775386" calcext:value-type="float">
            <text:p>91.775386</text:p>
          </table:table-cell>
          <table:table-cell table:formula="of:=AVERAGE([.D10:.H10])" office:value-type="float" office:value="91.8259088" calcext:value-type="float">
            <text:p>91.8259088</text:p>
          </table:table-cell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2846972" calcext:value-type="float">
            <text:p>3.2846972</text:p>
          </table:table-cell>
          <table:table-cell office:value-type="float" office:value="3.3322692" calcext:value-type="float">
            <text:p>3.3322692</text:p>
          </table:table-cell>
          <table:table-cell office:value-type="float" office:value="3.2772764" calcext:value-type="float">
            <text:p>3.2772764</text:p>
          </table:table-cell>
          <table:table-cell office:value-type="float" office:value="3.2053252" calcext:value-type="float">
            <text:p>3.205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6653" calcext:value-type="float">
            <text:p>61.846653</text:p>
          </table:table-cell>
          <table:table-cell office:value-type="float" office:value="62.583003" calcext:value-type="float">
            <text:p>62.583003</text:p>
          </table:table-cell>
          <table:table-cell office:value-type="float" office:value="61.903484" calcext:value-type="float">
            <text:p>61.903484</text:p>
          </table:table-cell>
          <table:table-cell office:value-type="float" office:value="62.772397" calcext:value-type="float">
            <text:p>62.772397</text:p>
          </table:table-cell>
          <table:table-cell office:value-type="float" office:value="61.855599" calcext:value-type="float">
            <text:p>61.855599</text:p>
          </table:table-cell>
          <table:table-cell table:formula="of:=AVERAGE([.D11:.H11])" office:value-type="float" office:value="62.1922272" calcext:value-type="float">
            <text:p>62.1922272</text:p>
          </table:table-cell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3014698" calcext:value-type="float">
            <text:p>3.3014698</text:p>
          </table:table-cell>
          <table:table-cell office:value-type="float" office:value="3.2041644" calcext:value-type="float">
            <text:p>3.2041644</text:p>
          </table:table-cell>
          <table:table-cell office:value-type="float" office:value="3.2795352" calcext:value-type="float">
            <text:p>3.2795352</text:p>
          </table:table-cell>
          <table:table-cell office:value-type="float" office:value="3.3201132" calcext:value-type="float">
            <text:p>3.3201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14105" calcext:value-type="float">
            <text:p>60.714105</text:p>
          </table:table-cell>
          <table:table-cell office:value-type="float" office:value="60.701583" calcext:value-type="float">
            <text:p>60.701583</text:p>
          </table:table-cell>
          <table:table-cell office:value-type="float" office:value="60.75533" calcext:value-type="float">
            <text:p>60.75533</text:p>
          </table:table-cell>
          <table:table-cell office:value-type="float" office:value="60.718234" calcext:value-type="float">
            <text:p>60.718234</text:p>
          </table:table-cell>
          <table:table-cell office:value-type="float" office:value="60.72749" calcext:value-type="float">
            <text:p>60.72749</text:p>
          </table:table-cell>
          <table:table-cell table:formula="of:=AVERAGE([.D12:.H12])" office:value-type="float" office:value="60.7233484" calcext:value-type="float">
            <text:p>60.7233484</text:p>
          </table:table-cell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364866" calcext:value-type="float">
            <text:p>2.5364866</text:p>
          </table:table-cell>
          <table:table-cell office:value-type="float" office:value="2.5330012" calcext:value-type="float">
            <text:p>2.5330012</text:p>
          </table:table-cell>
          <table:table-cell office:value-type="float" office:value="2.5164462" calcext:value-type="float">
            <text:p>2.5164462</text:p>
          </table:table-cell>
          <table:table-cell office:value-type="float" office:value="2.5333224" calcext:value-type="float">
            <text:p>2.53332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5397" calcext:value-type="float">
            <text:p>46.405397</text:p>
          </table:table-cell>
          <table:table-cell office:value-type="float" office:value="46.46444" calcext:value-type="float">
            <text:p>46.46444</text:p>
          </table:table-cell>
          <table:table-cell office:value-type="float" office:value="46.45728" calcext:value-type="float">
            <text:p>46.45728</text:p>
          </table:table-cell>
          <table:table-cell office:value-type="float" office:value="46.44602" calcext:value-type="float">
            <text:p>46.44602</text:p>
          </table:table-cell>
          <table:table-cell office:value-type="float" office:value="46.471879" calcext:value-type="float">
            <text:p>46.471879</text:p>
          </table:table-cell>
          <table:table-cell table:formula="of:=AVERAGE([.D13:.H13])" office:value-type="float" office:value="46.4490032" calcext:value-type="float">
            <text:p>46.44900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59045" calcext:value-type="float">
            <text:p>13.659045</text:p>
          </table:table-cell>
          <table:table-cell office:value-type="float" office:value="13.698955" calcext:value-type="float">
            <text:p>13.698955</text:p>
          </table:table-cell>
          <table:table-cell office:value-type="float" office:value="13.690656" calcext:value-type="float">
            <text:p>13.690656</text:p>
          </table:table-cell>
          <table:table-cell office:value-type="float" office:value="13.668071" calcext:value-type="float">
            <text:p>13.668071</text:p>
          </table:table-cell>
          <table:table-cell office:value-type="float" office:value="13.689536" calcext:value-type="float">
            <text:p>13.689536</text:p>
          </table:table-cell>
          <table:table-cell table:formula="of:=AVERAGE([.D14:.H14])" office:value-type="float" office:value="13.6812526" calcext:value-type="float">
            <text:p>13.68125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99038" calcext:value-type="float">
            <text:p>7.199038</text:p>
          </table:table-cell>
          <table:table-cell office:value-type="float" office:value="7.20531" calcext:value-type="float">
            <text:p>7.20531</text:p>
          </table:table-cell>
          <table:table-cell office:value-type="float" office:value="7.145751" calcext:value-type="float">
            <text:p>7.145751</text:p>
          </table:table-cell>
          <table:table-cell office:value-type="float" office:value="7.173396" calcext:value-type="float">
            <text:p>7.173396</text:p>
          </table:table-cell>
          <table:table-cell office:value-type="float" office:value="7.19441" calcext:value-type="float">
            <text:p>7.19441</text:p>
          </table:table-cell>
          <table:table-cell table:formula="of:=AVERAGE([.D15:.H15])" office:value-type="float" office:value="7.183581" calcext:value-type="float">
            <text:p>7.1835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79369" calcext:value-type="float">
            <text:p>5.679369</text:p>
          </table:table-cell>
          <table:table-cell office:value-type="float" office:value="5.653793" calcext:value-type="float">
            <text:p>5.653793</text:p>
          </table:table-cell>
          <table:table-cell office:value-type="float" office:value="5.674051" calcext:value-type="float">
            <text:p>5.674051</text:p>
          </table:table-cell>
          <table:table-cell office:value-type="float" office:value="5.699836" calcext:value-type="float">
            <text:p>5.699836</text:p>
          </table:table-cell>
          <table:table-cell office:value-type="float" office:value="5.706838" calcext:value-type="float">
            <text:p>5.706838</text:p>
          </table:table-cell>
          <table:table-cell table:formula="of:=AVERAGE([.D16:.H16])" office:value-type="float" office:value="5.6827774" calcext:value-type="float">
            <text:p>5.6827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603" calcext:value-type="float">
            <text:p>3.931603</text:p>
          </table:table-cell>
          <table:table-cell office:value-type="float" office:value="3.876254" calcext:value-type="float">
            <text:p>3.876254</text:p>
          </table:table-cell>
          <table:table-cell office:value-type="float" office:value="3.877481" calcext:value-type="float">
            <text:p>3.877481</text:p>
          </table:table-cell>
          <table:table-cell office:value-type="float" office:value="3.884583" calcext:value-type="float">
            <text:p>3.884583</text:p>
          </table:table-cell>
          <table:table-cell office:value-type="float" office:value="3.874193" calcext:value-type="float">
            <text:p>3.874193</text:p>
          </table:table-cell>
          <table:table-cell table:formula="of:=AVERAGE([.D17:.H17])" office:value-type="float" office:value="3.8888228" calcext:value-type="float">
            <text:p>3.8888228</text:p>
          </table:table-cell>
          <table:table-cell table:number-columns-repeated="3"/>
          <table:table-cell office:value-type="string" calcext:value-type="string">
            <text:p>NO OPT-NO MAVX</text:p>
          </table:table-cell>
          <table:table-cell office:value-type="string" calcext:value-type="string">
            <text:p>NO OPT-MAVX</text:p>
          </table:table-cell>
          <table:table-cell office:value-type="string" calcext:value-type="string">
            <text:p>OPT-NO MAVX</text:p>
          </table:table-cell>
          <table:table-cell office:value-type="string" calcext:value-type="string">
            <text:p>OPT-MAV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83969" calcext:value-type="float">
            <text:p>3.883969</text:p>
          </table:table-cell>
          <table:table-cell office:value-type="float" office:value="3.887318" calcext:value-type="float">
            <text:p>3.887318</text:p>
          </table:table-cell>
          <table:table-cell office:value-type="float" office:value="3.895452" calcext:value-type="float">
            <text:p>3.895452</text:p>
          </table:table-cell>
          <table:table-cell office:value-type="float" office:value="3.843708" calcext:value-type="float">
            <text:p>3.843708</text:p>
          </table:table-cell>
          <table:table-cell office:value-type="float" office:value="3.881156" calcext:value-type="float">
            <text:p>3.881156</text:p>
          </table:table-cell>
          <table:table-cell table:formula="of:=AVERAGE([.D18:.H18])" office:value-type="float" office:value="3.8783206" calcext:value-type="float">
            <text:p>3.8783206</text:p>
          </table:table-cell>
          <table:table-cell table:number-columns-repeated="2"/>
          <table:table-cell office:value-type="string" calcext:value-type="string">
            <text:p>2 threads</text:p>
          </table:table-cell>
          <table:table-cell office:value-type="float" office:value="229.1872478" calcext:value-type="float">
            <text:p>229.1872478</text:p>
          </table:table-cell>
          <table:table-cell office:value-type="float" office:value="228.982343" calcext:value-type="float">
            <text:p>228.982343</text:p>
          </table:table-cell>
          <table:table-cell office:value-type="float" office:value="13.6812526" calcext:value-type="float">
            <text:p>13.6812526</text:p>
          </table:table-cell>
          <table:table-cell office:value-type="float" office:value="11.4186892" calcext:value-type="float">
            <text:p>11.4186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4668" calcext:value-type="float">
            <text:p>2.984668</text:p>
          </table:table-cell>
          <table:table-cell office:value-type="float" office:value="2.974541" calcext:value-type="float">
            <text:p>2.974541</text:p>
          </table:table-cell>
          <table:table-cell office:value-type="float" office:value="2.947374" calcext:value-type="float">
            <text:p>2.947374</text:p>
          </table:table-cell>
          <table:table-cell office:value-type="float" office:value="2.979582" calcext:value-type="float">
            <text:p>2.979582</text:p>
          </table:table-cell>
          <table:table-cell office:value-type="float" office:value="2.974314" calcext:value-type="float">
            <text:p>2.974314</text:p>
          </table:table-cell>
          <table:table-cell table:formula="of:=AVERAGE([.D19:.H19])" office:value-type="float" office:value="2.9720958" calcext:value-type="float">
            <text:p>2.9720958</text:p>
          </table:table-cell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5169276" calcext:value-type="float">
            <text:p>120.5169276</text:p>
          </table:table-cell>
          <table:table-cell office:value-type="float" office:value="118.7724724" calcext:value-type="float">
            <text:p>118.7724724</text:p>
          </table:table-cell>
          <table:table-cell office:value-type="float" office:value="7.183581" calcext:value-type="float">
            <text:p>7.183581</text:p>
          </table:table-cell>
          <table:table-cell office:value-type="float" office:value="6.036821" calcext:value-type="float">
            <text:p>6.036821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23651" calcext:value-type="float">
            <text:p>11.423651</text:p>
          </table:table-cell>
          <table:table-cell office:value-type="float" office:value="11.400203" calcext:value-type="float">
            <text:p>11.400203</text:p>
          </table:table-cell>
          <table:table-cell office:value-type="float" office:value="11.389882" calcext:value-type="float">
            <text:p>11.389882</text:p>
          </table:table-cell>
          <table:table-cell office:value-type="float" office:value="11.496971" calcext:value-type="float">
            <text:p>11.496971</text:p>
          </table:table-cell>
          <table:table-cell office:value-type="float" office:value="11.382739" calcext:value-type="float">
            <text:p>11.382739</text:p>
          </table:table-cell>
          <table:table-cell table:formula="of:=AVERAGE([.D20:.H20])" office:value-type="float" office:value="11.4186892" calcext:value-type="float">
            <text:p>11.4186892</text:p>
          </table:table-cell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9488732" calcext:value-type="float">
            <text:p>91.9488732</text:p>
          </table:table-cell>
          <table:table-cell office:value-type="float" office:value="91.8259088" calcext:value-type="float">
            <text:p>91.8259088</text:p>
          </table:table-cell>
          <table:table-cell office:value-type="float" office:value="5.6827774" calcext:value-type="float">
            <text:p>5.6827774</text:p>
          </table:table-cell>
          <table:table-cell office:value-type="float" office:value="4.7883886" calcext:value-type="float">
            <text:p>4.7883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6975" calcext:value-type="float">
            <text:p>6.066975</text:p>
          </table:table-cell>
          <table:table-cell office:value-type="float" office:value="6.011515" calcext:value-type="float">
            <text:p>6.011515</text:p>
          </table:table-cell>
          <table:table-cell office:value-type="float" office:value="6.023041" calcext:value-type="float">
            <text:p>6.023041</text:p>
          </table:table-cell>
          <table:table-cell office:value-type="float" office:value="6.069632" calcext:value-type="float">
            <text:p>6.069632</text:p>
          </table:table-cell>
          <table:table-cell office:value-type="float" office:value="6.012942" calcext:value-type="float">
            <text:p>6.012942</text:p>
          </table:table-cell>
          <table:table-cell table:formula="of:=AVERAGE([.D21:.H21])" office:value-type="float" office:value="6.036821" calcext:value-type="float">
            <text:p>6.036821</text:p>
          </table:table-cell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9870918" calcext:value-type="float">
            <text:p>61.9870918</text:p>
          </table:table-cell>
          <table:table-cell office:value-type="float" office:value="62.1922272" calcext:value-type="float">
            <text:p>62.1922272</text:p>
          </table:table-cell>
          <table:table-cell office:value-type="float" office:value="3.8888228" calcext:value-type="float">
            <text:p>3.8888228</text:p>
          </table:table-cell>
          <table:table-cell office:value-type="float" office:value="3.2846972" calcext:value-type="float">
            <text:p>3.28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82323" calcext:value-type="float">
            <text:p>4.782323</text:p>
          </table:table-cell>
          <table:table-cell office:value-type="float" office:value="4.79498" calcext:value-type="float">
            <text:p>4.79498</text:p>
          </table:table-cell>
          <table:table-cell office:value-type="float" office:value="4.789964" calcext:value-type="float">
            <text:p>4.789964</text:p>
          </table:table-cell>
          <table:table-cell office:value-type="float" office:value="4.766455" calcext:value-type="float">
            <text:p>4.766455</text:p>
          </table:table-cell>
          <table:table-cell office:value-type="float" office:value="4.808221" calcext:value-type="float">
            <text:p>4.808221</text:p>
          </table:table-cell>
          <table:table-cell table:formula="of:=AVERAGE([.D22:.H22])" office:value-type="float" office:value="4.7883886" calcext:value-type="float">
            <text:p>4.7883886</text:p>
          </table:table-cell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767304" calcext:value-type="float">
            <text:p>60.7767304</text:p>
          </table:table-cell>
          <table:table-cell office:value-type="float" office:value="60.7233484" calcext:value-type="float">
            <text:p>60.7233484</text:p>
          </table:table-cell>
          <table:table-cell office:value-type="float" office:value="3.8783206" calcext:value-type="float">
            <text:p>3.8783206</text:p>
          </table:table-cell>
          <table:table-cell office:value-type="float" office:value="3.3014698" calcext:value-type="float">
            <text:p>3.3014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5817" calcext:value-type="float">
            <text:p>3.305817</text:p>
          </table:table-cell>
          <table:table-cell office:value-type="float" office:value="3.273233" calcext:value-type="float">
            <text:p>3.273233</text:p>
          </table:table-cell>
          <table:table-cell office:value-type="float" office:value="3.274261" calcext:value-type="float">
            <text:p>3.274261</text:p>
          </table:table-cell>
          <table:table-cell office:value-type="float" office:value="3.286009" calcext:value-type="float">
            <text:p>3.286009</text:p>
          </table:table-cell>
          <table:table-cell office:value-type="float" office:value="3.284166" calcext:value-type="float">
            <text:p>3.284166</text:p>
          </table:table-cell>
          <table:table-cell table:formula="of:=AVERAGE([.D23:.H23])" office:value-type="float" office:value="3.2846972" calcext:value-type="float">
            <text:p>3.2846972</text:p>
          </table:table-cell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618122" calcext:value-type="float">
            <text:p>46.4618122</text:p>
          </table:table-cell>
          <table:table-cell office:value-type="float" office:value="46.4490032" calcext:value-type="float">
            <text:p>46.4490032</text:p>
          </table:table-cell>
          <table:table-cell office:value-type="float" office:value="2.9720958" calcext:value-type="float">
            <text:p>2.9720958</text:p>
          </table:table-cell>
          <table:table-cell office:value-type="float" office:value="2.5364866" calcext:value-type="float">
            <text:p>2.5364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85599" calcext:value-type="float">
            <text:p>3.285599</text:p>
          </table:table-cell>
          <table:table-cell office:value-type="float" office:value="3.304909" calcext:value-type="float">
            <text:p>3.304909</text:p>
          </table:table-cell>
          <table:table-cell office:value-type="float" office:value="3.305775" calcext:value-type="float">
            <text:p>3.305775</text:p>
          </table:table-cell>
          <table:table-cell office:value-type="float" office:value="3.312073" calcext:value-type="float">
            <text:p>3.312073</text:p>
          </table:table-cell>
          <table:table-cell office:value-type="float" office:value="3.298993" calcext:value-type="float">
            <text:p>3.298993</text:p>
          </table:table-cell>
          <table:table-cell table:formula="of:=AVERAGE([.D24:.H24])" office:value-type="float" office:value="3.3014698" calcext:value-type="float">
            <text:p>3.30146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1501" calcext:value-type="float">
            <text:p>2.551501</text:p>
          </table:table-cell>
          <table:table-cell office:value-type="float" office:value="2.533361" calcext:value-type="float">
            <text:p>2.533361</text:p>
          </table:table-cell>
          <table:table-cell office:value-type="float" office:value="2.545163" calcext:value-type="float">
            <text:p>2.545163</text:p>
          </table:table-cell>
          <table:table-cell office:value-type="float" office:value="2.525621" calcext:value-type="float">
            <text:p>2.525621</text:p>
          </table:table-cell>
          <table:table-cell office:value-type="float" office:value="2.526787" calcext:value-type="float">
            <text:p>2.526787</text:p>
          </table:table-cell>
          <table:table-cell table:formula="of:=AVERAGE([.D25:.H25])" office:value-type="float" office:value="2.5364866" calcext:value-type="float">
            <text:p>2.5364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93676" calcext:value-type="float">
            <text:p>228.993676</text:p>
          </table:table-cell>
          <table:table-cell office:value-type="float" office:value="229.048365" calcext:value-type="float">
            <text:p>229.048365</text:p>
          </table:table-cell>
          <table:table-cell office:value-type="float" office:value="229.023967" calcext:value-type="float">
            <text:p>229.023967</text:p>
          </table:table-cell>
          <table:table-cell office:value-type="float" office:value="229.351657" calcext:value-type="float">
            <text:p>229.351657</text:p>
          </table:table-cell>
          <table:table-cell office:value-type="float" office:value="229.243244" calcext:value-type="float">
            <text:p>229.243244</text:p>
          </table:table-cell>
          <table:table-cell table:formula="of:=AVERAGE([.D26:.H26])" office:value-type="float" office:value="229.1321818" calcext:value-type="float">
            <text:p>229.13218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852958" calcext:value-type="float">
            <text:p>115.852958</text:p>
          </table:table-cell>
          <table:table-cell office:value-type="float" office:value="114.975596" calcext:value-type="float">
            <text:p>114.975596</text:p>
          </table:table-cell>
          <table:table-cell office:value-type="float" office:value="123.699386" calcext:value-type="float">
            <text:p>123.699386</text:p>
          </table:table-cell>
          <table:table-cell office:value-type="float" office:value="116.161319" calcext:value-type="float">
            <text:p>116.161319</text:p>
          </table:table-cell>
          <table:table-cell office:value-type="float" office:value="115.094477" calcext:value-type="float">
            <text:p>115.094477</text:p>
          </table:table-cell>
          <table:table-cell table:formula="of:=AVERAGE([.D27:.H27])" office:value-type="float" office:value="117.1567472" calcext:value-type="float">
            <text:p>117.1567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62353" calcext:value-type="float">
            <text:p>88.662353</text:p>
          </table:table-cell>
          <table:table-cell office:value-type="float" office:value="88.629001" calcext:value-type="float">
            <text:p>88.629001</text:p>
          </table:table-cell>
          <table:table-cell office:value-type="float" office:value="89.007284" calcext:value-type="float">
            <text:p>89.007284</text:p>
          </table:table-cell>
          <table:table-cell office:value-type="float" office:value="89.046499" calcext:value-type="float">
            <text:p>89.046499</text:p>
          </table:table-cell>
          <table:table-cell office:value-type="float" office:value="88.829777" calcext:value-type="float">
            <text:p>88.829777</text:p>
          </table:table-cell>
          <table:table-cell table:formula="of:=AVERAGE([.D28:.H28])" office:value-type="float" office:value="88.8349828" calcext:value-type="float">
            <text:p>88.83498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25368" calcext:value-type="float">
            <text:p>61.25368</text:p>
          </table:table-cell>
          <table:table-cell office:value-type="float" office:value="62.280528" calcext:value-type="float">
            <text:p>62.280528</text:p>
          </table:table-cell>
          <table:table-cell office:value-type="float" office:value="61.136092" calcext:value-type="float">
            <text:p>61.136092</text:p>
          </table:table-cell>
          <table:table-cell office:value-type="float" office:value="61.558151" calcext:value-type="float">
            <text:p>61.558151</text:p>
          </table:table-cell>
          <table:table-cell office:value-type="float" office:value="61.878984" calcext:value-type="float">
            <text:p>61.878984</text:p>
          </table:table-cell>
          <table:table-cell table:formula="of:=AVERAGE([.D29:.H29])" office:value-type="float" office:value="61.621487" calcext:value-type="float">
            <text:p>61.6214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3.71666" calcext:value-type="float">
            <text:p>63.71666</text:p>
          </table:table-cell>
          <table:table-cell office:value-type="float" office:value="59.324251" calcext:value-type="float">
            <text:p>59.324251</text:p>
          </table:table-cell>
          <table:table-cell office:value-type="float" office:value="59.270044" calcext:value-type="float">
            <text:p>59.270044</text:p>
          </table:table-cell>
          <table:table-cell office:value-type="float" office:value="59.193604" calcext:value-type="float">
            <text:p>59.193604</text:p>
          </table:table-cell>
          <table:table-cell office:value-type="float" office:value="59.27848" calcext:value-type="float">
            <text:p>59.27848</text:p>
          </table:table-cell>
          <table:table-cell table:formula="of:=AVERAGE([.D30:.H30])" office:value-type="float" office:value="60.1566078" calcext:value-type="float">
            <text:p>60.15660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1585" calcext:value-type="float">
            <text:p>46.401585</text:p>
          </table:table-cell>
          <table:table-cell office:value-type="float" office:value="46.418451" calcext:value-type="float">
            <text:p>46.418451</text:p>
          </table:table-cell>
          <table:table-cell office:value-type="float" office:value="46.49486" calcext:value-type="float">
            <text:p>46.49486</text:p>
          </table:table-cell>
          <table:table-cell office:value-type="float" office:value="46.386132" calcext:value-type="float">
            <text:p>46.386132</text:p>
          </table:table-cell>
          <table:table-cell office:value-type="float" office:value="46.485344" calcext:value-type="float">
            <text:p>46.485344</text:p>
          </table:table-cell>
          <table:table-cell table:formula="of:=AVERAGE([.D31:.H31])" office:value-type="float" office:value="46.4372744" calcext:value-type="float">
            <text:p>46.43727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02494" calcext:value-type="float">
            <text:p>228.902494</text:p>
          </table:table-cell>
          <table:table-cell office:value-type="float" office:value="229.300272" calcext:value-type="float">
            <text:p>229.300272</text:p>
          </table:table-cell>
          <table:table-cell office:value-type="float" office:value="229.016184" calcext:value-type="float">
            <text:p>229.016184</text:p>
          </table:table-cell>
          <table:table-cell office:value-type="float" office:value="228.93627" calcext:value-type="float">
            <text:p>228.93627</text:p>
          </table:table-cell>
          <table:table-cell office:value-type="float" office:value="228.941119" calcext:value-type="float">
            <text:p>228.941119</text:p>
          </table:table-cell>
          <table:table-cell table:formula="of:=AVERAGE([.D32:.H32])" office:value-type="float" office:value="229.0192678" calcext:value-type="float">
            <text:p>229.01926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4594" calcext:value-type="float">
            <text:p>116.4594</text:p>
          </table:table-cell>
          <table:table-cell office:value-type="float" office:value="115.618355" calcext:value-type="float">
            <text:p>115.618355</text:p>
          </table:table-cell>
          <table:table-cell office:value-type="float" office:value="114.935658" calcext:value-type="float">
            <text:p>114.935658</text:p>
          </table:table-cell>
          <table:table-cell office:value-type="float" office:value="116.148438" calcext:value-type="float">
            <text:p>116.148438</text:p>
          </table:table-cell>
          <table:table-cell office:value-type="float" office:value="115.888808" calcext:value-type="float">
            <text:p>115.888808</text:p>
          </table:table-cell>
          <table:table-cell table:formula="of:=AVERAGE([.D33:.H33])" office:value-type="float" office:value="115.8101318" calcext:value-type="float">
            <text:p>115.8101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750229" calcext:value-type="float">
            <text:p>88.750229</text:p>
          </table:table-cell>
          <table:table-cell office:value-type="float" office:value="88.736796" calcext:value-type="float">
            <text:p>88.736796</text:p>
          </table:table-cell>
          <table:table-cell office:value-type="float" office:value="88.93357" calcext:value-type="float">
            <text:p>88.93357</text:p>
          </table:table-cell>
          <table:table-cell office:value-type="float" office:value="88.875691" calcext:value-type="float">
            <text:p>88.875691</text:p>
          </table:table-cell>
          <table:table-cell office:value-type="float" office:value="88.68654" calcext:value-type="float">
            <text:p>88.68654</text:p>
          </table:table-cell>
          <table:table-cell table:formula="of:=AVERAGE([.D34:.H34])" office:value-type="float" office:value="88.7965652" calcext:value-type="float">
            <text:p>88.79656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640306" calcext:value-type="float">
            <text:p>61.640306</text:p>
          </table:table-cell>
          <table:table-cell office:value-type="float" office:value="61.353048" calcext:value-type="float">
            <text:p>61.353048</text:p>
          </table:table-cell>
          <table:table-cell office:value-type="float" office:value="61.156718" calcext:value-type="float">
            <text:p>61.156718</text:p>
          </table:table-cell>
          <table:table-cell office:value-type="float" office:value="61.244959" calcext:value-type="float">
            <text:p>61.244959</text:p>
          </table:table-cell>
          <table:table-cell office:value-type="float" office:value="61.60759" calcext:value-type="float">
            <text:p>61.60759</text:p>
          </table:table-cell>
          <table:table-cell table:formula="of:=AVERAGE([.D35:.H35])" office:value-type="float" office:value="61.4005242" calcext:value-type="float">
            <text:p>61.40052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159222" calcext:value-type="float">
            <text:p>59.159222</text:p>
          </table:table-cell>
          <table:table-cell office:value-type="float" office:value="59.245134" calcext:value-type="float">
            <text:p>59.245134</text:p>
          </table:table-cell>
          <table:table-cell office:value-type="float" office:value="59.059948" calcext:value-type="float">
            <text:p>59.059948</text:p>
          </table:table-cell>
          <table:table-cell office:value-type="float" office:value="59.253977" calcext:value-type="float">
            <text:p>59.253977</text:p>
          </table:table-cell>
          <table:table-cell office:value-type="float" office:value="59.278959" calcext:value-type="float">
            <text:p>59.278959</text:p>
          </table:table-cell>
          <table:table-cell table:formula="of:=AVERAGE([.D36:.H36])" office:value-type="float" office:value="59.199448" calcext:value-type="float">
            <text:p>59.1994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39198" calcext:value-type="float">
            <text:p>46.439198</text:p>
          </table:table-cell>
          <table:table-cell office:value-type="float" office:value="46.411071" calcext:value-type="float">
            <text:p>46.411071</text:p>
          </table:table-cell>
          <table:table-cell office:value-type="float" office:value="46.437784" calcext:value-type="float">
            <text:p>46.437784</text:p>
          </table:table-cell>
          <table:table-cell office:value-type="float" office:value="46.457778" calcext:value-type="float">
            <text:p>46.457778</text:p>
          </table:table-cell>
          <table:table-cell office:value-type="float" office:value="46.510695" calcext:value-type="float">
            <text:p>46.510695</text:p>
          </table:table-cell>
          <table:table-cell table:formula="of:=AVERAGE([.D37:.H37])" office:value-type="float" office:value="46.4513052" calcext:value-type="float">
            <text:p>46.45130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139136" calcext:value-type="float">
            <text:p>14.139136</text:p>
          </table:table-cell>
          <table:table-cell office:value-type="float" office:value="14.164884" calcext:value-type="float">
            <text:p>14.164884</text:p>
          </table:table-cell>
          <table:table-cell office:value-type="float" office:value="14.17117" calcext:value-type="float">
            <text:p>14.17117</text:p>
          </table:table-cell>
          <table:table-cell office:value-type="float" office:value="14.22763" calcext:value-type="float">
            <text:p>14.22763</text:p>
          </table:table-cell>
          <table:table-cell office:value-type="float" office:value="14.173823" calcext:value-type="float">
            <text:p>14.173823</text:p>
          </table:table-cell>
          <table:table-cell table:formula="of:=AVERAGE([.D38:.H38])" office:value-type="float" office:value="14.1753286" calcext:value-type="float">
            <text:p>14.17532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78199" calcext:value-type="float">
            <text:p>7.278199</text:p>
          </table:table-cell>
          <table:table-cell office:value-type="float" office:value="7.107948" calcext:value-type="float">
            <text:p>7.107948</text:p>
          </table:table-cell>
          <table:table-cell office:value-type="float" office:value="7.101389" calcext:value-type="float">
            <text:p>7.101389</text:p>
          </table:table-cell>
          <table:table-cell office:value-type="float" office:value="7.126379" calcext:value-type="float">
            <text:p>7.126379</text:p>
          </table:table-cell>
          <table:table-cell office:value-type="float" office:value="7.112849" calcext:value-type="float">
            <text:p>7.112849</text:p>
          </table:table-cell>
          <table:table-cell table:formula="of:=AVERAGE([.D39:.H39])" office:value-type="float" office:value="7.1453528" calcext:value-type="float">
            <text:p>7.14535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1027" calcext:value-type="float">
            <text:p>5.541027</text:p>
          </table:table-cell>
          <table:table-cell office:value-type="float" office:value="5.520962" calcext:value-type="float">
            <text:p>5.520962</text:p>
          </table:table-cell>
          <table:table-cell office:value-type="float" office:value="5.550726" calcext:value-type="float">
            <text:p>5.550726</text:p>
          </table:table-cell>
          <table:table-cell office:value-type="float" office:value="5.526174" calcext:value-type="float">
            <text:p>5.526174</text:p>
          </table:table-cell>
          <table:table-cell office:value-type="float" office:value="5.543541" calcext:value-type="float">
            <text:p>5.543541</text:p>
          </table:table-cell>
          <table:table-cell table:formula="of:=AVERAGE([.D40:.H40])" office:value-type="float" office:value="5.536486" calcext:value-type="float">
            <text:p>5.5364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65839" calcext:value-type="float">
            <text:p>3.965839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3.959732" calcext:value-type="float">
            <text:p>3.959732</text:p>
          </table:table-cell>
          <table:table-cell office:value-type="float" office:value="3.983148" calcext:value-type="float">
            <text:p>3.983148</text:p>
          </table:table-cell>
          <table:table-cell office:value-type="float" office:value="3.975842" calcext:value-type="float">
            <text:p>3.975842</text:p>
          </table:table-cell>
          <table:table-cell table:formula="of:=AVERAGE([.D41:.H41])" office:value-type="float" office:value="3.9669062" calcext:value-type="float">
            <text:p>3.96690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67528" calcext:value-type="float">
            <text:p>3.767528</text:p>
          </table:table-cell>
          <table:table-cell office:value-type="float" office:value="3.763993" calcext:value-type="float">
            <text:p>3.763993</text:p>
          </table:table-cell>
          <table:table-cell office:value-type="float" office:value="3.772024" calcext:value-type="float">
            <text:p>3.772024</text:p>
          </table:table-cell>
          <table:table-cell office:value-type="float" office:value="3.771687" calcext:value-type="float">
            <text:p>3.771687</text:p>
          </table:table-cell>
          <table:table-cell office:value-type="float" office:value="3.774694" calcext:value-type="float">
            <text:p>3.774694</text:p>
          </table:table-cell>
          <table:table-cell table:formula="of:=AVERAGE([.D42:.H42])" office:value-type="float" office:value="3.7699852" calcext:value-type="float">
            <text:p>3.76998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9651" calcext:value-type="float">
            <text:p>2.99651</text:p>
          </table:table-cell>
          <table:table-cell office:value-type="float" office:value="2.958002" calcext:value-type="float">
            <text:p>2.958002</text:p>
          </table:table-cell>
          <table:table-cell office:value-type="float" office:value="2.996535" calcext:value-type="float">
            <text:p>2.996535</text:p>
          </table:table-cell>
          <table:table-cell office:value-type="float" office:value="2.955157" calcext:value-type="float">
            <text:p>2.955157</text:p>
          </table:table-cell>
          <table:table-cell office:value-type="float" office:value="2.950228" calcext:value-type="float">
            <text:p>2.950228</text:p>
          </table:table-cell>
          <table:table-cell table:formula="of:=AVERAGE([.D43:.H43])" office:value-type="float" office:value="2.9712864" calcext:value-type="float">
            <text:p>2.97128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772139" calcext:value-type="float">
            <text:p>11.772139</text:p>
          </table:table-cell>
          <table:table-cell office:value-type="float" office:value="11.812587" calcext:value-type="float">
            <text:p>11.812587</text:p>
          </table:table-cell>
          <table:table-cell office:value-type="float" office:value="11.814065" calcext:value-type="float">
            <text:p>11.814065</text:p>
          </table:table-cell>
          <table:table-cell office:value-type="float" office:value="11.815382" calcext:value-type="float">
            <text:p>11.815382</text:p>
          </table:table-cell>
          <table:table-cell office:value-type="float" office:value="11.862232" calcext:value-type="float">
            <text:p>11.862232</text:p>
          </table:table-cell>
          <table:table-cell table:formula="of:=AVERAGE([.D44:.H44])" office:value-type="float" office:value="11.815281" calcext:value-type="float">
            <text:p>11.8152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08014" calcext:value-type="float">
            <text:p>6.008014</text:p>
          </table:table-cell>
          <table:table-cell office:value-type="float" office:value="5.930638" calcext:value-type="float">
            <text:p>5.930638</text:p>
          </table:table-cell>
          <table:table-cell office:value-type="float" office:value="6.060622" calcext:value-type="float">
            <text:p>6.060622</text:p>
          </table:table-cell>
          <table:table-cell office:value-type="float" office:value="5.979247" calcext:value-type="float">
            <text:p>5.979247</text:p>
          </table:table-cell>
          <table:table-cell office:value-type="float" office:value="5.933488" calcext:value-type="float">
            <text:p>5.933488</text:p>
          </table:table-cell>
          <table:table-cell table:formula="of:=AVERAGE([.D45:.H45])" office:value-type="float" office:value="5.9824018" calcext:value-type="float">
            <text:p>5.9824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6372" calcext:value-type="float">
            <text:p>4.66372</text:p>
          </table:table-cell>
          <table:table-cell office:value-type="float" office:value="4.665767" calcext:value-type="float">
            <text:p>4.665767</text:p>
          </table:table-cell>
          <table:table-cell office:value-type="float" office:value="4.680351" calcext:value-type="float">
            <text:p>4.680351</text:p>
          </table:table-cell>
          <table:table-cell office:value-type="float" office:value="4.679151" calcext:value-type="float">
            <text:p>4.679151</text:p>
          </table:table-cell>
          <table:table-cell office:value-type="float" office:value="4.661804" calcext:value-type="float">
            <text:p>4.661804</text:p>
          </table:table-cell>
          <table:table-cell table:formula="of:=AVERAGE([.D46:.H46])" office:value-type="float" office:value="4.6701586" calcext:value-type="float">
            <text:p>4.67015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60447" calcext:value-type="float">
            <text:p>3.360447</text:p>
          </table:table-cell>
          <table:table-cell office:value-type="float" office:value="3.315896" calcext:value-type="float">
            <text:p>3.315896</text:p>
          </table:table-cell>
          <table:table-cell office:value-type="float" office:value="3.331993" calcext:value-type="float">
            <text:p>3.331993</text:p>
          </table:table-cell>
          <table:table-cell office:value-type="float" office:value="3.336383" calcext:value-type="float">
            <text:p>3.336383</text:p>
          </table:table-cell>
          <table:table-cell office:value-type="float" office:value="3.316627" calcext:value-type="float">
            <text:p>3.316627</text:p>
          </table:table-cell>
          <table:table-cell table:formula="of:=AVERAGE([.D47:.H47])" office:value-type="float" office:value="3.3322692" calcext:value-type="float">
            <text:p>3.33226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184147" calcext:value-type="float">
            <text:p>3.184147</text:p>
          </table:table-cell>
          <table:table-cell office:value-type="float" office:value="3.202385" calcext:value-type="float">
            <text:p>3.202385</text:p>
          </table:table-cell>
          <table:table-cell office:value-type="float" office:value="3.18352" calcext:value-type="float">
            <text:p>3.18352</text:p>
          </table:table-cell>
          <table:table-cell office:value-type="float" office:value="3.200682" calcext:value-type="float">
            <text:p>3.200682</text:p>
          </table:table-cell>
          <table:table-cell office:value-type="float" office:value="3.250088" calcext:value-type="float">
            <text:p>3.250088</text:p>
          </table:table-cell>
          <table:table-cell table:formula="of:=AVERAGE([.D48:.H48])" office:value-type="float" office:value="3.2041644" calcext:value-type="float">
            <text:p>3.20416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29919" calcext:value-type="float">
            <text:p>2.529919</text:p>
          </table:table-cell>
          <table:table-cell office:value-type="float" office:value="2.520863" calcext:value-type="float">
            <text:p>2.520863</text:p>
          </table:table-cell>
          <table:table-cell office:value-type="float" office:value="2.543927" calcext:value-type="float">
            <text:p>2.543927</text:p>
          </table:table-cell>
          <table:table-cell office:value-type="float" office:value="2.525856" calcext:value-type="float">
            <text:p>2.525856</text:p>
          </table:table-cell>
          <table:table-cell office:value-type="float" office:value="2.544441" calcext:value-type="float">
            <text:p>2.544441</text:p>
          </table:table-cell>
          <table:table-cell table:formula="of:=AVERAGE([.D49:.H49])" office:value-type="float" office:value="2.5330012" calcext:value-type="float">
            <text:p>2.5330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867924" calcext:value-type="float">
            <text:p>228.867924</text:p>
          </table:table-cell>
          <table:table-cell office:value-type="float" office:value="230.185576" calcext:value-type="float">
            <text:p>230.185576</text:p>
          </table:table-cell>
          <table:table-cell office:value-type="float" office:value="236.028435" calcext:value-type="float">
            <text:p>236.028435</text:p>
          </table:table-cell>
          <table:table-cell office:value-type="float" office:value="232.047067" calcext:value-type="float">
            <text:p>232.047067</text:p>
          </table:table-cell>
          <table:table-cell office:value-type="float" office:value="232.309506" calcext:value-type="float">
            <text:p>232.309506</text:p>
          </table:table-cell>
          <table:table-cell table:formula="of:=AVERAGE([.D50:.H50])" office:value-type="float" office:value="231.8877016" calcext:value-type="float">
            <text:p>231.8877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76092" calcext:value-type="float">
            <text:p>118.876092</text:p>
          </table:table-cell>
          <table:table-cell office:value-type="float" office:value="118.707387" calcext:value-type="float">
            <text:p>118.707387</text:p>
          </table:table-cell>
          <table:table-cell office:value-type="float" office:value="118.670722" calcext:value-type="float">
            <text:p>118.670722</text:p>
          </table:table-cell>
          <table:table-cell office:value-type="float" office:value="118.699227" calcext:value-type="float">
            <text:p>118.699227</text:p>
          </table:table-cell>
          <table:table-cell office:value-type="float" office:value="118.724231" calcext:value-type="float">
            <text:p>118.724231</text:p>
          </table:table-cell>
          <table:table-cell table:formula="of:=AVERAGE([.D51:.H51])" office:value-type="float" office:value="118.7355318" calcext:value-type="float">
            <text:p>118.73553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523105" calcext:value-type="float">
            <text:p>91.523105</text:p>
          </table:table-cell>
          <table:table-cell office:value-type="float" office:value="91.746063" calcext:value-type="float">
            <text:p>91.746063</text:p>
          </table:table-cell>
          <table:table-cell office:value-type="float" office:value="91.7145" calcext:value-type="float">
            <text:p>91.7145</text:p>
          </table:table-cell>
          <table:table-cell office:value-type="float" office:value="91.70039" calcext:value-type="float">
            <text:p>91.70039</text:p>
          </table:table-cell>
          <table:table-cell office:value-type="float" office:value="91.864855" calcext:value-type="float">
            <text:p>91.864855</text:p>
          </table:table-cell>
          <table:table-cell table:formula="of:=AVERAGE([.D52:.H52])" office:value-type="float" office:value="91.7097826" calcext:value-type="float">
            <text:p>91.70978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16648" calcext:value-type="float">
            <text:p>61.816648</text:p>
          </table:table-cell>
          <table:table-cell office:value-type="float" office:value="61.964324" calcext:value-type="float">
            <text:p>61.964324</text:p>
          </table:table-cell>
          <table:table-cell office:value-type="float" office:value="61.839588" calcext:value-type="float">
            <text:p>61.839588</text:p>
          </table:table-cell>
          <table:table-cell office:value-type="float" office:value="61.843301" calcext:value-type="float">
            <text:p>61.843301</text:p>
          </table:table-cell>
          <table:table-cell office:value-type="float" office:value="61.823813" calcext:value-type="float">
            <text:p>61.823813</text:p>
          </table:table-cell>
          <table:table-cell table:formula="of:=AVERAGE([.D53:.H53])" office:value-type="float" office:value="61.8575348" calcext:value-type="float">
            <text:p>61.85753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7909" calcext:value-type="float">
            <text:p>60.77909</text:p>
          </table:table-cell>
          <table:table-cell office:value-type="float" office:value="60.711712" calcext:value-type="float">
            <text:p>60.711712</text:p>
          </table:table-cell>
          <table:table-cell office:value-type="float" office:value="60.71367" calcext:value-type="float">
            <text:p>60.71367</text:p>
          </table:table-cell>
          <table:table-cell office:value-type="float" office:value="60.752602" calcext:value-type="float">
            <text:p>60.752602</text:p>
          </table:table-cell>
          <table:table-cell office:value-type="float" office:value="60.806055" calcext:value-type="float">
            <text:p>60.806055</text:p>
          </table:table-cell>
          <table:table-cell table:formula="of:=AVERAGE([.D54:.H54])" office:value-type="float" office:value="60.7526258" calcext:value-type="float">
            <text:p>60.75262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8552" calcext:value-type="float">
            <text:p>46.48552</text:p>
          </table:table-cell>
          <table:table-cell office:value-type="float" office:value="46.519929" calcext:value-type="float">
            <text:p>46.519929</text:p>
          </table:table-cell>
          <table:table-cell office:value-type="float" office:value="46.482639" calcext:value-type="float">
            <text:p>46.482639</text:p>
          </table:table-cell>
          <table:table-cell office:value-type="float" office:value="46.421362" calcext:value-type="float">
            <text:p>46.421362</text:p>
          </table:table-cell>
          <table:table-cell office:value-type="float" office:value="46.487443" calcext:value-type="float">
            <text:p>46.487443</text:p>
          </table:table-cell>
          <table:table-cell table:formula="of:=AVERAGE([.D55:.H55])" office:value-type="float" office:value="46.4793786" calcext:value-type="float">
            <text:p>46.47937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0.552786" calcext:value-type="float">
            <text:p>230.552786</text:p>
          </table:table-cell>
          <table:table-cell office:value-type="float" office:value="230.154202" calcext:value-type="float">
            <text:p>230.154202</text:p>
          </table:table-cell>
          <table:table-cell office:value-type="float" office:value="236.293174" calcext:value-type="float">
            <text:p>236.293174</text:p>
          </table:table-cell>
          <table:table-cell office:value-type="float" office:value="230.093467" calcext:value-type="float">
            <text:p>230.093467</text:p>
          </table:table-cell>
          <table:table-cell office:value-type="float" office:value="228.682614" calcext:value-type="float">
            <text:p>228.682614</text:p>
          </table:table-cell>
          <table:table-cell table:formula="of:=AVERAGE([.D56:.H56])" office:value-type="float" office:value="231.1552486" calcext:value-type="float">
            <text:p>231.15524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43186" calcext:value-type="float">
            <text:p>118.743186</text:p>
          </table:table-cell>
          <table:table-cell office:value-type="float" office:value="118.860254" calcext:value-type="float">
            <text:p>118.860254</text:p>
          </table:table-cell>
          <table:table-cell office:value-type="float" office:value="118.576236" calcext:value-type="float">
            <text:p>118.576236</text:p>
          </table:table-cell>
          <table:table-cell office:value-type="float" office:value="118.719315" calcext:value-type="float">
            <text:p>118.719315</text:p>
          </table:table-cell>
          <table:table-cell office:value-type="float" office:value="118.720249" calcext:value-type="float">
            <text:p>118.720249</text:p>
          </table:table-cell>
          <table:table-cell table:formula="of:=AVERAGE([.D57:.H57])" office:value-type="float" office:value="118.723848" calcext:value-type="float">
            <text:p>118.723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409819" calcext:value-type="float">
            <text:p>91.409819</text:p>
          </table:table-cell>
          <table:table-cell office:value-type="float" office:value="91.799671" calcext:value-type="float">
            <text:p>91.799671</text:p>
          </table:table-cell>
          <table:table-cell office:value-type="float" office:value="91.508313" calcext:value-type="float">
            <text:p>91.508313</text:p>
          </table:table-cell>
          <table:table-cell office:value-type="float" office:value="91.468884" calcext:value-type="float">
            <text:p>91.468884</text:p>
          </table:table-cell>
          <table:table-cell office:value-type="float" office:value="91.509488" calcext:value-type="float">
            <text:p>91.509488</text:p>
          </table:table-cell>
          <table:table-cell table:formula="of:=AVERAGE([.D58:.H58])" office:value-type="float" office:value="91.539235" calcext:value-type="float">
            <text:p>91.5392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960943" calcext:value-type="float">
            <text:p>61.960943</text:p>
          </table:table-cell>
          <table:table-cell office:value-type="float" office:value="61.838955" calcext:value-type="float">
            <text:p>61.838955</text:p>
          </table:table-cell>
          <table:table-cell office:value-type="float" office:value="61.903364" calcext:value-type="float">
            <text:p>61.903364</text:p>
          </table:table-cell>
          <table:table-cell office:value-type="float" office:value="61.838028" calcext:value-type="float">
            <text:p>61.838028</text:p>
          </table:table-cell>
          <table:table-cell office:value-type="float" office:value="61.812023" calcext:value-type="float">
            <text:p>61.812023</text:p>
          </table:table-cell>
          <table:table-cell table:formula="of:=AVERAGE([.D59:.H59])" office:value-type="float" office:value="61.8706626" calcext:value-type="float">
            <text:p>61.87066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02722" calcext:value-type="float">
            <text:p>60.702722</text:p>
          </table:table-cell>
          <table:table-cell office:value-type="float" office:value="60.822188" calcext:value-type="float">
            <text:p>60.822188</text:p>
          </table:table-cell>
          <table:table-cell office:value-type="float" office:value="60.70148" calcext:value-type="float">
            <text:p>60.70148</text:p>
          </table:table-cell>
          <table:table-cell office:value-type="float" office:value="65.55215" calcext:value-type="float">
            <text:p>65.55215</text:p>
          </table:table-cell>
          <table:table-cell office:value-type="float" office:value="60.759461" calcext:value-type="float">
            <text:p>60.759461</text:p>
          </table:table-cell>
          <table:table-cell table:formula="of:=AVERAGE([.D60:.H60])" office:value-type="float" office:value="61.7076002" calcext:value-type="float">
            <text:p>61.7076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12776" calcext:value-type="float">
            <text:p>46.412776</text:p>
          </table:table-cell>
          <table:table-cell office:value-type="float" office:value="46.392759" calcext:value-type="float">
            <text:p>46.392759</text:p>
          </table:table-cell>
          <table:table-cell office:value-type="float" office:value="46.440644" calcext:value-type="float">
            <text:p>46.440644</text:p>
          </table:table-cell>
          <table:table-cell office:value-type="float" office:value="46.446053" calcext:value-type="float">
            <text:p>46.446053</text:p>
          </table:table-cell>
          <table:table-cell office:value-type="float" office:value="46.482816" calcext:value-type="float">
            <text:p>46.482816</text:p>
          </table:table-cell>
          <table:table-cell table:formula="of:=AVERAGE([.D61:.H61])" office:value-type="float" office:value="46.4350096" calcext:value-type="float">
            <text:p>46.43500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48708" calcext:value-type="float">
            <text:p>13.648708</text:p>
          </table:table-cell>
          <table:table-cell office:value-type="float" office:value="13.816419" calcext:value-type="float">
            <text:p>13.816419</text:p>
          </table:table-cell>
          <table:table-cell office:value-type="float" office:value="13.734045" calcext:value-type="float">
            <text:p>13.734045</text:p>
          </table:table-cell>
          <table:table-cell office:value-type="float" office:value="13.705843" calcext:value-type="float">
            <text:p>13.705843</text:p>
          </table:table-cell>
          <table:table-cell office:value-type="float" office:value="13.616955" calcext:value-type="float">
            <text:p>13.616955</text:p>
          </table:table-cell>
          <table:table-cell table:formula="of:=AVERAGE([.D62:.H62])" office:value-type="float" office:value="13.704394" calcext:value-type="float">
            <text:p>13.7043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93269" calcext:value-type="float">
            <text:p>7.293269</text:p>
          </table:table-cell>
          <table:table-cell office:value-type="float" office:value="7.429407" calcext:value-type="float">
            <text:p>7.429407</text:p>
          </table:table-cell>
          <table:table-cell office:value-type="float" office:value="7.458571" calcext:value-type="float">
            <text:p>7.458571</text:p>
          </table:table-cell>
          <table:table-cell office:value-type="float" office:value="7.387433" calcext:value-type="float">
            <text:p>7.387433</text:p>
          </table:table-cell>
          <table:table-cell office:value-type="float" office:value="7.365392" calcext:value-type="float">
            <text:p>7.365392</text:p>
          </table:table-cell>
          <table:table-cell table:formula="of:=AVERAGE([.D63:.H63])" office:value-type="float" office:value="7.3868144" calcext:value-type="float">
            <text:p>7.38681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83504" calcext:value-type="float">
            <text:p>5.683504</text:p>
          </table:table-cell>
          <table:table-cell office:value-type="float" office:value="5.680016" calcext:value-type="float">
            <text:p>5.680016</text:p>
          </table:table-cell>
          <table:table-cell office:value-type="float" office:value="5.706568" calcext:value-type="float">
            <text:p>5.706568</text:p>
          </table:table-cell>
          <table:table-cell office:value-type="float" office:value="5.700256" calcext:value-type="float">
            <text:p>5.700256</text:p>
          </table:table-cell>
          <table:table-cell office:value-type="float" office:value="5.712862" calcext:value-type="float">
            <text:p>5.712862</text:p>
          </table:table-cell>
          <table:table-cell table:formula="of:=AVERAGE([.D64:.H64])" office:value-type="float" office:value="5.6966412" calcext:value-type="float">
            <text:p>5.69664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1233" calcext:value-type="float">
            <text:p>3.91233</text:p>
          </table:table-cell>
          <table:table-cell office:value-type="float" office:value="3.881342" calcext:value-type="float">
            <text:p>3.881342</text:p>
          </table:table-cell>
          <table:table-cell office:value-type="float" office:value="3.881139" calcext:value-type="float">
            <text:p>3.881139</text:p>
          </table:table-cell>
          <table:table-cell office:value-type="float" office:value="3.869704" calcext:value-type="float">
            <text:p>3.869704</text:p>
          </table:table-cell>
          <table:table-cell office:value-type="float" office:value="3.872044" calcext:value-type="float">
            <text:p>3.872044</text:p>
          </table:table-cell>
          <table:table-cell table:formula="of:=AVERAGE([.D65:.H65])" office:value-type="float" office:value="3.8833118" calcext:value-type="float">
            <text:p>3.88331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45478" calcext:value-type="float">
            <text:p>3.845478</text:p>
          </table:table-cell>
          <table:table-cell office:value-type="float" office:value="3.861083" calcext:value-type="float">
            <text:p>3.861083</text:p>
          </table:table-cell>
          <table:table-cell office:value-type="float" office:value="3.900691" calcext:value-type="float">
            <text:p>3.900691</text:p>
          </table:table-cell>
          <table:table-cell office:value-type="float" office:value="3.893653" calcext:value-type="float">
            <text:p>3.893653</text:p>
          </table:table-cell>
          <table:table-cell office:value-type="float" office:value="3.892718" calcext:value-type="float">
            <text:p>3.892718</text:p>
          </table:table-cell>
          <table:table-cell table:formula="of:=AVERAGE([.D66:.H66])" office:value-type="float" office:value="3.8787246" calcext:value-type="float">
            <text:p>3.87872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00665" calcext:value-type="float">
            <text:p>3.000665</text:p>
          </table:table-cell>
          <table:table-cell office:value-type="float" office:value="2.976803" calcext:value-type="float">
            <text:p>2.976803</text:p>
          </table:table-cell>
          <table:table-cell office:value-type="float" office:value="2.996761" calcext:value-type="float">
            <text:p>2.996761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2.972533" calcext:value-type="float">
            <text:p>2.972533</text:p>
          </table:table-cell>
          <table:table-cell table:formula="of:=AVERAGE([.D67:.H67])" office:value-type="float" office:value="2.9861264" calcext:value-type="float">
            <text:p>2.98612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73141" calcext:value-type="float">
            <text:p>11.473141</text:p>
          </table:table-cell>
          <table:table-cell office:value-type="float" office:value="11.492289" calcext:value-type="float">
            <text:p>11.492289</text:p>
          </table:table-cell>
          <table:table-cell office:value-type="float" office:value="11.484011" calcext:value-type="float">
            <text:p>11.484011</text:p>
          </table:table-cell>
          <table:table-cell office:value-type="float" office:value="11.371723" calcext:value-type="float">
            <text:p>11.371723</text:p>
          </table:table-cell>
          <table:table-cell office:value-type="float" office:value="11.576478" calcext:value-type="float">
            <text:p>11.576478</text:p>
          </table:table-cell>
          <table:table-cell table:formula="of:=AVERAGE([.D68:.H68])" office:value-type="float" office:value="11.4795284" calcext:value-type="float">
            <text:p>11.47952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9627" calcext:value-type="float">
            <text:p>6.069627</text:p>
          </table:table-cell>
          <table:table-cell office:value-type="float" office:value="6.021724" calcext:value-type="float">
            <text:p>6.021724</text:p>
          </table:table-cell>
          <table:table-cell office:value-type="float" office:value="6.063863" calcext:value-type="float">
            <text:p>6.063863</text:p>
          </table:table-cell>
          <table:table-cell office:value-type="float" office:value="6.015184" calcext:value-type="float">
            <text:p>6.015184</text:p>
          </table:table-cell>
          <table:table-cell office:value-type="float" office:value="6.056753" calcext:value-type="float">
            <text:p>6.056753</text:p>
          </table:table-cell>
          <table:table-cell table:formula="of:=AVERAGE([.D69:.H69])" office:value-type="float" office:value="6.0454302" calcext:value-type="float">
            <text:p>6.04543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58574" calcext:value-type="float">
            <text:p>4.758574</text:p>
          </table:table-cell>
          <table:table-cell office:value-type="float" office:value="4.753723" calcext:value-type="float">
            <text:p>4.753723</text:p>
          </table:table-cell>
          <table:table-cell office:value-type="float" office:value="4.795551" calcext:value-type="float">
            <text:p>4.795551</text:p>
          </table:table-cell>
          <table:table-cell office:value-type="float" office:value="4.783664" calcext:value-type="float">
            <text:p>4.783664</text:p>
          </table:table-cell>
          <table:table-cell office:value-type="float" office:value="4.80024" calcext:value-type="float">
            <text:p>4.80024</text:p>
          </table:table-cell>
          <table:table-cell table:formula="of:=AVERAGE([.D70:.H70])" office:value-type="float" office:value="4.7783504" calcext:value-type="float">
            <text:p>4.77835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2296" calcext:value-type="float">
            <text:p>3.302296</text:p>
          </table:table-cell>
          <table:table-cell office:value-type="float" office:value="3.27458" calcext:value-type="float">
            <text:p>3.27458</text:p>
          </table:table-cell>
          <table:table-cell office:value-type="float" office:value="3.263353" calcext:value-type="float">
            <text:p>3.263353</text:p>
          </table:table-cell>
          <table:table-cell office:value-type="float" office:value="3.272782" calcext:value-type="float">
            <text:p>3.272782</text:p>
          </table:table-cell>
          <table:table-cell office:value-type="float" office:value="3.273371" calcext:value-type="float">
            <text:p>3.273371</text:p>
          </table:table-cell>
          <table:table-cell table:formula="of:=AVERAGE([.D71:.H71])" office:value-type="float" office:value="3.2772764" calcext:value-type="float">
            <text:p>3.27727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34001" calcext:value-type="float">
            <text:p>3.234001</text:p>
          </table:table-cell>
          <table:table-cell office:value-type="float" office:value="3.298974" calcext:value-type="float">
            <text:p>3.298974</text:p>
          </table:table-cell>
          <table:table-cell office:value-type="float" office:value="3.311657" calcext:value-type="float">
            <text:p>3.311657</text:p>
          </table:table-cell>
          <table:table-cell office:value-type="float" office:value="3.255391" calcext:value-type="float">
            <text:p>3.255391</text:p>
          </table:table-cell>
          <table:table-cell office:value-type="float" office:value="3.297653" calcext:value-type="float">
            <text:p>3.297653</text:p>
          </table:table-cell>
          <table:table-cell table:formula="of:=AVERAGE([.D72:.H72])" office:value-type="float" office:value="3.2795352" calcext:value-type="float">
            <text:p>3.2795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421" calcext:value-type="float">
            <text:p>2.5421</text:p>
          </table:table-cell>
          <table:table-cell office:value-type="float" office:value="2.509473" calcext:value-type="float">
            <text:p>2.509473</text:p>
          </table:table-cell>
          <table:table-cell office:value-type="float" office:value="2.522119" calcext:value-type="float">
            <text:p>2.522119</text:p>
          </table:table-cell>
          <table:table-cell office:value-type="float" office:value="2.506134" calcext:value-type="float">
            <text:p>2.506134</text:p>
          </table:table-cell>
          <table:table-cell office:value-type="float" office:value="2.502405" calcext:value-type="float">
            <text:p>2.502405</text:p>
          </table:table-cell>
          <table:table-cell table:formula="of:=AVERAGE([.D73:.H73])" office:value-type="float" office:value="2.5164462" calcext:value-type="float">
            <text:p>2.5164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5848" calcext:value-type="float">
            <text:p>228.95848</text:p>
          </table:table-cell>
          <table:table-cell office:value-type="float" office:value="229.14556" calcext:value-type="float">
            <text:p>229.14556</text:p>
          </table:table-cell>
          <table:table-cell office:value-type="float" office:value="229.117046" calcext:value-type="float">
            <text:p>229.117046</text:p>
          </table:table-cell>
          <table:table-cell office:value-type="float" office:value="230.173487" calcext:value-type="float">
            <text:p>230.173487</text:p>
          </table:table-cell>
          <table:table-cell office:value-type="float" office:value="228.977589" calcext:value-type="float">
            <text:p>228.977589</text:p>
          </table:table-cell>
          <table:table-cell table:formula="of:=AVERAGE([.D74:.H74])" office:value-type="float" office:value="229.2744324" calcext:value-type="float">
            <text:p>229.27443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11108" calcext:value-type="float">
            <text:p>115.11108</text:p>
          </table:table-cell>
          <table:table-cell office:value-type="float" office:value="117.208026" calcext:value-type="float">
            <text:p>117.208026</text:p>
          </table:table-cell>
          <table:table-cell office:value-type="float" office:value="117.386735" calcext:value-type="float">
            <text:p>117.386735</text:p>
          </table:table-cell>
          <table:table-cell office:value-type="float" office:value="115.796695" calcext:value-type="float">
            <text:p>115.796695</text:p>
          </table:table-cell>
          <table:table-cell office:value-type="float" office:value="116.222587" calcext:value-type="float">
            <text:p>116.222587</text:p>
          </table:table-cell>
          <table:table-cell table:formula="of:=AVERAGE([.D75:.H75])" office:value-type="float" office:value="116.3450246" calcext:value-type="float">
            <text:p>116.34502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74038" calcext:value-type="float">
            <text:p>88.674038</text:p>
          </table:table-cell>
          <table:table-cell office:value-type="float" office:value="91.091018" calcext:value-type="float">
            <text:p>91.091018</text:p>
          </table:table-cell>
          <table:table-cell office:value-type="float" office:value="88.647611" calcext:value-type="float">
            <text:p>88.647611</text:p>
          </table:table-cell>
          <table:table-cell office:value-type="float" office:value="88.720816" calcext:value-type="float">
            <text:p>88.720816</text:p>
          </table:table-cell>
          <table:table-cell office:value-type="float" office:value="88.610924" calcext:value-type="float">
            <text:p>88.610924</text:p>
          </table:table-cell>
          <table:table-cell table:formula="of:=AVERAGE([.D76:.H76])" office:value-type="float" office:value="89.1488814" calcext:value-type="float">
            <text:p>89.14888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2211" calcext:value-type="float">
            <text:p>59.62211</text:p>
          </table:table-cell>
          <table:table-cell office:value-type="float" office:value="59.733665" calcext:value-type="float">
            <text:p>59.733665</text:p>
          </table:table-cell>
          <table:table-cell office:value-type="float" office:value="61.72225" calcext:value-type="float">
            <text:p>61.72225</text:p>
          </table:table-cell>
          <table:table-cell office:value-type="float" office:value="59.556284" calcext:value-type="float">
            <text:p>59.556284</text:p>
          </table:table-cell>
          <table:table-cell office:value-type="float" office:value="59.704834" calcext:value-type="float">
            <text:p>59.704834</text:p>
          </table:table-cell>
          <table:table-cell table:formula="of:=AVERAGE([.D77:.H77])" office:value-type="float" office:value="60.0678286" calcext:value-type="float">
            <text:p>60.06782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5253" calcext:value-type="float">
            <text:p>60.75253</text:p>
          </table:table-cell>
          <table:table-cell office:value-type="float" office:value="60.580514" calcext:value-type="float">
            <text:p>60.580514</text:p>
          </table:table-cell>
          <table:table-cell office:value-type="float" office:value="60.899336" calcext:value-type="float">
            <text:p>60.899336</text:p>
          </table:table-cell>
          <table:table-cell office:value-type="float" office:value="60.770912" calcext:value-type="float">
            <text:p>60.770912</text:p>
          </table:table-cell>
          <table:table-cell office:value-type="float" office:value="60.716148" calcext:value-type="float">
            <text:p>60.716148</text:p>
          </table:table-cell>
          <table:table-cell table:formula="of:=AVERAGE([.D78:.H78])" office:value-type="float" office:value="60.743888" calcext:value-type="float">
            <text:p>60.7438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8.038156" calcext:value-type="float">
            <text:p>48.038156</text:p>
          </table:table-cell>
          <table:table-cell office:value-type="float" office:value="46.667878" calcext:value-type="float">
            <text:p>46.667878</text:p>
          </table:table-cell>
          <table:table-cell office:value-type="float" office:value="45.843531" calcext:value-type="float">
            <text:p>45.843531</text:p>
          </table:table-cell>
          <table:table-cell office:value-type="float" office:value="45.933012" calcext:value-type="float">
            <text:p>45.933012</text:p>
          </table:table-cell>
          <table:table-cell office:value-type="float" office:value="45.968513" calcext:value-type="float">
            <text:p>45.968513</text:p>
          </table:table-cell>
          <table:table-cell table:formula="of:=AVERAGE([.D79:.H79])" office:value-type="float" office:value="46.490218" calcext:value-type="float">
            <text:p>46.4902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20743" calcext:value-type="float">
            <text:p>228.920743</text:p>
          </table:table-cell>
          <table:table-cell office:value-type="float" office:value="229.258888" calcext:value-type="float">
            <text:p>229.258888</text:p>
          </table:table-cell>
          <table:table-cell office:value-type="float" office:value="229.26562" calcext:value-type="float">
            <text:p>229.26562</text:p>
          </table:table-cell>
          <table:table-cell office:value-type="float" office:value="228.972256" calcext:value-type="float">
            <text:p>228.972256</text:p>
          </table:table-cell>
          <table:table-cell office:value-type="float" office:value="229.160233" calcext:value-type="float">
            <text:p>229.160233</text:p>
          </table:table-cell>
          <table:table-cell table:formula="of:=AVERAGE([.D80:.H80])" office:value-type="float" office:value="229.115548" calcext:value-type="float">
            <text:p>229.115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887539" calcext:value-type="float">
            <text:p>114.887539</text:p>
          </table:table-cell>
          <table:table-cell office:value-type="float" office:value="117.280358" calcext:value-type="float">
            <text:p>117.280358</text:p>
          </table:table-cell>
          <table:table-cell office:value-type="float" office:value="118.487431" calcext:value-type="float">
            <text:p>118.487431</text:p>
          </table:table-cell>
          <table:table-cell office:value-type="float" office:value="115.157581" calcext:value-type="float">
            <text:p>115.157581</text:p>
          </table:table-cell>
          <table:table-cell office:value-type="float" office:value="115.433888" calcext:value-type="float">
            <text:p>115.433888</text:p>
          </table:table-cell>
          <table:table-cell table:formula="of:=AVERAGE([.D81:.H81])" office:value-type="float" office:value="116.2493594" calcext:value-type="float">
            <text:p>116.24935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26266" calcext:value-type="float">
            <text:p>88.626266</text:p>
          </table:table-cell>
          <table:table-cell office:value-type="float" office:value="88.736205" calcext:value-type="float">
            <text:p>88.736205</text:p>
          </table:table-cell>
          <table:table-cell office:value-type="float" office:value="88.562937" calcext:value-type="float">
            <text:p>88.562937</text:p>
          </table:table-cell>
          <table:table-cell office:value-type="float" office:value="88.9077" calcext:value-type="float">
            <text:p>88.9077</text:p>
          </table:table-cell>
          <table:table-cell office:value-type="float" office:value="88.721951" calcext:value-type="float">
            <text:p>88.721951</text:p>
          </table:table-cell>
          <table:table-cell table:formula="of:=AVERAGE([.D82:.H82])" office:value-type="float" office:value="88.7110118" calcext:value-type="float">
            <text:p>88.71101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952265" calcext:value-type="float">
            <text:p>59.952265</text:p>
          </table:table-cell>
          <table:table-cell office:value-type="float" office:value="59.804654" calcext:value-type="float">
            <text:p>59.804654</text:p>
          </table:table-cell>
          <table:table-cell office:value-type="float" office:value="59.827415" calcext:value-type="float">
            <text:p>59.827415</text:p>
          </table:table-cell>
          <table:table-cell office:value-type="float" office:value="59.986189" calcext:value-type="float">
            <text:p>59.986189</text:p>
          </table:table-cell>
          <table:table-cell office:value-type="float" office:value="59.900187" calcext:value-type="float">
            <text:p>59.900187</text:p>
          </table:table-cell>
          <table:table-cell table:formula="of:=AVERAGE([.D83:.H83])" office:value-type="float" office:value="59.894142" calcext:value-type="float">
            <text:p>59.8941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687318" calcext:value-type="float">
            <text:p>60.687318</text:p>
          </table:table-cell>
          <table:table-cell office:value-type="float" office:value="60.865272" calcext:value-type="float">
            <text:p>60.865272</text:p>
          </table:table-cell>
          <table:table-cell office:value-type="float" office:value="60.661502" calcext:value-type="float">
            <text:p>60.661502</text:p>
          </table:table-cell>
          <table:table-cell office:value-type="float" office:value="60.653929" calcext:value-type="float">
            <text:p>60.653929</text:p>
          </table:table-cell>
          <table:table-cell office:value-type="float" office:value="60.915227" calcext:value-type="float">
            <text:p>60.915227</text:p>
          </table:table-cell>
          <table:table-cell table:formula="of:=AVERAGE([.D84:.H84])" office:value-type="float" office:value="60.7566496" calcext:value-type="float">
            <text:p>60.75664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5.893255" calcext:value-type="float">
            <text:p>45.893255</text:p>
          </table:table-cell>
          <table:table-cell office:value-type="float" office:value="45.855981" calcext:value-type="float">
            <text:p>45.855981</text:p>
          </table:table-cell>
          <table:table-cell office:value-type="float" office:value="46.10234" calcext:value-type="float">
            <text:p>46.10234</text:p>
          </table:table-cell>
          <table:table-cell office:value-type="float" office:value="45.915025" calcext:value-type="float">
            <text:p>45.915025</text:p>
          </table:table-cell>
          <table:table-cell office:value-type="float" office:value="45.98684" calcext:value-type="float">
            <text:p>45.98684</text:p>
          </table:table-cell>
          <table:table-cell table:formula="of:=AVERAGE([.D85:.H85])" office:value-type="float" office:value="45.9506882" calcext:value-type="float">
            <text:p>45.95068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718759" calcext:value-type="float">
            <text:p>14.718759</text:p>
          </table:table-cell>
          <table:table-cell office:value-type="float" office:value="14.675561" calcext:value-type="float">
            <text:p>14.675561</text:p>
          </table:table-cell>
          <table:table-cell office:value-type="float" office:value="14.706312" calcext:value-type="float">
            <text:p>14.706312</text:p>
          </table:table-cell>
          <table:table-cell office:value-type="float" office:value="14.616358" calcext:value-type="float">
            <text:p>14.616358</text:p>
          </table:table-cell>
          <table:table-cell office:value-type="float" office:value="13.895407" calcext:value-type="float">
            <text:p>13.895407</text:p>
          </table:table-cell>
          <table:table-cell table:formula="of:=AVERAGE([.D86:.H86])" office:value-type="float" office:value="14.5224794" calcext:value-type="float">
            <text:p>14.52247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44356" calcext:value-type="float">
            <text:p>7.144356</text:p>
          </table:table-cell>
          <table:table-cell office:value-type="float" office:value="7.155619" calcext:value-type="float">
            <text:p>7.155619</text:p>
          </table:table-cell>
          <table:table-cell office:value-type="float" office:value="7.247366" calcext:value-type="float">
            <text:p>7.247366</text:p>
          </table:table-cell>
          <table:table-cell office:value-type="float" office:value="7.110727" calcext:value-type="float">
            <text:p>7.110727</text:p>
          </table:table-cell>
          <table:table-cell office:value-type="float" office:value="7.105662" calcext:value-type="float">
            <text:p>7.105662</text:p>
          </table:table-cell>
          <table:table-cell table:formula="of:=AVERAGE([.D87:.H87])" office:value-type="float" office:value="7.152746" calcext:value-type="float">
            <text:p>7.1527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6587" calcext:value-type="float">
            <text:p>5.546587</text:p>
          </table:table-cell>
          <table:table-cell office:value-type="float" office:value="5.542684" calcext:value-type="float">
            <text:p>5.542684</text:p>
          </table:table-cell>
          <table:table-cell office:value-type="float" office:value="5.546168" calcext:value-type="float">
            <text:p>5.546168</text:p>
          </table:table-cell>
          <table:table-cell office:value-type="float" office:value="5.555244" calcext:value-type="float">
            <text:p>5.555244</text:p>
          </table:table-cell>
          <table:table-cell office:value-type="float" office:value="5.560373" calcext:value-type="float">
            <text:p>5.560373</text:p>
          </table:table-cell>
          <table:table-cell table:formula="of:=AVERAGE([.D88:.H88])" office:value-type="float" office:value="5.5502112" calcext:value-type="float">
            <text:p>5.55021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869067" calcext:value-type="float">
            <text:p>3.869067</text:p>
          </table:table-cell>
          <table:table-cell office:value-type="float" office:value="3.771023" calcext:value-type="float">
            <text:p>3.771023</text:p>
          </table:table-cell>
          <table:table-cell office:value-type="float" office:value="3.788915" calcext:value-type="float">
            <text:p>3.788915</text:p>
          </table:table-cell>
          <table:table-cell office:value-type="float" office:value="3.740095" calcext:value-type="float">
            <text:p>3.740095</text:p>
          </table:table-cell>
          <table:table-cell office:value-type="float" office:value="3.773637" calcext:value-type="float">
            <text:p>3.773637</text:p>
          </table:table-cell>
          <table:table-cell table:formula="of:=AVERAGE([.D89:.H89])" office:value-type="float" office:value="3.7885474" calcext:value-type="float">
            <text:p>3.7885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42081" calcext:value-type="float">
            <text:p>3.942081</text:p>
          </table:table-cell>
          <table:table-cell office:value-type="float" office:value="3.943724" calcext:value-type="float">
            <text:p>3.943724</text:p>
          </table:table-cell>
          <table:table-cell office:value-type="float" office:value="3.932208" calcext:value-type="float">
            <text:p>3.932208</text:p>
          </table:table-cell>
          <table:table-cell office:value-type="float" office:value="3.941145" calcext:value-type="float">
            <text:p>3.941145</text:p>
          </table:table-cell>
          <table:table-cell office:value-type="float" office:value="3.974216" calcext:value-type="float">
            <text:p>3.974216</text:p>
          </table:table-cell>
          <table:table-cell table:formula="of:=AVERAGE([.D90:.H90])" office:value-type="float" office:value="3.9466748" calcext:value-type="float">
            <text:p>3.94667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1606" calcext:value-type="float">
            <text:p>3.01606</text:p>
          </table:table-cell>
          <table:table-cell office:value-type="float" office:value="2.96442" calcext:value-type="float">
            <text:p>2.96442</text:p>
          </table:table-cell>
          <table:table-cell office:value-type="float" office:value="2.985465" calcext:value-type="float">
            <text:p>2.985465</text:p>
          </table:table-cell>
          <table:table-cell office:value-type="float" office:value="2.978801" calcext:value-type="float">
            <text:p>2.978801</text:p>
          </table:table-cell>
          <table:table-cell office:value-type="float" office:value="2.983874" calcext:value-type="float">
            <text:p>2.983874</text:p>
          </table:table-cell>
          <table:table-cell table:formula="of:=AVERAGE([.D91:.H91])" office:value-type="float" office:value="2.985724" calcext:value-type="float">
            <text:p>2.9857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2.040863" calcext:value-type="float">
            <text:p>12.040863</text:p>
          </table:table-cell>
          <table:table-cell office:value-type="float" office:value="12.123387" calcext:value-type="float">
            <text:p>12.123387</text:p>
          </table:table-cell>
          <table:table-cell office:value-type="float" office:value="12.056214" calcext:value-type="float">
            <text:p>12.056214</text:p>
          </table:table-cell>
          <table:table-cell office:value-type="float" office:value="12.044091" calcext:value-type="float">
            <text:p>12.044091</text:p>
          </table:table-cell>
          <table:table-cell office:value-type="float" office:value="12.071895" calcext:value-type="float">
            <text:p>12.071895</text:p>
          </table:table-cell>
          <table:table-cell table:formula="of:=AVERAGE([.D92:.H92])" office:value-type="float" office:value="12.06729" calcext:value-type="float">
            <text:p>12.067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983695" calcext:value-type="float">
            <text:p>5.983695</text:p>
          </table:table-cell>
          <table:table-cell office:value-type="float" office:value="5.949417" calcext:value-type="float">
            <text:p>5.949417</text:p>
          </table:table-cell>
          <table:table-cell office:value-type="float" office:value="6.06682" calcext:value-type="float">
            <text:p>6.06682</text:p>
          </table:table-cell>
          <table:table-cell office:value-type="float" office:value="5.9401" calcext:value-type="float">
            <text:p>5.9401</text:p>
          </table:table-cell>
          <table:table-cell office:value-type="float" office:value="5.997109" calcext:value-type="float">
            <text:p>5.997109</text:p>
          </table:table-cell>
          <table:table-cell table:formula="of:=AVERAGE([.D93:.H93])" office:value-type="float" office:value="5.9874282" calcext:value-type="float">
            <text:p>5.98742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74202" calcext:value-type="float">
            <text:p>4.674202</text:p>
          </table:table-cell>
          <table:table-cell office:value-type="float" office:value="4.686795" calcext:value-type="float">
            <text:p>4.686795</text:p>
          </table:table-cell>
          <table:table-cell office:value-type="float" office:value="4.664821" calcext:value-type="float">
            <text:p>4.664821</text:p>
          </table:table-cell>
          <table:table-cell office:value-type="float" office:value="4.680804" calcext:value-type="float">
            <text:p>4.680804</text:p>
          </table:table-cell>
          <table:table-cell office:value-type="float" office:value="4.670938" calcext:value-type="float">
            <text:p>4.670938</text:p>
          </table:table-cell>
          <table:table-cell table:formula="of:=AVERAGE([.D94:.H94])" office:value-type="float" office:value="4.675512" calcext:value-type="float">
            <text:p>4.6755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223325" calcext:value-type="float">
            <text:p>3.223325</text:p>
          </table:table-cell>
          <table:table-cell office:value-type="float" office:value="3.171909" calcext:value-type="float">
            <text:p>3.171909</text:p>
          </table:table-cell>
          <table:table-cell office:value-type="float" office:value="3.174225" calcext:value-type="float">
            <text:p>3.174225</text:p>
          </table:table-cell>
          <table:table-cell office:value-type="float" office:value="3.230287" calcext:value-type="float">
            <text:p>3.230287</text:p>
          </table:table-cell>
          <table:table-cell office:value-type="float" office:value="3.22688" calcext:value-type="float">
            <text:p>3.22688</text:p>
          </table:table-cell>
          <table:table-cell table:formula="of:=AVERAGE([.D95:.H95])" office:value-type="float" office:value="3.2053252" calcext:value-type="float">
            <text:p>3.20532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76167" calcext:value-type="float">
            <text:p>3.276167</text:p>
          </table:table-cell>
          <table:table-cell office:value-type="float" office:value="3.315986" calcext:value-type="float">
            <text:p>3.315986</text:p>
          </table:table-cell>
          <table:table-cell office:value-type="float" office:value="3.333341" calcext:value-type="float">
            <text:p>3.333341</text:p>
          </table:table-cell>
          <table:table-cell office:value-type="float" office:value="3.330985" calcext:value-type="float">
            <text:p>3.330985</text:p>
          </table:table-cell>
          <table:table-cell office:value-type="float" office:value="3.344087" calcext:value-type="float">
            <text:p>3.344087</text:p>
          </table:table-cell>
          <table:table-cell table:formula="of:=AVERAGE([.D96:.H96])" office:value-type="float" office:value="3.3201132" calcext:value-type="float">
            <text:p>3.32011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5399" calcext:value-type="float">
            <text:p>2.555399</text:p>
          </table:table-cell>
          <table:table-cell office:value-type="float" office:value="2.514569" calcext:value-type="float">
            <text:p>2.514569</text:p>
          </table:table-cell>
          <table:table-cell office:value-type="float" office:value="2.532869" calcext:value-type="float">
            <text:p>2.532869</text:p>
          </table:table-cell>
          <table:table-cell office:value-type="float" office:value="2.532653" calcext:value-type="float">
            <text:p>2.532653</text:p>
          </table:table-cell>
          <table:table-cell office:value-type="float" office:value="2.531122" calcext:value-type="float">
            <text:p>2.531122</text:p>
          </table:table-cell>
          <table:table-cell table:formula="of:=AVERAGE([.D97:.H97])" office:value-type="float" office:value="2.5333224" calcext:value-type="float">
            <text:p>2.5333224</text:p>
          </table:table-cell>
          <table:table-cell table:number-columns-repeated="7"/>
        </table:table-row>
        <table:table-row table:style-name="ro1" table:number-rows-repeated="104847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4000-256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4" table:default-cell-style-name="ce4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665885" calcext:value-type="float">
            <text:p>228.665885</text:p>
          </table:table-cell>
          <table:table-cell office:value-type="float" office:value="228.601165" calcext:value-type="float">
            <text:p>228.601165</text:p>
          </table:table-cell>
          <table:table-cell office:value-type="float" office:value="229.000877" calcext:value-type="float">
            <text:p>229.000877</text:p>
          </table:table-cell>
          <table:table-cell office:value-type="float" office:value="228.48368" calcext:value-type="float">
            <text:p>228.48368</text:p>
          </table:table-cell>
          <table:table-cell office:value-type="float" office:value="230.885338" calcext:value-type="float">
            <text:p>230.885338</text:p>
          </table:table-cell>
          <table:table-cell table:formula="of:=AVERAGE([.D2:.H2])" office:value-type="float" office:value="229.127389" calcext:value-type="float">
            <text:p>229.127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29314" calcext:value-type="float">
            <text:p>118.629314</text:p>
          </table:table-cell>
          <table:table-cell office:value-type="float" office:value="118.890004" calcext:value-type="float">
            <text:p>118.890004</text:p>
          </table:table-cell>
          <table:table-cell office:value-type="float" office:value="118.547306" calcext:value-type="float">
            <text:p>118.547306</text:p>
          </table:table-cell>
          <table:table-cell office:value-type="float" office:value="118.919742" calcext:value-type="float">
            <text:p>118.919742</text:p>
          </table:table-cell>
          <table:table-cell office:value-type="float" office:value="123.596924" calcext:value-type="float">
            <text:p>123.596924</text:p>
          </table:table-cell>
          <table:table-cell table:formula="of:=AVERAGE([.D3:.H3])" office:value-type="float" office:value="119.716658" calcext:value-type="float">
            <text:p>119.716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883131" calcext:value-type="float">
            <text:p>91.883131</text:p>
          </table:table-cell>
          <table:table-cell office:value-type="float" office:value="92.451716" calcext:value-type="float">
            <text:p>92.451716</text:p>
          </table:table-cell>
          <table:table-cell office:value-type="float" office:value="91.856726" calcext:value-type="float">
            <text:p>91.856726</text:p>
          </table:table-cell>
          <table:table-cell office:value-type="float" office:value="91.690304" calcext:value-type="float">
            <text:p>91.690304</text:p>
          </table:table-cell>
          <table:table-cell office:value-type="float" office:value="91.72849" calcext:value-type="float">
            <text:p>91.72849</text:p>
          </table:table-cell>
          <table:table-cell table:formula="of:=AVERAGE([.D4:.H4])" office:value-type="float" office:value="91.9220734" calcext:value-type="float">
            <text:p>91.9220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28867" calcext:value-type="float">
            <text:p>61.728867</text:p>
          </table:table-cell>
          <table:table-cell office:value-type="float" office:value="61.847588" calcext:value-type="float">
            <text:p>61.847588</text:p>
          </table:table-cell>
          <table:table-cell office:value-type="float" office:value="61.756262" calcext:value-type="float">
            <text:p>61.756262</text:p>
          </table:table-cell>
          <table:table-cell office:value-type="float" office:value="61.78447" calcext:value-type="float">
            <text:p>61.78447</text:p>
          </table:table-cell>
          <table:table-cell office:value-type="float" office:value="61.766438" calcext:value-type="float">
            <text:p>61.766438</text:p>
          </table:table-cell>
          <table:table-cell table:formula="of:=AVERAGE([.D5:.H5])" office:value-type="float" office:value="61.776725" calcext:value-type="float">
            <text:p>61.776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928412" calcext:value-type="float">
            <text:p>61.928412</text:p>
          </table:table-cell>
          <table:table-cell office:value-type="float" office:value="61.840713" calcext:value-type="float">
            <text:p>61.840713</text:p>
          </table:table-cell>
          <table:table-cell office:value-type="float" office:value="61.839585" calcext:value-type="float">
            <text:p>61.839585</text:p>
          </table:table-cell>
          <table:table-cell office:value-type="float" office:value="61.841215" calcext:value-type="float">
            <text:p>61.841215</text:p>
          </table:table-cell>
          <table:table-cell office:value-type="float" office:value="61.735401" calcext:value-type="float">
            <text:p>61.735401</text:p>
          </table:table-cell>
          <table:table-cell table:formula="of:=AVERAGE([.D6:.H6])" office:value-type="float" office:value="61.8370652" calcext:value-type="float">
            <text:p>61.8370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75423" calcext:value-type="float">
            <text:p>60.675423</text:p>
          </table:table-cell>
          <table:table-cell office:value-type="float" office:value="60.651283" calcext:value-type="float">
            <text:p>60.651283</text:p>
          </table:table-cell>
          <table:table-cell office:value-type="float" office:value="60.703651" calcext:value-type="float">
            <text:p>60.703651</text:p>
          </table:table-cell>
          <table:table-cell office:value-type="float" office:value="60.634724" calcext:value-type="float">
            <text:p>60.634724</text:p>
          </table:table-cell>
          <table:table-cell office:value-type="float" office:value="61.362045" calcext:value-type="float">
            <text:p>61.362045</text:p>
          </table:table-cell>
          <table:table-cell table:formula="of:=AVERAGE([.D7:.H7])" office:value-type="float" office:value="60.8054252" calcext:value-type="float">
            <text:p>60.80542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468005" calcext:value-type="float">
            <text:p>228.468005</text:p>
          </table:table-cell>
          <table:table-cell office:value-type="float" office:value="229.3476" calcext:value-type="float">
            <text:p>229.3476</text:p>
          </table:table-cell>
          <table:table-cell office:value-type="float" office:value="232.494009" calcext:value-type="float">
            <text:p>232.494009</text:p>
          </table:table-cell>
          <table:table-cell office:value-type="float" office:value="235.014804" calcext:value-type="float">
            <text:p>235.014804</text:p>
          </table:table-cell>
          <table:table-cell office:value-type="float" office:value="235.356679" calcext:value-type="float">
            <text:p>235.356679</text:p>
          </table:table-cell>
          <table:table-cell table:formula="of:=AVERAGE([.D8:.H8])" office:value-type="float" office:value="232.1362194" calcext:value-type="float">
            <text:p>232.1362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827752" calcext:value-type="float">
            <text:p>120.827752</text:p>
          </table:table-cell>
          <table:table-cell office:value-type="float" office:value="119.152664" calcext:value-type="float">
            <text:p>119.152664</text:p>
          </table:table-cell>
          <table:table-cell office:value-type="float" office:value="118.542757" calcext:value-type="float">
            <text:p>118.542757</text:p>
          </table:table-cell>
          <table:table-cell office:value-type="float" office:value="118.882379" calcext:value-type="float">
            <text:p>118.882379</text:p>
          </table:table-cell>
          <table:table-cell office:value-type="float" office:value="118.923581" calcext:value-type="float">
            <text:p>118.923581</text:p>
          </table:table-cell>
          <table:table-cell table:formula="of:=AVERAGE([.D9:.H9])" office:value-type="float" office:value="119.2658266" calcext:value-type="float">
            <text:p>119.265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54892" calcext:value-type="float">
            <text:p>91.354892</text:p>
          </table:table-cell>
          <table:table-cell office:value-type="float" office:value="91.553905" calcext:value-type="float">
            <text:p>91.553905</text:p>
          </table:table-cell>
          <table:table-cell office:value-type="float" office:value="91.654802" calcext:value-type="float">
            <text:p>91.654802</text:p>
          </table:table-cell>
          <table:table-cell office:value-type="float" office:value="91.659604" calcext:value-type="float">
            <text:p>91.659604</text:p>
          </table:table-cell>
          <table:table-cell office:value-type="float" office:value="99.477756" calcext:value-type="float">
            <text:p>99.477756</text:p>
          </table:table-cell>
          <table:table-cell table:formula="of:=AVERAGE([.D10:.H10])" office:value-type="float" office:value="93.1401918" calcext:value-type="float">
            <text:p>93.1401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61825" calcext:value-type="float">
            <text:p>61.861825</text:p>
          </table:table-cell>
          <table:table-cell office:value-type="float" office:value="61.761934" calcext:value-type="float">
            <text:p>61.761934</text:p>
          </table:table-cell>
          <table:table-cell office:value-type="float" office:value="61.774677" calcext:value-type="float">
            <text:p>61.774677</text:p>
          </table:table-cell>
          <table:table-cell office:value-type="float" office:value="61.735326" calcext:value-type="float">
            <text:p>61.735326</text:p>
          </table:table-cell>
          <table:table-cell office:value-type="float" office:value="61.772997" calcext:value-type="float">
            <text:p>61.772997</text:p>
          </table:table-cell>
          <table:table-cell table:formula="of:=AVERAGE([.D11:.H11])" office:value-type="float" office:value="61.7813518" calcext:value-type="float">
            <text:p>61.7813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11794" calcext:value-type="float">
            <text:p>61.711794</text:p>
          </table:table-cell>
          <table:table-cell office:value-type="float" office:value="61.777521" calcext:value-type="float">
            <text:p>61.777521</text:p>
          </table:table-cell>
          <table:table-cell office:value-type="float" office:value="61.768901" calcext:value-type="float">
            <text:p>61.768901</text:p>
          </table:table-cell>
          <table:table-cell office:value-type="float" office:value="61.824429" calcext:value-type="float">
            <text:p>61.824429</text:p>
          </table:table-cell>
          <table:table-cell office:value-type="float" office:value="61.917639" calcext:value-type="float">
            <text:p>61.917639</text:p>
          </table:table-cell>
          <table:table-cell table:formula="of:=AVERAGE([.D12:.H12])" office:value-type="float" office:value="61.8000568" calcext:value-type="float">
            <text:p>61.8000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3.16" calcext:value-type="float">
            <text:p>63.16</text:p>
          </table:table-cell>
          <table:table-cell office:value-type="float" office:value="60.647381" calcext:value-type="float">
            <text:p>60.647381</text:p>
          </table:table-cell>
          <table:table-cell office:value-type="float" office:value="60.623313" calcext:value-type="float">
            <text:p>60.623313</text:p>
          </table:table-cell>
          <table:table-cell office:value-type="float" office:value="60.644584" calcext:value-type="float">
            <text:p>60.644584</text:p>
          </table:table-cell>
          <table:table-cell office:value-type="float" office:value="60.66527" calcext:value-type="float">
            <text:p>60.66527</text:p>
          </table:table-cell>
          <table:table-cell table:formula="of:=AVERAGE([.D13:.H13])" office:value-type="float" office:value="61.1481096" calcext:value-type="float">
            <text:p>61.148109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61185" calcext:value-type="float">
            <text:p>13.761185</text:p>
          </table:table-cell>
          <table:table-cell office:value-type="float" office:value="13.646496" calcext:value-type="float">
            <text:p>13.646496</text:p>
          </table:table-cell>
          <table:table-cell office:value-type="float" office:value="13.633422" calcext:value-type="float">
            <text:p>13.633422</text:p>
          </table:table-cell>
          <table:table-cell office:value-type="float" office:value="13.634466" calcext:value-type="float">
            <text:p>13.634466</text:p>
          </table:table-cell>
          <table:table-cell office:value-type="float" office:value="13.643496" calcext:value-type="float">
            <text:p>13.643496</text:p>
          </table:table-cell>
          <table:table-cell table:formula="of:=AVERAGE([.D14:.H14])" office:value-type="float" office:value="13.663813" calcext:value-type="float">
            <text:p>13.663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72725" calcext:value-type="float">
            <text:p>7.372725</text:p>
          </table:table-cell>
          <table:table-cell office:value-type="float" office:value="7.365463" calcext:value-type="float">
            <text:p>7.365463</text:p>
          </table:table-cell>
          <table:table-cell office:value-type="float" office:value="7.36285" calcext:value-type="float">
            <text:p>7.36285</text:p>
          </table:table-cell>
          <table:table-cell office:value-type="float" office:value="7.3634" calcext:value-type="float">
            <text:p>7.3634</text:p>
          </table:table-cell>
          <table:table-cell office:value-type="float" office:value="7.356172" calcext:value-type="float">
            <text:p>7.356172</text:p>
          </table:table-cell>
          <table:table-cell table:formula="of:=AVERAGE([.D15:.H15])" office:value-type="float" office:value="7.364122" calcext:value-type="float">
            <text:p>7.364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53103" calcext:value-type="float">
            <text:p>5.753103</text:p>
          </table:table-cell>
          <table:table-cell office:value-type="float" office:value="5.768215" calcext:value-type="float">
            <text:p>5.768215</text:p>
          </table:table-cell>
          <table:table-cell office:value-type="float" office:value="5.773141" calcext:value-type="float">
            <text:p>5.773141</text:p>
          </table:table-cell>
          <table:table-cell office:value-type="float" office:value="5.795003" calcext:value-type="float">
            <text:p>5.795003</text:p>
          </table:table-cell>
          <table:table-cell office:value-type="float" office:value="5.732821" calcext:value-type="float">
            <text:p>5.732821</text:p>
          </table:table-cell>
          <table:table-cell table:formula="of:=AVERAGE([.D16:.H16])" office:value-type="float" office:value="5.7644566" calcext:value-type="float">
            <text:p>5.764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83336" calcext:value-type="float">
            <text:p>3.983336</text:p>
          </table:table-cell>
          <table:table-cell office:value-type="float" office:value="3.950074" calcext:value-type="float">
            <text:p>3.950074</text:p>
          </table:table-cell>
          <table:table-cell office:value-type="float" office:value="3.947484" calcext:value-type="float">
            <text:p>3.947484</text:p>
          </table:table-cell>
          <table:table-cell office:value-type="float" office:value="3.94895" calcext:value-type="float">
            <text:p>3.94895</text:p>
          </table:table-cell>
          <table:table-cell office:value-type="float" office:value="3.949835" calcext:value-type="float">
            <text:p>3.949835</text:p>
          </table:table-cell>
          <table:table-cell table:formula="of:=AVERAGE([.D17:.H17])" office:value-type="float" office:value="3.9559358" calcext:value-type="float">
            <text:p>3.9559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4.077295" calcext:value-type="float">
            <text:p>4.077295</text:p>
          </table:table-cell>
          <table:table-cell office:value-type="float" office:value="3.97499" calcext:value-type="float">
            <text:p>3.97499</text:p>
          </table:table-cell>
          <table:table-cell office:value-type="float" office:value="3.982796" calcext:value-type="float">
            <text:p>3.982796</text:p>
          </table:table-cell>
          <table:table-cell office:value-type="float" office:value="3.978938" calcext:value-type="float">
            <text:p>3.978938</text:p>
          </table:table-cell>
          <table:table-cell office:value-type="float" office:value="3.969638" calcext:value-type="float">
            <text:p>3.969638</text:p>
          </table:table-cell>
          <table:table-cell table:formula="of:=AVERAGE([.D18:.H18])" office:value-type="float" office:value="3.9967314" calcext:value-type="float">
            <text:p>3.9967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80971" calcext:value-type="float">
            <text:p>3.980971</text:p>
          </table:table-cell>
          <table:table-cell office:value-type="float" office:value="4.020898" calcext:value-type="float">
            <text:p>4.020898</text:p>
          </table:table-cell>
          <table:table-cell office:value-type="float" office:value="3.943442" calcext:value-type="float">
            <text:p>3.943442</text:p>
          </table:table-cell>
          <table:table-cell office:value-type="float" office:value="3.928026" calcext:value-type="float">
            <text:p>3.928026</text:p>
          </table:table-cell>
          <table:table-cell office:value-type="float" office:value="3.982222" calcext:value-type="float">
            <text:p>3.982222</text:p>
          </table:table-cell>
          <table:table-cell table:formula="of:=AVERAGE([.D19:.H19])" office:value-type="float" office:value="3.9711118" calcext:value-type="float">
            <text:p>3.971111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507956" calcext:value-type="float">
            <text:p>10.507956</text:p>
          </table:table-cell>
          <table:table-cell office:value-type="float" office:value="10.644171" calcext:value-type="float">
            <text:p>10.644171</text:p>
          </table:table-cell>
          <table:table-cell office:value-type="float" office:value="10.405487" calcext:value-type="float">
            <text:p>10.405487</text:p>
          </table:table-cell>
          <table:table-cell office:value-type="float" office:value="10.474846" calcext:value-type="float">
            <text:p>10.474846</text:p>
          </table:table-cell>
          <table:table-cell office:value-type="float" office:value="10.588725" calcext:value-type="float">
            <text:p>10.588725</text:p>
          </table:table-cell>
          <table:table-cell table:formula="of:=AVERAGE([.D20:.H20])" office:value-type="float" office:value="10.524237" calcext:value-type="float">
            <text:p>10.524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71438" calcext:value-type="float">
            <text:p>5.571438</text:p>
          </table:table-cell>
          <table:table-cell office:value-type="float" office:value="5.540161" calcext:value-type="float">
            <text:p>5.540161</text:p>
          </table:table-cell>
          <table:table-cell office:value-type="float" office:value="5.539474" calcext:value-type="float">
            <text:p>5.539474</text:p>
          </table:table-cell>
          <table:table-cell office:value-type="float" office:value="5.541909" calcext:value-type="float">
            <text:p>5.541909</text:p>
          </table:table-cell>
          <table:table-cell office:value-type="float" office:value="5.531607" calcext:value-type="float">
            <text:p>5.531607</text:p>
          </table:table-cell>
          <table:table-cell table:formula="of:=AVERAGE([.D21:.H21])" office:value-type="float" office:value="5.5449178" calcext:value-type="float">
            <text:p>5.5449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35835" calcext:value-type="float">
            <text:p>4.335835</text:p>
          </table:table-cell>
          <table:table-cell office:value-type="float" office:value="4.303506" calcext:value-type="float">
            <text:p>4.303506</text:p>
          </table:table-cell>
          <table:table-cell office:value-type="float" office:value="4.29434" calcext:value-type="float">
            <text:p>4.29434</text:p>
          </table:table-cell>
          <table:table-cell office:value-type="float" office:value="4.279681" calcext:value-type="float">
            <text:p>4.279681</text:p>
          </table:table-cell>
          <table:table-cell office:value-type="float" office:value="4.366422" calcext:value-type="float">
            <text:p>4.366422</text:p>
          </table:table-cell>
          <table:table-cell table:formula="of:=AVERAGE([.D22:.H22])" office:value-type="float" office:value="4.3159568" calcext:value-type="float">
            <text:p>4.3159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33203" calcext:value-type="float">
            <text:p>3.033203</text:p>
          </table:table-cell>
          <table:table-cell office:value-type="float" office:value="3.003045" calcext:value-type="float">
            <text:p>3.003045</text:p>
          </table:table-cell>
          <table:table-cell office:value-type="float" office:value="3.000191" calcext:value-type="float">
            <text:p>3.000191</text:p>
          </table:table-cell>
          <table:table-cell office:value-type="float" office:value="3.004145" calcext:value-type="float">
            <text:p>3.004145</text:p>
          </table:table-cell>
          <table:table-cell office:value-type="float" office:value="3.005999" calcext:value-type="float">
            <text:p>3.005999</text:p>
          </table:table-cell>
          <table:table-cell table:formula="of:=AVERAGE([.D23:.H23])" office:value-type="float" office:value="3.0093166" calcext:value-type="float">
            <text:p>3.0093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1634" calcext:value-type="float">
            <text:p>3.01634</text:p>
          </table:table-cell>
          <table:table-cell office:value-type="float" office:value="3.026637" calcext:value-type="float">
            <text:p>3.026637</text:p>
          </table:table-cell>
          <table:table-cell office:value-type="float" office:value="3.041555" calcext:value-type="float">
            <text:p>3.041555</text:p>
          </table:table-cell>
          <table:table-cell office:value-type="float" office:value="3.022559" calcext:value-type="float">
            <text:p>3.022559</text:p>
          </table:table-cell>
          <table:table-cell office:value-type="float" office:value="3.025651" calcext:value-type="float">
            <text:p>3.025651</text:p>
          </table:table-cell>
          <table:table-cell table:formula="of:=AVERAGE([.D24:.H24])" office:value-type="float" office:value="3.0265484" calcext:value-type="float">
            <text:p>3.0265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5525" calcext:value-type="float">
            <text:p>2.985525</text:p>
          </table:table-cell>
          <table:table-cell office:value-type="float" office:value="2.983333" calcext:value-type="float">
            <text:p>2.983333</text:p>
          </table:table-cell>
          <table:table-cell office:value-type="float" office:value="3.005308" calcext:value-type="float">
            <text:p>3.005308</text:p>
          </table:table-cell>
          <table:table-cell office:value-type="float" office:value="3.020122" calcext:value-type="float">
            <text:p>3.020122</text:p>
          </table:table-cell>
          <table:table-cell office:value-type="float" office:value="2.993276" calcext:value-type="float">
            <text:p>2.993276</text:p>
          </table:table-cell>
          <table:table-cell table:formula="of:=AVERAGE([.D25:.H25])" office:value-type="float" office:value="2.9975128" calcext:value-type="float">
            <text:p>2.997512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01595" calcext:value-type="float">
            <text:p>231.201595</text:p>
          </table:table-cell>
          <table:table-cell office:value-type="float" office:value="228.696076" calcext:value-type="float">
            <text:p>228.696076</text:p>
          </table:table-cell>
          <table:table-cell office:value-type="float" office:value="228.833123" calcext:value-type="float">
            <text:p>228.833123</text:p>
          </table:table-cell>
          <table:table-cell office:value-type="float" office:value="228.836452" calcext:value-type="float">
            <text:p>228.836452</text:p>
          </table:table-cell>
          <table:table-cell office:value-type="float" office:value="228.615347" calcext:value-type="float">
            <text:p>228.615347</text:p>
          </table:table-cell>
          <table:table-cell table:formula="of:=AVERAGE([.D26:.H26])" office:value-type="float" office:value="229.2365186" calcext:value-type="float">
            <text:p>229.236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768894" calcext:value-type="float">
            <text:p>115.768894</text:p>
          </table:table-cell>
          <table:table-cell office:value-type="float" office:value="115.876319" calcext:value-type="float">
            <text:p>115.876319</text:p>
          </table:table-cell>
          <table:table-cell office:value-type="float" office:value="117.100937" calcext:value-type="float">
            <text:p>117.100937</text:p>
          </table:table-cell>
          <table:table-cell office:value-type="float" office:value="121.439213" calcext:value-type="float">
            <text:p>121.439213</text:p>
          </table:table-cell>
          <table:table-cell office:value-type="float" office:value="114.899856" calcext:value-type="float">
            <text:p>114.899856</text:p>
          </table:table-cell>
          <table:table-cell table:formula="of:=AVERAGE([.D27:.H27])" office:value-type="float" office:value="117.0170438" calcext:value-type="float">
            <text:p>117.017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332624" calcext:value-type="float">
            <text:p>89.332624</text:p>
          </table:table-cell>
          <table:table-cell office:value-type="float" office:value="89.518185" calcext:value-type="float">
            <text:p>89.518185</text:p>
          </table:table-cell>
          <table:table-cell office:value-type="float" office:value="89.25409" calcext:value-type="float">
            <text:p>89.25409</text:p>
          </table:table-cell>
          <table:table-cell office:value-type="float" office:value="89.07419" calcext:value-type="float">
            <text:p>89.07419</text:p>
          </table:table-cell>
          <table:table-cell office:value-type="float" office:value="89.079354" calcext:value-type="float">
            <text:p>89.079354</text:p>
          </table:table-cell>
          <table:table-cell table:formula="of:=AVERAGE([.D28:.H28])" office:value-type="float" office:value="89.2516886" calcext:value-type="float">
            <text:p>89.2516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79525" calcext:value-type="float">
            <text:p>61.579525</text:p>
          </table:table-cell>
          <table:table-cell office:value-type="float" office:value="61.696387" calcext:value-type="float">
            <text:p>61.696387</text:p>
          </table:table-cell>
          <table:table-cell office:value-type="float" office:value="62.01619" calcext:value-type="float">
            <text:p>62.01619</text:p>
          </table:table-cell>
          <table:table-cell office:value-type="float" office:value="61.589765" calcext:value-type="float">
            <text:p>61.589765</text:p>
          </table:table-cell>
          <table:table-cell office:value-type="float" office:value="61.14001" calcext:value-type="float">
            <text:p>61.14001</text:p>
          </table:table-cell>
          <table:table-cell table:formula="of:=AVERAGE([.D29:.H29])" office:value-type="float" office:value="61.6043754" calcext:value-type="float">
            <text:p>61.604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511672" calcext:value-type="float">
            <text:p>60.511672</text:p>
          </table:table-cell>
          <table:table-cell office:value-type="float" office:value="61.07864" calcext:value-type="float">
            <text:p>61.07864</text:p>
          </table:table-cell>
          <table:table-cell office:value-type="float" office:value="59.636271" calcext:value-type="float">
            <text:p>59.636271</text:p>
          </table:table-cell>
          <table:table-cell office:value-type="float" office:value="59.688731" calcext:value-type="float">
            <text:p>59.688731</text:p>
          </table:table-cell>
          <table:table-cell office:value-type="float" office:value="59.708763" calcext:value-type="float">
            <text:p>59.708763</text:p>
          </table:table-cell>
          <table:table-cell table:formula="of:=AVERAGE([.D30:.H30])" office:value-type="float" office:value="60.1248154" calcext:value-type="float">
            <text:p>60.124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729429" calcext:value-type="float">
            <text:p>60.729429</text:p>
          </table:table-cell>
          <table:table-cell office:value-type="float" office:value="60.818992" calcext:value-type="float">
            <text:p>60.818992</text:p>
          </table:table-cell>
          <table:table-cell office:value-type="float" office:value="60.596157" calcext:value-type="float">
            <text:p>60.596157</text:p>
          </table:table-cell>
          <table:table-cell office:value-type="float" office:value="60.674424" calcext:value-type="float">
            <text:p>60.674424</text:p>
          </table:table-cell>
          <table:table-cell office:value-type="float" office:value="60.653123" calcext:value-type="float">
            <text:p>60.653123</text:p>
          </table:table-cell>
          <table:table-cell table:formula="of:=AVERAGE([.D31:.H31])" office:value-type="float" office:value="60.694425" calcext:value-type="float">
            <text:p>60.69442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9.087395" calcext:value-type="float">
            <text:p>229.087395</text:p>
          </table:table-cell>
          <table:table-cell office:value-type="float" office:value="228.586996" calcext:value-type="float">
            <text:p>228.586996</text:p>
          </table:table-cell>
          <table:table-cell office:value-type="float" office:value="228.971968" calcext:value-type="float">
            <text:p>228.971968</text:p>
          </table:table-cell>
          <table:table-cell office:value-type="float" office:value="228.77988" calcext:value-type="float">
            <text:p>228.77988</text:p>
          </table:table-cell>
          <table:table-cell office:value-type="float" office:value="228.638101" calcext:value-type="float">
            <text:p>228.638101</text:p>
          </table:table-cell>
          <table:table-cell table:formula="of:=AVERAGE([.D32:.H32])" office:value-type="float" office:value="228.812868" calcext:value-type="float">
            <text:p>228.812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60651" calcext:value-type="float">
            <text:p>117.60651</text:p>
          </table:table-cell>
          <table:table-cell office:value-type="float" office:value="117.490026" calcext:value-type="float">
            <text:p>117.490026</text:p>
          </table:table-cell>
          <table:table-cell office:value-type="float" office:value="118.230641" calcext:value-type="float">
            <text:p>118.230641</text:p>
          </table:table-cell>
          <table:table-cell office:value-type="float" office:value="117.171781" calcext:value-type="float">
            <text:p>117.171781</text:p>
          </table:table-cell>
          <table:table-cell office:value-type="float" office:value="115.885478" calcext:value-type="float">
            <text:p>115.885478</text:p>
          </table:table-cell>
          <table:table-cell table:formula="of:=AVERAGE([.D33:.H33])" office:value-type="float" office:value="117.2768872" calcext:value-type="float">
            <text:p>117.276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483523" calcext:value-type="float">
            <text:p>89.483523</text:p>
          </table:table-cell>
          <table:table-cell office:value-type="float" office:value="89.432264" calcext:value-type="float">
            <text:p>89.432264</text:p>
          </table:table-cell>
          <table:table-cell office:value-type="float" office:value="89.516403" calcext:value-type="float">
            <text:p>89.516403</text:p>
          </table:table-cell>
          <table:table-cell office:value-type="float" office:value="89.596906" calcext:value-type="float">
            <text:p>89.596906</text:p>
          </table:table-cell>
          <table:table-cell office:value-type="float" office:value="89.242786" calcext:value-type="float">
            <text:p>89.242786</text:p>
          </table:table-cell>
          <table:table-cell table:formula="of:=AVERAGE([.D34:.H34])" office:value-type="float" office:value="89.4543764" calcext:value-type="float">
            <text:p>89.4543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85504" calcext:value-type="float">
            <text:p>61.185504</text:p>
          </table:table-cell>
          <table:table-cell office:value-type="float" office:value="61.529792" calcext:value-type="float">
            <text:p>61.529792</text:p>
          </table:table-cell>
          <table:table-cell office:value-type="float" office:value="61.591415" calcext:value-type="float">
            <text:p>61.591415</text:p>
          </table:table-cell>
          <table:table-cell office:value-type="float" office:value="61.203884" calcext:value-type="float">
            <text:p>61.203884</text:p>
          </table:table-cell>
          <table:table-cell office:value-type="float" office:value="61.031537" calcext:value-type="float">
            <text:p>61.031537</text:p>
          </table:table-cell>
          <table:table-cell table:formula="of:=AVERAGE([.D35:.H35])" office:value-type="float" office:value="61.3084264" calcext:value-type="float">
            <text:p>61.3084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74667" calcext:value-type="float">
            <text:p>59.74667</text:p>
          </table:table-cell>
          <table:table-cell office:value-type="float" office:value="60.283953" calcext:value-type="float">
            <text:p>60.283953</text:p>
          </table:table-cell>
          <table:table-cell office:value-type="float" office:value="59.839999" calcext:value-type="float">
            <text:p>59.839999</text:p>
          </table:table-cell>
          <table:table-cell office:value-type="float" office:value="59.510347" calcext:value-type="float">
            <text:p>59.510347</text:p>
          </table:table-cell>
          <table:table-cell office:value-type="float" office:value="59.502894" calcext:value-type="float">
            <text:p>59.502894</text:p>
          </table:table-cell>
          <table:table-cell table:formula="of:=AVERAGE([.D36:.H36])" office:value-type="float" office:value="59.7767726" calcext:value-type="float">
            <text:p>59.7767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87999" calcext:value-type="float">
            <text:p>60.687999</text:p>
          </table:table-cell>
          <table:table-cell office:value-type="float" office:value="60.668286" calcext:value-type="float">
            <text:p>60.668286</text:p>
          </table:table-cell>
          <table:table-cell office:value-type="float" office:value="60.642523" calcext:value-type="float">
            <text:p>60.642523</text:p>
          </table:table-cell>
          <table:table-cell office:value-type="float" office:value="60.656524" calcext:value-type="float">
            <text:p>60.656524</text:p>
          </table:table-cell>
          <table:table-cell office:value-type="float" office:value="60.590836" calcext:value-type="float">
            <text:p>60.590836</text:p>
          </table:table-cell>
          <table:table-cell table:formula="of:=AVERAGE([.D37:.H37])" office:value-type="float" office:value="60.6492336" calcext:value-type="float">
            <text:p>60.649233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82785" calcext:value-type="float">
            <text:p>13.82785</text:p>
          </table:table-cell>
          <table:table-cell office:value-type="float" office:value="13.822902" calcext:value-type="float">
            <text:p>13.822902</text:p>
          </table:table-cell>
          <table:table-cell office:value-type="float" office:value="13.835987" calcext:value-type="float">
            <text:p>13.835987</text:p>
          </table:table-cell>
          <table:table-cell office:value-type="float" office:value="13.822514" calcext:value-type="float">
            <text:p>13.822514</text:p>
          </table:table-cell>
          <table:table-cell office:value-type="float" office:value="13.817237" calcext:value-type="float">
            <text:p>13.817237</text:p>
          </table:table-cell>
          <table:table-cell table:formula="of:=AVERAGE([.D38:.H38])" office:value-type="float" office:value="13.825298" calcext:value-type="float">
            <text:p>13.825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691" calcext:value-type="float">
            <text:p>7.152691</text:p>
          </table:table-cell>
          <table:table-cell office:value-type="float" office:value="7.144389" calcext:value-type="float">
            <text:p>7.144389</text:p>
          </table:table-cell>
          <table:table-cell office:value-type="float" office:value="7.213412" calcext:value-type="float">
            <text:p>7.213412</text:p>
          </table:table-cell>
          <table:table-cell office:value-type="float" office:value="7.280504" calcext:value-type="float">
            <text:p>7.280504</text:p>
          </table:table-cell>
          <table:table-cell office:value-type="float" office:value="7.199644" calcext:value-type="float">
            <text:p>7.199644</text:p>
          </table:table-cell>
          <table:table-cell table:formula="of:=AVERAGE([.D39:.H39])" office:value-type="float" office:value="7.198128" calcext:value-type="float">
            <text:p>7.198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3633" calcext:value-type="float">
            <text:p>5.623633</text:p>
          </table:table-cell>
          <table:table-cell office:value-type="float" office:value="5.593898" calcext:value-type="float">
            <text:p>5.593898</text:p>
          </table:table-cell>
          <table:table-cell office:value-type="float" office:value="5.660908" calcext:value-type="float">
            <text:p>5.660908</text:p>
          </table:table-cell>
          <table:table-cell office:value-type="float" office:value="5.666363" calcext:value-type="float">
            <text:p>5.666363</text:p>
          </table:table-cell>
          <table:table-cell office:value-type="float" office:value="5.661605" calcext:value-type="float">
            <text:p>5.661605</text:p>
          </table:table-cell>
          <table:table-cell table:formula="of:=AVERAGE([.D40:.H40])" office:value-type="float" office:value="5.6412814" calcext:value-type="float">
            <text:p>5.6412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7923" calcext:value-type="float">
            <text:p>3.977923</text:p>
          </table:table-cell>
          <table:table-cell office:value-type="float" office:value="3.945914" calcext:value-type="float">
            <text:p>3.945914</text:p>
          </table:table-cell>
          <table:table-cell office:value-type="float" office:value="3.946534" calcext:value-type="float">
            <text:p>3.946534</text:p>
          </table:table-cell>
          <table:table-cell office:value-type="float" office:value="3.941245" calcext:value-type="float">
            <text:p>3.941245</text:p>
          </table:table-cell>
          <table:table-cell office:value-type="float" office:value="3.949179" calcext:value-type="float">
            <text:p>3.949179</text:p>
          </table:table-cell>
          <table:table-cell table:formula="of:=AVERAGE([.D41:.H41])" office:value-type="float" office:value="3.952159" calcext:value-type="float">
            <text:p>3.952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60325" calcext:value-type="float">
            <text:p>3.860325</text:p>
          </table:table-cell>
          <table:table-cell office:value-type="float" office:value="3.839006" calcext:value-type="float">
            <text:p>3.839006</text:p>
          </table:table-cell>
          <table:table-cell office:value-type="float" office:value="3.858642" calcext:value-type="float">
            <text:p>3.858642</text:p>
          </table:table-cell>
          <table:table-cell office:value-type="float" office:value="3.835782" calcext:value-type="float">
            <text:p>3.835782</text:p>
          </table:table-cell>
          <table:table-cell office:value-type="float" office:value="3.876344" calcext:value-type="float">
            <text:p>3.876344</text:p>
          </table:table-cell>
          <table:table-cell table:formula="of:=AVERAGE([.D42:.H42])" office:value-type="float" office:value="3.8540198" calcext:value-type="float">
            <text:p>3.8540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9766" calcext:value-type="float">
            <text:p>3.889766</text:p>
          </table:table-cell>
          <table:table-cell office:value-type="float" office:value="3.967284" calcext:value-type="float">
            <text:p>3.967284</text:p>
          </table:table-cell>
          <table:table-cell office:value-type="float" office:value="3.993204" calcext:value-type="float">
            <text:p>3.993204</text:p>
          </table:table-cell>
          <table:table-cell office:value-type="float" office:value="3.959655" calcext:value-type="float">
            <text:p>3.959655</text:p>
          </table:table-cell>
          <table:table-cell office:value-type="float" office:value="3.984075" calcext:value-type="float">
            <text:p>3.984075</text:p>
          </table:table-cell>
          <table:table-cell table:formula="of:=AVERAGE([.D43:.H43])" office:value-type="float" office:value="3.9587968" calcext:value-type="float">
            <text:p>3.958796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08121" calcext:value-type="float">
            <text:p>10.308121</text:p>
          </table:table-cell>
          <table:table-cell office:value-type="float" office:value="10.393105" calcext:value-type="float">
            <text:p>10.393105</text:p>
          </table:table-cell>
          <table:table-cell office:value-type="float" office:value="10.374264" calcext:value-type="float">
            <text:p>10.374264</text:p>
          </table:table-cell>
          <table:table-cell office:value-type="float" office:value="10.38479" calcext:value-type="float">
            <text:p>10.38479</text:p>
          </table:table-cell>
          <table:table-cell office:value-type="float" office:value="10.29702" calcext:value-type="float">
            <text:p>10.29702</text:p>
          </table:table-cell>
          <table:table-cell table:formula="of:=AVERAGE([.D44:.H44])" office:value-type="float" office:value="10.35146" calcext:value-type="float">
            <text:p>10.35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371863" calcext:value-type="float">
            <text:p>5.371863</text:p>
          </table:table-cell>
          <table:table-cell office:value-type="float" office:value="5.395214" calcext:value-type="float">
            <text:p>5.395214</text:p>
          </table:table-cell>
          <table:table-cell office:value-type="float" office:value="5.370466" calcext:value-type="float">
            <text:p>5.370466</text:p>
          </table:table-cell>
          <table:table-cell office:value-type="float" office:value="5.388028" calcext:value-type="float">
            <text:p>5.388028</text:p>
          </table:table-cell>
          <table:table-cell office:value-type="float" office:value="5.439359" calcext:value-type="float">
            <text:p>5.439359</text:p>
          </table:table-cell>
          <table:table-cell table:formula="of:=AVERAGE([.D45:.H45])" office:value-type="float" office:value="5.392986" calcext:value-type="float">
            <text:p>5.3929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63698" calcext:value-type="float">
            <text:p>4.263698</text:p>
          </table:table-cell>
          <table:table-cell office:value-type="float" office:value="4.208451" calcext:value-type="float">
            <text:p>4.208451</text:p>
          </table:table-cell>
          <table:table-cell office:value-type="float" office:value="4.227543" calcext:value-type="float">
            <text:p>4.227543</text:p>
          </table:table-cell>
          <table:table-cell office:value-type="float" office:value="4.216899" calcext:value-type="float">
            <text:p>4.216899</text:p>
          </table:table-cell>
          <table:table-cell office:value-type="float" office:value="4.219964" calcext:value-type="float">
            <text:p>4.219964</text:p>
          </table:table-cell>
          <table:table-cell table:formula="of:=AVERAGE([.D46:.H46])" office:value-type="float" office:value="4.227311" calcext:value-type="float">
            <text:p>4.227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14844" calcext:value-type="float">
            <text:p>3.014844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2.990588" calcext:value-type="float">
            <text:p>2.990588</text:p>
          </table:table-cell>
          <table:table-cell office:value-type="float" office:value="2.97916" calcext:value-type="float">
            <text:p>2.97916</text:p>
          </table:table-cell>
          <table:table-cell office:value-type="float" office:value="2.98905" calcext:value-type="float">
            <text:p>2.98905</text:p>
          </table:table-cell>
          <table:table-cell table:formula="of:=AVERAGE([.D47:.H47])" office:value-type="float" office:value="2.9936784" calcext:value-type="float">
            <text:p>2.993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32757" calcext:value-type="float">
            <text:p>2.932757</text:p>
          </table:table-cell>
          <table:table-cell office:value-type="float" office:value="3.003778" calcext:value-type="float">
            <text:p>3.003778</text:p>
          </table:table-cell>
          <table:table-cell office:value-type="float" office:value="2.983284" calcext:value-type="float">
            <text:p>2.983284</text:p>
          </table:table-cell>
          <table:table-cell office:value-type="float" office:value="2.904867" calcext:value-type="float">
            <text:p>2.904867</text:p>
          </table:table-cell>
          <table:table-cell office:value-type="float" office:value="2.916224" calcext:value-type="float">
            <text:p>2.916224</text:p>
          </table:table-cell>
          <table:table-cell table:formula="of:=AVERAGE([.D48:.H48])" office:value-type="float" office:value="2.948182" calcext:value-type="float">
            <text:p>2.948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59879" calcext:value-type="float">
            <text:p>2.959879</text:p>
          </table:table-cell>
          <table:table-cell office:value-type="float" office:value="2.95971" calcext:value-type="float">
            <text:p>2.95971</text:p>
          </table:table-cell>
          <table:table-cell office:value-type="float" office:value="2.959388" calcext:value-type="float">
            <text:p>2.959388</text:p>
          </table:table-cell>
          <table:table-cell office:value-type="float" office:value="2.992471" calcext:value-type="float">
            <text:p>2.992471</text:p>
          </table:table-cell>
          <table:table-cell office:value-type="float" office:value="2.966935" calcext:value-type="float">
            <text:p>2.966935</text:p>
          </table:table-cell>
          <table:table-cell table:formula="of:=AVERAGE([.D49:.H49])" office:value-type="float" office:value="2.9676766" calcext:value-type="float">
            <text:p>2.9676766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0.204884" calcext:value-type="float">
            <text:p>230.204884</text:p>
          </table:table-cell>
          <table:table-cell office:value-type="float" office:value="228.822984" calcext:value-type="float">
            <text:p>228.822984</text:p>
          </table:table-cell>
          <table:table-cell office:value-type="float" office:value="229.292996" calcext:value-type="float">
            <text:p>229.292996</text:p>
          </table:table-cell>
          <table:table-cell office:value-type="float" office:value="229.381474" calcext:value-type="float">
            <text:p>229.381474</text:p>
          </table:table-cell>
          <table:table-cell office:value-type="float" office:value="231.463963" calcext:value-type="float">
            <text:p>231.463963</text:p>
          </table:table-cell>
          <table:table-cell table:formula="of:=AVERAGE([.D50:.H50])" office:value-type="float" office:value="229.8332602" calcext:value-type="float">
            <text:p>229.833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44817" calcext:value-type="float">
            <text:p>118.644817</text:p>
          </table:table-cell>
          <table:table-cell office:value-type="float" office:value="119.931323" calcext:value-type="float">
            <text:p>119.931323</text:p>
          </table:table-cell>
          <table:table-cell office:value-type="float" office:value="119.115181" calcext:value-type="float">
            <text:p>119.115181</text:p>
          </table:table-cell>
          <table:table-cell office:value-type="float" office:value="118.788964" calcext:value-type="float">
            <text:p>118.788964</text:p>
          </table:table-cell>
          <table:table-cell office:value-type="float" office:value="118.547339" calcext:value-type="float">
            <text:p>118.547339</text:p>
          </table:table-cell>
          <table:table-cell table:formula="of:=AVERAGE([.D51:.H51])" office:value-type="float" office:value="119.0055248" calcext:value-type="float">
            <text:p>119.0055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359264" calcext:value-type="float">
            <text:p>92.359264</text:p>
          </table:table-cell>
          <table:table-cell office:value-type="float" office:value="92.390114" calcext:value-type="float">
            <text:p>92.390114</text:p>
          </table:table-cell>
          <table:table-cell office:value-type="float" office:value="91.318261" calcext:value-type="float">
            <text:p>91.318261</text:p>
          </table:table-cell>
          <table:table-cell office:value-type="float" office:value="91.430638" calcext:value-type="float">
            <text:p>91.430638</text:p>
          </table:table-cell>
          <table:table-cell office:value-type="float" office:value="91.470945" calcext:value-type="float">
            <text:p>91.470945</text:p>
          </table:table-cell>
          <table:table-cell table:formula="of:=AVERAGE([.D52:.H52])" office:value-type="float" office:value="91.7938444" calcext:value-type="float">
            <text:p>91.7938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4123" calcext:value-type="float">
            <text:p>61.844123</text:p>
          </table:table-cell>
          <table:table-cell office:value-type="float" office:value="61.756873" calcext:value-type="float">
            <text:p>61.756873</text:p>
          </table:table-cell>
          <table:table-cell office:value-type="float" office:value="61.720809" calcext:value-type="float">
            <text:p>61.720809</text:p>
          </table:table-cell>
          <table:table-cell office:value-type="float" office:value="61.785563" calcext:value-type="float">
            <text:p>61.785563</text:p>
          </table:table-cell>
          <table:table-cell office:value-type="float" office:value="61.845478" calcext:value-type="float">
            <text:p>61.845478</text:p>
          </table:table-cell>
          <table:table-cell table:formula="of:=AVERAGE([.D53:.H53])" office:value-type="float" office:value="61.7905692" calcext:value-type="float">
            <text:p>61.7905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859956" calcext:value-type="float">
            <text:p>61.859956</text:p>
          </table:table-cell>
          <table:table-cell office:value-type="float" office:value="61.741478" calcext:value-type="float">
            <text:p>61.741478</text:p>
          </table:table-cell>
          <table:table-cell office:value-type="float" office:value="61.817872" calcext:value-type="float">
            <text:p>61.817872</text:p>
          </table:table-cell>
          <table:table-cell office:value-type="float" office:value="61.699512" calcext:value-type="float">
            <text:p>61.699512</text:p>
          </table:table-cell>
          <table:table-cell office:value-type="float" office:value="61.798877" calcext:value-type="float">
            <text:p>61.798877</text:p>
          </table:table-cell>
          <table:table-cell table:formula="of:=AVERAGE([.D54:.H54])" office:value-type="float" office:value="61.783539" calcext:value-type="float">
            <text:p>61.783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25524" calcext:value-type="float">
            <text:p>60.625524</text:p>
          </table:table-cell>
          <table:table-cell office:value-type="float" office:value="60.668289" calcext:value-type="float">
            <text:p>60.668289</text:p>
          </table:table-cell>
          <table:table-cell office:value-type="float" office:value="60.735953" calcext:value-type="float">
            <text:p>60.735953</text:p>
          </table:table-cell>
          <table:table-cell office:value-type="float" office:value="60.614757" calcext:value-type="float">
            <text:p>60.614757</text:p>
          </table:table-cell>
          <table:table-cell office:value-type="float" office:value="60.659482" calcext:value-type="float">
            <text:p>60.659482</text:p>
          </table:table-cell>
          <table:table-cell table:formula="of:=AVERAGE([.D55:.H55])" office:value-type="float" office:value="60.660801" calcext:value-type="float">
            <text:p>60.660801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2.788716" calcext:value-type="float">
            <text:p>232.788716</text:p>
          </table:table-cell>
          <table:table-cell office:value-type="float" office:value="232.478442" calcext:value-type="float">
            <text:p>232.478442</text:p>
          </table:table-cell>
          <table:table-cell office:value-type="float" office:value="234.190045" calcext:value-type="float">
            <text:p>234.190045</text:p>
          </table:table-cell>
          <table:table-cell office:value-type="float" office:value="232.797963" calcext:value-type="float">
            <text:p>232.797963</text:p>
          </table:table-cell>
          <table:table-cell office:value-type="float" office:value="229.636082" calcext:value-type="float">
            <text:p>229.636082</text:p>
          </table:table-cell>
          <table:table-cell table:formula="of:=AVERAGE([.D56:.H56])" office:value-type="float" office:value="232.3782496" calcext:value-type="float">
            <text:p>232.3782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64197" calcext:value-type="float">
            <text:p>118.664197</text:p>
          </table:table-cell>
          <table:table-cell office:value-type="float" office:value="118.615912" calcext:value-type="float">
            <text:p>118.615912</text:p>
          </table:table-cell>
          <table:table-cell office:value-type="float" office:value="118.623595" calcext:value-type="float">
            <text:p>118.623595</text:p>
          </table:table-cell>
          <table:table-cell office:value-type="float" office:value="118.64308" calcext:value-type="float">
            <text:p>118.64308</text:p>
          </table:table-cell>
          <table:table-cell office:value-type="float" office:value="118.634751" calcext:value-type="float">
            <text:p>118.634751</text:p>
          </table:table-cell>
          <table:table-cell table:formula="of:=AVERAGE([.D57:.H57])" office:value-type="float" office:value="118.636307" calcext:value-type="float">
            <text:p>118.636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23231" calcext:value-type="float">
            <text:p>91.323231</text:p>
          </table:table-cell>
          <table:table-cell office:value-type="float" office:value="91.265453" calcext:value-type="float">
            <text:p>91.265453</text:p>
          </table:table-cell>
          <table:table-cell office:value-type="float" office:value="91.993286" calcext:value-type="float">
            <text:p>91.993286</text:p>
          </table:table-cell>
          <table:table-cell office:value-type="float" office:value="92.149628" calcext:value-type="float">
            <text:p>92.149628</text:p>
          </table:table-cell>
          <table:table-cell office:value-type="float" office:value="91.265962" calcext:value-type="float">
            <text:p>91.265962</text:p>
          </table:table-cell>
          <table:table-cell table:formula="of:=AVERAGE([.D58:.H58])" office:value-type="float" office:value="91.599512" calcext:value-type="float">
            <text:p>91.599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69936" calcext:value-type="float">
            <text:p>61.769936</text:p>
          </table:table-cell>
          <table:table-cell office:value-type="float" office:value="61.74628" calcext:value-type="float">
            <text:p>61.74628</text:p>
          </table:table-cell>
          <table:table-cell office:value-type="float" office:value="62.594333" calcext:value-type="float">
            <text:p>62.594333</text:p>
          </table:table-cell>
          <table:table-cell office:value-type="float" office:value="61.725048" calcext:value-type="float">
            <text:p>61.725048</text:p>
          </table:table-cell>
          <table:table-cell office:value-type="float" office:value="61.763009" calcext:value-type="float">
            <text:p>61.763009</text:p>
          </table:table-cell>
          <table:table-cell table:formula="of:=AVERAGE([.D59:.H59])" office:value-type="float" office:value="61.9197212" calcext:value-type="float">
            <text:p>61.919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2494" calcext:value-type="float">
            <text:p>61.72494</text:p>
          </table:table-cell>
          <table:table-cell office:value-type="float" office:value="61.797972" calcext:value-type="float">
            <text:p>61.797972</text:p>
          </table:table-cell>
          <table:table-cell office:value-type="float" office:value="61.775259" calcext:value-type="float">
            <text:p>61.775259</text:p>
          </table:table-cell>
          <table:table-cell office:value-type="float" office:value="61.74183" calcext:value-type="float">
            <text:p>61.74183</text:p>
          </table:table-cell>
          <table:table-cell office:value-type="float" office:value="61.755304" calcext:value-type="float">
            <text:p>61.755304</text:p>
          </table:table-cell>
          <table:table-cell table:formula="of:=AVERAGE([.D60:.H60])" office:value-type="float" office:value="61.759061" calcext:value-type="float">
            <text:p>61.759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40666" calcext:value-type="float">
            <text:p>60.640666</text:p>
          </table:table-cell>
          <table:table-cell office:value-type="float" office:value="60.608929" calcext:value-type="float">
            <text:p>60.608929</text:p>
          </table:table-cell>
          <table:table-cell office:value-type="float" office:value="61.376618" calcext:value-type="float">
            <text:p>61.376618</text:p>
          </table:table-cell>
          <table:table-cell office:value-type="float" office:value="60.619702" calcext:value-type="float">
            <text:p>60.619702</text:p>
          </table:table-cell>
          <table:table-cell office:value-type="float" office:value="60.63187" calcext:value-type="float">
            <text:p>60.63187</text:p>
          </table:table-cell>
          <table:table-cell table:formula="of:=AVERAGE([.D61:.H61])" office:value-type="float" office:value="60.775557" calcext:value-type="float">
            <text:p>60.775557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56994" calcext:value-type="float">
            <text:p>13.756994</text:p>
          </table:table-cell>
          <table:table-cell office:value-type="float" office:value="13.76469" calcext:value-type="float">
            <text:p>13.76469</text:p>
          </table:table-cell>
          <table:table-cell office:value-type="float" office:value="13.631768" calcext:value-type="float">
            <text:p>13.631768</text:p>
          </table:table-cell>
          <table:table-cell office:value-type="float" office:value="13.756059" calcext:value-type="float">
            <text:p>13.756059</text:p>
          </table:table-cell>
          <table:table-cell office:value-type="float" office:value="13.745996" calcext:value-type="float">
            <text:p>13.745996</text:p>
          </table:table-cell>
          <table:table-cell table:formula="of:=AVERAGE([.D62:.H62])" office:value-type="float" office:value="13.7311014" calcext:value-type="float">
            <text:p>13.7311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67786" calcext:value-type="float">
            <text:p>7.367786</text:p>
          </table:table-cell>
          <table:table-cell office:value-type="float" office:value="7.375188" calcext:value-type="float">
            <text:p>7.375188</text:p>
          </table:table-cell>
          <table:table-cell office:value-type="float" office:value="7.368788" calcext:value-type="float">
            <text:p>7.368788</text:p>
          </table:table-cell>
          <table:table-cell office:value-type="float" office:value="7.359342" calcext:value-type="float">
            <text:p>7.359342</text:p>
          </table:table-cell>
          <table:table-cell office:value-type="float" office:value="7.348744" calcext:value-type="float">
            <text:p>7.348744</text:p>
          </table:table-cell>
          <table:table-cell table:formula="of:=AVERAGE([.D63:.H63])" office:value-type="float" office:value="7.3639696" calcext:value-type="float">
            <text:p>7.3639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40728" calcext:value-type="float">
            <text:p>5.740728</text:p>
          </table:table-cell>
          <table:table-cell office:value-type="float" office:value="5.763857" calcext:value-type="float">
            <text:p>5.763857</text:p>
          </table:table-cell>
          <table:table-cell office:value-type="float" office:value="5.74773" calcext:value-type="float">
            <text:p>5.74773</text:p>
          </table:table-cell>
          <table:table-cell office:value-type="float" office:value="5.781408" calcext:value-type="float">
            <text:p>5.781408</text:p>
          </table:table-cell>
          <table:table-cell office:value-type="float" office:value="5.76022" calcext:value-type="float">
            <text:p>5.76022</text:p>
          </table:table-cell>
          <table:table-cell table:formula="of:=AVERAGE([.D64:.H64])" office:value-type="float" office:value="5.7587886" calcext:value-type="float">
            <text:p>5.7587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9557" calcext:value-type="float">
            <text:p>3.979557</text:p>
          </table:table-cell>
          <table:table-cell office:value-type="float" office:value="3.955871" calcext:value-type="float">
            <text:p>3.955871</text:p>
          </table:table-cell>
          <table:table-cell office:value-type="float" office:value="3.955001" calcext:value-type="float">
            <text:p>3.955001</text:p>
          </table:table-cell>
          <table:table-cell office:value-type="float" office:value="3.952308" calcext:value-type="float">
            <text:p>3.952308</text:p>
          </table:table-cell>
          <table:table-cell office:value-type="float" office:value="3.947183" calcext:value-type="float">
            <text:p>3.947183</text:p>
          </table:table-cell>
          <table:table-cell table:formula="of:=AVERAGE([.D65:.H65])" office:value-type="float" office:value="3.957984" calcext:value-type="float">
            <text:p>3.957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77578" calcext:value-type="float">
            <text:p>3.977578</text:p>
          </table:table-cell>
          <table:table-cell office:value-type="float" office:value="3.97729" calcext:value-type="float">
            <text:p>3.97729</text:p>
          </table:table-cell>
          <table:table-cell office:value-type="float" office:value="3.984998" calcext:value-type="float">
            <text:p>3.984998</text:p>
          </table:table-cell>
          <table:table-cell office:value-type="float" office:value="3.979733" calcext:value-type="float">
            <text:p>3.979733</text:p>
          </table:table-cell>
          <table:table-cell office:value-type="float" office:value="4.004828" calcext:value-type="float">
            <text:p>4.004828</text:p>
          </table:table-cell>
          <table:table-cell table:formula="of:=AVERAGE([.D66:.H66])" office:value-type="float" office:value="3.9848854" calcext:value-type="float">
            <text:p>3.9848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00286" calcext:value-type="float">
            <text:p>3.900286</text:p>
          </table:table-cell>
          <table:table-cell office:value-type="float" office:value="3.982831" calcext:value-type="float">
            <text:p>3.982831</text:p>
          </table:table-cell>
          <table:table-cell office:value-type="float" office:value="3.89867" calcext:value-type="float">
            <text:p>3.89867</text:p>
          </table:table-cell>
          <table:table-cell office:value-type="float" office:value="3.9057" calcext:value-type="float">
            <text:p>3.9057</text:p>
          </table:table-cell>
          <table:table-cell office:value-type="float" office:value="3.929136" calcext:value-type="float">
            <text:p>3.929136</text:p>
          </table:table-cell>
          <table:table-cell table:formula="of:=AVERAGE([.D67:.H67])" office:value-type="float" office:value="3.9233246" calcext:value-type="float">
            <text:p>3.92332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43464" calcext:value-type="float">
            <text:p>10.343464</text:p>
          </table:table-cell>
          <table:table-cell office:value-type="float" office:value="10.318236" calcext:value-type="float">
            <text:p>10.318236</text:p>
          </table:table-cell>
          <table:table-cell office:value-type="float" office:value="10.223546" calcext:value-type="float">
            <text:p>10.223546</text:p>
          </table:table-cell>
          <table:table-cell office:value-type="float" office:value="10.197987" calcext:value-type="float">
            <text:p>10.197987</text:p>
          </table:table-cell>
          <table:table-cell office:value-type="float" office:value="10.203751" calcext:value-type="float">
            <text:p>10.203751</text:p>
          </table:table-cell>
          <table:table-cell table:formula="of:=AVERAGE([.D68:.H68])" office:value-type="float" office:value="10.2573968" calcext:value-type="float">
            <text:p>10.2573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42541" calcext:value-type="float">
            <text:p>5.542541</text:p>
          </table:table-cell>
          <table:table-cell office:value-type="float" office:value="5.560959" calcext:value-type="float">
            <text:p>5.560959</text:p>
          </table:table-cell>
          <table:table-cell office:value-type="float" office:value="5.540847" calcext:value-type="float">
            <text:p>5.540847</text:p>
          </table:table-cell>
          <table:table-cell office:value-type="float" office:value="5.53025" calcext:value-type="float">
            <text:p>5.53025</text:p>
          </table:table-cell>
          <table:table-cell office:value-type="float" office:value="5.533842" calcext:value-type="float">
            <text:p>5.533842</text:p>
          </table:table-cell>
          <table:table-cell table:formula="of:=AVERAGE([.D69:.H69])" office:value-type="float" office:value="5.5416878" calcext:value-type="float">
            <text:p>5.5416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26181" calcext:value-type="float">
            <text:p>4.326181</text:p>
          </table:table-cell>
          <table:table-cell office:value-type="float" office:value="4.338873" calcext:value-type="float">
            <text:p>4.338873</text:p>
          </table:table-cell>
          <table:table-cell office:value-type="float" office:value="4.299693" calcext:value-type="float">
            <text:p>4.299693</text:p>
          </table:table-cell>
          <table:table-cell office:value-type="float" office:value="4.312825" calcext:value-type="float">
            <text:p>4.312825</text:p>
          </table:table-cell>
          <table:table-cell office:value-type="float" office:value="4.325373" calcext:value-type="float">
            <text:p>4.325373</text:p>
          </table:table-cell>
          <table:table-cell table:formula="of:=AVERAGE([.D70:.H70])" office:value-type="float" office:value="4.320589" calcext:value-type="float">
            <text:p>4.32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9545" calcext:value-type="float">
            <text:p>3.029545</text:p>
          </table:table-cell>
          <table:table-cell office:value-type="float" office:value="2.996973" calcext:value-type="float">
            <text:p>2.996973</text:p>
          </table:table-cell>
          <table:table-cell office:value-type="float" office:value="2.993426" calcext:value-type="float">
            <text:p>2.993426</text:p>
          </table:table-cell>
          <table:table-cell office:value-type="float" office:value="3.001057" calcext:value-type="float">
            <text:p>3.001057</text:p>
          </table:table-cell>
          <table:table-cell office:value-type="float" office:value="3.003832" calcext:value-type="float">
            <text:p>3.003832</text:p>
          </table:table-cell>
          <table:table-cell table:formula="of:=AVERAGE([.D71:.H71])" office:value-type="float" office:value="3.0049666" calcext:value-type="float">
            <text:p>3.0049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24753" calcext:value-type="float">
            <text:p>3.024753</text:p>
          </table:table-cell>
          <table:table-cell office:value-type="float" office:value="3.018808" calcext:value-type="float">
            <text:p>3.018808</text:p>
          </table:table-cell>
          <table:table-cell office:value-type="float" office:value="3.02203" calcext:value-type="float">
            <text:p>3.02203</text:p>
          </table:table-cell>
          <table:table-cell office:value-type="float" office:value="3.022721" calcext:value-type="float">
            <text:p>3.022721</text:p>
          </table:table-cell>
          <table:table-cell office:value-type="float" office:value="3.033052" calcext:value-type="float">
            <text:p>3.033052</text:p>
          </table:table-cell>
          <table:table-cell table:formula="of:=AVERAGE([.D72:.H72])" office:value-type="float" office:value="3.0242728" calcext:value-type="float">
            <text:p>3.024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69" calcext:value-type="float">
            <text:p>2.9869</text:p>
          </table:table-cell>
          <table:table-cell office:value-type="float" office:value="2.96476" calcext:value-type="float">
            <text:p>2.96476</text:p>
          </table:table-cell>
          <table:table-cell office:value-type="float" office:value="3.010353" calcext:value-type="float">
            <text:p>3.010353</text:p>
          </table:table-cell>
          <table:table-cell office:value-type="float" office:value="2.968379" calcext:value-type="float">
            <text:p>2.968379</text:p>
          </table:table-cell>
          <table:table-cell office:value-type="float" office:value="3.02412" calcext:value-type="float">
            <text:p>3.02412</text:p>
          </table:table-cell>
          <table:table-cell table:formula="of:=AVERAGE([.D73:.H73])" office:value-type="float" office:value="2.9909024" calcext:value-type="float">
            <text:p>2.990902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09583" calcext:value-type="float">
            <text:p>228.909583</text:p>
          </table:table-cell>
          <table:table-cell office:value-type="float" office:value="228.761018" calcext:value-type="float">
            <text:p>228.761018</text:p>
          </table:table-cell>
          <table:table-cell office:value-type="float" office:value="228.72503" calcext:value-type="float">
            <text:p>228.72503</text:p>
          </table:table-cell>
          <table:table-cell office:value-type="float" office:value="234.350872" calcext:value-type="float">
            <text:p>234.350872</text:p>
          </table:table-cell>
          <table:table-cell office:value-type="float" office:value="228.786665" calcext:value-type="float">
            <text:p>228.786665</text:p>
          </table:table-cell>
          <table:table-cell table:formula="of:=AVERAGE([.D74:.H74])" office:value-type="float" office:value="229.9066336" calcext:value-type="float">
            <text:p>229.9066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090194" calcext:value-type="float">
            <text:p>117.090194</text:p>
          </table:table-cell>
          <table:table-cell office:value-type="float" office:value="116.445032" calcext:value-type="float">
            <text:p>116.445032</text:p>
          </table:table-cell>
          <table:table-cell office:value-type="float" office:value="115.57345" calcext:value-type="float">
            <text:p>115.57345</text:p>
          </table:table-cell>
          <table:table-cell office:value-type="float" office:value="115.252254" calcext:value-type="float">
            <text:p>115.252254</text:p>
          </table:table-cell>
          <table:table-cell office:value-type="float" office:value="117.088923" calcext:value-type="float">
            <text:p>117.088923</text:p>
          </table:table-cell>
          <table:table-cell table:formula="of:=AVERAGE([.D75:.H75])" office:value-type="float" office:value="116.2899706" calcext:value-type="float">
            <text:p>116.2899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51569" calcext:value-type="float">
            <text:p>88.351569</text:p>
          </table:table-cell>
          <table:table-cell office:value-type="float" office:value="89.125409" calcext:value-type="float">
            <text:p>89.125409</text:p>
          </table:table-cell>
          <table:table-cell office:value-type="float" office:value="87.878345" calcext:value-type="float">
            <text:p>87.878345</text:p>
          </table:table-cell>
          <table:table-cell office:value-type="float" office:value="88.127688" calcext:value-type="float">
            <text:p>88.127688</text:p>
          </table:table-cell>
          <table:table-cell office:value-type="float" office:value="88.361755" calcext:value-type="float">
            <text:p>88.361755</text:p>
          </table:table-cell>
          <table:table-cell table:formula="of:=AVERAGE([.D76:.H76])" office:value-type="float" office:value="88.3689532" calcext:value-type="float">
            <text:p>88.36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73506" calcext:value-type="float">
            <text:p>59.73506</text:p>
          </table:table-cell>
          <table:table-cell office:value-type="float" office:value="59.580836" calcext:value-type="float">
            <text:p>59.580836</text:p>
          </table:table-cell>
          <table:table-cell office:value-type="float" office:value="60.05034" calcext:value-type="float">
            <text:p>60.05034</text:p>
          </table:table-cell>
          <table:table-cell office:value-type="float" office:value="59.668059" calcext:value-type="float">
            <text:p>59.668059</text:p>
          </table:table-cell>
          <table:table-cell office:value-type="float" office:value="59.853911" calcext:value-type="float">
            <text:p>59.853911</text:p>
          </table:table-cell>
          <table:table-cell table:formula="of:=AVERAGE([.D77:.H77])" office:value-type="float" office:value="59.7776412" calcext:value-type="float">
            <text:p>59.777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94605" calcext:value-type="float">
            <text:p>60.794605</text:p>
          </table:table-cell>
          <table:table-cell office:value-type="float" office:value="60.650703" calcext:value-type="float">
            <text:p>60.650703</text:p>
          </table:table-cell>
          <table:table-cell office:value-type="float" office:value="60.358941" calcext:value-type="float">
            <text:p>60.358941</text:p>
          </table:table-cell>
          <table:table-cell office:value-type="float" office:value="60.652044" calcext:value-type="float">
            <text:p>60.652044</text:p>
          </table:table-cell>
          <table:table-cell office:value-type="float" office:value="60.690618" calcext:value-type="float">
            <text:p>60.690618</text:p>
          </table:table-cell>
          <table:table-cell table:formula="of:=AVERAGE([.D78:.H78])" office:value-type="float" office:value="60.6293822" calcext:value-type="float">
            <text:p>60.629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198294" calcext:value-type="float">
            <text:p>60.198294</text:p>
          </table:table-cell>
          <table:table-cell office:value-type="float" office:value="61.096557" calcext:value-type="float">
            <text:p>61.096557</text:p>
          </table:table-cell>
          <table:table-cell office:value-type="float" office:value="59.893654" calcext:value-type="float">
            <text:p>59.893654</text:p>
          </table:table-cell>
          <table:table-cell office:value-type="float" office:value="60.352216" calcext:value-type="float">
            <text:p>60.352216</text:p>
          </table:table-cell>
          <table:table-cell office:value-type="float" office:value="59.649824" calcext:value-type="float">
            <text:p>59.649824</text:p>
          </table:table-cell>
          <table:table-cell table:formula="of:=AVERAGE([.D79:.H79])" office:value-type="float" office:value="60.238109" calcext:value-type="float">
            <text:p>60.238109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524798" calcext:value-type="float">
            <text:p>228.524798</text:p>
          </table:table-cell>
          <table:table-cell office:value-type="float" office:value="228.740165" calcext:value-type="float">
            <text:p>228.740165</text:p>
          </table:table-cell>
          <table:table-cell office:value-type="float" office:value="229.017829" calcext:value-type="float">
            <text:p>229.017829</text:p>
          </table:table-cell>
          <table:table-cell office:value-type="float" office:value="228.714847" calcext:value-type="float">
            <text:p>228.714847</text:p>
          </table:table-cell>
          <table:table-cell office:value-type="float" office:value="228.857803" calcext:value-type="float">
            <text:p>228.857803</text:p>
          </table:table-cell>
          <table:table-cell table:formula="of:=AVERAGE([.D80:.H80])" office:value-type="float" office:value="228.7710884" calcext:value-type="float">
            <text:p>228.7710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481587" calcext:value-type="float">
            <text:p>114.481587</text:p>
          </table:table-cell>
          <table:table-cell office:value-type="float" office:value="115.628836" calcext:value-type="float">
            <text:p>115.628836</text:p>
          </table:table-cell>
          <table:table-cell office:value-type="float" office:value="115.546147" calcext:value-type="float">
            <text:p>115.546147</text:p>
          </table:table-cell>
          <table:table-cell office:value-type="float" office:value="117.693445" calcext:value-type="float">
            <text:p>117.693445</text:p>
          </table:table-cell>
          <table:table-cell office:value-type="float" office:value="116.153973" calcext:value-type="float">
            <text:p>116.153973</text:p>
          </table:table-cell>
          <table:table-cell table:formula="of:=AVERAGE([.D81:.H81])" office:value-type="float" office:value="115.9007976" calcext:value-type="float">
            <text:p>115.9007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7234" calcext:value-type="float">
            <text:p>88.37234</text:p>
          </table:table-cell>
          <table:table-cell office:value-type="float" office:value="88.087913" calcext:value-type="float">
            <text:p>88.087913</text:p>
          </table:table-cell>
          <table:table-cell office:value-type="float" office:value="89.024382" calcext:value-type="float">
            <text:p>89.024382</text:p>
          </table:table-cell>
          <table:table-cell office:value-type="float" office:value="88.494552" calcext:value-type="float">
            <text:p>88.494552</text:p>
          </table:table-cell>
          <table:table-cell office:value-type="float" office:value="88.397627" calcext:value-type="float">
            <text:p>88.397627</text:p>
          </table:table-cell>
          <table:table-cell table:formula="of:=AVERAGE([.D82:.H82])" office:value-type="float" office:value="88.4753628" calcext:value-type="float">
            <text:p>88.475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392313" calcext:value-type="float">
            <text:p>61.392313</text:p>
          </table:table-cell>
          <table:table-cell office:value-type="float" office:value="59.505062" calcext:value-type="float">
            <text:p>59.505062</text:p>
          </table:table-cell>
          <table:table-cell office:value-type="float" office:value="61.377568" calcext:value-type="float">
            <text:p>61.377568</text:p>
          </table:table-cell>
          <table:table-cell office:value-type="float" office:value="60.158114" calcext:value-type="float">
            <text:p>60.158114</text:p>
          </table:table-cell>
          <table:table-cell office:value-type="float" office:value="60.598701" calcext:value-type="float">
            <text:p>60.598701</text:p>
          </table:table-cell>
          <table:table-cell table:formula="of:=AVERAGE([.D83:.H83])" office:value-type="float" office:value="60.6063516" calcext:value-type="float">
            <text:p>60.606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881782" calcext:value-type="float">
            <text:p>60.881782</text:p>
          </table:table-cell>
          <table:table-cell office:value-type="float" office:value="60.685284" calcext:value-type="float">
            <text:p>60.685284</text:p>
          </table:table-cell>
          <table:table-cell office:value-type="float" office:value="60.623574" calcext:value-type="float">
            <text:p>60.623574</text:p>
          </table:table-cell>
          <table:table-cell office:value-type="float" office:value="60.552482" calcext:value-type="float">
            <text:p>60.552482</text:p>
          </table:table-cell>
          <table:table-cell office:value-type="float" office:value="60.663561" calcext:value-type="float">
            <text:p>60.663561</text:p>
          </table:table-cell>
          <table:table-cell table:formula="of:=AVERAGE([.D84:.H84])" office:value-type="float" office:value="60.6813366" calcext:value-type="float">
            <text:p>60.6813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766089" calcext:value-type="float">
            <text:p>59.766089</text:p>
          </table:table-cell>
          <table:table-cell office:value-type="float" office:value="59.991822" calcext:value-type="float">
            <text:p>59.991822</text:p>
          </table:table-cell>
          <table:table-cell office:value-type="float" office:value="60.357193" calcext:value-type="float">
            <text:p>60.357193</text:p>
          </table:table-cell>
          <table:table-cell office:value-type="float" office:value="59.93336" calcext:value-type="float">
            <text:p>59.93336</text:p>
          </table:table-cell>
          <table:table-cell office:value-type="float" office:value="61.040933" calcext:value-type="float">
            <text:p>61.040933</text:p>
          </table:table-cell>
          <table:table-cell table:formula="of:=AVERAGE([.D85:.H85])" office:value-type="float" office:value="60.2178794" calcext:value-type="float">
            <text:p>60.217879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945288" calcext:value-type="float">
            <text:p>13.945288</text:p>
          </table:table-cell>
          <table:table-cell office:value-type="float" office:value="13.799826" calcext:value-type="float">
            <text:p>13.799826</text:p>
          </table:table-cell>
          <table:table-cell office:value-type="float" office:value="13.868237" calcext:value-type="float">
            <text:p>13.868237</text:p>
          </table:table-cell>
          <table:table-cell office:value-type="float" office:value="13.84522" calcext:value-type="float">
            <text:p>13.84522</text:p>
          </table:table-cell>
          <table:table-cell office:value-type="float" office:value="13.842575" calcext:value-type="float">
            <text:p>13.842575</text:p>
          </table:table-cell>
          <table:table-cell table:formula="of:=AVERAGE([.D86:.H86])" office:value-type="float" office:value="13.8602292" calcext:value-type="float">
            <text:p>13.8602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214" calcext:value-type="float">
            <text:p>7.152214</text:p>
          </table:table-cell>
          <table:table-cell office:value-type="float" office:value="7.377052" calcext:value-type="float">
            <text:p>7.377052</text:p>
          </table:table-cell>
          <table:table-cell office:value-type="float" office:value="7.269921" calcext:value-type="float">
            <text:p>7.269921</text:p>
          </table:table-cell>
          <table:table-cell office:value-type="float" office:value="7.310753" calcext:value-type="float">
            <text:p>7.310753</text:p>
          </table:table-cell>
          <table:table-cell office:value-type="float" office:value="7.264889" calcext:value-type="float">
            <text:p>7.264889</text:p>
          </table:table-cell>
          <table:table-cell table:formula="of:=AVERAGE([.D87:.H87])" office:value-type="float" office:value="7.2749658" calcext:value-type="float">
            <text:p>7.2749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8516" calcext:value-type="float">
            <text:p>5.628516</text:p>
          </table:table-cell>
          <table:table-cell office:value-type="float" office:value="5.620575" calcext:value-type="float">
            <text:p>5.620575</text:p>
          </table:table-cell>
          <table:table-cell office:value-type="float" office:value="5.689126" calcext:value-type="float">
            <text:p>5.689126</text:p>
          </table:table-cell>
          <table:table-cell office:value-type="float" office:value="5.64236" calcext:value-type="float">
            <text:p>5.64236</text:p>
          </table:table-cell>
          <table:table-cell office:value-type="float" office:value="5.582665" calcext:value-type="float">
            <text:p>5.582665</text:p>
          </table:table-cell>
          <table:table-cell table:formula="of:=AVERAGE([.D88:.H88])" office:value-type="float" office:value="5.6326484" calcext:value-type="float">
            <text:p>5.6326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201" calcext:value-type="float">
            <text:p>3.931201</text:p>
          </table:table-cell>
          <table:table-cell office:value-type="float" office:value="3.939135" calcext:value-type="float">
            <text:p>3.939135</text:p>
          </table:table-cell>
          <table:table-cell office:value-type="float" office:value="3.919633" calcext:value-type="float">
            <text:p>3.919633</text:p>
          </table:table-cell>
          <table:table-cell office:value-type="float" office:value="3.826379" calcext:value-type="float">
            <text:p>3.826379</text:p>
          </table:table-cell>
          <table:table-cell office:value-type="float" office:value="3.866988" calcext:value-type="float">
            <text:p>3.866988</text:p>
          </table:table-cell>
          <table:table-cell table:formula="of:=AVERAGE([.D89:.H89])" office:value-type="float" office:value="3.8966672" calcext:value-type="float">
            <text:p>3.8966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56093" calcext:value-type="float">
            <text:p>3.956093</text:p>
          </table:table-cell>
          <table:table-cell office:value-type="float" office:value="3.962003" calcext:value-type="float">
            <text:p>3.962003</text:p>
          </table:table-cell>
          <table:table-cell office:value-type="float" office:value="3.94308" calcext:value-type="float">
            <text:p>3.94308</text:p>
          </table:table-cell>
          <table:table-cell office:value-type="float" office:value="3.916929" calcext:value-type="float">
            <text:p>3.916929</text:p>
          </table:table-cell>
          <table:table-cell office:value-type="float" office:value="3.938989" calcext:value-type="float">
            <text:p>3.938989</text:p>
          </table:table-cell>
          <table:table-cell table:formula="of:=AVERAGE([.D90:.H90])" office:value-type="float" office:value="3.9434188" calcext:value-type="float">
            <text:p>3.9434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8123" calcext:value-type="float">
            <text:p>3.888123</text:p>
          </table:table-cell>
          <table:table-cell office:value-type="float" office:value="3.869539" calcext:value-type="float">
            <text:p>3.869539</text:p>
          </table:table-cell>
          <table:table-cell office:value-type="float" office:value="3.866292" calcext:value-type="float">
            <text:p>3.866292</text:p>
          </table:table-cell>
          <table:table-cell office:value-type="float" office:value="3.924187" calcext:value-type="float">
            <text:p>3.924187</text:p>
          </table:table-cell>
          <table:table-cell office:value-type="float" office:value="3.913351" calcext:value-type="float">
            <text:p>3.913351</text:p>
          </table:table-cell>
          <table:table-cell table:formula="of:=AVERAGE([.D91:.H91])" office:value-type="float" office:value="3.8922984" calcext:value-type="float">
            <text:p>3.892298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450938" calcext:value-type="float">
            <text:p>10.450938</text:p>
          </table:table-cell>
          <table:table-cell office:value-type="float" office:value="10.415874" calcext:value-type="float">
            <text:p>10.415874</text:p>
          </table:table-cell>
          <table:table-cell office:value-type="float" office:value="10.394088" calcext:value-type="float">
            <text:p>10.394088</text:p>
          </table:table-cell>
          <table:table-cell office:value-type="float" office:value="10.396843" calcext:value-type="float">
            <text:p>10.396843</text:p>
          </table:table-cell>
          <table:table-cell office:value-type="float" office:value="10.324078" calcext:value-type="float">
            <text:p>10.324078</text:p>
          </table:table-cell>
          <table:table-cell table:formula="of:=AVERAGE([.D92:.H92])" office:value-type="float" office:value="10.3963642" calcext:value-type="float">
            <text:p>10.3963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46742" calcext:value-type="float">
            <text:p>5.46742</text:p>
          </table:table-cell>
          <table:table-cell office:value-type="float" office:value="5.400878" calcext:value-type="float">
            <text:p>5.400878</text:p>
          </table:table-cell>
          <table:table-cell office:value-type="float" office:value="5.546664" calcext:value-type="float">
            <text:p>5.546664</text:p>
          </table:table-cell>
          <table:table-cell office:value-type="float" office:value="5.51626" calcext:value-type="float">
            <text:p>5.51626</text:p>
          </table:table-cell>
          <table:table-cell office:value-type="float" office:value="5.424917" calcext:value-type="float">
            <text:p>5.424917</text:p>
          </table:table-cell>
          <table:table-cell table:formula="of:=AVERAGE([.D93:.H93])" office:value-type="float" office:value="5.4712278" calcext:value-type="float">
            <text:p>5.4712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72746" calcext:value-type="float">
            <text:p>4.272746</text:p>
          </table:table-cell>
          <table:table-cell office:value-type="float" office:value="4.271296" calcext:value-type="float">
            <text:p>4.271296</text:p>
          </table:table-cell>
          <table:table-cell office:value-type="float" office:value="4.24405" calcext:value-type="float">
            <text:p>4.24405</text:p>
          </table:table-cell>
          <table:table-cell office:value-type="float" office:value="4.237546" calcext:value-type="float">
            <text:p>4.237546</text:p>
          </table:table-cell>
          <table:table-cell office:value-type="float" office:value="4.280504" calcext:value-type="float">
            <text:p>4.280504</text:p>
          </table:table-cell>
          <table:table-cell table:formula="of:=AVERAGE([.D94:.H94])" office:value-type="float" office:value="4.2612284" calcext:value-type="float">
            <text:p>4.2612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7984" calcext:value-type="float">
            <text:p>3.027984</text:p>
          </table:table-cell>
          <table:table-cell office:value-type="float" office:value="2.9688" calcext:value-type="float">
            <text:p>2.9688</text:p>
          </table:table-cell>
          <table:table-cell office:value-type="float" office:value="2.995625" calcext:value-type="float">
            <text:p>2.995625</text:p>
          </table:table-cell>
          <table:table-cell office:value-type="float" office:value="2.946063" calcext:value-type="float">
            <text:p>2.946063</text:p>
          </table:table-cell>
          <table:table-cell office:value-type="float" office:value="2.973772" calcext:value-type="float">
            <text:p>2.973772</text:p>
          </table:table-cell>
          <table:table-cell table:formula="of:=AVERAGE([.D95:.H95])" office:value-type="float" office:value="2.9824488" calcext:value-type="float">
            <text:p>2.982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96277" calcext:value-type="float">
            <text:p>2.996277</text:p>
          </table:table-cell>
          <table:table-cell office:value-type="float" office:value="3.013034" calcext:value-type="float">
            <text:p>3.013034</text:p>
          </table:table-cell>
          <table:table-cell office:value-type="float" office:value="2.996752" calcext:value-type="float">
            <text:p>2.996752</text:p>
          </table:table-cell>
          <table:table-cell office:value-type="float" office:value="3.004643" calcext:value-type="float">
            <text:p>3.004643</text:p>
          </table:table-cell>
          <table:table-cell office:value-type="float" office:value="2.998106" calcext:value-type="float">
            <text:p>2.998106</text:p>
          </table:table-cell>
          <table:table-cell table:formula="of:=AVERAGE([.D96:.H96])" office:value-type="float" office:value="3.0017624" calcext:value-type="float">
            <text:p>3.0017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75121" calcext:value-type="float">
            <text:p>2.975121</text:p>
          </table:table-cell>
          <table:table-cell office:value-type="float" office:value="3.006194" calcext:value-type="float">
            <text:p>3.006194</text:p>
          </table:table-cell>
          <table:table-cell office:value-type="float" office:value="2.996455" calcext:value-type="float">
            <text:p>2.996455</text:p>
          </table:table-cell>
          <table:table-cell office:value-type="float" office:value="4.002691" calcext:value-type="float">
            <text:p>4.002691</text:p>
          </table:table-cell>
          <table:table-cell office:value-type="float" office:value="2.993718" calcext:value-type="float">
            <text:p>2.993718</text:p>
          </table:table-cell>
          <table:table-cell table:formula="of:=AVERAGE([.D97:.H97])" office:value-type="float" office:value="3.1948358" calcext:value-type="float">
            <text:p>3.19483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51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3" table:number-columns-repeated="3" table:default-cell-style-name="Default"/>
        <table:table-column table:style-name="co26" table:number-columns-repeated="2" table:default-cell-style-name="Default"/>
        <table:table-column table:style-name="co14" table:default-cell-style-name="ce4"/>
        <table:table-row table:style-name="ro1">
          <table:table-cell office:value-type="string" calcext:value-type="string">
            <text:p>4000-512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3.259013" calcext:value-type="float">
            <text:p>233.259013</text:p>
          </table:table-cell>
          <table:table-cell office:value-type="float" office:value="234.052577" calcext:value-type="float">
            <text:p>234.052577</text:p>
          </table:table-cell>
          <table:table-cell office:value-type="float" office:value="232.841567" calcext:value-type="float">
            <text:p>232.841567</text:p>
          </table:table-cell>
          <table:table-cell office:value-type="float" office:value="229.57045" calcext:value-type="float">
            <text:p>229.57045</text:p>
          </table:table-cell>
          <table:table-cell office:value-type="float" office:value="227.59217" calcext:value-type="float">
            <text:p>227.59217</text:p>
          </table:table-cell>
          <table:table-cell table:formula="of:=AVERAGE([.D2:.H2])" office:value-type="float" office:value="231.4631554" calcext:value-type="float">
            <text:p>231.4631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320577" calcext:value-type="float">
            <text:p>118.320577</text:p>
          </table:table-cell>
          <table:table-cell office:value-type="float" office:value="118.533777" calcext:value-type="float">
            <text:p>118.533777</text:p>
          </table:table-cell>
          <table:table-cell office:value-type="float" office:value="118.24268" calcext:value-type="float">
            <text:p>118.24268</text:p>
          </table:table-cell>
          <table:table-cell office:value-type="float" office:value="118.177449" calcext:value-type="float">
            <text:p>118.177449</text:p>
          </table:table-cell>
          <table:table-cell office:value-type="float" office:value="118.004438" calcext:value-type="float">
            <text:p>118.004438</text:p>
          </table:table-cell>
          <table:table-cell table:formula="of:=AVERAGE([.D3:.H3])" office:value-type="float" office:value="118.2557842" calcext:value-type="float">
            <text:p>118.2557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80769" calcext:value-type="float">
            <text:p>120.180769</text:p>
          </table:table-cell>
          <table:table-cell office:value-type="float" office:value="119.979828" calcext:value-type="float">
            <text:p>119.979828</text:p>
          </table:table-cell>
          <table:table-cell office:value-type="float" office:value="119.722529" calcext:value-type="float">
            <text:p>119.722529</text:p>
          </table:table-cell>
          <table:table-cell office:value-type="float" office:value="120.083902" calcext:value-type="float">
            <text:p>120.083902</text:p>
          </table:table-cell>
          <table:table-cell office:value-type="float" office:value="119.460106" calcext:value-type="float">
            <text:p>119.460106</text:p>
          </table:table-cell>
          <table:table-cell table:formula="of:=AVERAGE([.D4:.H4])" office:value-type="float" office:value="119.8854268" calcext:value-type="float">
            <text:p>119.885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01515" calcext:value-type="float">
            <text:p>61.501515</text:p>
          </table:table-cell>
          <table:table-cell office:value-type="float" office:value="61.487317" calcext:value-type="float">
            <text:p>61.487317</text:p>
          </table:table-cell>
          <table:table-cell office:value-type="float" office:value="61.453338" calcext:value-type="float">
            <text:p>61.453338</text:p>
          </table:table-cell>
          <table:table-cell office:value-type="float" office:value="61.525006" calcext:value-type="float">
            <text:p>61.525006</text:p>
          </table:table-cell>
          <table:table-cell office:value-type="float" office:value="61.447167" calcext:value-type="float">
            <text:p>61.447167</text:p>
          </table:table-cell>
          <table:table-cell table:formula="of:=AVERAGE([.D5:.H5])" office:value-type="float" office:value="61.4828686" calcext:value-type="float">
            <text:p>61.4828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02617" calcext:value-type="float">
            <text:p>61.502617</text:p>
          </table:table-cell>
          <table:table-cell office:value-type="float" office:value="61.515114" calcext:value-type="float">
            <text:p>61.515114</text:p>
          </table:table-cell>
          <table:table-cell office:value-type="float" office:value="61.482714" calcext:value-type="float">
            <text:p>61.482714</text:p>
          </table:table-cell>
          <table:table-cell office:value-type="float" office:value="61.435688" calcext:value-type="float">
            <text:p>61.435688</text:p>
          </table:table-cell>
          <table:table-cell office:value-type="float" office:value="61.42282" calcext:value-type="float">
            <text:p>61.42282</text:p>
          </table:table-cell>
          <table:table-cell table:formula="of:=AVERAGE([.D6:.H6])" office:value-type="float" office:value="61.4717906" calcext:value-type="float">
            <text:p>61.4717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508527" calcext:value-type="float">
            <text:p>61.508527</text:p>
          </table:table-cell>
          <table:table-cell office:value-type="float" office:value="61.428535" calcext:value-type="float">
            <text:p>61.428535</text:p>
          </table:table-cell>
          <table:table-cell office:value-type="float" office:value="61.421391" calcext:value-type="float">
            <text:p>61.421391</text:p>
          </table:table-cell>
          <table:table-cell office:value-type="float" office:value="61.410947" calcext:value-type="float">
            <text:p>61.410947</text:p>
          </table:table-cell>
          <table:table-cell office:value-type="float" office:value="61.461742" calcext:value-type="float">
            <text:p>61.461742</text:p>
          </table:table-cell>
          <table:table-cell table:formula="of:=AVERAGE([.D7:.H7])" office:value-type="float" office:value="61.4462284" calcext:value-type="float">
            <text:p>61.446228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65109" calcext:value-type="float">
            <text:p>227.465109</text:p>
          </table:table-cell>
          <table:table-cell office:value-type="float" office:value="231.100835" calcext:value-type="float">
            <text:p>231.100835</text:p>
          </table:table-cell>
          <table:table-cell office:value-type="float" office:value="230.090197" calcext:value-type="float">
            <text:p>230.090197</text:p>
          </table:table-cell>
          <table:table-cell office:value-type="float" office:value="227.361764" calcext:value-type="float">
            <text:p>227.361764</text:p>
          </table:table-cell>
          <table:table-cell office:value-type="float" office:value="237.173794" calcext:value-type="float">
            <text:p>237.173794</text:p>
          </table:table-cell>
          <table:table-cell table:formula="of:=AVERAGE([.D8:.H8])" office:value-type="float" office:value="230.6383398" calcext:value-type="float">
            <text:p>230.6383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268932" calcext:value-type="float">
            <text:p>118.268932</text:p>
          </table:table-cell>
          <table:table-cell office:value-type="float" office:value="117.988068" calcext:value-type="float">
            <text:p>117.988068</text:p>
          </table:table-cell>
          <table:table-cell office:value-type="float" office:value="117.982345" calcext:value-type="float">
            <text:p>117.982345</text:p>
          </table:table-cell>
          <table:table-cell office:value-type="float" office:value="118.25643" calcext:value-type="float">
            <text:p>118.25643</text:p>
          </table:table-cell>
          <table:table-cell office:value-type="float" office:value="118.578152" calcext:value-type="float">
            <text:p>118.578152</text:p>
          </table:table-cell>
          <table:table-cell table:formula="of:=AVERAGE([.D9:.H9])" office:value-type="float" office:value="118.2147854" calcext:value-type="float">
            <text:p>118.2147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70417" calcext:value-type="float">
            <text:p>120.170417</text:p>
          </table:table-cell>
          <table:table-cell office:value-type="float" office:value="118.920273" calcext:value-type="float">
            <text:p>118.920273</text:p>
          </table:table-cell>
          <table:table-cell office:value-type="float" office:value="119.880645" calcext:value-type="float">
            <text:p>119.880645</text:p>
          </table:table-cell>
          <table:table-cell office:value-type="float" office:value="119.508838" calcext:value-type="float">
            <text:p>119.508838</text:p>
          </table:table-cell>
          <table:table-cell office:value-type="float" office:value="119.940963" calcext:value-type="float">
            <text:p>119.940963</text:p>
          </table:table-cell>
          <table:table-cell table:formula="of:=AVERAGE([.D10:.H10])" office:value-type="float" office:value="119.6842272" calcext:value-type="float">
            <text:p>119.6842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4373" calcext:value-type="float">
            <text:p>61.494373</text:p>
          </table:table-cell>
          <table:table-cell office:value-type="float" office:value="61.531257" calcext:value-type="float">
            <text:p>61.531257</text:p>
          </table:table-cell>
          <table:table-cell office:value-type="float" office:value="61.589595" calcext:value-type="float">
            <text:p>61.589595</text:p>
          </table:table-cell>
          <table:table-cell office:value-type="float" office:value="61.47906" calcext:value-type="float">
            <text:p>61.47906</text:p>
          </table:table-cell>
          <table:table-cell office:value-type="float" office:value="61.456734" calcext:value-type="float">
            <text:p>61.456734</text:p>
          </table:table-cell>
          <table:table-cell table:formula="of:=AVERAGE([.D11:.H11])" office:value-type="float" office:value="61.5102038" calcext:value-type="float">
            <text:p>61.5102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99449" calcext:value-type="float">
            <text:p>61.499449</text:p>
          </table:table-cell>
          <table:table-cell office:value-type="float" office:value="61.478317" calcext:value-type="float">
            <text:p>61.478317</text:p>
          </table:table-cell>
          <table:table-cell office:value-type="float" office:value="61.411565" calcext:value-type="float">
            <text:p>61.411565</text:p>
          </table:table-cell>
          <table:table-cell office:value-type="float" office:value="61.447657" calcext:value-type="float">
            <text:p>61.447657</text:p>
          </table:table-cell>
          <table:table-cell office:value-type="float" office:value="61.533597" calcext:value-type="float">
            <text:p>61.533597</text:p>
          </table:table-cell>
          <table:table-cell table:formula="of:=AVERAGE([.D12:.H12])" office:value-type="float" office:value="61.474117" calcext:value-type="float">
            <text:p>61.474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53138" calcext:value-type="float">
            <text:p>61.453138</text:p>
          </table:table-cell>
          <table:table-cell office:value-type="float" office:value="61.519842" calcext:value-type="float">
            <text:p>61.519842</text:p>
          </table:table-cell>
          <table:table-cell office:value-type="float" office:value="61.407626" calcext:value-type="float">
            <text:p>61.407626</text:p>
          </table:table-cell>
          <table:table-cell office:value-type="float" office:value="61.574839" calcext:value-type="float">
            <text:p>61.574839</text:p>
          </table:table-cell>
          <table:table-cell office:value-type="float" office:value="61.456909" calcext:value-type="float">
            <text:p>61.456909</text:p>
          </table:table-cell>
          <table:table-cell table:formula="of:=AVERAGE([.D13:.H13])" office:value-type="float" office:value="61.4824708" calcext:value-type="float">
            <text:p>61.48247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66952" calcext:value-type="float">
            <text:p>12.866952</text:p>
          </table:table-cell>
          <table:table-cell office:value-type="float" office:value="12.736404" calcext:value-type="float">
            <text:p>12.736404</text:p>
          </table:table-cell>
          <table:table-cell office:value-type="float" office:value="12.87401" calcext:value-type="float">
            <text:p>12.87401</text:p>
          </table:table-cell>
          <table:table-cell office:value-type="float" office:value="12.85512" calcext:value-type="float">
            <text:p>12.85512</text:p>
          </table:table-cell>
          <table:table-cell office:value-type="float" office:value="12.728672" calcext:value-type="float">
            <text:p>12.728672</text:p>
          </table:table-cell>
          <table:table-cell table:formula="of:=AVERAGE([.D14:.H14])" office:value-type="float" office:value="12.8122316" calcext:value-type="float">
            <text:p>12.8122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52916" calcext:value-type="float">
            <text:p>6.952916</text:p>
          </table:table-cell>
          <table:table-cell office:value-type="float" office:value="6.95304" calcext:value-type="float">
            <text:p>6.95304</text:p>
          </table:table-cell>
          <table:table-cell office:value-type="float" office:value="6.97342" calcext:value-type="float">
            <text:p>6.97342</text:p>
          </table:table-cell>
          <table:table-cell office:value-type="float" office:value="6.941739" calcext:value-type="float">
            <text:p>6.941739</text:p>
          </table:table-cell>
          <table:table-cell office:value-type="float" office:value="6.916854" calcext:value-type="float">
            <text:p>6.916854</text:p>
          </table:table-cell>
          <table:table-cell table:formula="of:=AVERAGE([.D15:.H15])" office:value-type="float" office:value="6.9475938" calcext:value-type="float">
            <text:p>6.9475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94021" calcext:value-type="float">
            <text:p>6.994021</text:p>
          </table:table-cell>
          <table:table-cell office:value-type="float" office:value="6.895495" calcext:value-type="float">
            <text:p>6.895495</text:p>
          </table:table-cell>
          <table:table-cell office:value-type="float" office:value="6.873398" calcext:value-type="float">
            <text:p>6.873398</text:p>
          </table:table-cell>
          <table:table-cell office:value-type="float" office:value="6.90132" calcext:value-type="float">
            <text:p>6.90132</text:p>
          </table:table-cell>
          <table:table-cell office:value-type="float" office:value="6.901982" calcext:value-type="float">
            <text:p>6.901982</text:p>
          </table:table-cell>
          <table:table-cell table:formula="of:=AVERAGE([.D16:.H16])" office:value-type="float" office:value="6.9132432" calcext:value-type="float">
            <text:p>6.913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7556" calcext:value-type="float">
            <text:p>3.757556</text:p>
          </table:table-cell>
          <table:table-cell office:value-type="float" office:value="3.732951" calcext:value-type="float">
            <text:p>3.732951</text:p>
          </table:table-cell>
          <table:table-cell office:value-type="float" office:value="3.727149" calcext:value-type="float">
            <text:p>3.727149</text:p>
          </table:table-cell>
          <table:table-cell office:value-type="float" office:value="3.733314" calcext:value-type="float">
            <text:p>3.733314</text:p>
          </table:table-cell>
          <table:table-cell office:value-type="float" office:value="3.732525" calcext:value-type="float">
            <text:p>3.732525</text:p>
          </table:table-cell>
          <table:table-cell table:formula="of:=AVERAGE([.D17:.H17])" office:value-type="float" office:value="3.736699" calcext:value-type="float">
            <text:p>3.736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38912" calcext:value-type="float">
            <text:p>3.738912</text:p>
          </table:table-cell>
          <table:table-cell office:value-type="float" office:value="3.754319" calcext:value-type="float">
            <text:p>3.754319</text:p>
          </table:table-cell>
          <table:table-cell office:value-type="float" office:value="3.741888" calcext:value-type="float">
            <text:p>3.741888</text:p>
          </table:table-cell>
          <table:table-cell office:value-type="float" office:value="3.741507" calcext:value-type="float">
            <text:p>3.741507</text:p>
          </table:table-cell>
          <table:table-cell office:value-type="float" office:value="3.756458" calcext:value-type="float">
            <text:p>3.756458</text:p>
          </table:table-cell>
          <table:table-cell table:formula="of:=AVERAGE([.D18:.H18])" office:value-type="float" office:value="3.7466168" calcext:value-type="float">
            <text:p>3.7466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0089" calcext:value-type="float">
            <text:p>3.770089</text:p>
          </table:table-cell>
          <table:table-cell office:value-type="float" office:value="3.753803" calcext:value-type="float">
            <text:p>3.753803</text:p>
          </table:table-cell>
          <table:table-cell office:value-type="float" office:value="3.740776" calcext:value-type="float">
            <text:p>3.740776</text:p>
          </table:table-cell>
          <table:table-cell office:value-type="float" office:value="3.715965" calcext:value-type="float">
            <text:p>3.715965</text:p>
          </table:table-cell>
          <table:table-cell office:value-type="float" office:value="3.740189" calcext:value-type="float">
            <text:p>3.740189</text:p>
          </table:table-cell>
          <table:table-cell table:formula="of:=AVERAGE([.D19:.H19])" office:value-type="float" office:value="3.7441644" calcext:value-type="float">
            <text:p>3.744164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00591" calcext:value-type="float">
            <text:p>9.600591</text:p>
          </table:table-cell>
          <table:table-cell office:value-type="float" office:value="9.41438" calcext:value-type="float">
            <text:p>9.41438</text:p>
          </table:table-cell>
          <table:table-cell office:value-type="float" office:value="9.432493" calcext:value-type="float">
            <text:p>9.432493</text:p>
          </table:table-cell>
          <table:table-cell office:value-type="float" office:value="9.428139" calcext:value-type="float">
            <text:p>9.428139</text:p>
          </table:table-cell>
          <table:table-cell office:value-type="float" office:value="9.440911" calcext:value-type="float">
            <text:p>9.440911</text:p>
          </table:table-cell>
          <table:table-cell table:formula="of:=AVERAGE([.D20:.H20])" office:value-type="float" office:value="9.4633028" calcext:value-type="float">
            <text:p>9.4633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9264" calcext:value-type="float">
            <text:p>5.169264</text:p>
          </table:table-cell>
          <table:table-cell office:value-type="float" office:value="5.145202" calcext:value-type="float">
            <text:p>5.145202</text:p>
          </table:table-cell>
          <table:table-cell office:value-type="float" office:value="5.16103" calcext:value-type="float">
            <text:p>5.16103</text:p>
          </table:table-cell>
          <table:table-cell office:value-type="float" office:value="5.141268" calcext:value-type="float">
            <text:p>5.141268</text:p>
          </table:table-cell>
          <table:table-cell office:value-type="float" office:value="5.163978" calcext:value-type="float">
            <text:p>5.163978</text:p>
          </table:table-cell>
          <table:table-cell table:formula="of:=AVERAGE([.D21:.H21])" office:value-type="float" office:value="5.1561484" calcext:value-type="float">
            <text:p>5.156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07659" calcext:value-type="float">
            <text:p>5.107659</text:p>
          </table:table-cell>
          <table:table-cell office:value-type="float" office:value="5.125504" calcext:value-type="float">
            <text:p>5.125504</text:p>
          </table:table-cell>
          <table:table-cell office:value-type="float" office:value="5.1198" calcext:value-type="float">
            <text:p>5.1198</text:p>
          </table:table-cell>
          <table:table-cell office:value-type="float" office:value="5.198118" calcext:value-type="float">
            <text:p>5.198118</text:p>
          </table:table-cell>
          <table:table-cell office:value-type="float" office:value="5.207967" calcext:value-type="float">
            <text:p>5.207967</text:p>
          </table:table-cell>
          <table:table-cell table:formula="of:=AVERAGE([.D22:.H22])" office:value-type="float" office:value="5.1518096" calcext:value-type="float">
            <text:p>5.1518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9107" calcext:value-type="float">
            <text:p>2.839107</text:p>
          </table:table-cell>
          <table:table-cell office:value-type="float" office:value="2.805694" calcext:value-type="float">
            <text:p>2.805694</text:p>
          </table:table-cell>
          <table:table-cell office:value-type="float" office:value="2.813156" calcext:value-type="float">
            <text:p>2.813156</text:p>
          </table:table-cell>
          <table:table-cell office:value-type="float" office:value="2.810411" calcext:value-type="float">
            <text:p>2.810411</text:p>
          </table:table-cell>
          <table:table-cell office:value-type="float" office:value="2.813543" calcext:value-type="float">
            <text:p>2.813543</text:p>
          </table:table-cell>
          <table:table-cell table:formula="of:=AVERAGE([.D23:.H23])" office:value-type="float" office:value="2.8163822" calcext:value-type="float">
            <text:p>2.816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28562" calcext:value-type="float">
            <text:p>2.828562</text:p>
          </table:table-cell>
          <table:table-cell office:value-type="float" office:value="2.832576" calcext:value-type="float">
            <text:p>2.832576</text:p>
          </table:table-cell>
          <table:table-cell office:value-type="float" office:value="2.814811" calcext:value-type="float">
            <text:p>2.814811</text:p>
          </table:table-cell>
          <table:table-cell office:value-type="float" office:value="2.831229" calcext:value-type="float">
            <text:p>2.831229</text:p>
          </table:table-cell>
          <table:table-cell office:value-type="float" office:value="2.815888" calcext:value-type="float">
            <text:p>2.815888</text:p>
          </table:table-cell>
          <table:table-cell table:formula="of:=AVERAGE([.D24:.H24])" office:value-type="float" office:value="2.8246132" calcext:value-type="float">
            <text:p>2.8246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17347" calcext:value-type="float">
            <text:p>2.817347</text:p>
          </table:table-cell>
          <table:table-cell office:value-type="float" office:value="2.835874" calcext:value-type="float">
            <text:p>2.835874</text:p>
          </table:table-cell>
          <table:table-cell office:value-type="float" office:value="2.814429" calcext:value-type="float">
            <text:p>2.814429</text:p>
          </table:table-cell>
          <table:table-cell office:value-type="float" office:value="2.839278" calcext:value-type="float">
            <text:p>2.839278</text:p>
          </table:table-cell>
          <table:table-cell office:value-type="float" office:value="2.843709" calcext:value-type="float">
            <text:p>2.843709</text:p>
          </table:table-cell>
          <table:table-cell table:formula="of:=AVERAGE([.D25:.H25])" office:value-type="float" office:value="2.8301274" calcext:value-type="float">
            <text:p>2.8301274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371236" calcext:value-type="float">
            <text:p>227.371236</text:p>
          </table:table-cell>
          <table:table-cell office:value-type="float" office:value="228.571541" calcext:value-type="float">
            <text:p>228.571541</text:p>
          </table:table-cell>
          <table:table-cell office:value-type="float" office:value="227.484445" calcext:value-type="float">
            <text:p>227.484445</text:p>
          </table:table-cell>
          <table:table-cell office:value-type="float" office:value="227.491386" calcext:value-type="float">
            <text:p>227.491386</text:p>
          </table:table-cell>
          <table:table-cell office:value-type="float" office:value="227.46001" calcext:value-type="float">
            <text:p>227.46001</text:p>
          </table:table-cell>
          <table:table-cell table:formula="of:=AVERAGE([.D26:.H26])" office:value-type="float" office:value="227.6757236" calcext:value-type="float">
            <text:p>227.6757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911373" calcext:value-type="float">
            <text:p>116.911373</text:p>
          </table:table-cell>
          <table:table-cell office:value-type="float" office:value="117.219332" calcext:value-type="float">
            <text:p>117.219332</text:p>
          </table:table-cell>
          <table:table-cell office:value-type="float" office:value="116.462256" calcext:value-type="float">
            <text:p>116.462256</text:p>
          </table:table-cell>
          <table:table-cell office:value-type="float" office:value="116.811875" calcext:value-type="float">
            <text:p>116.811875</text:p>
          </table:table-cell>
          <table:table-cell office:value-type="float" office:value="114.327062" calcext:value-type="float">
            <text:p>114.327062</text:p>
          </table:table-cell>
          <table:table-cell table:formula="of:=AVERAGE([.D27:.H27])" office:value-type="float" office:value="116.3463796" calcext:value-type="float">
            <text:p>116.346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533044" calcext:value-type="float">
            <text:p>116.533044</text:p>
          </table:table-cell>
          <table:table-cell office:value-type="float" office:value="116.446506" calcext:value-type="float">
            <text:p>116.446506</text:p>
          </table:table-cell>
          <table:table-cell office:value-type="float" office:value="116.462061" calcext:value-type="float">
            <text:p>116.462061</text:p>
          </table:table-cell>
          <table:table-cell office:value-type="float" office:value="117.891343" calcext:value-type="float">
            <text:p>117.891343</text:p>
          </table:table-cell>
          <table:table-cell office:value-type="float" office:value="117.086929" calcext:value-type="float">
            <text:p>117.086929</text:p>
          </table:table-cell>
          <table:table-cell table:formula="of:=AVERAGE([.D28:.H28])" office:value-type="float" office:value="116.8839766" calcext:value-type="float">
            <text:p>116.8839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03839" calcext:value-type="float">
            <text:p>61.103839</text:p>
          </table:table-cell>
          <table:table-cell office:value-type="float" office:value="61.458006" calcext:value-type="float">
            <text:p>61.458006</text:p>
          </table:table-cell>
          <table:table-cell office:value-type="float" office:value="61.113757" calcext:value-type="float">
            <text:p>61.113757</text:p>
          </table:table-cell>
          <table:table-cell office:value-type="float" office:value="61.247954" calcext:value-type="float">
            <text:p>61.247954</text:p>
          </table:table-cell>
          <table:table-cell office:value-type="float" office:value="60.91515" calcext:value-type="float">
            <text:p>60.91515</text:p>
          </table:table-cell>
          <table:table-cell table:formula="of:=AVERAGE([.D29:.H29])" office:value-type="float" office:value="61.1677412" calcext:value-type="float">
            <text:p>61.1677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066895" calcext:value-type="float">
            <text:p>60.066895</text:p>
          </table:table-cell>
          <table:table-cell office:value-type="float" office:value="60.165392" calcext:value-type="float">
            <text:p>60.165392</text:p>
          </table:table-cell>
          <table:table-cell office:value-type="float" office:value="59.233647" calcext:value-type="float">
            <text:p>59.233647</text:p>
          </table:table-cell>
          <table:table-cell office:value-type="float" office:value="59.202948" calcext:value-type="float">
            <text:p>59.202948</text:p>
          </table:table-cell>
          <table:table-cell office:value-type="float" office:value="59.292316" calcext:value-type="float">
            <text:p>59.292316</text:p>
          </table:table-cell>
          <table:table-cell table:formula="of:=AVERAGE([.D30:.H30])" office:value-type="float" office:value="59.5922396" calcext:value-type="float">
            <text:p>59.5922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621" calcext:value-type="float">
            <text:p>61.464621</text:p>
          </table:table-cell>
          <table:table-cell office:value-type="float" office:value="61.491551" calcext:value-type="float">
            <text:p>61.491551</text:p>
          </table:table-cell>
          <table:table-cell office:value-type="float" office:value="61.48374" calcext:value-type="float">
            <text:p>61.48374</text:p>
          </table:table-cell>
          <table:table-cell office:value-type="float" office:value="61.508747" calcext:value-type="float">
            <text:p>61.508747</text:p>
          </table:table-cell>
          <table:table-cell office:value-type="float" office:value="61.475678" calcext:value-type="float">
            <text:p>61.475678</text:p>
          </table:table-cell>
          <table:table-cell table:formula="of:=AVERAGE([.D31:.H31])" office:value-type="float" office:value="61.4848674" calcext:value-type="float">
            <text:p>61.484867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40565" calcext:value-type="float">
            <text:p>227.440565</text:p>
          </table:table-cell>
          <table:table-cell office:value-type="float" office:value="227.421055" calcext:value-type="float">
            <text:p>227.421055</text:p>
          </table:table-cell>
          <table:table-cell office:value-type="float" office:value="227.428141" calcext:value-type="float">
            <text:p>227.428141</text:p>
          </table:table-cell>
          <table:table-cell office:value-type="float" office:value="228.196635" calcext:value-type="float">
            <text:p>228.196635</text:p>
          </table:table-cell>
          <table:table-cell office:value-type="float" office:value="227.450986" calcext:value-type="float">
            <text:p>227.450986</text:p>
          </table:table-cell>
          <table:table-cell table:formula="of:=AVERAGE([.D32:.H32])" office:value-type="float" office:value="227.5874764" calcext:value-type="float">
            <text:p>227.5874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346004" calcext:value-type="float">
            <text:p>114.346004</text:p>
          </table:table-cell>
          <table:table-cell office:value-type="float" office:value="114.360926" calcext:value-type="float">
            <text:p>114.360926</text:p>
          </table:table-cell>
          <table:table-cell office:value-type="float" office:value="114.300188" calcext:value-type="float">
            <text:p>114.300188</text:p>
          </table:table-cell>
          <table:table-cell office:value-type="float" office:value="114.864032" calcext:value-type="float">
            <text:p>114.864032</text:p>
          </table:table-cell>
          <table:table-cell office:value-type="float" office:value="115.488411" calcext:value-type="float">
            <text:p>115.488411</text:p>
          </table:table-cell>
          <table:table-cell table:formula="of:=AVERAGE([.D33:.H33])" office:value-type="float" office:value="114.6719122" calcext:value-type="float">
            <text:p>114.6719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213049" calcext:value-type="float">
            <text:p>116.213049</text:p>
          </table:table-cell>
          <table:table-cell office:value-type="float" office:value="116.288613" calcext:value-type="float">
            <text:p>116.288613</text:p>
          </table:table-cell>
          <table:table-cell office:value-type="float" office:value="116.683149" calcext:value-type="float">
            <text:p>116.683149</text:p>
          </table:table-cell>
          <table:table-cell office:value-type="float" office:value="116.562222" calcext:value-type="float">
            <text:p>116.562222</text:p>
          </table:table-cell>
          <table:table-cell office:value-type="float" office:value="115.973163" calcext:value-type="float">
            <text:p>115.973163</text:p>
          </table:table-cell>
          <table:table-cell table:formula="of:=AVERAGE([.D34:.H34])" office:value-type="float" office:value="116.3440392" calcext:value-type="float">
            <text:p>116.344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084889" calcext:value-type="float">
            <text:p>61.084889</text:p>
          </table:table-cell>
          <table:table-cell office:value-type="float" office:value="61.006167" calcext:value-type="float">
            <text:p>61.006167</text:p>
          </table:table-cell>
          <table:table-cell office:value-type="float" office:value="60.804426" calcext:value-type="float">
            <text:p>60.804426</text:p>
          </table:table-cell>
          <table:table-cell office:value-type="float" office:value="60.750272" calcext:value-type="float">
            <text:p>60.750272</text:p>
          </table:table-cell>
          <table:table-cell office:value-type="float" office:value="61.206084" calcext:value-type="float">
            <text:p>61.206084</text:p>
          </table:table-cell>
          <table:table-cell table:formula="of:=AVERAGE([.D35:.H35])" office:value-type="float" office:value="60.9703676" calcext:value-type="float">
            <text:p>60.970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1155" calcext:value-type="float">
            <text:p>59.41155</text:p>
          </table:table-cell>
          <table:table-cell office:value-type="float" office:value="59.411482" calcext:value-type="float">
            <text:p>59.411482</text:p>
          </table:table-cell>
          <table:table-cell office:value-type="float" office:value="59.445169" calcext:value-type="float">
            <text:p>59.445169</text:p>
          </table:table-cell>
          <table:table-cell office:value-type="float" office:value="59.955608" calcext:value-type="float">
            <text:p>59.955608</text:p>
          </table:table-cell>
          <table:table-cell office:value-type="float" office:value="59.459652" calcext:value-type="float">
            <text:p>59.459652</text:p>
          </table:table-cell>
          <table:table-cell table:formula="of:=AVERAGE([.D36:.H36])" office:value-type="float" office:value="59.5366922" calcext:value-type="float">
            <text:p>59.5366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75167" calcext:value-type="float">
            <text:p>61.475167</text:p>
          </table:table-cell>
          <table:table-cell office:value-type="float" office:value="61.558059" calcext:value-type="float">
            <text:p>61.558059</text:p>
          </table:table-cell>
          <table:table-cell office:value-type="float" office:value="61.47021" calcext:value-type="float">
            <text:p>61.47021</text:p>
          </table:table-cell>
          <table:table-cell office:value-type="float" office:value="61.438908" calcext:value-type="float">
            <text:p>61.438908</text:p>
          </table:table-cell>
          <table:table-cell office:value-type="float" office:value="61.575392" calcext:value-type="float">
            <text:p>61.575392</text:p>
          </table:table-cell>
          <table:table-cell table:formula="of:=AVERAGE([.D37:.H37])" office:value-type="float" office:value="61.5035472" calcext:value-type="float">
            <text:p>61.503547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2711" calcext:value-type="float">
            <text:p>12.82711</text:p>
          </table:table-cell>
          <table:table-cell office:value-type="float" office:value="12.884903" calcext:value-type="float">
            <text:p>12.884903</text:p>
          </table:table-cell>
          <table:table-cell office:value-type="float" office:value="12.885728" calcext:value-type="float">
            <text:p>12.885728</text:p>
          </table:table-cell>
          <table:table-cell office:value-type="float" office:value="12.965695" calcext:value-type="float">
            <text:p>12.965695</text:p>
          </table:table-cell>
          <table:table-cell office:value-type="float" office:value="12.842905" calcext:value-type="float">
            <text:p>12.842905</text:p>
          </table:table-cell>
          <table:table-cell table:formula="of:=AVERAGE([.D38:.H38])" office:value-type="float" office:value="12.8812682" calcext:value-type="float">
            <text:p>12.8812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4332" calcext:value-type="float">
            <text:p>6.74332</text:p>
          </table:table-cell>
          <table:table-cell office:value-type="float" office:value="6.735618" calcext:value-type="float">
            <text:p>6.735618</text:p>
          </table:table-cell>
          <table:table-cell office:value-type="float" office:value="6.729409" calcext:value-type="float">
            <text:p>6.729409</text:p>
          </table:table-cell>
          <table:table-cell office:value-type="float" office:value="6.706698" calcext:value-type="float">
            <text:p>6.706698</text:p>
          </table:table-cell>
          <table:table-cell office:value-type="float" office:value="6.726606" calcext:value-type="float">
            <text:p>6.726606</text:p>
          </table:table-cell>
          <table:table-cell table:formula="of:=AVERAGE([.D39:.H39])" office:value-type="float" office:value="6.7283302" calcext:value-type="float">
            <text:p>6.7283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52439" calcext:value-type="float">
            <text:p>6.852439</text:p>
          </table:table-cell>
          <table:table-cell office:value-type="float" office:value="6.823958" calcext:value-type="float">
            <text:p>6.823958</text:p>
          </table:table-cell>
          <table:table-cell office:value-type="float" office:value="6.846856" calcext:value-type="float">
            <text:p>6.846856</text:p>
          </table:table-cell>
          <table:table-cell office:value-type="float" office:value="6.85403" calcext:value-type="float">
            <text:p>6.85403</text:p>
          </table:table-cell>
          <table:table-cell office:value-type="float" office:value="6.822494" calcext:value-type="float">
            <text:p>6.822494</text:p>
          </table:table-cell>
          <table:table-cell table:formula="of:=AVERAGE([.D40:.H40])" office:value-type="float" office:value="6.8399554" calcext:value-type="float">
            <text:p>6.8399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8998" calcext:value-type="float">
            <text:p>3.758998</text:p>
          </table:table-cell>
          <table:table-cell office:value-type="float" office:value="3.826472" calcext:value-type="float">
            <text:p>3.826472</text:p>
          </table:table-cell>
          <table:table-cell office:value-type="float" office:value="3.712143" calcext:value-type="float">
            <text:p>3.712143</text:p>
          </table:table-cell>
          <table:table-cell office:value-type="float" office:value="3.718581" calcext:value-type="float">
            <text:p>3.718581</text:p>
          </table:table-cell>
          <table:table-cell office:value-type="float" office:value="3.729498" calcext:value-type="float">
            <text:p>3.729498</text:p>
          </table:table-cell>
          <table:table-cell table:formula="of:=AVERAGE([.D41:.H41])" office:value-type="float" office:value="3.7491384" calcext:value-type="float">
            <text:p>3.7491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4762" calcext:value-type="float">
            <text:p>3.684762</text:p>
          </table:table-cell>
          <table:table-cell office:value-type="float" office:value="3.636446" calcext:value-type="float">
            <text:p>3.636446</text:p>
          </table:table-cell>
          <table:table-cell office:value-type="float" office:value="3.653855" calcext:value-type="float">
            <text:p>3.653855</text:p>
          </table:table-cell>
          <table:table-cell office:value-type="float" office:value="3.631058" calcext:value-type="float">
            <text:p>3.631058</text:p>
          </table:table-cell>
          <table:table-cell office:value-type="float" office:value="3.635868" calcext:value-type="float">
            <text:p>3.635868</text:p>
          </table:table-cell>
          <table:table-cell table:formula="of:=AVERAGE([.D42:.H42])" office:value-type="float" office:value="3.6483978" calcext:value-type="float">
            <text:p>3.6483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56507" calcext:value-type="float">
            <text:p>3.756507</text:p>
          </table:table-cell>
          <table:table-cell office:value-type="float" office:value="3.752094" calcext:value-type="float">
            <text:p>3.752094</text:p>
          </table:table-cell>
          <table:table-cell office:value-type="float" office:value="3.761146" calcext:value-type="float">
            <text:p>3.761146</text:p>
          </table:table-cell>
          <table:table-cell office:value-type="float" office:value="3.738849" calcext:value-type="float">
            <text:p>3.738849</text:p>
          </table:table-cell>
          <table:table-cell office:value-type="float" office:value="3.740053" calcext:value-type="float">
            <text:p>3.740053</text:p>
          </table:table-cell>
          <table:table-cell table:formula="of:=AVERAGE([.D43:.H43])" office:value-type="float" office:value="3.7497298" calcext:value-type="float">
            <text:p>3.74972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530406" calcext:value-type="float">
            <text:p>9.530406</text:p>
          </table:table-cell>
          <table:table-cell office:value-type="float" office:value="9.534792" calcext:value-type="float">
            <text:p>9.534792</text:p>
          </table:table-cell>
          <table:table-cell office:value-type="float" office:value="9.549485" calcext:value-type="float">
            <text:p>9.549485</text:p>
          </table:table-cell>
          <table:table-cell office:value-type="float" office:value="9.657522" calcext:value-type="float">
            <text:p>9.657522</text:p>
          </table:table-cell>
          <table:table-cell office:value-type="float" office:value="9.663059" calcext:value-type="float">
            <text:p>9.663059</text:p>
          </table:table-cell>
          <table:table-cell table:formula="of:=AVERAGE([.D44:.H44])" office:value-type="float" office:value="9.5870528" calcext:value-type="float">
            <text:p>9.5870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088087" calcext:value-type="float">
            <text:p>5.088087</text:p>
          </table:table-cell>
          <table:table-cell office:value-type="float" office:value="5.052819" calcext:value-type="float">
            <text:p>5.052819</text:p>
          </table:table-cell>
          <table:table-cell office:value-type="float" office:value="5.082003" calcext:value-type="float">
            <text:p>5.082003</text:p>
          </table:table-cell>
          <table:table-cell office:value-type="float" office:value="5.034467" calcext:value-type="float">
            <text:p>5.034467</text:p>
          </table:table-cell>
          <table:table-cell office:value-type="float" office:value="5.054412" calcext:value-type="float">
            <text:p>5.054412</text:p>
          </table:table-cell>
          <table:table-cell table:formula="of:=AVERAGE([.D45:.H45])" office:value-type="float" office:value="5.0623576" calcext:value-type="float">
            <text:p>5.0623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33008" calcext:value-type="float">
            <text:p>5.133008</text:p>
          </table:table-cell>
          <table:table-cell office:value-type="float" office:value="5.119596" calcext:value-type="float">
            <text:p>5.119596</text:p>
          </table:table-cell>
          <table:table-cell office:value-type="float" office:value="5.106799" calcext:value-type="float">
            <text:p>5.106799</text:p>
          </table:table-cell>
          <table:table-cell office:value-type="float" office:value="5.160262" calcext:value-type="float">
            <text:p>5.160262</text:p>
          </table:table-cell>
          <table:table-cell office:value-type="float" office:value="5.181777" calcext:value-type="float">
            <text:p>5.181777</text:p>
          </table:table-cell>
          <table:table-cell table:formula="of:=AVERAGE([.D46:.H46])" office:value-type="float" office:value="5.1402884" calcext:value-type="float">
            <text:p>5.140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8847" calcext:value-type="float">
            <text:p>2.838847</text:p>
          </table:table-cell>
          <table:table-cell office:value-type="float" office:value="2.808126" calcext:value-type="float">
            <text:p>2.808126</text:p>
          </table:table-cell>
          <table:table-cell office:value-type="float" office:value="2.806661" calcext:value-type="float">
            <text:p>2.806661</text:p>
          </table:table-cell>
          <table:table-cell office:value-type="float" office:value="2.801813" calcext:value-type="float">
            <text:p>2.801813</text:p>
          </table:table-cell>
          <table:table-cell office:value-type="float" office:value="2.785669" calcext:value-type="float">
            <text:p>2.785669</text:p>
          </table:table-cell>
          <table:table-cell table:formula="of:=AVERAGE([.D47:.H47])" office:value-type="float" office:value="2.8082232" calcext:value-type="float">
            <text:p>2.8082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75942" calcext:value-type="float">
            <text:p>2.775942</text:p>
          </table:table-cell>
          <table:table-cell office:value-type="float" office:value="2.808013" calcext:value-type="float">
            <text:p>2.808013</text:p>
          </table:table-cell>
          <table:table-cell office:value-type="float" office:value="2.765678" calcext:value-type="float">
            <text:p>2.765678</text:p>
          </table:table-cell>
          <table:table-cell office:value-type="float" office:value="2.745215" calcext:value-type="float">
            <text:p>2.745215</text:p>
          </table:table-cell>
          <table:table-cell office:value-type="float" office:value="2.764031" calcext:value-type="float">
            <text:p>2.764031</text:p>
          </table:table-cell>
          <table:table-cell table:formula="of:=AVERAGE([.D48:.H48])" office:value-type="float" office:value="2.7717758" calcext:value-type="float">
            <text:p>2.7717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46011" calcext:value-type="float">
            <text:p>2.846011</text:p>
          </table:table-cell>
          <table:table-cell office:value-type="float" office:value="2.832409" calcext:value-type="float">
            <text:p>2.832409</text:p>
          </table:table-cell>
          <table:table-cell office:value-type="float" office:value="2.843593" calcext:value-type="float">
            <text:p>2.843593</text:p>
          </table:table-cell>
          <table:table-cell office:value-type="float" office:value="2.819218" calcext:value-type="float">
            <text:p>2.819218</text:p>
          </table:table-cell>
          <table:table-cell office:value-type="float" office:value="2.855841" calcext:value-type="float">
            <text:p>2.855841</text:p>
          </table:table-cell>
          <table:table-cell table:formula="of:=AVERAGE([.D49:.H49])" office:value-type="float" office:value="2.8394144" calcext:value-type="float">
            <text:p>2.839414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17567" calcext:value-type="float">
            <text:p>231.217567</text:p>
          </table:table-cell>
          <table:table-cell office:value-type="float" office:value="232.802502" calcext:value-type="float">
            <text:p>232.802502</text:p>
          </table:table-cell>
          <table:table-cell office:value-type="float" office:value="234.974178" calcext:value-type="float">
            <text:p>234.974178</text:p>
          </table:table-cell>
          <table:table-cell office:value-type="float" office:value="230.224314" calcext:value-type="float">
            <text:p>230.224314</text:p>
          </table:table-cell>
          <table:table-cell office:value-type="float" office:value="229.730237" calcext:value-type="float">
            <text:p>229.730237</text:p>
          </table:table-cell>
          <table:table-cell table:formula="of:=AVERAGE([.D50:.H50])" office:value-type="float" office:value="231.7897596" calcext:value-type="float">
            <text:p>231.7897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404183" calcext:value-type="float">
            <text:p>120.404183</text:p>
          </table:table-cell>
          <table:table-cell office:value-type="float" office:value="118.85753" calcext:value-type="float">
            <text:p>118.85753</text:p>
          </table:table-cell>
          <table:table-cell office:value-type="float" office:value="118.560987" calcext:value-type="float">
            <text:p>118.560987</text:p>
          </table:table-cell>
          <table:table-cell office:value-type="float" office:value="118.00504" calcext:value-type="float">
            <text:p>118.00504</text:p>
          </table:table-cell>
          <table:table-cell office:value-type="float" office:value="120.328346" calcext:value-type="float">
            <text:p>120.328346</text:p>
          </table:table-cell>
          <table:table-cell table:formula="of:=AVERAGE([.D51:.H51])" office:value-type="float" office:value="119.2312172" calcext:value-type="float">
            <text:p>119.231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773566" calcext:value-type="float">
            <text:p>119.773566</text:p>
          </table:table-cell>
          <table:table-cell office:value-type="float" office:value="119.859292" calcext:value-type="float">
            <text:p>119.859292</text:p>
          </table:table-cell>
          <table:table-cell office:value-type="float" office:value="119.067677" calcext:value-type="float">
            <text:p>119.067677</text:p>
          </table:table-cell>
          <table:table-cell office:value-type="float" office:value="119.136678" calcext:value-type="float">
            <text:p>119.136678</text:p>
          </table:table-cell>
          <table:table-cell office:value-type="float" office:value="119.006561" calcext:value-type="float">
            <text:p>119.006561</text:p>
          </table:table-cell>
          <table:table-cell table:formula="of:=AVERAGE([.D52:.H52])" office:value-type="float" office:value="119.3687548" calcext:value-type="float">
            <text:p>119.368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618" calcext:value-type="float">
            <text:p>61.49618</text:p>
          </table:table-cell>
          <table:table-cell office:value-type="float" office:value="61.481828" calcext:value-type="float">
            <text:p>61.481828</text:p>
          </table:table-cell>
          <table:table-cell office:value-type="float" office:value="61.526159" calcext:value-type="float">
            <text:p>61.526159</text:p>
          </table:table-cell>
          <table:table-cell office:value-type="float" office:value="61.555854" calcext:value-type="float">
            <text:p>61.555854</text:p>
          </table:table-cell>
          <table:table-cell office:value-type="float" office:value="61.473167" calcext:value-type="float">
            <text:p>61.473167</text:p>
          </table:table-cell>
          <table:table-cell table:formula="of:=AVERAGE([.D53:.H53])" office:value-type="float" office:value="61.5066376" calcext:value-type="float">
            <text:p>61.5066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22986" calcext:value-type="float">
            <text:p>61.522986</text:p>
          </table:table-cell>
          <table:table-cell office:value-type="float" office:value="61.43377" calcext:value-type="float">
            <text:p>61.43377</text:p>
          </table:table-cell>
          <table:table-cell office:value-type="float" office:value="61.494422" calcext:value-type="float">
            <text:p>61.494422</text:p>
          </table:table-cell>
          <table:table-cell office:value-type="float" office:value="61.47139" calcext:value-type="float">
            <text:p>61.47139</text:p>
          </table:table-cell>
          <table:table-cell office:value-type="float" office:value="61.436298" calcext:value-type="float">
            <text:p>61.436298</text:p>
          </table:table-cell>
          <table:table-cell table:formula="of:=AVERAGE([.D54:.H54])" office:value-type="float" office:value="61.4717732" calcext:value-type="float">
            <text:p>61.4717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5808" calcext:value-type="float">
            <text:p>61.465808</text:p>
          </table:table-cell>
          <table:table-cell office:value-type="float" office:value="61.45291" calcext:value-type="float">
            <text:p>61.45291</text:p>
          </table:table-cell>
          <table:table-cell office:value-type="float" office:value="61.421099" calcext:value-type="float">
            <text:p>61.421099</text:p>
          </table:table-cell>
          <table:table-cell office:value-type="float" office:value="61.439422" calcext:value-type="float">
            <text:p>61.439422</text:p>
          </table:table-cell>
          <table:table-cell office:value-type="float" office:value="61.470587" calcext:value-type="float">
            <text:p>61.470587</text:p>
          </table:table-cell>
          <table:table-cell table:formula="of:=AVERAGE([.D55:.H55])" office:value-type="float" office:value="61.4499652" calcext:value-type="float">
            <text:p>61.44996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21425" calcext:value-type="float">
            <text:p>227.421425</text:p>
          </table:table-cell>
          <table:table-cell office:value-type="float" office:value="229.863574" calcext:value-type="float">
            <text:p>229.863574</text:p>
          </table:table-cell>
          <table:table-cell office:value-type="float" office:value="231.470069" calcext:value-type="float">
            <text:p>231.470069</text:p>
          </table:table-cell>
          <table:table-cell office:value-type="float" office:value="227.51399" calcext:value-type="float">
            <text:p>227.51399</text:p>
          </table:table-cell>
          <table:table-cell office:value-type="float" office:value="234.356475" calcext:value-type="float">
            <text:p>234.356475</text:p>
          </table:table-cell>
          <table:table-cell table:formula="of:=AVERAGE([.D56:.H56])" office:value-type="float" office:value="230.1251066" calcext:value-type="float">
            <text:p>230.1251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034313" calcext:value-type="float">
            <text:p>118.034313</text:p>
          </table:table-cell>
          <table:table-cell office:value-type="float" office:value="118.174886" calcext:value-type="float">
            <text:p>118.174886</text:p>
          </table:table-cell>
          <table:table-cell office:value-type="float" office:value="119.708889" calcext:value-type="float">
            <text:p>119.708889</text:p>
          </table:table-cell>
          <table:table-cell office:value-type="float" office:value="117.989533" calcext:value-type="float">
            <text:p>117.989533</text:p>
          </table:table-cell>
          <table:table-cell office:value-type="float" office:value="118.124484" calcext:value-type="float">
            <text:p>118.124484</text:p>
          </table:table-cell>
          <table:table-cell table:formula="of:=AVERAGE([.D57:.H57])" office:value-type="float" office:value="118.406421" calcext:value-type="float">
            <text:p>118.406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220963" calcext:value-type="float">
            <text:p>119.220963</text:p>
          </table:table-cell>
          <table:table-cell office:value-type="float" office:value="119.384938" calcext:value-type="float">
            <text:p>119.384938</text:p>
          </table:table-cell>
          <table:table-cell office:value-type="float" office:value="119.715571" calcext:value-type="float">
            <text:p>119.715571</text:p>
          </table:table-cell>
          <table:table-cell office:value-type="float" office:value="118.475098" calcext:value-type="float">
            <text:p>118.475098</text:p>
          </table:table-cell>
          <table:table-cell office:value-type="float" office:value="119.42656" calcext:value-type="float">
            <text:p>119.42656</text:p>
          </table:table-cell>
          <table:table-cell table:formula="of:=AVERAGE([.D58:.H58])" office:value-type="float" office:value="119.244626" calcext:value-type="float">
            <text:p>119.24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88917" calcext:value-type="float">
            <text:p>61.488917</text:p>
          </table:table-cell>
          <table:table-cell office:value-type="float" office:value="61.494204" calcext:value-type="float">
            <text:p>61.494204</text:p>
          </table:table-cell>
          <table:table-cell office:value-type="float" office:value="61.499776" calcext:value-type="float">
            <text:p>61.499776</text:p>
          </table:table-cell>
          <table:table-cell office:value-type="float" office:value="61.479756" calcext:value-type="float">
            <text:p>61.479756</text:p>
          </table:table-cell>
          <table:table-cell office:value-type="float" office:value="61.552404" calcext:value-type="float">
            <text:p>61.552404</text:p>
          </table:table-cell>
          <table:table-cell table:formula="of:=AVERAGE([.D59:.H59])" office:value-type="float" office:value="61.5030114" calcext:value-type="float">
            <text:p>61.503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24262" calcext:value-type="float">
            <text:p>61.424262</text:p>
          </table:table-cell>
          <table:table-cell office:value-type="float" office:value="61.515862" calcext:value-type="float">
            <text:p>61.515862</text:p>
          </table:table-cell>
          <table:table-cell office:value-type="float" office:value="61.683069" calcext:value-type="float">
            <text:p>61.683069</text:p>
          </table:table-cell>
          <table:table-cell office:value-type="float" office:value="61.492329" calcext:value-type="float">
            <text:p>61.492329</text:p>
          </table:table-cell>
          <table:table-cell office:value-type="float" office:value="61.517701" calcext:value-type="float">
            <text:p>61.517701</text:p>
          </table:table-cell>
          <table:table-cell table:formula="of:=AVERAGE([.D60:.H60])" office:value-type="float" office:value="61.5266446" calcext:value-type="float">
            <text:p>61.5266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72" calcext:value-type="float">
            <text:p>61.46472</text:p>
          </table:table-cell>
          <table:table-cell office:value-type="float" office:value="61.459309" calcext:value-type="float">
            <text:p>61.459309</text:p>
          </table:table-cell>
          <table:table-cell office:value-type="float" office:value="61.411524" calcext:value-type="float">
            <text:p>61.411524</text:p>
          </table:table-cell>
          <table:table-cell office:value-type="float" office:value="61.543471" calcext:value-type="float">
            <text:p>61.543471</text:p>
          </table:table-cell>
          <table:table-cell office:value-type="float" office:value="61.442926" calcext:value-type="float">
            <text:p>61.442926</text:p>
          </table:table-cell>
          <table:table-cell table:formula="of:=AVERAGE([.D61:.H61])" office:value-type="float" office:value="61.46439" calcext:value-type="float">
            <text:p>61.46439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81469" calcext:value-type="float">
            <text:p>12.881469</text:p>
          </table:table-cell>
          <table:table-cell office:value-type="float" office:value="12.734869" calcext:value-type="float">
            <text:p>12.734869</text:p>
          </table:table-cell>
          <table:table-cell office:value-type="float" office:value="12.78009" calcext:value-type="float">
            <text:p>12.78009</text:p>
          </table:table-cell>
          <table:table-cell office:value-type="float" office:value="12.98695" calcext:value-type="float">
            <text:p>12.98695</text:p>
          </table:table-cell>
          <table:table-cell office:value-type="float" office:value="12.93885" calcext:value-type="float">
            <text:p>12.93885</text:p>
          </table:table-cell>
          <table:table-cell table:formula="of:=AVERAGE([.D62:.H62])" office:value-type="float" office:value="12.8644456" calcext:value-type="float">
            <text:p>12.864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30054" calcext:value-type="float">
            <text:p>6.930054</text:p>
          </table:table-cell>
          <table:table-cell office:value-type="float" office:value="6.930533" calcext:value-type="float">
            <text:p>6.930533</text:p>
          </table:table-cell>
          <table:table-cell office:value-type="float" office:value="6.941177" calcext:value-type="float">
            <text:p>6.941177</text:p>
          </table:table-cell>
          <table:table-cell office:value-type="float" office:value="7.011438" calcext:value-type="float">
            <text:p>7.011438</text:p>
          </table:table-cell>
          <table:table-cell office:value-type="float" office:value="7.006784" calcext:value-type="float">
            <text:p>7.006784</text:p>
          </table:table-cell>
          <table:table-cell table:formula="of:=AVERAGE([.D63:.H63])" office:value-type="float" office:value="6.9639972" calcext:value-type="float">
            <text:p>6.9639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86344" calcext:value-type="float">
            <text:p>6.986344</text:p>
          </table:table-cell>
          <table:table-cell office:value-type="float" office:value="6.900561" calcext:value-type="float">
            <text:p>6.900561</text:p>
          </table:table-cell>
          <table:table-cell office:value-type="float" office:value="6.907742" calcext:value-type="float">
            <text:p>6.907742</text:p>
          </table:table-cell>
          <table:table-cell office:value-type="float" office:value="6.924081" calcext:value-type="float">
            <text:p>6.924081</text:p>
          </table:table-cell>
          <table:table-cell office:value-type="float" office:value="6.924753" calcext:value-type="float">
            <text:p>6.924753</text:p>
          </table:table-cell>
          <table:table-cell table:formula="of:=AVERAGE([.D64:.H64])" office:value-type="float" office:value="6.9286962" calcext:value-type="float">
            <text:p>6.9286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61368" calcext:value-type="float">
            <text:p>3.761368</text:p>
          </table:table-cell>
          <table:table-cell office:value-type="float" office:value="3.726872" calcext:value-type="float">
            <text:p>3.726872</text:p>
          </table:table-cell>
          <table:table-cell office:value-type="float" office:value="3.728806" calcext:value-type="float">
            <text:p>3.728806</text:p>
          </table:table-cell>
          <table:table-cell office:value-type="float" office:value="3.728562" calcext:value-type="float">
            <text:p>3.728562</text:p>
          </table:table-cell>
          <table:table-cell office:value-type="float" office:value="3.736425" calcext:value-type="float">
            <text:p>3.736425</text:p>
          </table:table-cell>
          <table:table-cell table:formula="of:=AVERAGE([.D65:.H65])" office:value-type="float" office:value="3.7364066" calcext:value-type="float">
            <text:p>3.7364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061" calcext:value-type="float">
            <text:p>3.74061</text:p>
          </table:table-cell>
          <table:table-cell office:value-type="float" office:value="3.742774" calcext:value-type="float">
            <text:p>3.742774</text:p>
          </table:table-cell>
          <table:table-cell office:value-type="float" office:value="3.756071" calcext:value-type="float">
            <text:p>3.756071</text:p>
          </table:table-cell>
          <table:table-cell office:value-type="float" office:value="3.736215" calcext:value-type="float">
            <text:p>3.736215</text:p>
          </table:table-cell>
          <table:table-cell office:value-type="float" office:value="3.759292" calcext:value-type="float">
            <text:p>3.759292</text:p>
          </table:table-cell>
          <table:table-cell table:formula="of:=AVERAGE([.D66:.H66])" office:value-type="float" office:value="3.7469924" calcext:value-type="float">
            <text:p>3.7469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43371" calcext:value-type="float">
            <text:p>3.743371</text:p>
          </table:table-cell>
          <table:table-cell office:value-type="float" office:value="3.754408" calcext:value-type="float">
            <text:p>3.754408</text:p>
          </table:table-cell>
          <table:table-cell office:value-type="float" office:value="3.741839" calcext:value-type="float">
            <text:p>3.741839</text:p>
          </table:table-cell>
          <table:table-cell office:value-type="float" office:value="3.741253" calcext:value-type="float">
            <text:p>3.741253</text:p>
          </table:table-cell>
          <table:table-cell office:value-type="float" office:value="3.731589" calcext:value-type="float">
            <text:p>3.731589</text:p>
          </table:table-cell>
          <table:table-cell table:formula="of:=AVERAGE([.D67:.H67])" office:value-type="float" office:value="3.742492" calcext:value-type="float">
            <text:p>3.74249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48037" calcext:value-type="float">
            <text:p>9.48037</text:p>
          </table:table-cell>
          <table:table-cell office:value-type="float" office:value="9.441385" calcext:value-type="float">
            <text:p>9.441385</text:p>
          </table:table-cell>
          <table:table-cell office:value-type="float" office:value="9.44234" calcext:value-type="float">
            <text:p>9.44234</text:p>
          </table:table-cell>
          <table:table-cell office:value-type="float" office:value="9.559957" calcext:value-type="float">
            <text:p>9.559957</text:p>
          </table:table-cell>
          <table:table-cell office:value-type="float" office:value="9.434346" calcext:value-type="float">
            <text:p>9.434346</text:p>
          </table:table-cell>
          <table:table-cell table:formula="of:=AVERAGE([.D68:.H68])" office:value-type="float" office:value="9.4716796" calcext:value-type="float">
            <text:p>9.4716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5819" calcext:value-type="float">
            <text:p>5.165819</text:p>
          </table:table-cell>
          <table:table-cell office:value-type="float" office:value="5.150981" calcext:value-type="float">
            <text:p>5.150981</text:p>
          </table:table-cell>
          <table:table-cell office:value-type="float" office:value="5.167326" calcext:value-type="float">
            <text:p>5.167326</text:p>
          </table:table-cell>
          <table:table-cell office:value-type="float" office:value="5.145981" calcext:value-type="float">
            <text:p>5.145981</text:p>
          </table:table-cell>
          <table:table-cell office:value-type="float" office:value="5.15949" calcext:value-type="float">
            <text:p>5.15949</text:p>
          </table:table-cell>
          <table:table-cell table:formula="of:=AVERAGE([.D69:.H69])" office:value-type="float" office:value="5.1579194" calcext:value-type="float">
            <text:p>5.1579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0194" calcext:value-type="float">
            <text:p>5.110194</text:p>
          </table:table-cell>
          <table:table-cell office:value-type="float" office:value="5.134528" calcext:value-type="float">
            <text:p>5.134528</text:p>
          </table:table-cell>
          <table:table-cell office:value-type="float" office:value="5.105578" calcext:value-type="float">
            <text:p>5.105578</text:p>
          </table:table-cell>
          <table:table-cell office:value-type="float" office:value="5.163921" calcext:value-type="float">
            <text:p>5.163921</text:p>
          </table:table-cell>
          <table:table-cell office:value-type="float" office:value="5.132989" calcext:value-type="float">
            <text:p>5.132989</text:p>
          </table:table-cell>
          <table:table-cell table:formula="of:=AVERAGE([.D70:.H70])" office:value-type="float" office:value="5.129442" calcext:value-type="float">
            <text:p>5.129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48415" calcext:value-type="float">
            <text:p>2.848415</text:p>
          </table:table-cell>
          <table:table-cell office:value-type="float" office:value="2.808728" calcext:value-type="float">
            <text:p>2.808728</text:p>
          </table:table-cell>
          <table:table-cell office:value-type="float" office:value="2.809704" calcext:value-type="float">
            <text:p>2.809704</text:p>
          </table:table-cell>
          <table:table-cell office:value-type="float" office:value="2.810672" calcext:value-type="float">
            <text:p>2.810672</text:p>
          </table:table-cell>
          <table:table-cell office:value-type="float" office:value="2.810338" calcext:value-type="float">
            <text:p>2.810338</text:p>
          </table:table-cell>
          <table:table-cell table:formula="of:=AVERAGE([.D71:.H71])" office:value-type="float" office:value="2.8175714" calcext:value-type="float">
            <text:p>2.8175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19207" calcext:value-type="float">
            <text:p>2.819207</text:p>
          </table:table-cell>
          <table:table-cell office:value-type="float" office:value="2.831567" calcext:value-type="float">
            <text:p>2.831567</text:p>
          </table:table-cell>
          <table:table-cell office:value-type="float" office:value="2.824181" calcext:value-type="float">
            <text:p>2.824181</text:p>
          </table:table-cell>
          <table:table-cell office:value-type="float" office:value="2.837457" calcext:value-type="float">
            <text:p>2.837457</text:p>
          </table:table-cell>
          <table:table-cell office:value-type="float" office:value="2.826383" calcext:value-type="float">
            <text:p>2.826383</text:p>
          </table:table-cell>
          <table:table-cell table:formula="of:=AVERAGE([.D72:.H72])" office:value-type="float" office:value="2.827759" calcext:value-type="float">
            <text:p>2.827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39914" calcext:value-type="float">
            <text:p>2.839914</text:p>
          </table:table-cell>
          <table:table-cell office:value-type="float" office:value="2.8377" calcext:value-type="float">
            <text:p>2.8377</text:p>
          </table:table-cell>
          <table:table-cell office:value-type="float" office:value="2.819284" calcext:value-type="float">
            <text:p>2.819284</text:p>
          </table:table-cell>
          <table:table-cell office:value-type="float" office:value="2.83705" calcext:value-type="float">
            <text:p>2.83705</text:p>
          </table:table-cell>
          <table:table-cell office:value-type="float" office:value="2.845693" calcext:value-type="float">
            <text:p>2.845693</text:p>
          </table:table-cell>
          <table:table-cell table:formula="of:=AVERAGE([.D73:.H73])" office:value-type="float" office:value="2.8359282" calcext:value-type="float">
            <text:p>2.835928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681671" calcext:value-type="float">
            <text:p>227.681671</text:p>
          </table:table-cell>
          <table:table-cell office:value-type="float" office:value="227.604001" calcext:value-type="float">
            <text:p>227.604001</text:p>
          </table:table-cell>
          <table:table-cell office:value-type="float" office:value="227.532999" calcext:value-type="float">
            <text:p>227.532999</text:p>
          </table:table-cell>
          <table:table-cell office:value-type="float" office:value="228.359314" calcext:value-type="float">
            <text:p>228.359314</text:p>
          </table:table-cell>
          <table:table-cell office:value-type="float" office:value="227.741523" calcext:value-type="float">
            <text:p>227.741523</text:p>
          </table:table-cell>
          <table:table-cell table:formula="of:=AVERAGE([.D74:.H74])" office:value-type="float" office:value="227.7839016" calcext:value-type="float">
            <text:p>227.7839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0089" calcext:value-type="float">
            <text:p>114.0089</text:p>
          </table:table-cell>
          <table:table-cell office:value-type="float" office:value="114.084753" calcext:value-type="float">
            <text:p>114.084753</text:p>
          </table:table-cell>
          <table:table-cell office:value-type="float" office:value="114.498857" calcext:value-type="float">
            <text:p>114.498857</text:p>
          </table:table-cell>
          <table:table-cell office:value-type="float" office:value="114.84382" calcext:value-type="float">
            <text:p>114.84382</text:p>
          </table:table-cell>
          <table:table-cell office:value-type="float" office:value="114.469557" calcext:value-type="float">
            <text:p>114.469557</text:p>
          </table:table-cell>
          <table:table-cell table:formula="of:=AVERAGE([.D75:.H75])" office:value-type="float" office:value="114.3811774" calcext:value-type="float">
            <text:p>114.3811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5.862948" calcext:value-type="float">
            <text:p>115.862948</text:p>
          </table:table-cell>
          <table:table-cell office:value-type="float" office:value="116.03176" calcext:value-type="float">
            <text:p>116.03176</text:p>
          </table:table-cell>
          <table:table-cell office:value-type="float" office:value="115.919624" calcext:value-type="float">
            <text:p>115.919624</text:p>
          </table:table-cell>
          <table:table-cell office:value-type="float" office:value="116.073151" calcext:value-type="float">
            <text:p>116.073151</text:p>
          </table:table-cell>
          <table:table-cell office:value-type="float" office:value="115.953854" calcext:value-type="float">
            <text:p>115.953854</text:p>
          </table:table-cell>
          <table:table-cell table:formula="of:=AVERAGE([.D76:.H76])" office:value-type="float" office:value="115.9682674" calcext:value-type="float">
            <text:p>115.9682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45303" calcext:value-type="float">
            <text:p>59.645303</text:p>
          </table:table-cell>
          <table:table-cell office:value-type="float" office:value="59.869711" calcext:value-type="float">
            <text:p>59.869711</text:p>
          </table:table-cell>
          <table:table-cell office:value-type="float" office:value="60.055485" calcext:value-type="float">
            <text:p>60.055485</text:p>
          </table:table-cell>
          <table:table-cell office:value-type="float" office:value="59.57795" calcext:value-type="float">
            <text:p>59.57795</text:p>
          </table:table-cell>
          <table:table-cell office:value-type="float" office:value="59.288307" calcext:value-type="float">
            <text:p>59.288307</text:p>
          </table:table-cell>
          <table:table-cell table:formula="of:=AVERAGE([.D77:.H77])" office:value-type="float" office:value="59.6873512" calcext:value-type="float">
            <text:p>59.6873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328601" calcext:value-type="float">
            <text:p>59.328601</text:p>
          </table:table-cell>
          <table:table-cell office:value-type="float" office:value="59.286838" calcext:value-type="float">
            <text:p>59.286838</text:p>
          </table:table-cell>
          <table:table-cell office:value-type="float" office:value="59.505559" calcext:value-type="float">
            <text:p>59.505559</text:p>
          </table:table-cell>
          <table:table-cell office:value-type="float" office:value="59.505068" calcext:value-type="float">
            <text:p>59.505068</text:p>
          </table:table-cell>
          <table:table-cell office:value-type="float" office:value="59.336557" calcext:value-type="float">
            <text:p>59.336557</text:p>
          </table:table-cell>
          <table:table-cell table:formula="of:=AVERAGE([.D78:.H78])" office:value-type="float" office:value="59.3925246" calcext:value-type="float">
            <text:p>59.3925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598925" calcext:value-type="float">
            <text:p>59.598925</text:p>
          </table:table-cell>
          <table:table-cell office:value-type="float" office:value="60.085668" calcext:value-type="float">
            <text:p>60.085668</text:p>
          </table:table-cell>
          <table:table-cell office:value-type="float" office:value="60.100371" calcext:value-type="float">
            <text:p>60.100371</text:p>
          </table:table-cell>
          <table:table-cell office:value-type="float" office:value="60.29659" calcext:value-type="float">
            <text:p>60.29659</text:p>
          </table:table-cell>
          <table:table-cell office:value-type="float" office:value="59.619969" calcext:value-type="float">
            <text:p>59.619969</text:p>
          </table:table-cell>
          <table:table-cell table:formula="of:=AVERAGE([.D79:.H79])" office:value-type="float" office:value="59.9403046" calcext:value-type="float">
            <text:p>59.940304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87012" calcext:value-type="float">
            <text:p>227.487012</text:p>
          </table:table-cell>
          <table:table-cell office:value-type="float" office:value="228.227276" calcext:value-type="float">
            <text:p>228.227276</text:p>
          </table:table-cell>
          <table:table-cell office:value-type="float" office:value="228.619378" calcext:value-type="float">
            <text:p>228.619378</text:p>
          </table:table-cell>
          <table:table-cell office:value-type="float" office:value="227.770534" calcext:value-type="float">
            <text:p>227.770534</text:p>
          </table:table-cell>
          <table:table-cell office:value-type="float" office:value="228.026915" calcext:value-type="float">
            <text:p>228.026915</text:p>
          </table:table-cell>
          <table:table-cell table:formula="of:=AVERAGE([.D80:.H80])" office:value-type="float" office:value="228.026223" calcext:value-type="float">
            <text:p>228.026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627077" calcext:value-type="float">
            <text:p>114.627077</text:p>
          </table:table-cell>
          <table:table-cell office:value-type="float" office:value="114.557235" calcext:value-type="float">
            <text:p>114.557235</text:p>
          </table:table-cell>
          <table:table-cell office:value-type="float" office:value="117.034669" calcext:value-type="float">
            <text:p>117.034669</text:p>
          </table:table-cell>
          <table:table-cell office:value-type="float" office:value="116.556431" calcext:value-type="float">
            <text:p>116.556431</text:p>
          </table:table-cell>
          <table:table-cell office:value-type="float" office:value="114.00995" calcext:value-type="float">
            <text:p>114.00995</text:p>
          </table:table-cell>
          <table:table-cell table:formula="of:=AVERAGE([.D81:.H81])" office:value-type="float" office:value="115.3570724" calcext:value-type="float">
            <text:p>115.3570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135815" calcext:value-type="float">
            <text:p>116.135815</text:p>
          </table:table-cell>
          <table:table-cell office:value-type="float" office:value="115.839015" calcext:value-type="float">
            <text:p>115.839015</text:p>
          </table:table-cell>
          <table:table-cell office:value-type="float" office:value="115.785841" calcext:value-type="float">
            <text:p>115.785841</text:p>
          </table:table-cell>
          <table:table-cell office:value-type="float" office:value="115.595939" calcext:value-type="float">
            <text:p>115.595939</text:p>
          </table:table-cell>
          <table:table-cell office:value-type="float" office:value="116.324549" calcext:value-type="float">
            <text:p>116.324549</text:p>
          </table:table-cell>
          <table:table-cell table:formula="of:=AVERAGE([.D82:.H82])" office:value-type="float" office:value="115.9362318" calcext:value-type="float">
            <text:p>115.936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0.121914" calcext:value-type="float">
            <text:p>60.121914</text:p>
          </table:table-cell>
          <table:table-cell office:value-type="float" office:value="59.395185" calcext:value-type="float">
            <text:p>59.395185</text:p>
          </table:table-cell>
          <table:table-cell office:value-type="float" office:value="60.674966" calcext:value-type="float">
            <text:p>60.674966</text:p>
          </table:table-cell>
          <table:table-cell office:value-type="float" office:value="59.436862" calcext:value-type="float">
            <text:p>59.436862</text:p>
          </table:table-cell>
          <table:table-cell office:value-type="float" office:value="59.541942" calcext:value-type="float">
            <text:p>59.541942</text:p>
          </table:table-cell>
          <table:table-cell table:formula="of:=AVERAGE([.D83:.H83])" office:value-type="float" office:value="59.8341738" calcext:value-type="float">
            <text:p>59.8341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54919" calcext:value-type="float">
            <text:p>59.454919</text:p>
          </table:table-cell>
          <table:table-cell office:value-type="float" office:value="59.447308" calcext:value-type="float">
            <text:p>59.447308</text:p>
          </table:table-cell>
          <table:table-cell office:value-type="float" office:value="59.357598" calcext:value-type="float">
            <text:p>59.357598</text:p>
          </table:table-cell>
          <table:table-cell office:value-type="float" office:value="59.282685" calcext:value-type="float">
            <text:p>59.282685</text:p>
          </table:table-cell>
          <table:table-cell office:value-type="float" office:value="60.379823" calcext:value-type="float">
            <text:p>60.379823</text:p>
          </table:table-cell>
          <table:table-cell table:formula="of:=AVERAGE([.D84:.H84])" office:value-type="float" office:value="59.5844666" calcext:value-type="float">
            <text:p>59.584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940722" calcext:value-type="float">
            <text:p>59.940722</text:p>
          </table:table-cell>
          <table:table-cell office:value-type="float" office:value="59.963508" calcext:value-type="float">
            <text:p>59.963508</text:p>
          </table:table-cell>
          <table:table-cell office:value-type="float" office:value="59.683127" calcext:value-type="float">
            <text:p>59.683127</text:p>
          </table:table-cell>
          <table:table-cell office:value-type="float" office:value="59.373045" calcext:value-type="float">
            <text:p>59.373045</text:p>
          </table:table-cell>
          <table:table-cell office:value-type="float" office:value="59.241622" calcext:value-type="float">
            <text:p>59.241622</text:p>
          </table:table-cell>
          <table:table-cell table:formula="of:=AVERAGE([.D85:.H85])" office:value-type="float" office:value="59.6404048" calcext:value-type="float">
            <text:p>59.640404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06162" calcext:value-type="float">
            <text:p>13.06162</text:p>
          </table:table-cell>
          <table:table-cell office:value-type="float" office:value="12.933705" calcext:value-type="float">
            <text:p>12.933705</text:p>
          </table:table-cell>
          <table:table-cell office:value-type="float" office:value="12.950486" calcext:value-type="float">
            <text:p>12.950486</text:p>
          </table:table-cell>
          <table:table-cell office:value-type="float" office:value="13.041" calcext:value-type="float">
            <text:p>13.041</text:p>
          </table:table-cell>
          <table:table-cell office:value-type="float" office:value="12.966004" calcext:value-type="float">
            <text:p>12.966004</text:p>
          </table:table-cell>
          <table:table-cell table:formula="of:=AVERAGE([.D86:.H86])" office:value-type="float" office:value="12.990563" calcext:value-type="float">
            <text:p>12.990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5487" calcext:value-type="float">
            <text:p>6.75487</text:p>
          </table:table-cell>
          <table:table-cell office:value-type="float" office:value="6.886914" calcext:value-type="float">
            <text:p>6.886914</text:p>
          </table:table-cell>
          <table:table-cell office:value-type="float" office:value="6.831174" calcext:value-type="float">
            <text:p>6.831174</text:p>
          </table:table-cell>
          <table:table-cell office:value-type="float" office:value="6.881433" calcext:value-type="float">
            <text:p>6.881433</text:p>
          </table:table-cell>
          <table:table-cell office:value-type="float" office:value="6.767512" calcext:value-type="float">
            <text:p>6.767512</text:p>
          </table:table-cell>
          <table:table-cell table:formula="of:=AVERAGE([.D87:.H87])" office:value-type="float" office:value="6.8243806" calcext:value-type="float">
            <text:p>6.8243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39902" calcext:value-type="float">
            <text:p>6.839902</text:p>
          </table:table-cell>
          <table:table-cell office:value-type="float" office:value="6.796869" calcext:value-type="float">
            <text:p>6.796869</text:p>
          </table:table-cell>
          <table:table-cell office:value-type="float" office:value="6.84441" calcext:value-type="float">
            <text:p>6.84441</text:p>
          </table:table-cell>
          <table:table-cell office:value-type="float" office:value="6.810184" calcext:value-type="float">
            <text:p>6.810184</text:p>
          </table:table-cell>
          <table:table-cell office:value-type="float" office:value="6.82257" calcext:value-type="float">
            <text:p>6.82257</text:p>
          </table:table-cell>
          <table:table-cell table:formula="of:=AVERAGE([.D88:.H88])" office:value-type="float" office:value="6.822787" calcext:value-type="float">
            <text:p>6.822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59981" calcext:value-type="float">
            <text:p>3.659981</text:p>
          </table:table-cell>
          <table:table-cell office:value-type="float" office:value="3.640866" calcext:value-type="float">
            <text:p>3.640866</text:p>
          </table:table-cell>
          <table:table-cell office:value-type="float" office:value="4.413144" calcext:value-type="float">
            <text:p>4.413144</text:p>
          </table:table-cell>
          <table:table-cell office:value-type="float" office:value="3.706928" calcext:value-type="float">
            <text:p>3.706928</text:p>
          </table:table-cell>
          <table:table-cell office:value-type="float" office:value="3.688253" calcext:value-type="float">
            <text:p>3.688253</text:p>
          </table:table-cell>
          <table:table-cell table:formula="of:=AVERAGE([.D89:.H89])" office:value-type="float" office:value="3.8218344" calcext:value-type="float">
            <text:p>3.8218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59802" calcext:value-type="float">
            <text:p>3.659802</text:p>
          </table:table-cell>
          <table:table-cell office:value-type="float" office:value="3.638641" calcext:value-type="float">
            <text:p>3.638641</text:p>
          </table:table-cell>
          <table:table-cell office:value-type="float" office:value="3.65791" calcext:value-type="float">
            <text:p>3.65791</text:p>
          </table:table-cell>
          <table:table-cell office:value-type="float" office:value="3.659443" calcext:value-type="float">
            <text:p>3.659443</text:p>
          </table:table-cell>
          <table:table-cell office:value-type="float" office:value="3.649203" calcext:value-type="float">
            <text:p>3.649203</text:p>
          </table:table-cell>
          <table:table-cell table:formula="of:=AVERAGE([.D90:.H90])" office:value-type="float" office:value="3.6529998" calcext:value-type="float">
            <text:p>3.6529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996" calcext:value-type="float">
            <text:p>3.650996</text:p>
          </table:table-cell>
          <table:table-cell office:value-type="float" office:value="3.675129" calcext:value-type="float">
            <text:p>3.675129</text:p>
          </table:table-cell>
          <table:table-cell office:value-type="float" office:value="3.662872" calcext:value-type="float">
            <text:p>3.662872</text:p>
          </table:table-cell>
          <table:table-cell office:value-type="float" office:value="3.643004" calcext:value-type="float">
            <text:p>3.643004</text:p>
          </table:table-cell>
          <table:table-cell office:value-type="float" office:value="3.675698" calcext:value-type="float">
            <text:p>3.675698</text:p>
          </table:table-cell>
          <table:table-cell table:formula="of:=AVERAGE([.D91:.H91])" office:value-type="float" office:value="3.6615398" calcext:value-type="float">
            <text:p>3.66153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98756" calcext:value-type="float">
            <text:p>9.698756</text:p>
          </table:table-cell>
          <table:table-cell office:value-type="float" office:value="9.729385" calcext:value-type="float">
            <text:p>9.729385</text:p>
          </table:table-cell>
          <table:table-cell office:value-type="float" office:value="9.623476" calcext:value-type="float">
            <text:p>9.623476</text:p>
          </table:table-cell>
          <table:table-cell office:value-type="float" office:value="9.664507" calcext:value-type="float">
            <text:p>9.664507</text:p>
          </table:table-cell>
          <table:table-cell office:value-type="float" office:value="9.692377" calcext:value-type="float">
            <text:p>9.692377</text:p>
          </table:table-cell>
          <table:table-cell table:formula="of:=AVERAGE([.D92:.H92])" office:value-type="float" office:value="9.6817002" calcext:value-type="float">
            <text:p>9.6817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08187" calcext:value-type="float">
            <text:p>5.108187</text:p>
          </table:table-cell>
          <table:table-cell office:value-type="float" office:value="5.114191" calcext:value-type="float">
            <text:p>5.114191</text:p>
          </table:table-cell>
          <table:table-cell office:value-type="float" office:value="5.010205" calcext:value-type="float">
            <text:p>5.010205</text:p>
          </table:table-cell>
          <table:table-cell office:value-type="float" office:value="5.020075" calcext:value-type="float">
            <text:p>5.020075</text:p>
          </table:table-cell>
          <table:table-cell office:value-type="float" office:value="5.048635" calcext:value-type="float">
            <text:p>5.048635</text:p>
          </table:table-cell>
          <table:table-cell table:formula="of:=AVERAGE([.D93:.H93])" office:value-type="float" office:value="5.0602586" calcext:value-type="float">
            <text:p>5.0602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2462" calcext:value-type="float">
            <text:p>5.112462</text:p>
          </table:table-cell>
          <table:table-cell office:value-type="float" office:value="5.188594" calcext:value-type="float">
            <text:p>5.188594</text:p>
          </table:table-cell>
          <table:table-cell office:value-type="float" office:value="5.142847" calcext:value-type="float">
            <text:p>5.142847</text:p>
          </table:table-cell>
          <table:table-cell office:value-type="float" office:value="5.136103" calcext:value-type="float">
            <text:p>5.136103</text:p>
          </table:table-cell>
          <table:table-cell office:value-type="float" office:value="5.1286" calcext:value-type="float">
            <text:p>5.1286</text:p>
          </table:table-cell>
          <table:table-cell table:formula="of:=AVERAGE([.D94:.H94])" office:value-type="float" office:value="5.1417212" calcext:value-type="float">
            <text:p>5.141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774498" calcext:value-type="float">
            <text:p>2.774498</text:p>
          </table:table-cell>
          <table:table-cell office:value-type="float" office:value="2.786606" calcext:value-type="float">
            <text:p>2.786606</text:p>
          </table:table-cell>
          <table:table-cell office:value-type="float" office:value="2.804305" calcext:value-type="float">
            <text:p>2.804305</text:p>
          </table:table-cell>
          <table:table-cell office:value-type="float" office:value="2.797713" calcext:value-type="float">
            <text:p>2.797713</text:p>
          </table:table-cell>
          <table:table-cell office:value-type="float" office:value="2.754707" calcext:value-type="float">
            <text:p>2.754707</text:p>
          </table:table-cell>
          <table:table-cell table:formula="of:=AVERAGE([.D95:.H95])" office:value-type="float" office:value="2.7835658" calcext:value-type="float">
            <text:p>2.7835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97382" calcext:value-type="float">
            <text:p>2.797382</text:p>
          </table:table-cell>
          <table:table-cell office:value-type="float" office:value="2.793221" calcext:value-type="float">
            <text:p>2.793221</text:p>
          </table:table-cell>
          <table:table-cell office:value-type="float" office:value="2.781846" calcext:value-type="float">
            <text:p>2.781846</text:p>
          </table:table-cell>
          <table:table-cell office:value-type="float" office:value="2.775355" calcext:value-type="float">
            <text:p>2.775355</text:p>
          </table:table-cell>
          <table:table-cell office:value-type="float" office:value="2.761945" calcext:value-type="float">
            <text:p>2.761945</text:p>
          </table:table-cell>
          <table:table-cell table:formula="of:=AVERAGE([.D96:.H96])" office:value-type="float" office:value="2.7819498" calcext:value-type="float">
            <text:p>2.7819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790233" calcext:value-type="float">
            <text:p>2.790233</text:p>
          </table:table-cell>
          <table:table-cell office:value-type="float" office:value="2.770483" calcext:value-type="float">
            <text:p>2.770483</text:p>
          </table:table-cell>
          <table:table-cell office:value-type="float" office:value="2.794624" calcext:value-type="float">
            <text:p>2.794624</text:p>
          </table:table-cell>
          <table:table-cell office:value-type="float" office:value="2.820349" calcext:value-type="float">
            <text:p>2.820349</text:p>
          </table:table-cell>
          <table:table-cell office:value-type="float" office:value="2.77114" calcext:value-type="float">
            <text:p>2.77114</text:p>
          </table:table-cell>
          <table:table-cell table:formula="of:=AVERAGE([.D97:.H97])" office:value-type="float" office:value="2.7893658" calcext:value-type="float">
            <text:p>2.78936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used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2">00/00/0000</text:date>, <text:time style:data-style-name="N2" text:time-value="12:49:16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2:31:02.030000000</meta:creation-date>
    <meta:generator>LibreOffice/5.4.2.2$Windows_x86 LibreOffice_project/22b09f6418e8c2d508a9eaf86b2399209b0990f4</meta:generator>
    <dc:date>2017-11-02T12:53:57.346000000</dc:date>
    <meta:editing-duration>PT1H7M48S</meta:editing-duration>
    <meta:editing-cycles>17</meta:editing-cycles>
    <meta:document-statistic meta:table-count="16" meta:cell-count="707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subtitle svg:x="7.927cm" svg:y="1.299cm" chart:style-name="ch3">
          <text:p>
</text:p>
        </chart:subtitle>
        <chart:legend chart:legend-position="end" svg:x="14.012cm" svg:y="3.436cm" style:legend-expansion="high" chart:style-name="ch4"/>
        <chart:plot-area chart:style-name="ch5" table:cell-range-address="'secuencial-1000'.I2:'secuencial-1000'.M6" chart:data-source-has-labels="both" svg:x="0.319cm" svg:y="2.559cm" svg:width="13.374cm" svg:height="6.251cm">
          <chartooo:coordinate-region svg:x="1.247cm" svg:y="2.761cm" svg:width="12.446cm" svg:height="5.396cm"/>
          <chart:axis chart:dimension="x" chart:name="primary-x" chart:style-name="ch6" chartooo:axis-type="auto">
            <chartooo:date-scale/>
            <chart:categories table:cell-range-address="'secuencial-1000'.I3:'secuencial-1000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cuencial-1000'.J3:'secuencial-1000'.J6" chart:label-cell-address="'secuencial-1000'.J2:'secuencial-1000'.J2" chart:class="chart:bar">
            <chart:data-point chart:repeated="4"/>
          </chart:series>
          <chart:series chart:style-name="ch10" chart:values-cell-range-address="'secuencial-1000'.K3:'secuencial-1000'.K6" chart:label-cell-address="'secuencial-1000'.K2:'secuencial-1000'.K2" chart:class="chart:bar">
            <chart:data-point chart:repeated="4"/>
          </chart:series>
          <chart:series chart:style-name="ch11" chart:values-cell-range-address="'secuencial-1000'.L3:'secuencial-1000'.L6" chart:label-cell-address="'secuencial-1000'.L2:'secuencial-1000'.L2" chart:class="chart:bar">
            <chart:data-point chart:repeated="4"/>
          </chart:series>
          <chart:series chart:style-name="ch12" chart:values-cell-range-address="'secuencial-1000'.M3:'secuencial-1000'.M6" chart:label-cell-address="'secuencial-1000'.M2:'secuencial-1000'.M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J2</svg:desc>
                </draw:g>
              </table:table-cell>
              <table:table-cell office:value-type="string">
                <text:p>ani</text:p>
                <draw:g>
                  <svg:desc>'secuencial-1000'.K2:'secuencial-1000'.K2</svg:desc>
                </draw:g>
              </table:table-cell>
              <table:table-cell office:value-type="string">
                <text:p>simd</text:p>
                <draw:g>
                  <svg:desc>'secuencial-1000'.L2:'secuencial-1000'.L2</svg:desc>
                </draw:g>
              </table:table-cell>
              <table:table-cell office:value-type="string">
                <text:p>anisimd</text:p>
                <draw:g>
                  <svg:desc>'secuencial-1000'.M2:'secuencial-1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6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J6</svg:desc>
                </draw:g>
              </table:table-cell>
              <table:table-cell office:value-type="float" office:value="0.329565">
                <text:p>0.329565</text:p>
                <draw:g>
                  <svg:desc>'secuencial-1000'.K3:'secuencial-1000'.K6</svg:desc>
                </draw:g>
              </table:table-cell>
              <table:table-cell office:value-type="float" office:value="0.2599588">
                <text:p>0.2599588</text:p>
                <draw:g>
                  <svg:desc>'secuencial-1000'.L3:'secuencial-1000'.L6</svg:desc>
                </draw:g>
              </table:table-cell>
              <table:table-cell office:value-type="float" office:value="0.3289586">
                <text:p>0.3289586</text:p>
                <draw:g>
                  <svg:desc>'secuencial-1000'.M3:'secuencial-1000'.M6</svg:desc>
                </draw:g>
              </table:table-cell>
            </table:table-row>
            <table:table-row>
              <table:table-cell office:value-type="string">
                <text:p>M:1000|B:256</text:p>
              </table:table-cell>
              <table:table-cell office:value-type="float" office:value="0.2545602">
                <text:p>0.2545602</text:p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</table:table-cell>
              <table:table-cell office:value-type="float" office:value="0.2629194">
                <text:p>0.2629194</text:p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</table:table-cell>
              <table:table-cell office:value-type="float" office:value="0.25655">
                <text:p>0.25655</text:p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legend chart:legend-position="end" svg:x="12.89cm" svg:y="3.436cm" style:legend-expansion="high" chart:style-name="ch3"/>
        <chart:plot-area chart:style-name="ch4" table:cell-range-address="'secuencial-1000'.I2:'secuencial-1000'.M6" chart:data-source-has-labels="both" svg:x="0.319cm" svg:y="1.299cm" svg:width="12.252cm" svg:height="7.511cm">
          <chartooo:coordinate-region svg:x="1.247cm" svg:y="1.501cm" svg:width="11.324cm" svg:height="6.656cm"/>
          <chart:axis chart:dimension="x" chart:name="primary-x" chart:style-name="ch5" chartooo:axis-type="auto">
            <chartooo:date-scale/>
            <chart:categories table:cell-range-address="'secuencial-1000'.J2:'secuencial-1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1000'.J3:'secuencial-1000'.M3" chart:label-cell-address="'secuencial-1000'.I3:'secuencial-1000'.I3" chart:class="chart:bar">
            <chart:data-point chart:repeated="4"/>
          </chart:series>
          <chart:series chart:style-name="ch9" chart:values-cell-range-address="'secuencial-1000'.J4:'secuencial-1000'.M4" chart:label-cell-address="'secuencial-1000'.I4:'secuencial-1000'.I4" chart:class="chart:bar">
            <chart:data-point chart:repeated="4"/>
          </chart:series>
          <chart:series chart:style-name="ch10" chart:values-cell-range-address="'secuencial-1000'.J5:'secuencial-1000'.M5" chart:label-cell-address="'secuencial-1000'.I5:'secuencial-1000'.I5" chart:class="chart:bar">
            <chart:data-point chart:repeated="4"/>
          </chart:series>
          <chart:series chart:style-name="ch11" chart:values-cell-range-address="'secuencial-1000'.J6:'secuencial-1000'.M6" chart:label-cell-address="'secuencial-1000'.I6:'secuencial-1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3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M3</svg:desc>
                </draw:g>
              </table:table-cell>
              <table:table-cell office:value-type="float" office:value="0.329565">
                <text:p>0.329565</text:p>
              </table:table-cell>
              <table:table-cell office:value-type="float" office:value="0.2599588">
                <text:p>0.2599588</text:p>
              </table:table-cell>
              <table:table-cell office:value-type="float" office:value="0.3289586">
                <text:p>0.3289586</text:p>
              </table:table-cell>
            </table:table-row>
            <table:table-row>
              <table:table-cell office:value-type="string">
                <text:p>M:1000|B:256</text:p>
                <draw:g>
                  <svg:desc>'secuencial-1000'.I4:'secuencial-1000'.I4</svg:desc>
                </draw:g>
              </table:table-cell>
              <table:table-cell office:value-type="float" office:value="0.2545602">
                <text:p>0.2545602</text:p>
                <draw:g>
                  <svg:desc>'secuencial-1000'.J4:'secuencial-1000'.M4</svg:desc>
                </draw:g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  <draw:g>
                  <svg:desc>'secuencial-1000'.I5:'secuencial-1000'.I5</svg:desc>
                </draw:g>
              </table:table-cell>
              <table:table-cell office:value-type="float" office:value="0.2629194">
                <text:p>0.2629194</text:p>
                <draw:g>
                  <svg:desc>'secuencial-1000'.J5:'secuencial-1000'.M5</svg:desc>
                </draw:g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  <draw:g>
                  <svg:desc>'secuencial-1000'.I6:'secuencial-1000'.I6</svg:desc>
                </draw:g>
              </table:table-cell>
              <table:table-cell office:value-type="float" office:value="0.25655">
                <text:p>0.25655</text:p>
                <draw:g>
                  <svg:desc>'secuencial-1000'.J6:'secuencial-1000'.M6</svg:desc>
                </draw:g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4.014cm" svg:y="3.436cm" style:legend-expansion="high" chart:style-name="ch3"/>
        <chart:plot-area chart:style-name="ch4" table:cell-range-address="'secuencial-2000'.I2:'secuencial-2000'.M6" chart:data-source-has-labels="both" svg:x="0.319cm" svg:y="1.299cm" svg:width="13.376cm" svg:height="7.511cm">
          <chartooo:coordinate-region svg:x="1.057cm" svg:y="1.501cm" svg:width="12.638cm" svg:height="6.656cm"/>
          <chart:axis chart:dimension="x" chart:name="primary-x" chart:style-name="ch5" chartooo:axis-type="auto">
            <chartooo:date-scale/>
            <chart:categories table:cell-range-address="'secuencial-2000'.I3:'secuencial-2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J6" chart:label-cell-address="'secuencial-2000'.J2:'secuencial-2000'.J2" chart:class="chart:bar">
            <chart:data-point chart:repeated="4"/>
          </chart:series>
          <chart:series chart:style-name="ch9" chart:values-cell-range-address="'secuencial-2000'.K3:'secuencial-2000'.K6" chart:label-cell-address="'secuencial-2000'.K2:'secuencial-2000'.K2" chart:class="chart:bar">
            <chart:data-point chart:repeated="4"/>
          </chart:series>
          <chart:series chart:style-name="ch10" chart:values-cell-range-address="'secuencial-2000'.L3:'secuencial-2000'.L6" chart:label-cell-address="'secuencial-2000'.L2:'secuencial-2000'.L2" chart:class="chart:bar">
            <chart:data-point chart:repeated="4"/>
          </chart:series>
          <chart:series chart:style-name="ch11" chart:values-cell-range-address="'secuencial-2000'.M3:'secuencial-2000'.M6" chart:label-cell-address="'secuencial-2000'.M2:'secuencial-2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J2</svg:desc>
                </draw:g>
              </table:table-cell>
              <table:table-cell office:value-type="string">
                <text:p>ani</text:p>
                <draw:g>
                  <svg:desc>'secuencial-2000'.K2:'secuencial-2000'.K2</svg:desc>
                </draw:g>
              </table:table-cell>
              <table:table-cell office:value-type="string">
                <text:p>simd</text:p>
                <draw:g>
                  <svg:desc>'secuencial-2000'.L2:'secuencial-2000'.L2</svg:desc>
                </draw:g>
              </table:table-cell>
              <table:table-cell office:value-type="string">
                <text:p>anisimd</text:p>
                <draw:g>
                  <svg:desc>'secuencial-2000'.M2:'secuencial-2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6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J6</svg:desc>
                </draw:g>
              </table:table-cell>
              <table:table-cell office:value-type="float" office:value="2.6199194">
                <text:p>2.6199194</text:p>
                <draw:g>
                  <svg:desc>'secuencial-2000'.K3:'secuencial-2000'.K6</svg:desc>
                </draw:g>
              </table:table-cell>
              <table:table-cell office:value-type="float" office:value="3.300675">
                <text:p>3.300675</text:p>
                <draw:g>
                  <svg:desc>'secuencial-2000'.L3:'secuencial-2000'.L6</svg:desc>
                </draw:g>
              </table:table-cell>
              <table:table-cell office:value-type="float" office:value="2.6229972">
                <text:p>2.6229972</text:p>
                <draw:g>
                  <svg:desc>'secuencial-2000'.M3:'secuencial-2000'.M6</svg:desc>
                </draw:g>
              </table:table-cell>
            </table:table-row>
            <table:table-row>
              <table:table-cell office:value-type="string">
                <text:p>M:2000|B:256</text:p>
              </table:table-cell>
              <table:table-cell office:value-type="float" office:value="3.3046024">
                <text:p>3.3046024</text:p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</table:table-cell>
              <table:table-cell office:value-type="float" office:value="3.2982466">
                <text:p>3.2982466</text:p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</table:table-cell>
              <table:table-cell office:value-type="float" office:value="3.2957352">
                <text:p>3.2957352</text:p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2.892cm" svg:y="3.436cm" style:legend-expansion="high" chart:style-name="ch3"/>
        <chart:plot-area chart:style-name="ch4" table:cell-range-address="'secuencial-2000'.I2:'secuencial-2000'.M6" chart:data-source-has-labels="both" svg:x="0.319cm" svg:y="1.299cm" svg:width="12.254cm" svg:height="7.511cm">
          <chartooo:coordinate-region svg:x="1.057cm" svg:y="1.501cm" svg:width="11.516cm" svg:height="6.656cm"/>
          <chart:axis chart:dimension="x" chart:name="primary-x" chart:style-name="ch5" chartooo:axis-type="auto">
            <chartooo:date-scale/>
            <chart:categories table:cell-range-address="'secuencial-2000'.J2:'secuencial-2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M3" chart:label-cell-address="'secuencial-2000'.I3:'secuencial-2000'.I3" chart:class="chart:bar">
            <chart:data-point chart:repeated="4"/>
          </chart:series>
          <chart:series chart:style-name="ch9" chart:values-cell-range-address="'secuencial-2000'.J4:'secuencial-2000'.M4" chart:label-cell-address="'secuencial-2000'.I4:'secuencial-2000'.I4" chart:class="chart:bar">
            <chart:data-point chart:repeated="4"/>
          </chart:series>
          <chart:series chart:style-name="ch10" chart:values-cell-range-address="'secuencial-2000'.J5:'secuencial-2000'.M5" chart:label-cell-address="'secuencial-2000'.I5:'secuencial-2000'.I5" chart:class="chart:bar">
            <chart:data-point chart:repeated="4"/>
          </chart:series>
          <chart:series chart:style-name="ch11" chart:values-cell-range-address="'secuencial-2000'.J6:'secuencial-2000'.M6" chart:label-cell-address="'secuencial-2000'.I6:'secuencial-2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3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M3</svg:desc>
                </draw:g>
              </table:table-cell>
              <table:table-cell office:value-type="float" office:value="2.6199194">
                <text:p>2.6199194</text:p>
              </table:table-cell>
              <table:table-cell office:value-type="float" office:value="3.300675">
                <text:p>3.300675</text:p>
              </table:table-cell>
              <table:table-cell office:value-type="float" office:value="2.6229972">
                <text:p>2.6229972</text:p>
              </table:table-cell>
            </table:table-row>
            <table:table-row>
              <table:table-cell office:value-type="string">
                <text:p>M:2000|B:256</text:p>
                <draw:g>
                  <svg:desc>'secuencial-2000'.I4:'secuencial-2000'.I4</svg:desc>
                </draw:g>
              </table:table-cell>
              <table:table-cell office:value-type="float" office:value="3.3046024">
                <text:p>3.3046024</text:p>
                <draw:g>
                  <svg:desc>'secuencial-2000'.J4:'secuencial-2000'.M4</svg:desc>
                </draw:g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  <draw:g>
                  <svg:desc>'secuencial-2000'.I5:'secuencial-2000'.I5</svg:desc>
                </draw:g>
              </table:table-cell>
              <table:table-cell office:value-type="float" office:value="3.2982466">
                <text:p>3.2982466</text:p>
                <draw:g>
                  <svg:desc>'secuencial-2000'.J5:'secuencial-2000'.M5</svg:desc>
                </draw:g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  <draw:g>
                  <svg:desc>'secuencial-2000'.I6:'secuencial-2000'.I6</svg:desc>
                </draw:g>
              </table:table-cell>
              <table:table-cell office:value-type="float" office:value="3.2957352">
                <text:p>3.2957352</text:p>
                <draw:g>
                  <svg:desc>'secuencial-2000'.J6:'secuencial-2000'.M6</svg:desc>
                </draw:g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9cm" xlink:href=".." xlink:type="simple" chart:class="chart:bar" chart:style-name="ch1">
        <chart:title svg:x="6.788cm" svg:y="0.315cm" chart:style-name="ch2">
          <text:p>Secuencial</text:p>
        </chart:title>
        <chart:legend chart:legend-position="end" svg:x="12.904cm" svg:y="3.436cm" style:legend-expansion="high" chart:style-name="ch3"/>
        <chart:plot-area chart:style-name="ch4" table:cell-range-address="'secuencial-4000'.I2:'secuencial-4000'.M6" chart:data-source-has-labels="both" svg:x="0.32cm" svg:y="1.299cm" svg:width="12.264cm" svg:height="7.511cm">
          <chartooo:coordinate-region svg:x="0.952cm" svg:y="1.501cm" svg:width="11.632cm" svg:height="6.656cm"/>
          <chart:axis chart:dimension="x" chart:name="primary-x" chart:style-name="ch5" chartooo:axis-type="auto">
            <chartooo:date-scale/>
            <chart:categories table:cell-range-address="'secuencial-4000'.J2:'secuencial-4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M3" chart:label-cell-address="'secuencial-4000'.I3:'secuencial-4000'.I3" chart:class="chart:bar">
            <chart:data-point chart:repeated="4"/>
          </chart:series>
          <chart:series chart:style-name="ch9" chart:values-cell-range-address="'secuencial-4000'.J4:'secuencial-4000'.M4" chart:label-cell-address="'secuencial-4000'.I4:'secuencial-4000'.I4" chart:class="chart:bar">
            <chart:data-point chart:repeated="4"/>
          </chart:series>
          <chart:series chart:style-name="ch10" chart:values-cell-range-address="'secuencial-4000'.J5:'secuencial-4000'.M5" chart:label-cell-address="'secuencial-4000'.I5:'secuencial-4000'.I5" chart:class="chart:bar">
            <chart:data-point chart:repeated="4"/>
          </chart:series>
          <chart:series chart:style-name="ch11" chart:values-cell-range-address="'secuencial-4000'.J6:'secuencial-4000'.M6" chart:label-cell-address="'secuencial-4000'.I6:'secuencial-4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3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M3</svg:desc>
                </draw:g>
              </table:table-cell>
              <table:table-cell office:value-type="float" office:value="20.5456632">
                <text:p>20.5456632</text:p>
              </table:table-cell>
              <table:table-cell office:value-type="float" office:value="26.9113202">
                <text:p>26.9113202</text:p>
              </table:table-cell>
              <table:table-cell office:value-type="float" office:value="20.5158344">
                <text:p>20.5158344</text:p>
              </table:table-cell>
            </table:table-row>
            <table:table-row>
              <table:table-cell office:value-type="string">
                <text:p>M:4000|B:256</text:p>
                <draw:g>
                  <svg:desc>'secuencial-4000'.I4:'secuencial-4000'.I4</svg:desc>
                </draw:g>
              </table:table-cell>
              <table:table-cell office:value-type="float" office:value="26.9311142">
                <text:p>26.9311142</text:p>
                <draw:g>
                  <svg:desc>'secuencial-4000'.J4:'secuencial-4000'.M4</svg:desc>
                </draw:g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  <draw:g>
                  <svg:desc>'secuencial-4000'.I5:'secuencial-4000'.I5</svg:desc>
                </draw:g>
              </table:table-cell>
              <table:table-cell office:value-type="float" office:value="26.928334">
                <text:p>26.928334</text:p>
                <draw:g>
                  <svg:desc>'secuencial-4000'.J5:'secuencial-4000'.M5</svg:desc>
                </draw:g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  <draw:g>
                  <svg:desc>'secuencial-4000'.I6:'secuencial-4000'.I6</svg:desc>
                </draw:g>
              </table:table-cell>
              <table:table-cell office:value-type="float" office:value="26.9431036">
                <text:p>26.9431036</text:p>
                <draw:g>
                  <svg:desc>'secuencial-4000'.J6:'secuencial-4000'.M6</svg:desc>
                </draw:g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89cm" xlink:href=".." xlink:type="simple" chart:class="chart:bar" chart:style-name="ch1">
        <chart:title svg:x="6.789cm" svg:y="0.315cm" chart:style-name="ch2">
          <text:p>Secuencial</text:p>
        </chart:title>
        <chart:legend chart:legend-position="end" svg:x="14.027cm" svg:y="3.436cm" style:legend-expansion="high" chart:style-name="ch3"/>
        <chart:plot-area chart:style-name="ch4" table:cell-range-address="'secuencial-4000'.I2:'secuencial-4000'.M6" chart:data-source-has-labels="both" svg:x="0.32cm" svg:y="1.299cm" svg:width="13.387cm" svg:height="7.511cm">
          <chartooo:coordinate-region svg:x="0.952cm" svg:y="1.501cm" svg:width="12.755cm" svg:height="6.656cm"/>
          <chart:axis chart:dimension="x" chart:name="primary-x" chart:style-name="ch5" chartooo:axis-type="auto">
            <chartooo:date-scale/>
            <chart:categories table:cell-range-address="'secuencial-4000'.I3:'secuencial-4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J6" chart:label-cell-address="'secuencial-4000'.J2:'secuencial-4000'.J2" chart:class="chart:bar">
            <chart:data-point chart:repeated="4"/>
          </chart:series>
          <chart:series chart:style-name="ch9" chart:values-cell-range-address="'secuencial-4000'.K3:'secuencial-4000'.K6" chart:label-cell-address="'secuencial-4000'.K2:'secuencial-4000'.K2" chart:class="chart:bar">
            <chart:data-point chart:repeated="4"/>
          </chart:series>
          <chart:series chart:style-name="ch10" chart:values-cell-range-address="'secuencial-4000'.L3:'secuencial-4000'.L6" chart:label-cell-address="'secuencial-4000'.L2:'secuencial-4000'.L2" chart:class="chart:bar">
            <chart:data-point chart:repeated="4"/>
          </chart:series>
          <chart:series chart:style-name="ch11" chart:values-cell-range-address="'secuencial-4000'.M3:'secuencial-4000'.M6" chart:label-cell-address="'secuencial-4000'.M2:'secuencial-4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J2</svg:desc>
                </draw:g>
              </table:table-cell>
              <table:table-cell office:value-type="string">
                <text:p>ani</text:p>
                <draw:g>
                  <svg:desc>'secuencial-4000'.K2:'secuencial-4000'.K2</svg:desc>
                </draw:g>
              </table:table-cell>
              <table:table-cell office:value-type="string">
                <text:p>simd</text:p>
                <draw:g>
                  <svg:desc>'secuencial-4000'.L2:'secuencial-4000'.L2</svg:desc>
                </draw:g>
              </table:table-cell>
              <table:table-cell office:value-type="string">
                <text:p>anisimd</text:p>
                <draw:g>
                  <svg:desc>'secuencial-4000'.M2:'secuencial-4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6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J6</svg:desc>
                </draw:g>
              </table:table-cell>
              <table:table-cell office:value-type="float" office:value="20.5456632">
                <text:p>20.5456632</text:p>
                <draw:g>
                  <svg:desc>'secuencial-4000'.K3:'secuencial-4000'.K6</svg:desc>
                </draw:g>
              </table:table-cell>
              <table:table-cell office:value-type="float" office:value="26.9113202">
                <text:p>26.9113202</text:p>
                <draw:g>
                  <svg:desc>'secuencial-4000'.L3:'secuencial-4000'.L6</svg:desc>
                </draw:g>
              </table:table-cell>
              <table:table-cell office:value-type="float" office:value="20.5158344">
                <text:p>20.5158344</text:p>
                <draw:g>
                  <svg:desc>'secuencial-4000'.M3:'secuencial-4000'.M6</svg:desc>
                </draw:g>
              </table:table-cell>
            </table:table-row>
            <table:table-row>
              <table:table-cell office:value-type="string">
                <text:p>M:4000|B:256</text:p>
              </table:table-cell>
              <table:table-cell office:value-type="float" office:value="26.9311142">
                <text:p>26.9311142</text:p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</table:table-cell>
              <table:table-cell office:value-type="float" office:value="26.928334">
                <text:p>26.928334</text:p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</table:table-cell>
              <table:table-cell office:value-type="float" office:value="26.9431036">
                <text:p>26.9431036</text:p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7.355cm" svg:y="0.315cm" chart:style-name="ch2">
          <text:p>Flags</text:p>
        </chart:title>
        <chart:subtitle svg:x="5.939cm" svg:y="1.299cm" chart:style-name="ch3">
          <text:p>Matrix: 4000 Block: 128</text:p>
        </chart:subtitle>
        <chart:legend chart:legend-position="end" svg:x="13.571cm" svg:y="2.932cm" style:legend-expansion="high" chart:style-name="ch4"/>
        <chart:plot-area chart:style-name="ch5" table:cell-range-address="R4000.A14:R4000.E20" chart:data-source-has-labels="both" svg:x="0.319cm" svg:y="2.135cm" svg:width="12.933cm" svg:height="6.675cm">
          <chartooo:coordinate-region svg:x="1.142cm" svg:y="2.337cm" svg:width="12.11cm" svg:height="5.82cm"/>
          <chart:axis chart:dimension="x" chart:name="primary-x" chart:style-name="ch6" chartooo:axis-type="auto">
            <chartooo:date-scale/>
            <chart:categories table:cell-range-address="R4000.B14:R4000.E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4000.B15:R4000.E15" chart:label-cell-address="R4000.A15:R4000.A15" chart:class="chart:bar">
            <chart:data-point chart:repeated="4"/>
          </chart:series>
          <chart:series chart:style-name="ch10" chart:values-cell-range-address="R4000.B16:R4000.E16" chart:label-cell-address="R4000.A16:R4000.A16" chart:class="chart:bar">
            <chart:data-point chart:repeated="4"/>
          </chart:series>
          <chart:series chart:style-name="ch11" chart:values-cell-range-address="R4000.B17:R4000.E17" chart:label-cell-address="R4000.A17:R4000.A17" chart:class="chart:bar">
            <chart:data-point chart:repeated="4"/>
          </chart:series>
          <chart:series chart:style-name="ch12" chart:values-cell-range-address="R4000.B18:R4000.E18" chart:label-cell-address="R4000.A18:R4000.A18" chart:class="chart:bar">
            <chart:data-point chart:repeated="4"/>
          </chart:series>
          <chart:series chart:style-name="ch13" chart:values-cell-range-address="R4000.B19:R4000.E19" chart:label-cell-address="R4000.A19:R4000.A19" chart:class="chart:bar">
            <chart:data-point chart:repeated="4"/>
          </chart:series>
          <chart:series chart:style-name="ch14" chart:values-cell-range-address="R4000.B20:R4000.E20" chart:label-cell-address="R4000.A20:R4000.A20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PT-NO MAVX</text:p>
                <draw:g>
                  <svg:desc>R4000.B14:R4000.E14</svg:desc>
                </draw:g>
              </table:table-cell>
              <table:table-cell office:value-type="string">
                <text:p>NO OPT-MAVX</text:p>
              </table:table-cell>
              <table:table-cell office:value-type="string">
                <text:p>OPT-NO MAVX</text:p>
              </table:table-cell>
              <table:table-cell office:value-type="string">
                <text:p>OPT-MAVX</text:p>
              </table:table-cell>
            </table:table-row>
          </table:table-header-rows>
          <table:table-rows>
            <table:table-row>
              <table:table-cell office:value-type="string">
                <text:p>2 threads</text:p>
                <draw:g>
                  <svg:desc>R4000.A15:R4000.A15</svg:desc>
                </draw:g>
              </table:table-cell>
              <table:table-cell office:value-type="float" office:value="229.1872478">
                <text:p>229.1872478</text:p>
                <draw:g>
                  <svg:desc>R4000.B15:R4000.E15</svg:desc>
                </draw:g>
              </table:table-cell>
              <table:table-cell office:value-type="float" office:value="228.982343">
                <text:p>228.982343</text:p>
              </table:table-cell>
              <table:table-cell office:value-type="float" office:value="13.6812526">
                <text:p>13.6812526</text:p>
              </table:table-cell>
              <table:table-cell office:value-type="float" office:value="11.4186892">
                <text:p>11.4186892</text:p>
              </table:table-cell>
            </table:table-row>
            <table:table-row>
              <table:table-cell office:value-type="string">
                <text:p>4 threads</text:p>
                <draw:g>
                  <svg:desc>R4000.A16:R4000.A16</svg:desc>
                </draw:g>
              </table:table-cell>
              <table:table-cell office:value-type="float" office:value="120.5169276">
                <text:p>120.5169276</text:p>
                <draw:g>
                  <svg:desc>R4000.B16:R4000.E16</svg:desc>
                </draw:g>
              </table:table-cell>
              <table:table-cell office:value-type="float" office:value="118.7724724">
                <text:p>118.7724724</text:p>
              </table:table-cell>
              <table:table-cell office:value-type="float" office:value="7.183581">
                <text:p>7.183581</text:p>
              </table:table-cell>
              <table:table-cell office:value-type="float" office:value="6.036821">
                <text:p>6.036821</text:p>
              </table:table-cell>
            </table:table-row>
            <table:table-row>
              <table:table-cell office:value-type="string">
                <text:p>6 threads</text:p>
                <draw:g>
                  <svg:desc>R4000.A17:R4000.A17</svg:desc>
                </draw:g>
              </table:table-cell>
              <table:table-cell office:value-type="float" office:value="91.9488732">
                <text:p>91.9488732</text:p>
                <draw:g>
                  <svg:desc>R4000.B17:R4000.E17</svg:desc>
                </draw:g>
              </table:table-cell>
              <table:table-cell office:value-type="float" office:value="91.8259088">
                <text:p>91.8259088</text:p>
              </table:table-cell>
              <table:table-cell office:value-type="float" office:value="5.6827774">
                <text:p>5.6827774</text:p>
              </table:table-cell>
              <table:table-cell office:value-type="float" office:value="4.7883886">
                <text:p>4.7883886</text:p>
              </table:table-cell>
            </table:table-row>
            <table:table-row>
              <table:table-cell office:value-type="string">
                <text:p>8 threads</text:p>
                <draw:g>
                  <svg:desc>R4000.A18:R4000.A18</svg:desc>
                </draw:g>
              </table:table-cell>
              <table:table-cell office:value-type="float" office:value="61.9870918">
                <text:p>61.9870918</text:p>
                <draw:g>
                  <svg:desc>R4000.B18:R4000.E18</svg:desc>
                </draw:g>
              </table:table-cell>
              <table:table-cell office:value-type="float" office:value="62.1922272">
                <text:p>62.1922272</text:p>
              </table:table-cell>
              <table:table-cell office:value-type="float" office:value="3.8888228">
                <text:p>3.8888228</text:p>
              </table:table-cell>
              <table:table-cell office:value-type="float" office:value="3.2846972">
                <text:p>3.2846972</text:p>
              </table:table-cell>
            </table:table-row>
            <table:table-row>
              <table:table-cell office:value-type="string">
                <text:p>10 threads</text:p>
                <draw:g>
                  <svg:desc>R4000.A19:R4000.A19</svg:desc>
                </draw:g>
              </table:table-cell>
              <table:table-cell office:value-type="float" office:value="60.7767304">
                <text:p>60.7767304</text:p>
                <draw:g>
                  <svg:desc>R4000.B19:R4000.E19</svg:desc>
                </draw:g>
              </table:table-cell>
              <table:table-cell office:value-type="float" office:value="60.7233484">
                <text:p>60.7233484</text:p>
              </table:table-cell>
              <table:table-cell office:value-type="float" office:value="3.8783206">
                <text:p>3.8783206</text:p>
              </table:table-cell>
              <table:table-cell office:value-type="float" office:value="3.3014698">
                <text:p>3.3014698</text:p>
              </table:table-cell>
            </table:table-row>
            <table:table-row>
              <table:table-cell office:value-type="string">
                <text:p>12 threads</text:p>
                <draw:g>
                  <svg:desc>R4000.A20:R4000.A20</svg:desc>
                </draw:g>
              </table:table-cell>
              <table:table-cell office:value-type="float" office:value="46.4618122">
                <text:p>46.4618122</text:p>
                <draw:g>
                  <svg:desc>R4000.B20:R4000.E20</svg:desc>
                </draw:g>
              </table:table-cell>
              <table:table-cell office:value-type="float" office:value="46.4490032">
                <text:p>46.4490032</text:p>
              </table:table-cell>
              <table:table-cell office:value-type="float" office:value="2.9720958">
                <text:p>2.9720958</text:p>
              </table:table-cell>
              <table:table-cell office:value-type="float" office:value="2.5364866">
                <text:p>2.53648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